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굴림체" svg:font-family="굴림체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25cm" fo:text-indent="0cm" style:auto-text-indent="false" style:text-autospace="none"/>
      <style:text-properties style:font-name="굴림체" fo:font-size="10pt" style:font-name-asian="굴림체" style:font-size-asian="10pt" style:font-size-complex="10pt"/>
    </style:style>
    <style:style style:name="P2" style:family="paragraph" style:parent-style-name="Standard" style:list-style-name="L1">
      <style:paragraph-properties fo:margin-left="0cm" fo:margin-right="0.025cm" fo:text-indent="0cm" style:auto-text-indent="false" style:text-autospace="none"/>
      <style:text-properties style:font-name="굴림체" fo:font-size="10pt" style:font-name-asian="굴림체" style:font-size-asian="10pt" style:font-size-complex="10pt"/>
    </style:style>
    <style:style style:name="P3" style:family="paragraph" style:parent-style-name="Standard" style:list-style-name="L2">
      <style:paragraph-properties fo:margin-left="0cm" fo:margin-right="0.025cm" fo:text-indent="0cm" style:auto-text-indent="false" style:text-autospace="none"/>
      <style:text-properties style:font-name="굴림체" fo:font-size="10pt" style:font-name-asian="굴림체" style:font-size-asian="10pt" style:font-size-complex="10pt"/>
    </style:style>
    <style:style style:name="P4" style:family="paragraph" style:parent-style-name="Standard" style:list-style-name="L3">
      <style:paragraph-properties fo:margin-left="0cm" fo:margin-right="0.025cm" fo:text-indent="0cm" style:auto-text-indent="false" style:text-autospace="none"/>
      <style:text-properties style:font-name="굴림체" fo:font-size="10pt" style:font-name-asian="굴림체" style:font-size-asian="10pt" style:font-size-complex="10pt"/>
    </style:style>
    <style:style style:name="P5" style:family="paragraph" style:parent-style-name="Standard">
      <style:paragraph-properties fo:margin-left="0cm" fo:margin-right="0.025cm" fo:text-indent="0cm" style:auto-text-indent="false" style:text-autospace="none"/>
      <style:text-properties style:font-name="굴림체" fo:font-size="10pt" style:font-name-asian="굴림체" style:font-size-asian="10pt" style:language-asian="ko" style:country-asian="KR" style:font-size-complex="10pt"/>
    </style:style>
    <style:style style:name="P6" style:family="paragraph" style:parent-style-name="Standard" style:list-style-name="L1">
      <style:paragraph-properties fo:margin-left="0cm" fo:margin-right="0.025cm" fo:text-indent="0cm" style:auto-text-indent="false" style:text-autospace="none"/>
      <style:text-properties style:font-name="굴림체" style:font-name-asian="굴림체"/>
    </style:style>
    <style:style style:name="P7" style:family="paragraph" style:parent-style-name="Standard" style:master-page-name="">
      <style:paragraph-properties fo:margin-left="0cm" fo:margin-right="0.025cm" fo:text-indent="0cm" style:auto-text-indent="false" style:page-number="auto" style:text-autospace="none"/>
      <style:text-properties style:font-name="굴림체" fo:font-size="10pt" style:font-name-asian="굴림체" style:font-size-asian="10pt" style:font-size-complex="10pt"/>
    </style:style>
    <style:style style:name="P8" style:family="paragraph" style:parent-style-name="Standard">
      <style:paragraph-properties fo:margin-left="0cm" fo:margin-right="-0.385cm" fo:text-indent="0cm" style:auto-text-indent="false" style:text-autospace="none"/>
      <style:text-properties style:font-name="굴림체" fo:font-size="10pt" style:font-name-asian="굴림체" style:font-size-asian="10pt" style:font-size-complex="10pt"/>
    </style:style>
    <style:style style:name="P9" style:family="paragraph" style:parent-style-name="Standard">
      <style:paragraph-properties fo:margin-left="0cm" fo:margin-right="-0.385cm" fo:text-indent="0cm" style:auto-text-indent="false" style:text-autospace="none"/>
      <style:text-properties style:font-name="굴림체" style:font-name-asian="굴림체"/>
    </style:style>
    <style:style style:name="P10" style:family="paragraph" style:parent-style-name="Standard" style:master-page-name="">
      <style:paragraph-properties fo:margin-left="0cm" fo:margin-right="-0.385cm" fo:text-align="center" style:justify-single-word="false" fo:text-indent="0cm" style:auto-text-indent="false" style:page-number="auto" style:text-autospace="none"/>
      <style:text-properties style:font-name="굴림체" fo:font-size="22pt" fo:font-weight="bold" style:font-name-asian="굴림체" style:font-size-asian="22pt" style:language-asian="ko" style:country-asian="KR" style:font-weight-asian="bold" style:font-size-complex="22pt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style:font-name="굴림체" style:font-name-asian="굴림체"/>
    </style:style>
    <style:style style:name="T1" style:family="text">
      <style:text-properties style:language-asian="ko" style:country-asian="KR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리 <text:s/>눅 <text:s/>스</text:p>
      <text:p text:style-name="P9"><text:a xlink:type="simple" xlink:href="#1.■ 1. 리눅스가 무엇인지 ? |outline" text:style-name="Internet_20_link" text:visited-style-name="Visited_20_Internet_20_Link"/></text:p>
      <text:p text:style-name="P9"><text:a xlink:type="simple" xlink:href="#1.■ 1. 리눅스가 무엇인지 ? |outline" text:style-name="Internet_20_link" text:visited-style-name="Visited_20_Internet_20_Link">■ 1. 리눅스가 무엇인지 ? </text:a></text:p>
      <text:p text:style-name="P9"/>
      <text:p text:style-name="P9"><text:a xlink:type="simple" xlink:href="#2.■ 2. 리눅스 기본 명령어|outline" text:style-name="Internet_20_link" text:visited-style-name="Visited_20_Internet_20_Link">■ 2. 리눅스 기본 명령어</text:a></text:p>
      <text:p text:style-name="P9"><text:tab/>- <text:a xlink:type="simple" xlink:href="#cd명령어" text:style-name="Internet_20_link" text:visited-style-name="Visited_20_Internet_20_Link">cd 명령어</text:a> <text:tab/><text:tab/><text:tab/><text:tab/><text:tab/><text:tab/><text:tab/><text:a xlink:type="simple" xlink:href="#문제1" text:style-name="Internet_20_link" text:visited-style-name="Visited_20_Internet_20_Link">문제 1 ~ 7</text:a></text:p>
      <text:p text:style-name="P9"><text:tab/>- <text:a xlink:type="simple" xlink:href="#touch명령어" text:style-name="Internet_20_link" text:visited-style-name="Visited_20_Internet_20_Link">touch 명령어</text:a><text:tab/><text:tab/><text:tab/><text:tab/><text:tab/><text:tab/><text:tab/><text:a xlink:type="simple" xlink:href="#문제8" text:style-name="Internet_20_link" text:visited-style-name="Visited_20_Internet_20_Link">문제 8 ~ 10</text:a></text:p>
      <text:p text:style-name="P9"><text:tab/>- <text:a xlink:type="simple" xlink:href="#mkdir명령어" text:style-name="Internet_20_link" text:visited-style-name="Visited_20_Internet_20_Link">mkdir 명령어</text:a><text:tab/><text:tab/><text:tab/><text:tab/><text:tab/><text:tab/><text:tab/><text:a xlink:type="simple" xlink:href="#문제 11" text:style-name="Internet_20_link" text:visited-style-name="Visited_20_Internet_20_Link">문제 11</text:a></text:p>
      <text:p text:style-name="P9"><text:tab/>- <text:a xlink:type="simple" xlink:href="#rm명령어" text:style-name="Internet_20_link" text:visited-style-name="Visited_20_Internet_20_Link">rm 명령어</text:a><text:tab/><text:tab/><text:tab/><text:tab/><text:tab/><text:tab/><text:tab/><text:tab/><text:a xlink:type="simple" xlink:href="#문제 12" text:style-name="Internet_20_link" text:visited-style-name="Visited_20_Internet_20_Link">문제 12 ~ 14</text:a></text:p>
      <text:p text:style-name="P9"><text:tab/>- <text:a xlink:type="simple" xlink:href="#rmdir 명령어" text:style-name="Internet_20_link" text:visited-style-name="Visited_20_Internet_20_Link">rmdir</text:a><text:a xlink:type="simple" xlink:href="#rmdir 명령어" text:style-name="Internet_20_link" text:visited-style-name="Visited_20_Internet_20_Link"><text:span text:style-name="T1">명령어</text:span></text:a><text:tab/><text:tab/><text:tab/><text:tab/><text:tab/><text:tab/><text:tab/><text:a xlink:type="simple" xlink:href="#문제 16" text:style-name="Internet_20_link" text:visited-style-name="Visited_20_Internet_20_Link">문제 15 ~ 16</text:a></text:p>
      <text:p text:style-name="P9"><text:tab/>- <text:a xlink:type="simple" xlink:href="#alias명령어" text:style-name="Internet_20_link" text:visited-style-name="Visited_20_Internet_20_Link">alias명령어</text:a><text:tab/><text:tab/><text:tab/><text:tab/><text:tab/><text:tab/><text:tab/><text:a xlink:type="simple" xlink:href="#문제 17" text:style-name="Internet_20_link" text:visited-style-name="Visited_20_Internet_20_Link">문제 17 ~ 18</text:a></text:p>
      <text:p text:style-name="P9"><text:tab/>- <text:a xlink:type="simple" xlink:href="#cat명령어" text:style-name="Internet_20_link" text:visited-style-name="Visited_20_Internet_20_Link"><text:span text:style-name="T1">cat명령어</text:span></text:a></text:p>
      <text:p text:style-name="P9"><text:tab/>- <text:a xlink:type="simple" xlink:href="#redirection 명령어 " text:style-name="Internet_20_link" text:visited-style-name="Visited_20_Internet_20_Link">redirection명령어</text:a><text:tab/><text:tab/><text:tab/><text:tab/><text:tab/><text:tab/><text:a xlink:type="simple" xlink:href="#문제 20" text:style-name="Internet_20_link" text:visited-style-name="Visited_20_Internet_20_Link">문제 20 ~ 23</text:a></text:p>
      <text:p text:style-name="P9"><text:tab/>- <text:a xlink:type="simple" xlink:href="#more 명령어" text:style-name="Internet_20_link" text:visited-style-name="Visited_20_Internet_20_Link">more 명령어</text:a></text:p>
      <text:p text:style-name="P9"><text:tab/>- <text:a xlink:type="simple" xlink:href="#head 명령어" text:style-name="Internet_20_link" text:visited-style-name="Visited_20_Internet_20_Link">head 명령어</text:a><text:tab/><text:tab/><text:tab/><text:tab/><text:tab/><text:tab/><text:tab/><text:a xlink:type="simple" xlink:href="#문제 24" text:style-name="Internet_20_link" text:visited-style-name="Visited_20_Internet_20_Link">문제 24</text:a></text:p>
      <text:p text:style-name="P9"><text:tab/>- <text:a xlink:type="simple" xlink:href="#wc 명령어" text:style-name="Internet_20_link" text:visited-style-name="Visited_20_Internet_20_Link">wc 명령어</text:a><text:tab/><text:tab/><text:tab/><text:tab/><text:tab/><text:tab/><text:tab/><text:tab/><text:a xlink:type="simple" xlink:href="#문제 25" text:style-name="Internet_20_link" text:visited-style-name="Visited_20_Internet_20_Link">문제 25 ~ 28</text:a></text:p>
      <text:p text:style-name="P9"><text:tab/>- <text:a xlink:type="simple" xlink:href="#grep 명령어" text:style-name="Internet_20_link" text:visited-style-name="Visited_20_Internet_20_Link">grep 명령어</text:a><text:tab/><text:tab/><text:tab/><text:tab/><text:tab/><text:tab/><text:tab/><text:a xlink:type="simple" xlink:href="#문제 29" text:style-name="Internet_20_link" text:visited-style-name="Visited_20_Internet_20_Link">문제 29 ~ 33</text:a></text:p>
      <text:p text:style-name="P9"><text:tab/>- <text:a xlink:type="simple" xlink:href="#awk 명령어" text:style-name="Internet_20_link" text:visited-style-name="Visited_20_Internet_20_Link">awk 명령어</text:a><text:tab/><text:tab/><text:tab/><text:tab/><text:tab/><text:tab/><text:tab/><text:a xlink:type="simple" xlink:href="#문제 34" text:style-name="Internet_20_link" text:visited-style-name="Visited_20_Internet_20_Link">문제 34 ~ 41</text:a></text:p>
      <text:p text:style-name="P9"><text:tab/>- <text:a xlink:type="simple" xlink:href="#sort 명령어" text:style-name="Internet_20_link" text:visited-style-name="Visited_20_Internet_20_Link">sort 명령어</text:a><text:tab/><text:tab/><text:tab/><text:tab/><text:tab/><text:tab/><text:tab/><text:a xlink:type="simple" xlink:href="#문제 42" text:style-name="Internet_20_link" text:visited-style-name="Visited_20_Internet_20_Link">문제 42 ~ 54</text:a></text:p>
      <text:p text:style-name="P9"><text:tab/>- <text:a xlink:type="simple" xlink:href="#uniq 명령" text:style-name="Internet_20_link" text:visited-style-name="Visited_20_Internet_20_Link">uniq 명령</text:a><text:tab/><text:tab/><text:tab/><text:tab/><text:tab/><text:tab/><text:tab/><text:tab/><text:a xlink:type="simple" xlink:href="#문제 55" text:style-name="Internet_20_link" text:visited-style-name="Visited_20_Internet_20_Link">문제 55 ~ 62</text:a></text:p>
      <text:p text:style-name="P9"><text:tab/>- <text:a xlink:type="simple" xlink:href="#echo 명령어" text:style-name="Internet_20_link" text:visited-style-name="Visited_20_Internet_20_Link">echo 명령어</text:a><text:tab/><text:tab/><text:tab/><text:tab/><text:tab/><text:tab/><text:tab/><text:a xlink:type="simple" xlink:href="#문제 63" text:style-name="Internet_20_link" text:visited-style-name="Visited_20_Internet_20_Link">문제 63 ~ 72</text:a></text:p>
      <text:p text:style-name="P9"><text:tab/>- <text:a xlink:type="simple" xlink:href="#diff 명령어" text:style-name="Internet_20_link" text:visited-style-name="Visited_20_Internet_20_Link">diff 명령어</text:a><text:tab/><text:tab/><text:tab/><text:tab/><text:tab/><text:tab/><text:tab/><text:a xlink:type="simple" xlink:href="#문제 73" text:style-name="Internet_20_link" text:visited-style-name="Visited_20_Internet_20_Link">문제 73</text:a></text:p>
      <text:p text:style-name="P9"><text:tab/>- <text:a xlink:type="simple" xlink:href="#find 명령어" text:style-name="Internet_20_link" text:visited-style-name="Visited_20_Internet_20_Link">find 명령어</text:a><text:tab/><text:tab/><text:tab/><text:tab/><text:tab/><text:tab/><text:tab/><text:a xlink:type="simple" xlink:href="#문제 74" text:style-name="Internet_20_link" text:visited-style-name="Visited_20_Internet_20_Link">문제 74 ~ 76</text:a></text:p>
      <text:p text:style-name="P9"><text:tab/>- <text:a xlink:type="simple" xlink:href="#tar 명령어 " text:style-name="Internet_20_link" text:visited-style-name="Visited_20_Internet_20_Link">tar 명령어</text:a> <text:tab/><text:tab/><text:tab/><text:tab/><text:tab/><text:tab/><text:tab/><text:a xlink:type="simple" xlink:href="#문제 77" text:style-name="Internet_20_link" text:visited-style-name="Visited_20_Internet_20_Link">문제 77 ~ 80</text:a></text:p>
      <text:p text:style-name="P9"><text:tab/>- <text:a xlink:type="simple" xlink:href="#ln(link) 명령어 " text:style-name="Internet_20_link" text:visited-style-name="Visited_20_Internet_20_Link">ln(link) 명령어</text:a> <text:tab/><text:tab/><text:tab/><text:tab/><text:tab/><text:tab/><text:a xlink:type="simple" xlink:href="#문제 81" text:style-name="Internet_20_link" text:visited-style-name="Visited_20_Internet_20_Link">문제 81</text:a></text:p>
      <text:p text:style-name="P9"><text:tab/>- <text:a xlink:type="simple" xlink:href="#sed 명령어" text:style-name="Internet_20_link" text:visited-style-name="Visited_20_Internet_20_Link">sed 명령어</text:a><text:tab/><text:tab/><text:tab/><text:tab/><text:tab/><text:tab/><text:tab/><text:a xlink:type="simple" xlink:href="#문제 82" text:style-name="Internet_20_link" text:visited-style-name="Visited_20_Internet_20_Link">문제 82</text:a></text:p>
      <text:p text:style-name="P9"><text:tab/>- <text:a xlink:type="simple" xlink:href="#cp 명령어" text:style-name="Internet_20_link" text:visited-style-name="Visited_20_Internet_20_Link">cp 명령어</text:a><text:tab/><text:tab/><text:tab/><text:tab/><text:tab/><text:tab/><text:tab/><text:tab/><text:a xlink:type="simple" xlink:href="#문제 83" text:style-name="Internet_20_link" text:visited-style-name="Visited_20_Internet_20_Link">문제 83</text:a></text:p>
      <text:p text:style-name="P9"><text:tab/>- <text:a xlink:type="simple" xlink:href="#mv 명령어" text:style-name="Internet_20_link" text:visited-style-name="Visited_20_Internet_20_Link">mv 명령어</text:a><text:tab/><text:tab/><text:tab/><text:tab/><text:tab/><text:tab/><text:tab/><text:tab/><text:a xlink:type="simple" xlink:href="#문제 84" text:style-name="Internet_20_link" text:visited-style-name="Visited_20_Internet_20_Link">문제 84</text:a></text:p>
      <text:p text:style-name="P9"/>
      <text:p text:style-name="P9"><text:a xlink:type="simple" xlink:href="#3. ■ 3. vi 편집기 명령어|outline" text:style-name="Internet_20_link" text:visited-style-name="Visited_20_Internet_20_Link">■ 3. vi 편집기 명령어</text:a></text:p>
      <text:p text:style-name="P9"><text:tab/>- <text:a xlink:type="simple" xlink:href="#편집기를 시작하는 명령어" text:style-name="Internet_20_link" text:visited-style-name="Visited_20_Internet_20_Link">편집기를 시작하는 명령어</text:a></text:p>
      <text:p text:style-name="P9"><text:tab/>- <text:a xlink:type="simple" xlink:href="#vi 편집기 내에서 커서 이동" text:style-name="Internet_20_link" text:visited-style-name="Visited_20_Internet_20_Link">vi 편집기 내에서 커서 이동</text:a><text:tab/><text:tab/><text:tab/><text:tab/><text:tab/><text:a xlink:type="simple" xlink:href="#문제 85" text:style-name="Internet_20_link" text:visited-style-name="Visited_20_Internet_20_Link">문제 85</text:a></text:p>
      <text:p text:style-name="P9"><text:tab/>- <text:a xlink:type="simple" xlink:href="#vi 편집기의 입력 명령어" text:style-name="Internet_20_link" text:visited-style-name="Visited_20_Internet_20_Link">vi 편집기의 입력 명령어</text:a></text:p>
      <text:p text:style-name="P9"><text:tab/>- <text:a xlink:type="simple" xlink:href="#vi 편집기의 삭제 명령어" text:style-name="Internet_20_link" text:visited-style-name="Visited_20_Internet_20_Link">vi 편집기의 삭제 명령어</text:a><text:tab/><text:tab/><text:tab/><text:tab/><text:tab/><text:a xlink:type="simple" xlink:href="#문제 86" text:style-name="Internet_20_link" text:visited-style-name="Visited_20_Internet_20_Link">문제 86</text:a></text:p>
      <text:p text:style-name="P9"><text:tab/>- <text:a xlink:type="simple" xlink:href="#취소 명령어" text:style-name="Internet_20_link" text:visited-style-name="Visited_20_Internet_20_Link">취소 명령어</text:a></text:p>
      <text:p text:style-name="P9"><text:tab/>- <text:a xlink:type="simple" xlink:href="#복사붙여넣기 명령어" text:style-name="Internet_20_link" text:visited-style-name="Visited_20_Internet_20_Link">복사/붙여넣기 명령어</text:a><text:tab/><text:tab/><text:tab/><text:tab/><text:tab/><text:tab/><text:a xlink:type="simple" xlink:href="#문제 87" text:style-name="Internet_20_link" text:visited-style-name="Visited_20_Internet_20_Link">문제 87 ~ 90</text:a></text:p>
      <text:p text:style-name="P9"><text:tab/>- <text:a xlink:type="simple" xlink:href="#vi 편집기 내에서 문자를 변경하는 명령어" text:style-name="Internet_20_link" text:visited-style-name="Visited_20_Internet_20_Link">vi 편집기 내에서 문자를 변경하는 명령어</text:a><text:tab/><text:tab/><text:tab/><text:a xlink:type="simple" xlink:href="#문제 91" text:style-name="Internet_20_link" text:visited-style-name="Visited_20_Internet_20_Link">문제 91 ~ 93</text:a></text:p>
      <text:p text:style-name="P9"><text:tab/>- <text:a xlink:type="simple" xlink:href="#리눅스 쉘 스크립트를 디버깅 모드로 실행하는 방법" text:style-name="Internet_20_link" text:visited-style-name="Visited_20_Internet_20_Link">리눅스 쉘 스크립트를 디버깅 모드로 실행하는 방법</text:a><text:tab/><text:a xlink:type="simple" xlink:href="#문제 94" text:style-name="Internet_20_link" text:visited-style-name="Visited_20_Internet_20_Link">문제 94 ~ 96</text:a></text:p>
      <text:p text:style-name="P9"/>
      <text:p text:style-name="P9"><text:a xlink:type="simple" xlink:href="#4.■ 4. 권한 관리|outline" text:style-name="Internet_20_link" text:visited-style-name="Visited_20_Internet_20_Link">■ 4. 권한 관리 </text:a><text:tab/><text:tab/><text:tab/><text:tab/><text:tab/><text:tab/><text:tab/><text:tab/><text:a xlink:type="simple" xlink:href="#문제 97" text:style-name="Internet_20_link" text:visited-style-name="Visited_20_Internet_20_Link">문제 97 ~ 104</text:a></text:p>
      <text:p text:style-name="P9"><text:tab/>- <text:a xlink:type="simple" xlink:href="#권한을 설정하는 숫자" text:style-name="Internet_20_link" text:visited-style-name="Visited_20_Internet_20_Link">권한을 설정하는 숫자</text:a><text:tab/><text:tab/><text:tab/><text:tab/><text:tab/><text:tab/><text:a xlink:type="simple" xlink:href="#문제 105" text:style-name="Internet_20_link" text:visited-style-name="Visited_20_Internet_20_Link">문제 105 ~ 106</text:a></text:p>
      <text:p text:style-name="P9"><text:tab/>- <text:a xlink:type="simple" xlink:href="#chown 명령어" text:style-name="Internet_20_link" text:visited-style-name="Visited_20_Internet_20_Link">chown 명령어</text:a><text:tab/><text:tab/><text:tab/><text:tab/><text:tab/><text:tab/><text:tab/><text:a xlink:type="simple" xlink:href="#문제 107" text:style-name="Internet_20_link" text:visited-style-name="Visited_20_Internet_20_Link">문제 107 ~ 110</text:a></text:p>
      <text:p text:style-name="P9"/>
      <text:p text:style-name="P9"><text:a xlink:type="simple" xlink:href="#5.■ 5. 디스크 관리 |outline" text:style-name="Internet_20_link" text:visited-style-name="Visited_20_Internet_20_Link">■ 5. 디스크 관리</text:a></text:p>
      <text:p text:style-name="P9"><text:tab/>- <text:a xlink:type="simple" xlink:href="#du 명령어" text:style-name="Internet_20_link" text:visited-style-name="Visited_20_Internet_20_Link">du 명령어</text:a><text:tab/><text:tab/><text:tab/><text:tab/><text:tab/><text:tab/><text:tab/><text:tab/><text:a xlink:type="simple" xlink:href="#문제 111" text:style-name="Internet_20_link" text:visited-style-name="Visited_20_Internet_20_Link">문제 111</text:a></text:p>
      <text:p text:style-name="P9"><text:tab/>- <text:a xlink:type="simple" xlink:href="#df 명령어" text:style-name="Internet_20_link" text:visited-style-name="Visited_20_Internet_20_Link">df 명령어</text:a></text:p>
      <text:p text:style-name="P9"><text:tab/>- <text:a xlink:type="simple" xlink:href="#sar 명령어" text:style-name="Internet_20_link" text:visited-style-name="Visited_20_Internet_20_Link">sar 명령어</text:a> <text:tab/><text:tab/><text:tab/><text:tab/><text:tab/><text:tab/><text:tab/><text:a xlink:type="simple" xlink:href="#문제 112" text:style-name="Internet_20_link" text:visited-style-name="Visited_20_Internet_20_Link">문제 112 ~ 117</text:a></text:p>
      <text:p text:style-name="P9"/>
      <text:p text:style-name="P9"/>
      <text:p text:style-name="P9"><text:soft-page-break/><text:a xlink:type="simple" xlink:href="#6.■ 6. 프로세서 관리|outline" text:style-name="Internet_20_link" text:visited-style-name="Visited_20_Internet_20_Link">■ 6. 프로세서 관리</text:a></text:p>
      <text:p text:style-name="P9"><text:tab/>- <text:a xlink:type="simple" xlink:href="#jobs 명령어" text:style-name="Internet_20_link" text:visited-style-name="Visited_20_Internet_20_Link">jobs 명령어</text:a><text:tab/><text:tab/><text:tab/><text:tab/><text:tab/><text:tab/><text:tab/><text:a xlink:type="simple" xlink:href="#문제 118" text:style-name="Internet_20_link" text:visited-style-name="Visited_20_Internet_20_Link">문제 118 ~ 120</text:a></text:p>
      <text:p text:style-name="P9"><text:tab/>- <text:a xlink:type="simple" xlink:href="#top명령어" text:style-name="Internet_20_link" text:visited-style-name="Visited_20_Internet_20_Link">top명령어</text:a><text:tab/><text:tab/><text:tab/><text:tab/><text:tab/><text:tab/><text:tab/><text:tab/><text:a xlink:type="simple" xlink:href="#문제 121" text:style-name="Internet_20_link" text:visited-style-name="Visited_20_Internet_20_Link">문제 121</text:a></text:p>
      <text:p text:style-name="P9"><text:tab/>- <text:a xlink:type="simple" xlink:href="#ps 명령어" text:style-name="Internet_20_link" text:visited-style-name="Visited_20_Internet_20_Link">ps 명령어</text:a><text:tab/><text:tab/><text:tab/><text:tab/><text:tab/><text:tab/><text:tab/><text:tab/><text:a xlink:type="simple" xlink:href="#문제 122" text:style-name="Internet_20_link" text:visited-style-name="Visited_20_Internet_20_Link">문제 122 ~ 125</text:a></text:p>
      <text:p text:style-name="P9"><text:tab/>- <text:a xlink:type="simple" xlink:href="#kill 명령어" text:style-name="Internet_20_link" text:visited-style-name="Visited_20_Internet_20_Link">kill 명령어</text:a><text:tab/><text:tab/><text:tab/><text:tab/><text:tab/><text:tab/><text:tab/><text:a xlink:type="simple" xlink:href="#문제 126" text:style-name="Internet_20_link" text:visited-style-name="Visited_20_Internet_20_Link">문제 126</text:a></text:p>
      <text:p text:style-name="P9"/>
      <text:p text:style-name="P9"><text:a xlink:type="simple" xlink:href="#7.■ 7. 쉘 스크립트 작성법|outline" text:style-name="Internet_20_link" text:visited-style-name="Visited_20_Internet_20_Link">■ 7. 쉘 스크립트 작성법</text:a></text:p>
      <text:p text:style-name="P9"><text:tab/>- <text:a xlink:type="simple" xlink:href="#쉘 스크립트를 작성하고 실행하는 방법" text:style-name="Internet_20_link" text:visited-style-name="Visited_20_Internet_20_Link">쉘 스크립트를 작성하고 실행하는 방법</text:a> <text:tab/><text:tab/><text:tab/><text:a xlink:type="simple" xlink:href="#문제 127" text:style-name="Internet_20_link" text:visited-style-name="Visited_20_Internet_20_Link">문제 127</text:a></text:p>
      <text:p text:style-name="P9"><text:tab/>- <text:a xlink:type="simple" xlink:href="#변수 사용법" text:style-name="Internet_20_link" text:visited-style-name="Visited_20_Internet_20_Link">변수 사용법</text:a> </text:p>
      <text:p text:style-name="P9"><text:tab/>- <text:a xlink:type="simple" xlink:href="#변수의 숫자 계산하는 방법" text:style-name="Internet_20_link" text:visited-style-name="Visited_20_Internet_20_Link">변수의 숫자 계산하는 방법</text:a><text:tab/><text:tab/><text:tab/><text:tab/><text:tab/><text:a xlink:type="simple" xlink:href="#문제 128" text:style-name="Internet_20_link" text:visited-style-name="Visited_20_Internet_20_Link">문제 128 ~ 129</text:a></text:p>
      <text:p text:style-name="P9"><text:tab/>- <text:a xlink:type="simple" xlink:href="#파라미터 변수" text:style-name="Internet_20_link" text:visited-style-name="Visited_20_Internet_20_Link">파라미터 변수</text:a><text:tab/><text:tab/><text:tab/><text:tab/><text:tab/><text:tab/><text:tab/><text:a xlink:type="simple" xlink:href="#문제 130" text:style-name="Internet_20_link" text:visited-style-name="Visited_20_Internet_20_Link">문제 130 ~ 131</text:a></text:p>
      <text:p text:style-name="P9"><text:tab/>- <text:a xlink:type="simple" xlink:href="#리눅스 쉘에서 if문 사용방법" text:style-name="Internet_20_link" text:visited-style-name="Visited_20_Internet_20_Link">리눅스 쉘에서 if문 사용방법</text:a></text:p>
      <text:p text:style-name="P9"><text:tab/>- <text:a xlink:type="simple" xlink:href="#if 문 조건문에 들어가는 비교 연산자" text:style-name="Internet_20_link" text:visited-style-name="Visited_20_Internet_20_Link">if 문 조건문에 들어가는 비교 연산자</text:a><text:tab/><text:tab/><text:tab/><text:a xlink:type="simple" xlink:href="#문제 132" text:style-name="Internet_20_link" text:visited-style-name="Visited_20_Internet_20_Link">문제 132 ~ 133</text:a></text:p>
      <text:p text:style-name="P9"><text:tab/>- <text:a xlink:type="simple" xlink:href="#리눅스에서 사용하는 연산자" text:style-name="Internet_20_link" text:visited-style-name="Visited_20_Internet_20_Link">리눅스에서 사용하는 연산자</text:a><text:tab/><text:tab/><text:tab/><text:tab/><text:tab/><text:a xlink:type="simple" xlink:href="#문제 134" text:style-name="Internet_20_link" text:visited-style-name="Visited_20_Internet_20_Link">문제 134 ~ 135</text:a></text:p>
      <text:p text:style-name="P9"><text:tab/>- <text:a xlink:type="simple" xlink:href="#loop 문" text:style-name="Internet_20_link" text:visited-style-name="Visited_20_Internet_20_Link">loop 문</text:a><text:tab/><text:tab/><text:tab/><text:tab/><text:tab/><text:tab/><text:tab/><text:tab/><text:a xlink:type="simple" xlink:href="#문제 136" text:style-name="Internet_20_link" text:visited-style-name="Visited_20_Internet_20_Link">문제 136 ~ 145</text:a></text:p>
      <text:p text:style-name="P9"><text:tab/>- <text:a xlink:type="simple" xlink:href="#sed 명령어로 공백라인을 지우는 방법 (데이터 정제 작업)" text:style-name="Internet_20_link" text:visited-style-name="Visited_20_Internet_20_Link">sed 명령어로 공백라인을 지우는 방법 (데이터 정제)</text:a><text:tab/><text:a xlink:type="simple" xlink:href="#문제 146" text:style-name="Internet_20_link" text:visited-style-name="Visited_20_Internet_20_Link">문제 146 ~ 156</text:a></text:p>
      <text:p text:style-name="P9"><text:tab/>- <text:a xlink:type="simple" xlink:href="#while loop문 " text:style-name="Internet_20_link" text:visited-style-name="Visited_20_Internet_20_Link">while loop문</text:a> <text:tab/><text:tab/><text:tab/><text:tab/><text:tab/><text:tab/><text:tab/><text:a xlink:type="simple" xlink:href="#문제 157" text:style-name="Internet_20_link" text:visited-style-name="Visited_20_Internet_20_Link">문제 157 ~ 163</text:a></text:p>
      <text:p text:style-name="P9"/>
      <text:p text:style-name="P9"><text:a xlink:type="simple" xlink:href="#8.■ 파일과 관련된 조건|outline" text:style-name="Internet_20_link" text:visited-style-name="Visited_20_Internet_20_Link">■ 파일과 관련된 조건</text:a><text:tab/><text:tab/><text:tab/><text:tab/><text:tab/><text:tab/><text:tab/><text:a xlink:type="simple" xlink:href="#문제 164" text:style-name="Internet_20_link" text:visited-style-name="Visited_20_Internet_20_Link">문제 164 ~ 169</text:a></text:p>
      <text:p text:style-name="P9"/>
      <text:p text:style-name="P9"><text:a xlink:type="simple" xlink:href="#9.■ 데이터 분석을 위해 만들어야할 리눅스 쉘 스크립트 |outline" text:style-name="Internet_20_link" text:visited-style-name="Visited_20_Internet_20_Link">■ 데이터 분석을 위해 만들어야할 리눅스 쉘 스크립트</text:a></text:p>
      <text:p text:style-name="P9"/>
      <text:p text:style-name="P9"><text:a xlink:type="simple" xlink:href="#10.■ 오라클의 data를 csv 로 생성하는 방법|outline" text:style-name="Internet_20_link" text:visited-style-name="Visited_20_Internet_20_Link">■ 오라클의 data를 csv 로 생성하는 방법</text:a><text:tab/><text:tab/><text:tab/><text:tab/><text:a xlink:type="simple" xlink:href="#문제 170" text:style-name="Internet_20_link" text:visited-style-name="Visited_20_Internet_20_Link">문제 170</text:a></text:p>
      <text:p text:style-name="P9"><text:tab/>- <text:a xlink:type="simple" xlink:href="#리눅스 sqlplus 에서 ed 쳤을 때 vi 편집기가 열리게 하는 방법" text:style-name="Internet_20_link" text:visited-style-name="Visited_20_Internet_20_Link">리눅스 sql에서 ed로 vi 편집기가 열리게 하는 방법</text:a></text:p>
      <text:p text:style-name="P9"><text:tab/>- <text:a xlink:type="simple" xlink:href="#리눅스의 emp테이블의 데이터를 csv로 생성하는 방법" text:style-name="Internet_20_link" text:visited-style-name="Visited_20_Internet_20_Link">리눅스의 emp테이블의 데이터를 csv로 생성하는 방법</text:a><text:tab/><text:a xlink:type="simple" xlink:href="#문제 171" text:style-name="Internet_20_link" text:visited-style-name="Visited_20_Internet_20_Link">문제 171 ~ 177</text:a></text:p>
      <text:p text:style-name="P9"/>
      <text:p text:style-name="P9"><text:a xlink:type="simple" xlink:href="#11.■ case문|outline" text:style-name="Internet_20_link" text:visited-style-name="Visited_20_Internet_20_Link">■ case문</text:a><text:tab/><text:tab/><text:tab/><text:tab/><text:tab/><text:tab/><text:tab/><text:tab/><text:tab/><text:a xlink:type="simple" xlink:href="#문제 178" text:style-name="Internet_20_link" text:visited-style-name="Visited_20_Internet_20_Link">문제 178 ~ 186</text:a></text:p>
      <text:p text:style-name="P9"/>
      <text:p text:style-name="P9"><text:a xlink:type="simple" xlink:href="#12.■ 유저 생성 및 관리|outline" text:style-name="Internet_20_link" text:visited-style-name="Visited_20_Internet_20_Link">■ 유저 생성 및 관리</text:a></text:p>
      <text:p text:style-name="P9"><text:tab/>- <text:a xlink:type="simple" xlink:href="#useradd명령어" text:style-name="Internet_20_link" text:visited-style-name="Visited_20_Internet_20_Link">useradd명령어</text:a><text:tab/><text:tab/><text:tab/><text:tab/><text:tab/><text:tab/><text:tab/><text:a xlink:type="simple" xlink:href="#문제 187" text:style-name="Internet_20_link" text:visited-style-name="Visited_20_Internet_20_Link">문제 187</text:a></text:p>
      <text:p text:style-name="P9"><text:tab/>- <text:a xlink:type="simple" xlink:href="#passwd 명령어" text:style-name="Internet_20_link" text:visited-style-name="Visited_20_Internet_20_Link">passwd 명령어</text:a><text:tab/><text:tab/><text:tab/><text:tab/><text:tab/><text:tab/><text:tab/><text:a xlink:type="simple" xlink:href="#문제 188" text:style-name="Internet_20_link" text:visited-style-name="Visited_20_Internet_20_Link">문제 188 ~ 190</text:a></text:p>
      <text:p text:style-name="P9"><text:tab/>- <text:a xlink:type="simple" xlink:href="#usermod 명령어" text:style-name="Internet_20_link" text:visited-style-name="Visited_20_Internet_20_Link">usermod 명령어</text:a><text:tab/><text:tab/><text:tab/><text:tab/><text:tab/><text:tab/><text:tab/><text:a xlink:type="simple" xlink:href="#문제 191" text:style-name="Internet_20_link" text:visited-style-name="Visited_20_Internet_20_Link">문제 191 ~ 194</text:a></text:p>
      <text:p text:style-name="P9"><text:tab/>- <text:a xlink:type="simple" xlink:href="#userdel 명령어" text:style-name="Internet_20_link" text:visited-style-name="Visited_20_Internet_20_Link">userdel 명령어</text:a><text:tab/><text:tab/><text:tab/><text:tab/><text:tab/><text:tab/><text:tab/><text:a xlink:type="simple" xlink:href="#문제 195" text:style-name="Internet_20_link" text:visited-style-name="Visited_20_Internet_20_Link">문제 195 ~ 196</text:a></text:p>
      <text:p text:style-name="P9"><text:tab/>- <text:a xlink:type="simple" xlink:href="#groupadd 명령어" text:style-name="Internet_20_link" text:visited-style-name="Visited_20_Internet_20_Link">groupadd 명령어</text:a></text:p>
      <text:p text:style-name="P9"><text:tab/>- <text:a xlink:type="simple" xlink:href="#groupmod 명령어" text:style-name="Internet_20_link" text:visited-style-name="Visited_20_Internet_20_Link">groupmod 명령어</text:a></text:p>
      <text:p text:style-name="P9"><text:tab/>- <text:a xlink:type="simple" xlink:href="#gpasswd 명령어" text:style-name="Internet_20_link" text:visited-style-name="Visited_20_Internet_20_Link">gpasswd 명령어</text:a><text:tab/><text:tab/><text:tab/><text:tab/><text:tab/><text:tab/><text:tab/><text:a xlink:type="simple" xlink:href="#문제 197" text:style-name="Internet_20_link" text:visited-style-name="Visited_20_Internet_20_Link">문제 197</text:a></text:p>
      <text:p text:style-name="P9"/>
      <text:p text:style-name="P9"><text:a xlink:type="simple" xlink:href="#13.■ 문제 모음|outline" text:style-name="Internet_20_link" text:visited-style-name="Visited_20_Internet_20_Link">■ 문제 모음</text:a></text:p>
      <text:h text:style-name="P12" text:outline-level="1">■ 1. 리눅스가 무엇인지 ? </text:h>
      <text:p text:style-name="P8"/>
      <text:p text:style-name="P8"><text:tab/>* 리눅스를 왜 배워야 하는가 ?</text:p>
      <text:p text:style-name="P8"><text:tab/><text:tab/>1. 현업의 대용량 데이터는 대부분 window가 아니라 리눅스 나 유닉스 시스템에 저장이 되어있다.</text:p>
      <text:p text:style-name="P8"><text:tab/><text:tab/>2. 하둡이 리눅스 시스템에 설치 된다. </text:p>
      <text:p text:style-name="P8"><text:tab/><text:tab/>3. 딥러닝을 구현하는 환경의 대부분이 리눅스 환경이다.</text:p>
      <text:p text:style-name="P8"/>
      <text:p text:style-name="P8"><text:tab/>* 리눅스가 무엇인가?</text:p>
      <text:p text:style-name="P8"><text:tab/><text:tab/>유닉스가 너무 고가여서 리눅스 오픈소스를 핀란드의 리누즈 토발즈 학생이 1991년 11월에</text:p>
      <text:p text:style-name="P8"><text:tab/><text:tab/>개발을 했다.</text:p>
      <text:p text:style-name="P8"><text:tab/><text:tab/>리누즈 토발즈가 리눅스의 커널(자동차 엔진)을 개발하고 소스를 무료로 공개하고 전세계의 많은</text:p>
      <text:p text:style-name="P8"><text:tab/><text:tab/>개발자들이 이 오픈소스를 가져다가 더 좋게 개선을 해서 다시 인터넷에 올리고 하는 작업을 반복</text:p>
      <text:p text:style-name="P8"><text:tab/><text:tab/>하다보니 리눅스 os가 유닉스 보다 더 가볍고 안정적이게 되었다.</text:p>
      <text:p text:style-name="P8"/>
      <text:p text:style-name="P8"><text:tab/><text:tab/>GNU프로젝트 --&gt; 누구든지 배포된 오픈소스를 가져다가 개발할 수 있고 돈을 벌 목적으로 상용화를 </text:p>
      <text:p text:style-name="P8"><text:tab/><text:tab/><text:tab/><text:tab/>할 수도 있는데 한가지 지켜야 할 약속은 이 소스를 가져다가 더 좋게 수정했으면</text:p>
      <text:p text:style-name="P8"><text:tab/><text:tab/><text:tab/><text:tab/>그 코드를 인터넷에 올려줘야 하는 약속이 있다.</text:p>
      <text:p text:style-name="P8"/>
      <text:p text:style-name="P8"><text:tab/><text:tab/>레드헷(상용버전) --------&gt; Cent os</text:p>
      <text:p text:style-name="P8"><text:tab/><text:tab/> <text:s text:c="4"/>유료<text:tab/><text:tab/> <text:s text:c="3"/>무료</text:p>
      <text:p text:style-name="P8"/>
      <text:p text:style-name="P8"><text:tab/><text:tab/>1. Oracle linux</text:p>
      <text:p text:style-name="P8"><text:tab/><text:tab/>2. Cento os</text:p>
      <text:p text:style-name="P8"><text:tab/><text:tab/>3. ubunt</text:p>
      <text:p text:style-name="P8"/>
      <text:p text:style-name="P8"><text:tab/>* 리눅스 시스템 접속 및 환경 구성하는 방법</text:p>
      <text:p text:style-name="P8"><text:tab/><text:tab/>VirtualBox-5.0.14-105127-Win 설치</text:p>
      <text:p text:style-name="P8"><text:tab/><text:tab/>비주얼 창에서 11gWS2 실행</text:p>
      <text:p text:style-name="P8"><text:tab/><text:tab/>안된다면 https://www.chiark.greenend.org.uk/~sgtatham/putty/latest.html 에서</text:p>
      <text:p text:style-name="P8"><text:tab/><text:tab/>putty-64bit-0.70-installer.msi 깔아봐 </text:p>
      <text:p text:style-name="P8"><text:tab/><text:tab/>putty 시작프로그램에서 찾아서 실행</text:p>
      <text:p text:style-name="P8"><text:tab/><text:tab/>호스트에 192.168.19.77 입력하고 실행</text:p>
      <text:p text:style-name="P8"><text:tab/><text:tab/>test123/test 우리 gpu pc 서버에 접속하는 것</text:p>
      <text:p text:style-name="P8"><text:tab/><text:tab/></text:p>
      <text:p text:style-name="P8"/>
      <text:p text:style-name="P8"><text:tab/>파이썬 접속 명령어 : python3</text:p>
      <text:p text:style-name="P7"><text:tab/>나가기<text:tab/><text:tab/> <text:s text:c="2"/>: exit()</text:p>
      <text:h text:style-name="P12" text:outline-level="1">■ 2. 리눅스 기본 명령어</text:h>
      <text:p text:style-name="P1"/>
      <text:p text:style-name="P1">★ 1. cd 명<text:bookmark text:name="cd명령어"/>령어</text:p>
      <text:p text:style-name="P8"><text:a xlink:type="simple" xlink:href="#문제1" text:style-name="Internet_20_link" text:visited-style-name="Visited_20_Internet_20_Link">문제 1 ~ 7</text:a></text:p>
      <text:p text:style-name="P1"><text:tab/>"Change Directory 명령어로 디렉토리를 이동하는 명령어"</text:p>
      <text:p text:style-name="P1"/>
      <text:p text:style-name="P1"><text:tab/>예제 : $ pwd &lt;----- 현재 내가 있는 디렉토리 확인</text:p>
      <text:p text:style-name="P1"><text:tab/><text:tab/> <text:s/>↓</text:p>
      <text:p text:style-name="P1"><text:tab/><text:tab/>print working directory의 약자</text:p>
      <text:p text:style-name="P1"/>
      <text:p text:style-name="P1"><text:tab/><text:tab/><text:tab/>test123@woody-dev:~$ pwd</text:p>
      <text:p text:style-name="P1"><text:tab/><text:tab/><text:tab/>/home/test123</text:p>
      <text:p text:style-name="P1"/>
      <text:p text:style-name="P1"/>
      <text:p text:style-name="P1"><text:tab/><text:tab/>$ ls &lt;---- 현재 디렉토리에 있는 폴더와 파일을 확인</text:p>
      <text:p text:style-name="P1"><text:tab/><text:tab/> <text:s/>↓</text:p>
      <text:p text:style-name="P1"><text:tab/><text:tab/>list 의 약자</text:p>
      <text:p text:style-name="P1"/>
      <text:p text:style-name="P1"><text:tab/><text:tab/><text:tab/>test123@woody-dev:~$ ls</text:p>
      <text:p text:style-name="P1"><text:tab/><text:tab/><text:tab/>labs<text:tab/><text:tab/><text:tab/>&lt;---- 파란색이면 폴더</text:p>
      <text:p text:style-name="P1"/>
      <text:p text:style-name="P1"/>
      <text:p text:style-name="P1"><text:tab/><text:tab/>$ cd labs &lt;---- labs디렉토리로 이동</text:p>
      <text:p text:style-name="P1"/>
      <text:p text:style-name="P1"><text:tab/><text:tab/><text:tab/>test123@woody-dev:~/labs$ pwd</text:p>
      <text:p text:style-name="P1"><text:tab/><text:tab/><text:tab/>/home/test123/labs</text:p>
      <text:p text:style-name="P1"/>
      <text:p text:style-name="P1"/>
      <text:p text:style-name="P1"/>
      <text:p text:style-name="P1"/>
      <text:p text:style-name="P1">★ 2. touch <text:bookmark text:name="touch명령어"/>명령어</text:p>
      <text:p text:style-name="P8"><text:a xlink:type="simple" xlink:href="#문제8" text:style-name="Internet_20_link" text:visited-style-name="Visited_20_Internet_20_Link">문제 8 ~ 10</text:a></text:p>
      <text:p text:style-name="P1"><text:tab/>"파일의 용량이 0인 파일을 생성하는 명령어"</text:p>
      <text:p text:style-name="P1"/>
      <text:p text:style-name="P1"><text:tab/>예 : $ touch a1.txt</text:p>
      <text:p text:style-name="P1"><text:tab/> <text:s text:c="4"/>$ ls -l a1.txt</text:p>
      <text:p text:style-name="P1"/>
      <text:p text:style-name="P1"><text:tab/><text:tab/>test123@woody-dev:~/test3$ touch a3.txt</text:p>
      <text:p text:style-name="P1"><text:tab/><text:tab/>test123@woody-dev:~/test3$ ls</text:p>
      <text:p text:style-name="P1"><text:tab/><text:tab/>a1.txt <text:s/>a3.txt</text:p>
      <text:p text:style-name="P1"><text:tab/><text:tab/>test123@woody-dev:~/test3$ ls -l a3.txt</text:p>
      <text:p text:style-name="P1"><text:tab/><text:tab/>-rw-rw-r-- 1 test123 test123 0 12월 14 11:58 a3.txt</text:p>
      <text:p text:style-name="P1"/>
      <text:p text:style-name="P1"/>
      <text:p text:style-name="P1"/>
      <text:p text:style-name="P1"/>
      <text:p text:style-name="P1">★ 3. mkdir 명<text:bookmark text:name="mkdir명령어"/>령어 </text:p>
      <text:p text:style-name="P8"><text:a xlink:type="simple" xlink:href="#문제 11" text:style-name="Internet_20_link" text:visited-style-name="Visited_20_Internet_20_Link">문제 11</text:a></text:p>
      <text:p text:style-name="P1"><text:tab/>"디렉토리를 만드는 명령어"</text:p>
      <text:p text:style-name="P1"/>
      <text:p text:style-name="P1"><text:tab/>예제 : </text:p>
      <text:p text:style-name="P1"><text:tab/><text:tab/>heaven@buzz:~$ mkdir oracle_test</text:p>
      <text:p text:style-name="P1"><text:tab/><text:tab/>heaven@buzz:~$ ls -dir oracle_test</text:p>
      <text:p text:style-name="P1"><text:tab/><text:tab/>286449 oracle_test</text:p>
      <text:p text:style-name="P1"><text:tab/><text:tab/>heaven@buzz:~$ cd oracle_test</text:p>
      <text:p text:style-name="P1"><text:tab/><text:tab/>heaven@buzz:~/oracle_test$ pwd</text:p>
      <text:p text:style-name="P1"><text:tab/><text:tab/>/home/heaven/oracle_test</text:p>
      <text:p text:style-name="P1"/>
      <text:p text:style-name="P1"><text:soft-page-break/>★ 4. rm 명령어<text:bookmark text:name="rm명령어"/></text:p>
      <text:p text:style-name="P8"><text:a xlink:type="simple" xlink:href="#문제 12" text:style-name="Internet_20_link" text:visited-style-name="Visited_20_Internet_20_Link">문제 12 ~ 14</text:a></text:p>
      <text:p text:style-name="P1"><text:tab/>"파일이나 디렉토리를 삭제하는 명령어"</text:p>
      <text:p text:style-name="P1"/>
      <text:p text:style-name="P1"><text:tab/>★★★★★ 주의 사항 !!!!! </text:p>
      <text:p text:style-name="P1"><text:tab/><text:tab/>리눅스나 유닉스는 휴지통이 없기 때문에 삭제할 때 특히 주의해야 한다 !!</text:p>
      <text:p text:style-name="P1"><text:tab/><text:tab/>삭제할 때 특히 주의해야 한다 !!!</text:p>
      <text:p text:style-name="P1"><text:tab/><text:tab/>백업이 없으면 절대 복구가 불가능하다 !!</text:p>
      <text:p text:style-name="P1"/>
      <text:p text:style-name="P1"><text:tab/>예제 : </text:p>
      <text:p text:style-name="P1"><text:tab/><text:tab/>heaven@buzz:~/oracle_test/test/test2/test3$ touch bbb.txt</text:p>
      <text:p text:style-name="P1"><text:tab/><text:tab/>heaven@buzz:~/oracle_test/test/test2/test3$ ls -l bbb.txt</text:p>
      <text:p text:style-name="P1"><text:tab/><text:tab/>-rw-rw-r-- 1 heaven heaven 0 Dec 14 05:38 bbb.txt</text:p>
      <text:p text:style-name="P1"><text:tab/><text:tab/>heaven@buzz:~/oracle_test/test/test2/test3$ rm bbb.txt</text:p>
      <text:p text:style-name="P1"><text:tab/><text:tab/>heaven@buzz:~/oracle_test/test/test2/test3$ ls -l bbb.txt</text:p>
      <text:p text:style-name="P1"><text:tab/><text:tab/>ls-l: command not found</text:p>
      <text:p text:style-name="P1"/>
      <text:p text:style-name="P1"/>
      <text:p text:style-name="P1"/>
      <text:p text:style-name="P1">★ 5. r<text:bookmark text:name="rmdir 명령어"/>mdir 명령어</text:p>
      <text:p text:style-name="P8"><text:a xlink:type="simple" xlink:href="#문제 16" text:style-name="Internet_20_link" text:visited-style-name="Visited_20_Internet_20_Link">문제 15 ~ 16</text:a></text:p>
      <text:p text:style-name="P1"><text:tab/>"디렉토리를 삭제하는 명령어"</text:p>
      <text:p text:style-name="P1"/>
      <text:p text:style-name="P1"><text:tab/>예 : </text:p>
      <text:p text:style-name="P1"><text:tab/>heaven@buzz:~/oracle_test$ mkdir ddd</text:p>
      <text:p text:style-name="P1"><text:tab/>heaven@buzz:~/oracle_test$ ls</text:p>
      <text:p text:style-name="P1"><text:tab/>ddd</text:p>
      <text:p text:style-name="P1"><text:tab/>heaven@buzz:~/oracle_test$ rmdir ddd</text:p>
      <text:p text:style-name="P1"><text:tab/>heaven@buzz:~/oracle_test$ ls</text:p>
      <text:p text:style-name="P1"/>
      <text:p text:style-name="P1"/>
      <text:p text:style-name="P1"/>
      <text:p text:style-name="P1">★ 6. <text:bookmark-start text:name="alias명령어"/>alias명령어<text:bookmark-end text:name="alias명령어"/></text:p>
      <text:p text:style-name="P8"><text:a xlink:type="simple" xlink:href="#문제 17" text:style-name="Internet_20_link" text:visited-style-name="Visited_20_Internet_20_Link">문제 17 ~ 18</text:a></text:p>
      <text:p text:style-name="P1"><text:tab/>"자주 수행하는 명령어들을 쉽게 사용할 수 있도록 설정하는 명령어"</text:p>
      <text:p text:style-name="P1"/>
      <text:p text:style-name="P1"><text:tab/>* 오라클 db에 접속</text:p>
      <text:p text:style-name="P1"><text:tab/><text:tab/>heaven@buzz:~$ sqlplus / as sysdba</text:p>
      <text:p text:style-name="P1"/>
      <text:p text:style-name="P1"><text:tab/>* python 접속</text:p>
      <text:p text:style-name="P1"><text:tab/><text:tab/>heaven@buzz:~$ python3</text:p>
      <text:p text:style-name="P1"/>
      <text:p text:style-name="P1"><text:tab/><text:tab/>heaven@buzz:~$ alias p='python3'</text:p>
      <text:p text:style-name="P1"/>
      <text:p text:style-name="P1"><text:tab/><text:tab/>heaven@buzz:~$ p</text:p>
      <text:p text:style-name="P1"/>
      <text:p text:style-name="P1"/>
      <text:p text:style-name="P1"/>
      <text:p text:style-name="P1">★ 7. <text:bookmark-start text:name="cat명령어"/>cat 명령어<text:bookmark-end text:name="cat명령어"/></text:p>
      <text:p text:style-name="P1"><text:tab/>"파일의 내용을 화면에 출력하는 명령어"</text:p>
      <text:p text:style-name="P1"/>
      <text:p text:style-name="P1"><text:tab/>예제 : </text:p>
      <text:p text:style-name="P1"><text:tab/><text:tab/>heaven@buzz:~$ cat 파일명.txt</text:p>
      <text:p text:style-name="P1"><text:tab/><text:tab/>heaven@buzz:~$ vi emp.txt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★ 8. <text:bookmark-start text:name="redirection 명령어 "/>redirection 명령어 <text:bookmark-end text:name="redirection 명령어 "/></text:p>
      <text:p text:style-name="P8"><text:a xlink:type="simple" xlink:href="#문제 20" text:style-name="Internet_20_link" text:visited-style-name="Visited_20_Internet_20_Link">문제 20 ~ 23</text:a></text:p>
      <text:p text:style-name="P1"><text:tab/>"화면에 출력되는 결과를 파일로 저장하는 명령어"</text:p>
      <text:p text:style-name="P1"/>
      <text:p text:style-name="P1"><text:tab/>&gt;&gt; : 없으면 파일을 생성하고 있으면 기존 파일 뒤에 덧붙이겠다.</text:p>
      <text:p text:style-name="P1"><text:tab/> &gt; : 파일을 생성하겠다. 있으면 그냥 덮어쓰겠다</text:p>
      <text:p text:style-name="P1"/>
      <text:p text:style-name="P1"><text:tab/>예 : $ cat emp.txt &gt;&gt; emp50.txt</text:p>
      <text:p text:style-name="P1"/>
      <text:p text:style-name="P1"><text:tab/><text:tab/>지금 보고있는 emp.txt의 화면의 결과를 emp50.txt 로 생성한다.</text:p>
      <text:p text:style-name="P1"/>
      <text:p text:style-name="P1"/>
      <text:p text:style-name="P1"/>
      <text:p text:style-name="P1"/>
      <text:p text:style-name="P1">★ 9. <text:bookmark-start text:name="more 명령어"/>more 명령어<text:bookmark-end text:name="more 명령어"/></text:p>
      <text:p text:style-name="P1"><text:tab/>" 1페이지가 넘는 문서의 내용을 화면에 출력할 때 페이지 단위로 볼 수 있는 명령어"</text:p>
      <text:p text:style-name="P1"/>
      <text:p text:style-name="P1"><text:tab/>예제 :</text:p>
      <text:p text:style-name="P1"><text:tab/><text:tab/>[orcl:~]$ more winter.txt</text:p>
      <text:p text:style-name="P1"><text:tab/><text:tab/></text:p>
      <text:p text:style-name="P1"><text:tab/><text:tab/>전진키 : 스페이스</text:p>
      <text:p text:style-name="P1"><text:tab/><text:tab/>후진키 : b</text:p>
      <text:p text:style-name="P1"><text:tab/><text:tab/>페이지 단위로 내려가는 것 : f</text:p>
      <text:p text:style-name="P1"/>
      <text:p text:style-name="P1"/>
      <text:p text:style-name="P1"/>
      <text:p text:style-name="P1">★ 10. <text:bookmark-start text:name="head 명령어"/>head 명령어<text:bookmark-end text:name="head 명령어"/></text:p>
      <text:p text:style-name="P1"><text:a xlink:type="simple" xlink:href="#문제 24" text:style-name="Internet_20_link" text:visited-style-name="Visited_20_Internet_20_Link">문제 24</text:a></text:p>
      <text:p text:style-name="P1"><text:tab/>"문서의 처음 몇줄을 화면에 출력하는 명령어"</text:p>
      <text:p text:style-name="P1"/>
      <text:p text:style-name="P1"><text:tab/>예제 : </text:p>
      <text:p text:style-name="P1"><text:tab/><text:tab/>[orcl:~]$ [출력줄수] 파일명</text:p>
      <text:p text:style-name="P1"><text:tab/>[orcl:~]$ head -20 winter.txt</text:p>
      <text:p text:style-name="P1"><text:tab/></text:p>
      <text:p text:style-name="P1"><text:tab/> "Final Shooting Draft</text:p>
      <text:p text:style-name="P1"><text:tab/>by</text:p>
      <text:p text:style-name="P1"><text:tab/>Jennifer Lee</text:p>
      <text:p text:style-name="P1"><text:tab/>9/23/13</text:p>
      <text:p text:style-name="P1"><text:tab/>Property of the Walt Disney Animation Studios</text:p>
      <text:p text:style-name="P1"><text:tab/>OPEN ON: ICE.</text:p>
      <text:p text:style-name="P1"><text:tab/>We’re underwater looking up at it. A saw cuts through,</text:p>
      <text:p text:style-name="P1"><text:tab/>heading right for us.</text:p>
      <text:p text:style-name="P1"><text:tab/>EXT. SNOW-CAPPED MOUNTAINS ? DUSK</text:p>
      <text:p text:style-name="P1"><text:tab/>ICE HARVESTERS, dressed in traditional Sami clothing, score a</text:p>
      <text:p text:style-name="P1"><text:tab/>frozen lake. They SING.</text:p>
      <text:p text:style-name="P1"><text:tab/>”The Frozen Heart (Ice Worker’s Song)”</text:p>
      <text:p text:style-name="P1"><text:tab/>ICE HARVESTERS</text:p>
      <text:p text:style-name="P1"><text:tab/>BORN OF COLD AND WINTER AIR</text:p>
      <text:p text:style-name="P1"><text:tab/>AND MOUNTAIN RAIN COMBINING,</text:p>
      <text:p text:style-name="P1"><text:tab/>THIS ICY FORCE BOTH FOUL AND FAIR</text:p>
      <text:p text:style-name="P1"><text:tab/>HAS A FROZEN HEART WORTH MINING.</text:p>
      <text:p text:style-name="P1"><text:tab/>The men drag giant ice blocks through channels of water.</text:p>
      <text:p text:style-name="P1"><text:tab/>ICE HARVESTERS (CONT’D)</text:p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★</text:span> 11. <text:bookmark-start text:name="wc 명령어"/>wc 명령어<text:bookmark-end text:name="wc 명령어"/></text:p>
      <text:p text:style-name="P8"><text:a xlink:type="simple" xlink:href="#문제 25" text:style-name="Internet_20_link" text:visited-style-name="Visited_20_Internet_20_Link">문제 25 ~ 28</text:a></text:p>
      <text:p text:style-name="P1"><text:s text:c="3"/><text:tab/>" 파일안에 단어의 개수 또는 라인수를 출력하는 명령어 "</text:p>
      <text:p text:style-name="P1"><text:s text:c="3"/></text:p>
      <text:p text:style-name="P1"><text:tab/>예 : $ wc -l 파일명</text:p>
      <text:p text:style-name="P1"><text:tab/> <text:s text:c="4"/>$ wc -l emp.txt</text:p>
      <text:p text:style-name="P1"/>
      <text:p text:style-name="P1"><text:tab/> <text:s text:c="2"/>14 emp.txt</text:p>
      <text:p text:style-name="P1"/>
      <text:p text:style-name="P1"><text:tab/><text:tab/>옵션 : <text:s text:c="3"/>-l <text:s text:c="3"/>: 라인수 출력</text:p>
      <text:p text:style-name="P1"><text:tab/><text:tab/> <text:s text:c="3"/>-w <text:s text:c="2"/>: 단어의 개수 출력</text:p>
      <text:p text:style-name="P1"><text:tab/><text:tab/> <text:s text:c="3"/>-c <text:s text:c="2"/>: 문자수를 출력</text:p>
      <text:p text:style-name="P1"><text:s text:c="2"/></text:p>
      <text:p text:style-name="P1"/>
      <text:p text:style-name="P1"/>
      <text:p text:style-name="P1"/>
      <text:p text:style-name="P1"><text:span text:style-name="T1"/></text:p>
      <text:p text:style-name="P1"><text:span text:style-name="T1">★</text:span> 12. <text:bookmark-start text:name="grep 명령어"/>grep 명령어<text:bookmark-end text:name="grep 명령어"/></text:p>
      <text:p text:style-name="P8"><text:a xlink:type="simple" xlink:href="#문제 29" text:style-name="Internet_20_link" text:visited-style-name="Visited_20_Internet_20_Link">문제 29 ~ 33</text:a></text:p>
      <text:p text:style-name="P1"><text:s text:c="3"/><text:tab/>" 파일안에 포함된 특정 단어나 구문을 검색하는 명령어 "</text:p>
      <text:p text:style-name="P1"><text:s text:c="3"/></text:p>
      <text:p text:style-name="P1"><text:tab/>예 : </text:p>
      <text:p text:style-name="P1"><text:tab/><text:tab/>$ grep '찾고 싶은 단어' 파일명</text:p>
      <text:p text:style-name="P1"><text:tab/><text:tab/>$ grep -i 'scott' emp.txt</text:p>
      <text:p text:style-name="P1"><text:s text:c="2"/></text:p>
      <text:p text:style-name="P1"><text:tab/><text:tab/>설명 : emp.txt 에서 scott이라는 단어가 포함된 라인을 보여달라</text:p>
      <text:p text:style-name="P1"><text:tab/><text:tab/> <text:s text:c="2"/>-i 옵션 : 대소문자를 구분하지 않겠다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★</text:span> 13. <text:bookmark-start text:name="awk 명령어"/>awk 명령어<text:bookmark-end text:name="awk 명령어"/></text:p>
      <text:p text:style-name="P8"><text:a xlink:type="simple" xlink:href="#문제 34" text:style-name="Internet_20_link" text:visited-style-name="Visited_20_Internet_20_Link">문제 34 ~ 41</text:a></text:p>
      <text:p text:style-name="P1"><text:tab/> <text:s text:c="2"/>" 특정 컬럼을 출력하고자 할 때 사용하는 명령어 "</text:p>
      <text:p text:style-name="P1"><text:s text:c="3"/></text:p>
      <text:p text:style-name="P1"><text:tab/>예 : </text:p>
      <text:p text:style-name="P1"><text:tab/><text:tab/>$ awk '패턴 {action}' 대상 파일명</text:p>
      <text:p text:style-name="P1"><text:tab/><text:tab/></text:p>
      <text:p text:style-name="P1"><text:tab/><text:tab/>$ awk '{print $2, $6}' emp.txt</text:p>
      <text:p text:style-name="P1"><text:tab/><text:tab/></text:p>
      <text:p text:style-name="P1"><text:tab/><text:tab/>$ awk '$3=="SALESMAN" {print $2, $3}' emp.txt</text:p>
      <text:p text:style-name="P1"/>
      <text:p text:style-name="P1"/>
      <text:p text:style-name="P1"><text:tab/>※ 리눅스의 연산자 3가지</text:p>
      <text:p text:style-name="P1"><text:tab/></text:p>
      <text:p text:style-name="P1"><text:tab/> <text:s text:c="2"/>1. 산술 연산자 : +, -, *, /</text:p>
      <text:p text:style-name="P1"><text:tab/> <text:s text:c="2"/>2. 비교 연산자 : &gt;, &lt;, &gt;=, &lt;=, ==, !=</text:p>
      <text:list xml:id="list5253968506075427089" text:style-name="L1">
        <text:list-item>
          <text:list>
            <text:list-item>
              <text:list>
                <text:list-header>
                  <text:p text:style-name="P6"><text:span text:style-name="T2"><text:s text:c="9"/>3. 논리 연산자 : &amp;&amp;, ||, !</text:span></text:p>
                  <text:p text:style-name="P2"><text:span text:style-name="T1"/></text:p>
                  <text:p text:style-name="P2"><text:span text:style-name="T1"/></text:p>
                  <text:p text:style-name="P2"><text:span text:style-name="T1"/></text:p>
                </text:list-header>
              </text:list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37495968" text:continue-numbering="true" text:style-name="L1">
        <text:list-item>
          <text:list>
            <text:list-item>
              <text:list>
                <text:list-header>
                  <text:p text:style-name="P2"><text:soft-page-break/><text:span text:style-name="T1">★</text:span> 14. <text:bookmark-start text:name="sort 명령어"/>sort 명령어<text:bookmark-end text:name="sort 명령어"/></text:p>
                </text:list-header>
              </text:list>
            </text:list-item>
          </text:list>
        </text:list-item>
      </text:list>
      <text:p text:style-name="P8"><text:a xlink:type="simple" xlink:href="#문제 42" text:style-name="Internet_20_link" text:visited-style-name="Visited_20_Internet_20_Link">문제 42 ~ 54</text:a></text:p>
      <text:p text:style-name="P1"><text:tab/>"data를 특정 컬럼을 기준으로 정렬하는 명령어"</text:p>
      <text:p text:style-name="P1"/>
      <text:p text:style-name="P1"><text:tab/>예제 :</text:p>
      <text:p text:style-name="P1"><text:tab/><text:tab/>[orcl:~]$ sort -k 6 emp.txt</text:p>
      <text:p text:style-name="P1"/>
      <text:p text:style-name="P1"><text:tab/><text:tab/>※ 설명 : emp.txt의 모든 데이터를 출력하는데 6번째 컬럼의 데이터가 작은 값부터 출력하시오 !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★</text:span> 15. <text:bookmark-start text:name="uniq 명령"/>uniq 명령<text:bookmark-end text:name="uniq 명령"/></text:p>
      <text:p text:style-name="P8"><text:a xlink:type="simple" xlink:href="#문제 55" text:style-name="Internet_20_link" text:visited-style-name="Visited_20_Internet_20_Link">문제 55 ~ 62</text:a></text:p>
      <text:p text:style-name="P1"><text:tab/>"중복된 라인을 제거하는 명령어"</text:p>
      <text:p text:style-name="P1"/>
      <text:p text:style-name="P1"><text:tab/>예 : $ uniq 옵션 파일명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★</text:span> 16. <text:bookmark-start text:name="echo 명령어"/>echo 명령어<text:bookmark-end text:name="echo 명령어"/></text:p>
      <text:p text:style-name="P8"><text:a xlink:type="simple" xlink:href="#문제 63" text:style-name="Internet_20_link" text:visited-style-name="Visited_20_Internet_20_Link">문제 63 ~ 72</text:a></text:p>
      <text:p text:style-name="P1"><text:tab/>"출력하고자 하는 글자를 출력할때 사용하는 명령어"</text:p>
      <text:p text:style-name="P1"/>
      <text:p text:style-name="P1"><text:tab/>예제 :</text:p>
      <text:p text:style-name="P1"><text:tab/><text:tab/>[orcl:~]$ echo '야호~'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★</text:span> 17. <text:bookmark-start text:name="diff 명령어"/>diff 명령어<text:bookmark-end text:name="diff 명령어"/></text:p>
      <text:p text:style-name="P8"><text:a xlink:type="simple" xlink:href="#문제 73" text:style-name="Internet_20_link" text:visited-style-name="Visited_20_Internet_20_Link">문제 73</text:a></text:p>
      <text:p text:style-name="P1"><text:tab/>"두 파일간의 차이점을 찾아서 알려주는 명령어"</text:p>
      <text:p text:style-name="P1"/>
      <text:p text:style-name="P1"><text:tab/>예 : </text:p>
      <text:p text:style-name="P1"><text:tab/><text:tab/>[orcl:~]$ diff emp.txt emp7.txt</text:p>
      <text:p text:style-name="P1"><text:tab/><text:tab/>14a15</text:p>
      <text:p text:style-name="P1"><text:tab/><text:tab/>&gt; <text:s/>7839 KING <text:s text:c="3"/>PRESIDENT <text:s text:c="5"/>0 81/11/17 <text:s text:c="3"/>5000 <text:s text:c="5"/>0 <text:s text:c="4"/>10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★</text:span> 18. <text:bookmark-start text:name="find 명령어"/>find 명령어<text:bookmark-end text:name="find 명령어"/></text:p>
      <text:p text:style-name="P8"><text:a xlink:type="simple" xlink:href="#문제 74" text:style-name="Internet_20_link" text:visited-style-name="Visited_20_Internet_20_Link">문제 74 ~ 76</text:a></text:p>
      <text:p text:style-name="P1"><text:tab/>"검색하고자 하는 파일을 찾을 때 사용하는 명령어"</text:p>
      <text:p text:style-name="P1"/>
      <text:p text:style-name="P1"><text:tab/>예 : <text:tab/>$ find 디렉토리 -name 파일명 -print</text:p>
      <text:p text:style-name="P1"><text:tab/><text:tab/><text:tab/> <text:s/>↑<text:tab/> <text:s text:c="7"/>↑</text:p>
      <text:p text:style-name="P1"><text:tab/><text:tab/> <text:s/>검색할 디렉토리 <text:s/>검색할 파일명<text:tab/></text:p>
      <text:p text:style-name="P1"/>
      <text:p text:style-name="P1"><text:tab/><text:tab/>[orcl:~]$ find /home/oracle -name 'emp.txt' -print</text:p>
      <text:p text:style-name="P1"><text:tab/><text:tab/>/home/oracle/emp.txt<text:tab/></text:p>
      <text:p text:style-name="P1"><text:tab/><text:tab/><text:tab/>※ 설명 : /home/oracle 디렉토리 밑에 emp.txt라는 파일이 있는지 검색하시오 !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★</text:span> 19. <text:bookmark-start text:name="tar 명령어 "/>tar 명령어 <text:bookmark-end text:name="tar 명령어 "/></text:p>
      <text:p text:style-name="P8"><text:a xlink:type="simple" xlink:href="#문제 77" text:style-name="Internet_20_link" text:visited-style-name="Visited_20_Internet_20_Link">문제 77 ~ 80</text:a></text:p>
      <text:p text:style-name="P1"><text:tab/>"파일을 압축하고 압축 해제하는 명령어 "</text:p>
      <text:p text:style-name="P1"/>
      <text:p text:style-name="P1"><text:tab/>예제 : </text:p>
      <text:p text:style-name="P1"><text:tab/><text:tab/>1. 압축할 때</text:p>
      <text:p text:style-name="P1"><text:tab/></text:p>
      <text:p text:style-name="P1"><text:tab/><text:tab/>$ tar cvf 압축파일명 압축파일대상</text:p>
      <text:p text:style-name="P1"><text:tab/></text:p>
      <text:p text:style-name="P1"><text:tab/><text:tab/>2. 압축을 해제할 때</text:p>
      <text:p text:style-name="P1"><text:tab/><text:tab/>$ tar xvf 압축파일명 압축해제할 위치</text:p>
      <text:p text:style-name="P1"><text:tab/></text:p>
      <text:p text:style-name="P1"><text:tab/>옵션 : </text:p>
      <text:p text:style-name="P1"><text:tab/><text:tab/>-c : compress, 여러개의 파일을 하나로 만들어라</text:p>
      <text:p text:style-name="P1"><text:tab/><text:tab/>-v : view <text:s text:c="3"/>, 압축되는 과정을 보여달라</text:p>
      <text:p text:style-name="P1"><text:tab/><text:tab/>-f : file <text:s text:c="3"/>, 생성되는 파일명을 지정</text:p>
      <text:p text:style-name="P1"><text:tab/><text:tab/>-x : extract , 묶여있는 파일을 풀어줘라</text:p>
      <text:p text:style-name="P1"><text:tab/><text:tab/>-C : 압축이 풀릴 위치를 지정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★</text:span> 20. <text:bookmark-start text:name="ln(link) 명령어 "/>ln(link) 명령어 <text:bookmark-end text:name="ln(link) 명령어 "/></text:p>
      <text:p text:style-name="P8"><text:a xlink:type="simple" xlink:href="#문제 81" text:style-name="Internet_20_link" text:visited-style-name="Visited_20_Internet_20_Link">문제 81</text:a></text:p>
      <text:p text:style-name="P1"><text:tab/>"윈도우의 바로가기 기능과 유사함"</text:p>
      <text:p text:style-name="P1"/>
      <text:p text:style-name="P1"><text:tab/>" 내가 자주 열어봐야 하는 파일이 있다면 바로가기를 생성해 놓으면 편하게 열어볼 수 있다."</text:p>
      <text:p text:style-name="P1"/>
      <text:p text:style-name="P1"><text:tab/>예제 : </text:p>
      <text:p text:style-name="P1"><text:tab/><text:tab/>$ ln -s "링크를 걸 파일위치와 파일명" "바로가기 이름"</text:p>
      <text:p text:style-name="P1"/>
      <text:p text:style-name="P1"><text:tab/><text:tab/>[orcl:~]$ mkdir -p ./test22/test23/test24/test25/test26/test27</text:p>
      <text:p text:style-name="P1"><text:tab/><text:tab/>[orcl:~]$ cd ./test22/test23/test24/test25/test26/test27</text:p>
      <text:p text:style-name="P1"><text:tab/><text:tab/>[orcl:test27]$ pwd</text:p>
      <text:p text:style-name="P1"><text:tab/><text:tab/>/home/oracle/test22/test23/test24/test25/test26/test27</text:p>
      <text:p text:style-name="P1"/>
      <text:p text:style-name="P1"><text:tab/><text:tab/>[orcl:test27]$ vi salgrade.txt</text:p>
      <text:p text:style-name="P1"><text:tab/><text:tab/>[orcl:test27]$ cat salgrade.txt</text:p>
      <text:p text:style-name="P1"><text:tab/><text:tab/>1 <text:s/>700 <text:s/>1200</text:p>
      <text:p text:style-name="P1"><text:tab/><text:tab/>2 <text:s/>1201 1400</text:p>
      <text:p text:style-name="P1"><text:tab/><text:tab/>3 <text:s/>1401 1800</text:p>
      <text:p text:style-name="P1"><text:tab/><text:tab/>4 <text:s/>1801 3000</text:p>
      <text:p text:style-name="P1"><text:tab/><text:tab/>5 <text:s/>3001 5000</text:p>
      <text:p text:style-name="P1"/>
      <text:p text:style-name="P1"/>
      <text:p text:style-name="P1"/>
      <text:p text:style-name="P1"><text:span text:style-name="T1">★</text:span> 21. <text:bookmark-start text:name="sed 명령어"/>sed 명령어<text:bookmark-end text:name="sed 명령어"/></text:p>
      <text:p text:style-name="P8"><text:a xlink:type="simple" xlink:href="#문제 82" text:style-name="Internet_20_link" text:visited-style-name="Visited_20_Internet_20_Link">문제 82</text:a></text:p>
      <text:p text:style-name="P1"><text:tab/>"grep 명령어는 파일의 특정 내용을 검색하는 기능을 갖는다면 sed 명령어는 검색 뿐만아니라 내용을</text:p>
      <text:p text:style-name="P1"><text:tab/> 변경할 수 있다."</text:p>
      <text:p text:style-name="P1"/>
      <text:p text:style-name="P1"><text:tab/>예제 : </text:p>
      <text:p text:style-name="P1"><text:tab/><text:tab/>[orcl:~]$ sed 's/KING/yyy/' emp.txt</text:p>
      <text:p text:style-name="P1"><text:tab/><text:tab/> 7839 yyy <text:s text:c="5"/>PRESIDENT <text:s text:c="18"/>0 81/11/17 <text:s text:c="6"/>5000 <text:s text:c="9"/>0 <text:s text:c="8"/>10</text:p>
      <text:p text:style-name="P1"><text:tab/><text:tab/> 7698 BLAKE <text:s text:c="4"/>MANAGER <text:s text:c="17"/>7839 81/05/01 <text:s text:c="6"/>2850 <text:s text:c="9"/>0 <text:s text:c="8"/>30</text:p>
      <text:p text:style-name="P1"><text:tab/><text:tab/> 7782 CLARK <text:s text:c="4"/>MANAGER <text:s text:c="17"/>7839 81/05/09 <text:s text:c="6"/>2450 <text:s text:c="9"/>0 <text:s text:c="8"/>10</text:p>
      <text:p text:style-name="P1"/>
      <text:p text:style-name="P1"/>
      <text:p text:style-name="P1"><text:tab/><text:tab/>★실제로 emp.txt 가 변경된 것은 아니다.</text:p>
      <text:p text:style-name="P1"/>
      <text:p text:style-name="P1"><text:soft-page-break/><text:span text:style-name="T1">★</text:span> 22. <text:bookmark-start text:name="cp 명령어"/>cp 명령어<text:bookmark-end text:name="cp 명령어"/></text:p>
      <text:p text:style-name="P8"><text:a xlink:type="simple" xlink:href="#문제 83" text:style-name="Internet_20_link" text:visited-style-name="Visited_20_Internet_20_Link">문제 83</text:a></text:p>
      <text:p text:style-name="P1"><text:tab/>"파일을 복사하는 명령어"</text:p>
      <text:p text:style-name="P1"/>
      <text:p text:style-name="P1">예제 : <text:tab/>$ cp 파일명 <text:s/>복사할 파일명</text:p>
      <text:p text:style-name="P1"><text:tab/>$ cp 위치/파일명 <text:s/>위치/복사할 파일명</text:p>
      <text:p text:style-name="P1"/>
      <text:p text:style-name="P1"><text:tab/>[orcl:~]$ cp emp.txt emp400.txt</text:p>
      <text:p text:style-name="P1"/>
      <text:p text:style-name="P1"/>
      <text:p text:style-name="P1"/>
      <text:p text:style-name="P1"/>
      <text:p text:style-name="P1"><text:span text:style-name="T1">★</text:span> 23. <text:bookmark-start text:name="mv 명령어"/>mv 명령어<text:bookmark-end text:name="mv 명령어"/></text:p>
      <text:p text:style-name="P8"><text:a xlink:type="simple" xlink:href="#문제 84" text:style-name="Internet_20_link" text:visited-style-name="Visited_20_Internet_20_Link">문제 84</text:a></text:p>
      <text:p text:style-name="P1"><text:tab/>"파일의 이름을 바꾸거나 파일을 다른 디렉토리로 이동하는 명령어"</text:p>
      <text:p text:style-name="P1"/>
      <text:p text:style-name="P1"><text:tab/>예제 : $ mv 기존 파일명 <text:s text:c="2"/>새로운 파일명</text:p>
      <text:p text:style-name="P1"/>
      <text:p text:style-name="P1"><text:tab/>[orcl:~]$ mv emp400.txt emp500.txt</text:p>
      <text:p text:style-name="P1"><text:tab/>[orcl:~]$ mv emp.txt ./backup/</text:p>
      <text:p text:style-name="P1"><text:tab/>[orcl:~]$ ls emp.txt</text:p>
      <text:p text:style-name="P1"><text:tab/>ls: emp.txt: No such file or directory</text:p>
      <text:p text:style-name="P1"/>
      <text:h text:style-name="P12" text:outline-level="1"><text:s/>■ 3. vi 편집기 명령어</text:h>
      <text:p text:style-name="P1"/>
      <text:p text:style-name="P1"><text:tab/>- vi 편집기란 ? <text:s/>리눅스안에서 사용할 수 있는 문서 편집기</text:p>
      <text:p text:style-name="P1"><text:tab/><text:tab/>vi(Visual Editor)의 뜻에서 유래가 됨</text:p>
      <text:p text:style-name="P1"/>
      <text:p text:style-name="P1"><text:tab/>- vi편집기의 명령모드 3가지</text:p>
      <text:p text:style-name="P1"/>
      <text:p text:style-name="P1"><text:tab/><text:tab/>1. commend 모드</text:p>
      <text:p text:style-name="P1"><text:tab/><text:tab/><text:tab/>vi의 기본 모드이며 vi 를 실행하면 바로 보이는 화면</text:p>
      <text:p text:style-name="P1"><text:tab/><text:tab/><text:tab/>방향키로 왔다갔다 할 수 있는 화면</text:p>
      <text:p text:style-name="P1"/>
      <text:p text:style-name="P1"><text:tab/><text:tab/>2. Edit 모드</text:p>
      <text:p text:style-name="P1"><text:tab/><text:tab/><text:tab/>a, i, o 등을 누르면서 내용을 입력 또는 삭제하는 명령모드</text:p>
      <text:p text:style-name="P1"/>
      <text:p text:style-name="P1"><text:tab/><text:tab/>3. last line 모드</text:p>
      <text:p text:style-name="P1"><text:tab/><text:tab/><text:tab/>입력 모드에서 저장 종료, 강제종료 등의 명령어를 입력하는 모드</text:p>
      <text:p text:style-name="P1"><text:tab/><text:tab/><text:tab/>:wq!<text:tab/>저장하고 종료</text:p>
      <text:p text:style-name="P1"><text:tab/><text:tab/><text:tab/>:q!<text:tab/>저장 안하고 종료 (단축키 :zq)</text:p>
      <text:p text:style-name="P1"/>
      <text:p text:style-name="P1"><text:bookmark text:name="편집기를 시작하는 명령어"/></text:p>
      <text:p text:style-name="P1"/>
      <text:p text:style-name="P1">★ 편집기를 시작하는 명령어</text:p>
      <text:p text:style-name="P1"><text:tab/>1. $ vi 파일명 : 읽기, 쓰기가 가능한 상태로 파일이 열린다.</text:p>
      <text:p text:style-name="P1"><text:tab/>2. $ view 파일명 : 읽기만 가능한 상태로 파일이 열린다.</text:p>
      <text:p text:style-name="P1"><text:tab/>3. $ vi -r 파일명 : 손상된 파일을 복구하는 명령어</text:p>
      <text:p text:style-name="P1"/>
      <text:p text:style-name="P1"><text:tab/><text:tab/>※ vi 편집기를 열 때 정상적으로 안열리고 이상한 경고 메세지들이 나오면서 열릴 때 해결방법은?</text:p>
      <text:p text:style-name="P1"><text:tab/><text:tab/><text:tab/>- swap파일을 삭제한다.</text:p>
      <text:p text:style-name="P1"><text:tab/><text:tab/><text:tab/>예 : $ rm .emp.txt.swp</text:p>
      <text:p text:style-name="P1"/>
      <text:p text:style-name="P1"/>
      <text:p text:style-name="P1"/>
      <text:p text:style-name="P1">★ <text:bookmark-start text:name="vi 편집기 내에서 커서 이동"/>vi 편집기 내에서 커서 이동<text:bookmark-end text:name="vi 편집기 내에서 커서 이동"/></text:p>
      <text:p text:style-name="P8"><text:a xlink:type="simple" xlink:href="#문제 85" text:style-name="Internet_20_link" text:visited-style-name="Visited_20_Internet_20_Link">문제 85</text:a></text:p>
      <text:p text:style-name="P1"><text:tab/>$ vi winter.txt</text:p>
      <text:p text:style-name="P1"/>
      <text:p text:style-name="P1"><text:tab/>1. j : 아래로 이동</text:p>
      <text:p text:style-name="P1"><text:tab/>2. k : 위로이동</text:p>
      <text:p text:style-name="P1"><text:tab/>3. h : 왼쪽으로 이동</text:p>
      <text:p text:style-name="P1"><text:tab/>4. l : 오른쪽으로 이동</text:p>
      <text:p text:style-name="P1"><text:tab/>5. gg: 맨 위로 이동</text:p>
      <text:p text:style-name="P1"><text:tab/>6. G : 맨 아래로 이동</text:p>
      <text:p text:style-name="P1"><text:tab/>7. :set nu : 파일 내의 텍스트에 번호표시</text:p>
      <text:list xml:id="list1832415130869500739" text:style-name="L2">
        <text:list-item>
          <text:list>
            <text:list-item>
              <text:list>
                <text:list-header>
                  <text:p text:style-name="P3"><text:s text:c="7"/>8. :set nonu : 번호 안보이게 하는 방법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★ <text:bookmark-start text:name="vi 편집기의 입력 명령어"/>vi 편집기의 입력 명령어<text:bookmark-end text:name="vi 편집기의 입력 명령어"/></text:p>
      <text:p text:style-name="P1"/>
      <text:p text:style-name="P1"><text:tab/>1. i : 커서의 왼쪽부터 입력하겠다.</text:p>
      <text:p text:style-name="P1"><text:tab/>2. a : 커서의 오른쪽부터 입력하겠다.</text:p>
      <text:p text:style-name="P1"><text:tab/>3. o : 커서의 다음라인부터 입력하겠다.</text:p>
      <text:p text:style-name="P1"><text:tab/>4. O : 커서의 윗라인부터 입력하겠다.</text:p>
      <text:p text:style-name="P1"/>
      <text:p text:style-name="P1"/>
      <text:p text:style-name="P1"/>
      <text:p text:style-name="P1"><text:soft-page-break/>★ <text:bookmark-start text:name="vi 편집기의 삭제 명령어"/>vi 편집기의 삭제 명령어<text:bookmark-end text:name="vi 편집기의 삭제 명령어"/></text:p>
      <text:p text:style-name="P8"><text:a xlink:type="simple" xlink:href="#문제 86" text:style-name="Internet_20_link" text:visited-style-name="Visited_20_Internet_20_Link">문제 86</text:a></text:p>
      <text:p text:style-name="P1"><text:tab/>1. x : 철자 하나 삭제</text:p>
      <text:p text:style-name="P1"><text:tab/>2. dd : 한행 삭제</text:p>
      <text:p text:style-name="P1"><text:tab/>3. dw : 커서에 있는 단어 삭제</text:p>
      <text:p text:style-name="P1"><text:tab/>4. :5,10 d : 5 ~ 10번째 행 삭제</text:p>
      <text:list xml:id="list4234383255203924192" text:style-name="L3">
        <text:list-item>
          <text:list>
            <text:list-item>
              <text:list>
                <text:list-header>
                  <text:p text:style-name="P4"><text:s text:c="7"/>5. D : 커서 오른쪽 행 삭제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★ <text:bookmark-start text:name="취소 명령어"/>취소 명령어<text:bookmark-end text:name="취소 명령어"/></text:p>
      <text:p text:style-name="P1"/>
      <text:p text:style-name="P1"><text:tab/>u</text:p>
      <text:p text:style-name="P1"/>
      <text:p text:style-name="P1"/>
      <text:p text:style-name="P1"/>
      <text:p text:style-name="P1"/>
      <text:p text:style-name="P1">★ <text:bookmark-start text:name="복사붙여넣기 명령어"/>복사/붙여넣기 명령어<text:bookmark-end text:name="복사붙여넣기 명령어"/></text:p>
      <text:p text:style-name="P8"><text:a xlink:type="simple" xlink:href="#문제 87" text:style-name="Internet_20_link" text:visited-style-name="Visited_20_Internet_20_Link">문제 87 ~ 90</text:a></text:p>
      <text:p text:style-name="P1"><text:tab/>1. yy : 하나의 행을 복사</text:p>
      <text:p text:style-name="P1"><text:tab/>2. p <text:s/>: 붙여넣기</text:p>
      <text:p text:style-name="P1"><text:tab/>3. yG : 현재행 부터 파일 끝까지 복사</text:p>
      <text:p text:style-name="P1"><text:tab/>4. :1,2 co 3 : 1~2행을 3행 다음으로 복사</text:p>
      <text:p text:style-name="P1"><text:tab/>5. :1,2 m 3 <text:s/>: 1~2행을 3행 다음으로 이동</text:p>
      <text:p text:style-name="P1"/>
      <text:p text:style-name="P1"/>
      <text:p text:style-name="P1"/>
      <text:p text:style-name="P1"/>
      <text:p text:style-name="P1">★ <text:bookmark-start text:name="vi 편집기 내에서 문자를 변경하는 명령어"/>vi 편집기 내에서 문자를 변경하는 명령어<text:bookmark-end text:name="vi 편집기 내에서 문자를 변경하는 명령어"/></text:p>
      <text:p text:style-name="P8"><text:a xlink:type="simple" xlink:href="#문제 91" text:style-name="Internet_20_link" text:visited-style-name="Visited_20_Internet_20_Link">문제 91 ~ 93</text:a></text:p>
      <text:p text:style-name="P1"><text:tab/>1. :/문자 -----&gt; 문자 검색</text:p>
      <text:p text:style-name="P1"/>
      <text:p text:style-name="P1"><text:tab/><text:tab/>예 : $ vi winter.txt</text:p>
      <text:p text:style-name="P1"><text:tab/><text:tab/><text:tab/>:/ELSA</text:p>
      <text:p text:style-name="P1"><text:tab/><text:tab/><text:tab/>알파벳 n을 누르면서 계속 검색</text:p>
      <text:p text:style-name="P1"><text:tab/><text:tab/><text:tab/>shift + n을 누르면서 다시 뒤로 검색</text:p>
      <text:p text:style-name="P1"/>
      <text:p text:style-name="P1"><text:tab/>2. :s/기존 문자/변경할 문자</text:p>
      <text:p text:style-name="P1"><text:tab/><text:tab/>지금 커서가 있는 현재 행의 기존문자를 변경할 문자로 변경하겠다.</text:p>
      <text:p text:style-name="P1"/>
      <text:p text:style-name="P1"><text:tab/>3. :%s/기존문자/변경할 문자/g<text:tab/># g는 global</text:p>
      <text:p text:style-name="P1"><text:tab/><text:tab/>문서 전체의 기존문자를 변경할 문자로 변경하겠다.</text:p>
      <text:p text:style-name="P1"/>
      <text:p text:style-name="P1"/>
      <text:p text:style-name="P1"/>
      <text:p text:style-name="P1"/>
      <text:p text:style-name="P1"/>
      <text:p text:style-name="P1">★ <text:bookmark-start text:name="리눅스 쉘 스크립트를 디버깅 모드로 실행하는 방법"/>리눅스 쉘 스크립트를 디버깅 모드로 실행하는 방법<text:bookmark-end text:name="리눅스 쉘 스크립트를 디버깅 모드로 실행하는 방법"/></text:p>
      <text:p text:style-name="P8"><text:a xlink:type="simple" xlink:href="#문제 94" text:style-name="Internet_20_link" text:visited-style-name="Visited_20_Internet_20_Link">문제 94 ~ 96</text:a></text:p>
      <text:p text:style-name="P1">$ sh -x cp_emp.sh</text:p>
      <text:h text:style-name="P12" text:outline-level="1">■ 4. 권한 관리</text:h>
      <text:p text:style-name="P8"><text:a xlink:type="simple" xlink:href="#문제 97" text:style-name="Internet_20_link" text:visited-style-name="Visited_20_Internet_20_Link">문제 97 ~ 104</text:a></text:p>
      <text:p text:style-name="P1"><text:tab/>리눅스에서 파이썬의 배치파일을 실행하거나 R배치 파일을 실행하거나 하둡을 설치하고 운영을 할 때 </text:p>
      <text:p text:style-name="P1"><text:tab/>여러가지 문제들이 발생하는데 그 중에 많은 문제들이 권한에 관련한 오류들이 많다.</text:p>
      <text:p text:style-name="P1"><text:tab/>그래서 권한관리를 잘 알아둬야 한다.</text:p>
      <text:p text:style-name="P1"/>
      <text:p text:style-name="P1"/>
      <text:p text:style-name="P1"><text:tab/>* 권한관리에 관한 명령어 3가지</text:p>
      <text:p text:style-name="P1"><text:tab/><text:tab/>1. chmod<text:tab/>: change mode</text:p>
      <text:p text:style-name="P1"><text:tab/><text:tab/>2. chown<text:tab/>: change file attributes</text:p>
      <text:p text:style-name="P1"><text:tab/><text:tab/>3. chattr<text:tab/>: change ownership of a file</text:p>
      <text:p text:style-name="P1"/>
      <text:p text:style-name="P1"><text:tab/>* 권한관리 표</text:p>
      <text:p text:style-name="P1"><text:tab/>--------------------------------------------------------------------------------</text:p>
      <text:p text:style-name="P1"><text:tab/>| 번호 |<text:tab/>권한 |<text:tab/> 대표문자 |<text:tab/>파일 <text:tab/> <text:s/>|<text:tab/>디렉토리<text:tab/><text:tab/> <text:s text:c="3"/>|</text:p>
      <text:p text:style-name="P1"><text:tab/>--------------------------------------------------------------------------------</text:p>
      <text:p text:style-name="P1"><text:tab/>| 1 <text:s text:c="3"/>| <text:s text:c="3"/>읽기권한 |<text:tab/> <text:tab/> r |<text:tab/>읽고,copy |<text:tab/>디렉토리에서 ls가능<text:tab/> <text:s text:c="3"/>|</text:p>
      <text:p text:style-name="P1"><text:tab/>| 2 <text:s text:c="3"/>| <text:s text:c="3"/>쓰기권한 |<text:tab/><text:tab/>w |<text:tab/>수정<text:tab/> <text:s/>|<text:tab/>디렉토리에 파일 생성 가능 <text:s text:c="2"/>|</text:p>
      <text:p text:style-name="P1"><text:tab/>| 3 <text:s text:c="3"/>| <text:s text:c="3"/>실행권한 |<text:tab/><text:tab/> x |<text:tab/>실행<text:tab/> <text:s/>|<text:tab/>디렉토리에서 cd로 접근 가능 |</text:p>
      <text:p text:style-name="P1"><text:tab/>--------------------------------------------------------------------------------</text:p>
      <text:p text:style-name="P1"/>
      <text:p text:style-name="P1"><text:tab/>* ls -l 로 특정 파일을 조회했을 때 나오는 권한부분을 해석</text:p>
      <text:p text:style-name="P1"/>
      <text:p text:style-name="P1"><text:tab/>$ ls -l emp.txt</text:p>
      <text:p text:style-name="P1"><text:tab/>-rw-r--r-- 1 oracle oinstall 1366 Dec 19 10:47 emp.txt</text:p>
      <text:p text:style-name="P1"><text:tab/> <text:s text:c="2"/>↑<text:tab/><text:tab/>↑<text:tab/>↑</text:p>
      <text:p text:style-name="P1"><text:tab/> <text:s/>권한<text:tab/> <text:s text:c="3"/>파일소유자 그룹</text:p>
      <text:p text:style-name="P1"/>
      <text:p text:style-name="P1"><text:tab/>* 권한 부분을 좀 더 상세하게 분석하시오 !</text:p>
      <text:p text:style-name="P1"/>
      <text:p text:style-name="P1"><text:tab/>-<text:tab/><text:tab/><text:tab/>rw-<text:tab/><text:tab/><text:tab/>r--<text:tab/><text:tab/>r--</text:p>
      <text:p text:style-name="P1"><text:tab/>↑<text:tab/><text:tab/><text:tab/>↑<text:tab/><text:tab/><text:tab/>↑<text:tab/><text:tab/>↑</text:p>
      <text:p text:style-name="P1"><text:tab/>디렉토리인지<text:tab/><text:tab/>파일의 소유자의<text:tab/><text:tab/>그룹의 권한<text:tab/>기타유저</text:p>
      <text:p text:style-name="P1"><text:tab/>파일인지를 나타냄<text:tab/>권한</text:p>
      <text:p text:style-name="P1"/>
      <text:p text:style-name="P1"/>
      <text:p text:style-name="P1"/>
      <text:p text:style-name="P1"/>
      <text:p text:style-name="P1"/>
      <text:p text:style-name="P1">★ <text:bookmark-start text:name="권한을 설정하는 숫자"/>권한을 설정하는 숫자<text:bookmark-end text:name="권한을 설정하는 숫자"/></text:p>
      <text:p text:style-name="P8"><text:a xlink:type="simple" xlink:href="#문제 105" text:style-name="Internet_20_link" text:visited-style-name="Visited_20_Internet_20_Link">문제 105 ~ 106</text:a></text:p>
      <text:p text:style-name="P1"><text:tab/>0 ---&gt; 퍼미션을 허용하지 않겠다.</text:p>
      <text:p text:style-name="P1"><text:tab/>1 ---&gt; 실행(x) 퍼미션을 허용하겠다.</text:p>
      <text:p text:style-name="P1"><text:tab/>2 ---&gt; 쓰기(w) 퍼미션을 허용하겠다.</text:p>
      <text:p text:style-name="P1"><text:tab/>4 ---&gt; 읽기(r) 퍼미션을 허용하겠다.</text:p>
      <text:p text:style-name="P1"/>
      <text:p text:style-name="P1"><text:tab/>예 : </text:p>
      <text:p text:style-name="P1"><text:tab/><text:tab/>$ chmod u+rwx,g+rw,o+r emp.txt</text:p>
      <text:p text:style-name="P1"/>
      <text:p text:style-name="P1"><text:tab/><text:tab/><text:tab/>↓ 위의 명령어를 숫자로 실행하면 아래와 같이 간단해진다</text:p>
      <text:p text:style-name="P1"/>
      <text:p text:style-name="P1"><text:tab/><text:tab/>$ chmod 764 emp.txt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★ <text:bookmark-start text:name="chown 명령어"/>chown 명령어<text:bookmark-end text:name="chown 명령어"/></text:p>
      <text:p text:style-name="P8"><text:a xlink:type="simple" xlink:href="#문제 107" text:style-name="Internet_20_link" text:visited-style-name="Visited_20_Internet_20_Link">문제 107 ~ 110</text:a></text:p>
      <text:p text:style-name="P1"><text:tab/>"파일이나 디렉토리의 소유자를 변경하는 명령어"</text:p>
      <text:p text:style-name="P1"/>
      <text:p text:style-name="P1"><text:tab/>[orcl:~]$ su -</text:p>
      <text:p text:style-name="P1"><text:tab/>Password:</text:p>
      <text:p text:style-name="P1"/>
      <text:p text:style-name="P1"><text:tab/>[root@edydr1p0 ~]# cd /home/oracle</text:p>
      <text:p text:style-name="P1"><text:tab/>[root@edydr1p0 oracle]# ls -l emp.txt</text:p>
      <text:p text:style-name="P1"><text:tab/>-r--r--r-- 1 oracle oinstall 1370 Dec 19 11:46 emp.txt</text:p>
      <text:p text:style-name="P1"/>
      <text:p text:style-name="P1"><text:tab/>[root@edydr1p0 oracle]# whoami</text:p>
      <text:p text:style-name="P1"><text:tab/>root</text:p>
      <text:p text:style-name="P1"><text:tab/>[root@edydr1p0 oracle]# chown root:root emp.txt</text:p>
      <text:p text:style-name="P1"><text:tab/><text:tab/><text:tab/><text:tab/> <text:s text:c="6"/>↑ <text:s text:c="2"/>↑</text:p>
      <text:p text:style-name="P1"><text:tab/><text:tab/><text:tab/><text:tab/> <text:s text:c="3"/>유저명 그룹명</text:p>
      <text:p text:style-name="P1"><text:tab/>[root@edydr1p0 oracle]# ls -l emp.txt</text:p>
      <text:p text:style-name="P1"><text:tab/>-r--r--r-- 1 root root 1370 Dec 19 11:46 emp.txt</text:p>
      <text:p text:style-name="P1"/>
      <text:h text:style-name="P11" text:outline-level="1">■ 5. 디스크 관리 </text:h>
      <text:p text:style-name="P1"/>
      <text:p text:style-name="P1"><text:tab/>* 디스크 관리 명령어 3가지</text:p>
      <text:p text:style-name="P1"><text:tab/><text:tab/>1. df 명령어</text:p>
      <text:p text:style-name="P1"><text:tab/><text:tab/>2. du 명령어</text:p>
      <text:p text:style-name="P1"><text:tab/><text:tab/>3. sar 명령어 </text:p>
      <text:p text:style-name="P1"/>
      <text:p text:style-name="P1"/>
      <text:p text:style-name="P1"/>
      <text:p text:style-name="P1"/>
      <text:p text:style-name="P1">★ <text:bookmark-start text:name="du 명령어"/>du 명령어<text:bookmark-end text:name="du 명령어"/></text:p>
      <text:p text:style-name="P8"><text:a xlink:type="simple" xlink:href="#문제 111" text:style-name="Internet_20_link" text:visited-style-name="Visited_20_Internet_20_Link">문제 111</text:a></text:p>
      <text:p text:style-name="P1"><text:tab/>"현재 파일/디렉토리의 디스크 사용량을 표시하는 명령어"</text:p>
      <text:p text:style-name="P1"/>
      <text:p text:style-name="P1"><text:tab/>예제 :</text:p>
      <text:p text:style-name="P1"><text:tab/><text:tab/>[orcl:~]$ du -sh</text:p>
      <text:p text:style-name="P1"><text:tab/><text:tab/>55M <text:s text:c="4"/>.</text:p>
      <text:p text:style-name="P1"><text:tab/><text:tab/>[orcl:~]$ du -s</text:p>
      <text:p text:style-name="P1"><text:tab/><text:tab/>55896 <text:s text:c="2"/>.</text:p>
      <text:p text:style-name="P1"/>
      <text:p text:style-name="P1"><text:tab/>[orcl:~]$ du -s *.txt</text:p>
      <text:p text:style-name="P1"><text:tab/>4 <text:s text:c="6"/>dept.txt</text:p>
      <text:p text:style-name="P1"><text:tab/>4 <text:s text:c="6"/>emp.txt</text:p>
      <text:p text:style-name="P1"><text:tab/>4 <text:s text:c="6"/>emp1.txt</text:p>
      <text:p text:style-name="P1"><text:tab/>4 <text:s text:c="6"/>emp10.txt</text:p>
      <text:p text:style-name="P1"><text:tab/>4 <text:s text:c="6"/>emp11.txt</text:p>
      <text:p text:style-name="P1"><text:tab/><text:tab/>:</text:p>
      <text:p text:style-name="P1"><text:tab/><text:tab/>:</text:p>
      <text:p text:style-name="P1"/>
      <text:p text:style-name="P1"/>
      <text:p text:style-name="P1"/>
      <text:p text:style-name="P1"/>
      <text:p text:style-name="P1">★ <text:bookmark-start text:name="df 명령어"/>df 명령어<text:bookmark-end text:name="df 명령어"/></text:p>
      <text:p text:style-name="P1"><text:tab/>" 현재 파일 시스템의 총 사용율을 확인하는 명령어"</text:p>
      <text:p text:style-name="P1"/>
      <text:p text:style-name="P1"><text:tab/>예 : </text:p>
      <text:p text:style-name="P1"><text:tab/><text:tab/>[orcl:~]$ df -hP</text:p>
      <text:p text:style-name="P1"><text:tab/><text:tab/>Filesystem <text:s text:c="11"/>Size <text:s/>Used Avail Use% Mounted on</text:p>
      <text:p text:style-name="P1"><text:tab/><text:tab/>/dev/mapper/VolGroup00-LogVol00 <text:s/>190G <text:s text:c="2"/>44G <text:s/>137G <text:s/>25% /</text:p>
      <text:p text:style-name="P1"><text:tab/><text:tab/>/dev/sda1 <text:s text:c="13"/>99M <text:s text:c="2"/>18M <text:s text:c="2"/>76M <text:s/>20% /boot</text:p>
      <text:p text:style-name="P1"><text:tab/><text:tab/>tmpfs <text:s text:c="15"/>1014M <text:s/>442M <text:s/>572M <text:s/>44% /dev/shm</text:p>
      <text:p text:style-name="P1"/>
      <text:p text:style-name="P1"/>
      <text:p text:style-name="P1"/>
      <text:p text:style-name="P1"/>
      <text:p text:style-name="P1"/>
      <text:p text:style-name="P1">★ <text:bookmark-start text:name="sar 명령어"/>sar 명령어<text:bookmark-end text:name="sar 명령어"/> </text:p>
      <text:p text:style-name="P8"><text:a xlink:type="simple" xlink:href="#문제 112" text:style-name="Internet_20_link" text:visited-style-name="Visited_20_Internet_20_Link">문제 112 ~ 117</text:a></text:p>
      <text:p text:style-name="P1"><text:tab/>"disk의 i/o 성능을 모니터링하는 명령어 "</text:p>
      <text:p text:style-name="P1"/>
      <text:p text:style-name="P1"><text:tab/>예제 : </text:p>
      <text:p text:style-name="P1"><text:tab/><text:tab/>[orcl:~]$ sar 1 100</text:p>
      <text:p text:style-name="P1"><text:tab/><text:tab/>Linux 2.6.18-164.el5 (edydr1p0.us.oracle.com) <text:s text:c="2"/>12/19/18</text:p>
      <text:p text:style-name="P1"><text:tab/><text:tab/></text:p>
      <text:p text:style-name="P1"><text:tab/><text:tab/>15:41:26 <text:s text:c="9"/>CPU <text:s text:c="4"/>%user <text:s text:c="4"/>%nice <text:s text:c="2"/>%system <text:s text:c="2"/>%iowait <text:s text:c="3"/>%steal <text:s text:c="4"/>%idle</text:p>
      <text:p text:style-name="P1"><text:tab/><text:tab/>15:41:27 <text:s text:c="9"/>all <text:s text:c="5"/>0.00 <text:s text:c="5"/>0.00 <text:s text:c="5"/>0.00 <text:s text:c="5"/>0.00 <text:s text:c="5"/>0.00 <text:s text:c="3"/>100.00</text:p>
      <text:p text:style-name="P1"><text:tab/><text:tab/>15:41:28 <text:s text:c="9"/>all <text:s text:c="5"/>0.50 <text:s text:c="5"/>0.00 <text:s text:c="5"/>0.50 <text:s text:c="5"/>0.00 <text:s text:c="5"/>0.00 <text:s text:c="4"/>99.00</text:p>
      <text:p text:style-name="P1"><text:tab/><text:tab/>15:41:29 <text:s text:c="9"/>all <text:s text:c="5"/>0.00 <text:s text:c="5"/>0.00 <text:s text:c="5"/>0.50 <text:s text:c="5"/>0.00 <text:s text:c="5"/>0.00 <text:s text:c="4"/>99.50</text:p>
      <text:p text:style-name="P1"><text:soft-page-break/><text:tab/><text:tab/><text:tab/><text:tab/><text:tab/>:</text:p>
      <text:p text:style-name="P1"><text:tab/><text:tab/><text:tab/><text:tab/><text:tab/>:</text:p>
      <text:p text:style-name="P1"/>
      <text:p text:style-name="P1"><text:tab/><text:tab/>오라클에서 악성 SQL을 수행하거나 시스템에서 무한루프를 돌리면 CPU 사용율과 %user의 사용율이</text:p>
      <text:p text:style-name="P1"><text:tab/><text:tab/>올라간다.</text:p>
      <text:p text:style-name="P1"/>
      <text:p text:style-name="P1"><text:tab/>* 컬럼 소개</text:p>
      <text:p text:style-name="P1"/>
      <text:p text:style-name="P1"><text:tab/>%user<text:tab/>-&gt; oracle 유저와 같은 일반 유저가 사용하는 disk i/o</text:p>
      <text:p text:style-name="P1"><text:tab/>%nice<text:tab/>-&gt; cpu를 양보하는 친절도</text:p>
      <text:p text:style-name="P1"><text:tab/>%system<text:tab/>-&gt; system을 사용하는 disk i/o</text:p>
      <text:p text:style-name="P1"><text:tab/>%iowait<text:tab/>-&gt; i/o를 일으키면서 얼마나 대기하는지</text:p>
      <text:p text:style-name="P1"><text:tab/>%idle<text:tab/>-&gt; 작업을 안하고 있는 idle한 상태</text:p>
      <text:p text:style-name="P1"><text:tab/>%steal<text:tab/>-&gt; ?</text:p>
      <text:p text:style-name="P1"/>
      <text:p text:style-name="P1"/>
      <text:h text:style-name="P11" text:outline-level="1">■ 6. 프로세서 관리</text:h>
      <text:p text:style-name="P1"/>
      <text:p text:style-name="P1"><text:tab/>* 프로세서 관리 명령어 </text:p>
      <text:p text:style-name="P1"/>
      <text:p text:style-name="P1"><text:tab/><text:tab/>1. ps 명령어</text:p>
      <text:p text:style-name="P1"><text:tab/><text:tab/>2. top 명령어</text:p>
      <text:p text:style-name="P1"><text:tab/><text:tab/>3. kill 명령어</text:p>
      <text:p text:style-name="P1"><text:tab/><text:tab/>4. job 명령어</text:p>
      <text:p text:style-name="P1"/>
      <text:p text:style-name="P1"/>
      <text:p text:style-name="P1"/>
      <text:p text:style-name="P1"/>
      <text:p text:style-name="P1">★ <text:bookmark-start text:name="jobs 명령어"/>jobs 명령어<text:bookmark-end text:name="jobs 명령어"/></text:p>
      <text:p text:style-name="P8"><text:a xlink:type="simple" xlink:href="#문제 118" text:style-name="Internet_20_link" text:visited-style-name="Visited_20_Internet_20_Link">문제 118 ~ 120</text:a></text:p>
      <text:p text:style-name="P1"><text:tab/>"동작중인 작업의 상태를 확인하는 명령어"</text:p>
      <text:p text:style-name="P1"/>
      <text:p text:style-name="P1">예 : $ jobs 옵션</text:p>
      <text:p text:style-name="P1"/>
      <text:p text:style-name="P1"><text:tab/>- 상태 정보 4가지</text:p>
      <text:p text:style-name="P1"><text:tab/><text:tab/>1. running : 실행중</text:p>
      <text:p text:style-name="P1"><text:tab/><text:tab/>2. stopped : 일시중단중</text:p>
      <text:p text:style-name="P1"><text:tab/><text:tab/>3. Done : 종료</text:p>
      <text:p text:style-name="P1"><text:tab/><text:tab/>4. terminated : 강제종료</text:p>
      <text:p text:style-name="P1"/>
      <text:p text:style-name="P1"><text:tab/>$ vi hhh.txt</text:p>
      <text:p text:style-name="P1"/>
      <text:p text:style-name="P1"><text:tab/><text:tab/>select ename, sal, job, deptno</text:p>
      <text:p text:style-name="P1"><text:tab/><text:tab/> <text:s/>from emp</text:p>
      <text:p text:style-name="P1"><text:tab/><text:tab/> <text:s/>where</text:p>
      <text:p text:style-name="P1"/>
      <text:p text:style-name="P1"><text:tab/>ctrl + z &lt;-------- <text:s/>하던 작업 취소</text:p>
      <text:p text:style-name="P1"/>
      <text:p text:style-name="P1"><text:tab/>[1]<text:tab/><text:tab/>+ <text:s/><text:tab/><text:tab/>Stopped <text:s text:c="16"/>vim hhh.txt</text:p>
      <text:p text:style-name="P1"><text:tab/>↑<text:tab/><text:tab/>↑<text:tab/><text:tab/> <text:s/>↑<text:tab/><text:tab/><text:tab/> <text:s text:c="3"/>↑</text:p>
      <text:p text:style-name="P1"><text:tab/>job번호<text:tab/><text:tab/>현재job<text:tab/><text:tab/>일시정지<text:tab/><text:tab/>동작중인 job</text:p>
      <text:p text:style-name="P1"/>
      <text:p text:style-name="P1"/>
      <text:p text:style-name="P1"><text:tab/>[orcl:~]$ jobs</text:p>
      <text:p text:style-name="P1"><text:tab/>[1]+ <text:s/>Stopped <text:s text:c="16"/>vim hhh.txt</text:p>
      <text:p text:style-name="P1"/>
      <text:p text:style-name="P1"><text:tab/><text:tab/>※ 현재 진행중인 job을 확인할 수 있다.</text:p>
      <text:p text:style-name="P1"><text:tab/><text:tab/><text:tab/>[orcl:~]$ fg &lt;------ 현재job으로 접속하는 명령어(for ground)</text:p>
      <text:p text:style-name="P1"/>
      <text:p text:style-name="P1"><text:tab/>[orcl:~]$ sar 1 1000 &gt;&gt; sar_20181220.txt &amp;</text:p>
      <text:p text:style-name="P1"><text:tab/>[2] 5580</text:p>
      <text:p text:style-name="P1"><text:tab/>[orcl:~]$ jobs<text:tab/><text:tab/>&lt;----- 동작중인 작업의 상태를 확인하는 명령어</text:p>
      <text:p text:style-name="P1"><text:tab/>[1]+ <text:s/>Stopped <text:s text:c="16"/>vim hhh.txt</text:p>
      <text:p text:style-name="P1"><text:tab/>[2]- <text:s/>Running <text:s text:c="16"/>sar 1 1000 &gt;&gt; sar_20181220.txt &amp;</text:p>
      <text:p text:style-name="P1"/>
      <text:p text:style-name="P1"/>
      <text:p text:style-name="P1"/>
      <text:p text:style-name="P1"/>
      <text:p text:style-name="P1"/>
      <text:p text:style-name="P1"/>
      <text:p text:style-name="P1">★ <text:bookmark-start text:name="top명령어"/>top명령어<text:bookmark-end text:name="top명령어"/></text:p>
      <text:p text:style-name="P8"><text:a xlink:type="simple" xlink:href="#문제 121" text:style-name="Internet_20_link" text:visited-style-name="Visited_20_Internet_20_Link">문제 121</text:a></text:p>
      <text:p text:style-name="P1"><text:tab/>" 지금 현재 작동중인 프로세서들의 cpu 사용율과 메모리 사용율을 확인하는 명령어 "</text:p>
      <text:p text:style-name="P1"/>
      <text:p text:style-name="P1"><text:soft-page-break/>★ <text:bookmark-start text:name="ps 명령어"/>ps 명령어<text:bookmark-end text:name="ps 명령어"/></text:p>
      <text:p text:style-name="P8"><text:a xlink:type="simple" xlink:href="#문제 122" text:style-name="Internet_20_link" text:visited-style-name="Visited_20_Internet_20_Link">문제 122 ~ 125</text:a></text:p>
      <text:p text:style-name="P1"><text:tab/>" 현재 시스템에서 수행되고 있는 프로세서의 정보를 표시하는 명령어" </text:p>
      <text:p text:style-name="P1"/>
      <text:p text:style-name="P1"><text:tab/>예제 : </text:p>
      <text:p text:style-name="P1"><text:tab/><text:tab/>$ ps 옵션 프로세서 아이디</text:p>
      <text:p text:style-name="P1"/>
      <text:p text:style-name="P1"><text:tab/><text:tab/>옵션 : </text:p>
      <text:p text:style-name="P1"><text:tab/><text:tab/><text:tab/>-e : 현재 실행중인 모든 프로세서</text:p>
      <text:p text:style-name="P1"><text:tab/><text:tab/><text:tab/>-f : 실제 유저명, 개시시간등을 표시</text:p>
      <text:p text:style-name="P1"><text:tab/><text:tab/><text:tab/>-l : 프로세서의 상태, 우선도 등과 같은 상세한 정보</text:p>
      <text:p text:style-name="P1"><text:tab/><text:tab/><text:tab/>-p : 프로세서 아이디</text:p>
      <text:p text:style-name="P1"/>
      <text:p text:style-name="P1"/>
      <text:p text:style-name="P1"/>
      <text:p text:style-name="P1"/>
      <text:p text:style-name="P1">★ <text:bookmark-start text:name="kill 명령어"/>kill 명령어<text:bookmark-end text:name="kill 명령어"/></text:p>
      <text:p text:style-name="P8"><text:a xlink:type="simple" xlink:href="#문제 126" text:style-name="Internet_20_link" text:visited-style-name="Visited_20_Internet_20_Link">문제 126</text:a></text:p>
      <text:p text:style-name="P1"><text:tab/>$ kill -9 프로세서 번호</text:p>
      <text:p text:style-name="P1"/>
      <text:p text:style-name="P1"><text:tab/>옵션 : <text:s/>-9 : 프로세서를 죽인다.</text:p>
      <text:p text:style-name="P1"><text:tab/><text:tab/>-6 : 프로세서를 중단한다.</text:p>
      <text:p text:style-name="P1"><text:tab/><text:tab/>-2 : 프로세서에게 종료하도록 지시한다.</text:p>
      <text:p text:style-name="P1"/>
      <text:h text:style-name="P11" text:outline-level="1">■ 7. 쉘 스크립트 작성법</text:h>
      <text:p text:style-name="P1"/>
      <text:p text:style-name="P1"><text:tab/>▷ 쉘(shell)이란 무엇인가?</text:p>
      <text:p text:style-name="P1"/>
      <text:p text:style-name="P1"><text:tab/> <text:s text:c="2"/>shell이란 운영체제에서 제공하는 명령을 실행하는 프로그램이다.</text:p>
      <text:p text:style-name="P1"/>
      <text:p text:style-name="P1"><text:tab/>▷ 쉘(shell) 스크립트 란?</text:p>
      <text:p text:style-name="P1"/>
      <text:p text:style-name="P1"><text:tab/> <text:s text:c="3"/>인터프리터(통역사) 열활을 하는것으로 시스템에서 지원하는 명령어들의 집합을 묶어서 프로그램화</text:p>
      <text:p text:style-name="P1"><text:tab/> <text:s text:c="3"/>한것을 말한다.</text:p>
      <text:p text:style-name="P1"/>
      <text:p text:style-name="P1"><text:tab/>▷ 쉘(shell)의 종류</text:p>
      <text:p text:style-name="P1"/>
      <text:p text:style-name="P1"><text:tab/><text:tab/>1. Bourne shell</text:p>
      <text:p text:style-name="P1"><text:tab/><text:tab/>2. C shell</text:p>
      <text:p text:style-name="P1"><text:tab/><text:tab/>3. Korn shell</text:p>
      <text:p text:style-name="P1"><text:tab/><text:tab/>4. bash shell</text:p>
      <text:p text:style-name="P1"/>
      <text:p text:style-name="P1"><text:tab/><text:tab/>예 : #!/bin/bash ---&gt; 쉘 중에 bash 쉘을 쓰겠다.</text:p>
      <text:p text:style-name="P1"><text:tab/></text:p>
      <text:p text:style-name="P1"><text:tab/>▷ 쉘 스크립트 프로그래밍이란?</text:p>
      <text:p text:style-name="P1"/>
      <text:p text:style-name="P1"><text:tab/><text:tab/>1. C언어와 유사한 프로그래밍</text:p>
      <text:p text:style-name="P1"><text:tab/><text:tab/>2. 변수, 반복문(loop문), 제어문(if문)이 사용가능</text:p>
      <text:p text:style-name="P1"><text:tab/><text:tab/>3. 별도로 컴파일 하지 않고 텍스트 파일 형태로 바로 실행이 가능하다.</text:p>
      <text:p text:style-name="P1"><text:tab/><text:tab/>4. vi 나 gedit으로 작성이 가능</text:p>
      <text:p text:style-name="P1"><text:tab/><text:tab/>5. 리눅스의 많은 부분이 쉘스크립트로 작성이 되어있다.</text:p>
      <text:p text:style-name="P1"/>
      <text:p text:style-name="P1"/>
      <text:p text:style-name="P1"/>
      <text:p text:style-name="P1"/>
      <text:p text:style-name="P1">★ <text:bookmark-start text:name="쉘 스크립트를 작성하고 실행하는 방법"/>쉘 스크립트를 작성하고 실행하는 방법<text:bookmark-end text:name="쉘 스크립트를 작성하고 실행하는 방법"/> </text:p>
      <text:p text:style-name="P8"><text:a xlink:type="simple" xlink:href="#문제 127" text:style-name="Internet_20_link" text:visited-style-name="Visited_20_Internet_20_Link">문제 127</text:a></text:p>
      <text:p text:style-name="P1"><text:tab/>$ vi a.sh</text:p>
      <text:p text:style-name="P1"/>
      <text:p text:style-name="P1"><text:tab/><text:tab/>echo "host name : " $HOSTNAME</text:p>
      <text:p text:style-name="P1"/>
      <text:p text:style-name="P1"><text:tab/>$ sh a.sh</text:p>
      <text:p text:style-name="P1"><text:tab/>host name : <text:s/>edydr1p0.us.oracle.com</text:p>
      <text:p text:style-name="P1"/>
      <text:p text:style-name="P1"><text:tab/>[orcl:~]$ ./a.sh</text:p>
      <text:p text:style-name="P1"><text:tab/>-bash: ./a.sh: Permission denied</text:p>
      <text:p text:style-name="P1"/>
      <text:p text:style-name="P1"/>
      <text:p text:style-name="P1"/>
      <text:p text:style-name="P1"/>
      <text:p text:style-name="P1"/>
      <text:p text:style-name="P1">★ <text:bookmark-start text:name="변수 사용법"/>변수 사용법<text:bookmark-end text:name="변수 사용법"/> </text:p>
      <text:p text:style-name="P1"/>
      <text:p text:style-name="P1"><text:tab/>1. 모든 변수는 '문자열(string)' 으로 취급된다.</text:p>
      <text:p text:style-name="P1"><text:tab/>2. 변수 이름은 대소문자를 구분한다.</text:p>
      <text:p text:style-name="P1"><text:tab/>3. 변수에 값을 대입할 때는 '=' 좌우에 공백이 없어야한다.</text:p>
      <text:p text:style-name="P1"><text:tab/>4. 변수에 들어간 문자를 출력하려면 변수 앞에 $ 를 붙이고 echo명령어로 출력하면 된다.</text:p>
      <text:p text:style-name="P1"/>
      <text:p text:style-name="P1"><text:tab/>예 : $ myvar="Hi !!!!!!!!"</text:p>
      <text:p text:style-name="P1"><text:tab/> <text:s text:c="4"/>$ echo $myvar</text:p>
      <text:p text:style-name="P1"/>
      <text:p text:style-name="P1"/>
      <text:p text:style-name="P1"><text:soft-page-break/></text:p>
      <text:p text:style-name="P1"/>
      <text:p text:style-name="P1">★ <text:bookmark-start text:name="변수의 숫자 계산하는 방법"/>변수의 숫자 계산하는 방법<text:bookmark-end text:name="변수의 숫자 계산하는 방법"/> </text:p>
      <text:p text:style-name="P8"><text:a xlink:type="simple" xlink:href="#문제 128" text:style-name="Internet_20_link" text:visited-style-name="Visited_20_Internet_20_Link">문제 128 ~ 129</text:a></text:p>
      <text:p text:style-name="P1"><text:tab/>1. 변수에 대입한 값은 모두 문자열로 취급이 된다.</text:p>
      <text:p text:style-name="P1"><text:tab/>2. 변수에 들어있는 값을 숫자로 해서 + * / - 등의 연산을 하려면 expr을 사용해야 한다.</text:p>
      <text:p text:style-name="P1"><text:tab/>3. 수식에 괄호 또는 곱하기(*)를 사용하려면 그 앞에 반드시 (\)를 붙여야 한다.</text:p>
      <text:p text:style-name="P1"/>
      <text:p text:style-name="P1"><text:tab/>예 : </text:p>
      <text:p text:style-name="P1"><text:tab/><text:tab/>[orcl:~]$ num1=100</text:p>
      <text:p text:style-name="P1"><text:tab/><text:tab/>[orcl:~]$ num2=200</text:p>
      <text:p text:style-name="P1"><text:tab/><text:tab/>[orcl:~]$ echo $num1</text:p>
      <text:p text:style-name="P1"><text:tab/><text:tab/>100</text:p>
      <text:p text:style-name="P1"><text:tab/><text:tab/>[orcl:~]$ echo $num2</text:p>
      <text:p text:style-name="P1"><text:tab/><text:tab/>200</text:p>
      <text:p text:style-name="P1"><text:tab/><text:tab/>[orcl:~]$ echo $num2 + $num2</text:p>
      <text:p text:style-name="P1"><text:tab/><text:tab/>200 + 200</text:p>
      <text:p text:style-name="P1"><text:tab/><text:tab/>[orcl:~]$ expr $num1 + $num2</text:p>
      <text:p text:style-name="P1"><text:tab/><text:tab/>300</text:p>
      <text:p text:style-name="P1"/>
      <text:p text:style-name="P1"/>
      <text:p text:style-name="P1"/>
      <text:p text:style-name="P1">★ <text:bookmark-start text:name="파라미터 변수"/>파라미터 변수<text:bookmark-end text:name="파라미터 변수"/> </text:p>
      <text:p text:style-name="P8"><text:a xlink:type="simple" xlink:href="#문제 130" text:style-name="Internet_20_link" text:visited-style-name="Visited_20_Internet_20_Link">문제 130 ~ 131</text:a></text:p>
      <text:p text:style-name="P1"><text:tab/>1. 파라미터 변수는 $0, $1, $2, ...의 형태를 가진다. </text:p>
      <text:p text:style-name="P1"><text:tab/>2. 전체 파라미터는 $*로 표현한다.</text:p>
      <text:p text:style-name="P1"/>
      <text:p text:style-name="P1"><text:tab/>예제 :</text:p>
      <text:p text:style-name="P1"><text:tab/><text:tab/>[orcl:~]$ vi b.sh</text:p>
      <text:p text:style-name="P1"><text:tab/><text:tab/>echo "실행파일 이름은 $0 입니다."</text:p>
      <text:p text:style-name="P1"><text:tab/><text:tab/>echo "첫번째 파라미터 값은 $1 입니다."</text:p>
      <text:p text:style-name="P1"><text:tab/><text:tab/>echo "두번째 파라미터 값은 $2 입니다."</text:p>
      <text:p text:style-name="P1"><text:tab/><text:tab/>echo "전체 파라미터 값은 $* 입니다."</text:p>
      <text:p text:style-name="P1"><text:tab/><text:tab/></text:p>
      <text:p text:style-name="P1"><text:tab/><text:tab/>[orcl:~]$ sh b.sh 10 20</text:p>
      <text:p text:style-name="P1"><text:tab/><text:tab/>실행파일 이름은 b.sh 입니다.</text:p>
      <text:p text:style-name="P1"><text:tab/><text:tab/>▒첫번째 파라미터 값은 10 입니다.<text:tab/></text:p>
      <text:p text:style-name="P1"><text:tab/><text:tab/>두번째 파라미터 값은 20 입니다.</text:p>
      <text:p text:style-name="P1"><text:tab/><text:tab/>전체 파라미터 값은 10 20 입니다.</text:p>
      <text:p text:style-name="P1"/>
      <text:p text:style-name="P1"/>
      <text:p text:style-name="P1"/>
      <text:p text:style-name="P1">★ <text:bookmark-start text:name="리눅스 쉘에서 if문 사용방법"/>리눅스 쉘에서 if문 사용방법<text:bookmark-end text:name="리눅스 쉘에서 if문 사용방법"/></text:p>
      <text:p text:style-name="P1"/>
      <text:p text:style-name="P1"><text:tab/>if <text:s/>[ 조건 ]; then</text:p>
      <text:p text:style-name="P1"><text:tab/><text:tab/>실행문</text:p>
      <text:p text:style-name="P1"><text:tab/>elif [ 조건 ]; then</text:p>
      <text:p text:style-name="P1"><text:tab/><text:tab/>실행문</text:p>
      <text:p text:style-name="P1"><text:tab/>else</text:p>
      <text:p text:style-name="P1"><text:tab/><text:tab/>실행문</text:p>
      <text:p text:style-name="P1"><text:tab/>fi</text:p>
      <text:p text:style-name="P1"/>
      <text:p text:style-name="P1"><text:tab/><text:tab/>※ if 문 사용시 주의사항 ! "공백처리를 잘해줘야 한다.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★ <text:bookmark-start text:name="if 문 조건문에 들어가는 비교 연산자"/>if 문 조건문에 들어가는 비교 연산자<text:bookmark-end text:name="if 문 조건문에 들어가는 비교 연산자"/></text:p>
      <text:p text:style-name="P8"><text:a xlink:type="simple" xlink:href="#문제 132" text:style-name="Internet_20_link" text:visited-style-name="Visited_20_Internet_20_Link">문제 132 ~ 133</text:a></text:p>
      <text:p text:style-name="P1"><text:tab/>- 문자열 비교</text:p>
      <text:p text:style-name="P1"><text:tab/><text:tab/>1. "문자열1" <text:s/>= "문자열2" : 두 문자열이 같으면 true</text:p>
      <text:p text:style-name="P1"><text:tab/><text:tab/>2. "문자열1" != "문자열2" : 두 문자열이 같지 않으면 true</text:p>
      <text:p text:style-name="P1"/>
      <text:p text:style-name="P1"><text:tab/>- 숫자열 비교</text:p>
      <text:p text:style-name="P1"><text:tab/><text:tab/>1. 숫자1 -eq 숫자2 : 두 숫자가 같으면 True<text:tab/><text:tab/><text:tab/>equal</text:p>
      <text:p text:style-name="P1"><text:tab/><text:tab/>2. 숫자1 -ne 숫자2 : 두 숫자가 같지 않으면 True<text:tab/><text:tab/><text:tab/>not equal</text:p>
      <text:p text:style-name="P1"><text:tab/><text:tab/>3. 숫자1 -gt 숫자2 : 숫자1이 숫자2보다 크다면 True<text:tab/><text:tab/>greater</text:p>
      <text:p text:style-name="P1"><text:tab/><text:tab/>4. 숫자1 -ge 숫자2 : 숫자1이 숫자2보다 크거나 같다면 True<text:tab/>greater or equal</text:p>
      <text:p text:style-name="P1"><text:tab/><text:tab/>5. 숫자1 -lt 숫자2 : 숫자1이 숫자2보다 작다면 True<text:tab/><text:tab/>little</text:p>
      <text:p text:style-name="P1"><text:tab/><text:tab/>6. 숫자1 -le 숫자2 : 숫자1이 숫자2보다 작거나 같으면 True<text:tab/>le - little or equal</text:p>
      <text:p text:style-name="P1"><text:tab/><text:tab/>7. !숫자1 <text:s text:c="9"/>: 숫자1이 거짓이라면 True</text:p>
      <text:p text:style-name="P1"/>
      <text:p text:style-name="P1"/>
      <text:p text:style-name="P1"><text:tab/>예제 : </text:p>
      <text:p text:style-name="P1"><text:tab/><text:tab/>[orcl:~]$ vi if1.sh</text:p>
      <text:p text:style-name="P1"><text:tab/><text:tab/>#!/bin/bash</text:p>
      <text:p text:style-name="P1"><text:tab/><text:tab/></text:p>
      <text:p text:style-name="P1"><text:tab/><text:tab/>if [ 100 -eq 200 ]; then</text:p>
      <text:p text:style-name="P1"><text:tab/><text:tab/> <text:s text:c="2"/>echo "100 is equal to 200"</text:p>
      <text:p text:style-name="P1"><text:tab/><text:tab/>else</text:p>
      <text:p text:style-name="P1"><text:tab/><text:tab/> <text:s text:c="2"/>echo "100 is not equal to 200"</text:p>
      <text:p text:style-name="P1"><text:tab/><text:tab/>fi</text:p>
      <text:p text:style-name="P1"><text:tab/><text:tab/></text:p>
      <text:p text:style-name="P1"><text:tab/><text:tab/>[orcl:~]$ sh if1.sh</text:p>
      <text:p text:style-name="P1"><text:tab/><text:tab/>100 is not equal to 200</text:p>
      <text:p text:style-name="P1"/>
      <text:p text:style-name="P1"/>
      <text:p text:style-name="P1"/>
      <text:p text:style-name="P1"/>
      <text:p text:style-name="P1">★ <text:bookmark-start text:name="리눅스에서 사용하는 연산자"/>리눅스에서 사용하는 연산자<text:bookmark-end text:name="리눅스에서 사용하는 연산자"/></text:p>
      <text:p text:style-name="P8"><text:a xlink:type="simple" xlink:href="#문제 134" text:style-name="Internet_20_link" text:visited-style-name="Visited_20_Internet_20_Link">문제 134 ~ 135</text:a></text:p>
      <text:p text:style-name="P1"><text:tab/>※ 리눅스의 연산자 3가지</text:p>
      <text:p text:style-name="P1"><text:tab/></text:p>
      <text:p text:style-name="P1"><text:tab/> <text:s text:c="2"/>1. 산술 연산자 : +, -, *, /</text:p>
      <text:p text:style-name="P1"><text:tab/> <text:s text:c="2"/>2. 비교 연산자 : &gt;, &lt;, &gt;=, &lt;=, ==, !=</text:p>
      <text:p text:style-name="P1"><text:tab/> <text:s text:c="2"/>3. 논리 연산자 : &amp;&amp;, ||, !</text:p>
      <text:p text:style-name="P1"/>
      <text:p text:style-name="P1"><text:tab/><text:tab/>논리 연산자인 and 는 &amp;&amp; 또는 -a를 사용한다.</text:p>
      <text:p text:style-name="P1"><text:tab/><text:tab/>논리 연산자인 ro <text:s/>는 || 또는 -o를 사용한다.</text:p>
      <text:p text:style-name="P1"/>
      <text:p text:style-name="P1"/>
      <text:p text:style-name="P1"><text:tab/>예제 :</text:p>
      <text:p text:style-name="P1"><text:tab/><text:tab/>if [ $sal -lt 2000 ] &amp;&amp; [ $job=="SALESMAN" ]; then</text:p>
      <text:p text:style-name="P1"/>
      <text:p text:style-name="P1"><text:tab/><text:tab/><text:tab/><text:tab/>또는</text:p>
      <text:p text:style-name="P1"/>
      <text:p text:style-name="P1"><text:tab/><text:tab/>if [ $sal -lt 2000 -a $job=="SALESMAN" ]; th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★ <text:bookmark-start text:name="loop 문"/>loop 문<text:bookmark-end text:name="loop 문"/></text:p>
      <text:p text:style-name="P8"><text:a xlink:type="simple" xlink:href="#문제 136" text:style-name="Internet_20_link" text:visited-style-name="Visited_20_Internet_20_Link">문제 136 ~ 145</text:a></text:p>
      <text:p text:style-name="P1"><text:tab/>* for loop문 문법</text:p>
      <text:p text:style-name="P1"><text:tab/><text:tab/>for 변수 in 값1,값2,값3</text:p>
      <text:p text:style-name="P1"><text:tab/><text:tab/>do</text:p>
      <text:p text:style-name="P1"><text:tab/><text:tab/> <text:s/>반복할 문장</text:p>
      <text:p text:style-name="P1"><text:tab/><text:tab/>done</text:p>
      <text:p text:style-name="P1"/>
      <text:p text:style-name="P1"><text:tab/>예제 : </text:p>
      <text:p text:style-name="P1"><text:tab/><text:tab/>[orcl:~]$ vi for.sh</text:p>
      <text:p text:style-name="P1"><text:tab/><text:tab/>#!/bin/bash</text:p>
      <text:p text:style-name="P1"><text:tab/><text:tab/></text:p>
      <text:p text:style-name="P1"><text:tab/><text:tab/>hap=0</text:p>
      <text:p text:style-name="P1"><text:tab/><text:tab/>for i in {1..10}</text:p>
      <text:p text:style-name="P1"><text:tab/><text:tab/>do</text:p>
      <text:p text:style-name="P1"><text:tab/><text:tab/> <text:s/>hap=`expr $hap + $i`</text:p>
      <text:p text:style-name="P1"><text:tab/><text:tab/>done</text:p>
      <text:p text:style-name="P1"><text:tab/><text:tab/> <text:s/>echo "1부터 10까지의 합은 " $hap</text:p>
      <text:p text:style-name="P1"><text:tab/><text:tab/></text:p>
      <text:p text:style-name="P1"><text:tab/><text:tab/>[orcl:~]$ sh for.sh</text:p>
      <text:p text:style-name="P1"><text:tab/><text:tab/>1부터 10까지의 합은 <text:s/>55</text:p>
      <text:p text:style-name="P1"/>
      <text:p text:style-name="P1"><text:tab/>-우분투버전</text:p>
      <text:p text:style-name="P1"><text:tab/><text:tab/>#!/bin/bash</text:p>
      <text:p text:style-name="P1"/>
      <text:p text:style-name="P1"><text:tab/><text:tab/>hap=0</text:p>
      <text:p text:style-name="P1"><text:tab/><text:tab/>for i in $(seq 1 10)</text:p>
      <text:p text:style-name="P1"><text:tab/><text:tab/>do</text:p>
      <text:p text:style-name="P1"><text:tab/><text:tab/> <text:s/>hap=$(( $hap + $i ))</text:p>
      <text:p text:style-name="P1"><text:tab/><text:tab/>done</text:p>
      <text:p text:style-name="P1"><text:tab/><text:tab/> <text:s/>echo "1부터 10까지의 합은 " $hap</text:p>
      <text:p text:style-name="P1"/>
      <text:p text:style-name="P1"/>
      <text:p text:style-name="P1"/>
      <text:p text:style-name="P1"/>
      <text:p text:style-name="P1">★ <text:bookmark-start text:name="sed 명령어로 공백라인을 지우는 방법 (데이터 정제 작업)"/>sed 명령어로 공백라인을 지우는 방법 (데이터 정제 작업)<text:bookmark-end text:name="sed 명령어로 공백라인을 지우는 방법 (데이터 정제 작업)"/></text:p>
      <text:p text:style-name="P8"><text:a xlink:type="simple" xlink:href="#문제 146" text:style-name="Internet_20_link" text:visited-style-name="Visited_20_Internet_20_Link">문제 146 ~ 156</text:a></text:p>
      <text:p text:style-name="P1"><text:tab/>1. emp.txt 를 열어서 중간에 공백라인을 하나 넣으시오 !</text:p>
      <text:p text:style-name="P1"/>
      <text:p text:style-name="P1"><text:tab/>2. emp.txt 안에 공백라인이 있는지 검색한디ㅏ.</text:p>
      <text:p text:style-name="P1"><text:tab/><text:tab/>[orcl:~]$ sed -n /^$/p emp.txt | wc -l</text:p>
      <text:p text:style-name="P1"/>
      <text:p text:style-name="P1"><text:tab/>3. emp.txt 안에 공백라인을 삭제한다.</text:p>
      <text:p text:style-name="P1"><text:tab/><text:tab/></text:p>
      <text:p text:style-name="P1"><text:tab/>[orcl:~]$ sed '/^$/d' emp.txt &gt;&gt; emp_backup.txt</text:p>
      <text:p text:style-name="P1"><text:tab/>[orcl:~]$ rm emp.txt</text:p>
      <text:p text:style-name="P1"><text:tab/>[orcl:~]$ mv emp_backup.txt emp.txt</text:p>
      <text:p text:style-name="P1"><text:tab/>[orcl:~]$ sed -n /^$/p emp.txt | wc -l</text:p>
      <text:p text:style-name="P1"><text:tab/>0</text:p>
      <text:p text:style-name="P1"/>
      <text:p text:style-name="P1"><text:tab/><text:tab/>※ 설명 : -n옵션은 sed옆의 식에 해당하는 데이터만 출력해라 라는 뜻이다.</text:p>
      <text:p text:style-name="P1"/>
      <text:p text:style-name="P1"><text:tab/><text:tab/>※ 스페이스바 넣은 공백까지 다 지우는 방법</text:p>
      <text:p text:style-name="P1"><text:tab/><text:tab/></text:p>
      <text:p text:style-name="P1"><text:tab/><text:tab/>1. emp.txt를 열어서 중간에 스페이스바로 공백을 넣는데 여러번 엔터를 쳐서 넣으시오 !</text:p>
      <text:p text:style-name="P1"/>
      <text:p text:style-name="P1"><text:tab/><text:tab/>2. emp.txt 에서 여러번 엔터를 넣은 스페이스바 공백이 있는지 확인한다.</text:p>
      <text:p text:style-name="P1"><text:tab/><text:tab/><text:tab/>[orcl:~]$ cat emp.txt</text:p>
      <text:p text:style-name="P1"/>
      <text:p text:style-name="P1"><text:tab/><text:tab/>3. emp.txt에서 여러번의 엔터를 넣은 스페이스바 공백을 지운 상태로 출력하시오 !</text:p>
      <text:p text:style-name="P1"><text:soft-page-break/><text:tab/><text:tab/><text:tab/>[orcl:~]$ sed '/^ *$/d' emp.txt</text:p>
      <text:p text:style-name="P1"/>
      <text:p text:style-name="P1"><text:tab/><text:tab/>4. [orcl:~]$ sed '/^ *$/d' emp.txt &gt;&gt; emp_backup.txt</text:p>
      <text:p text:style-name="P1"/>
      <text:p text:style-name="P1"><text:tab/><text:tab/>5. [orcl:~]$ rm emp.txt</text:p>
      <text:p text:style-name="P1"><text:tab/><text:tab/> <text:s text:c="2"/>[orcl:~]$ mv emp_backup.txt emp.t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★</text:span> <text:bookmark-start text:name="while loop문 "/>while loop문 <text:bookmark-end text:name="while loop문 "/></text:p>
      <text:p text:style-name="P8"><text:a xlink:type="simple" xlink:href="#문제 157" text:style-name="Internet_20_link" text:visited-style-name="Visited_20_Internet_20_Link">문제 157 ~ 163</text:a></text:p>
      <text:p text:style-name="P1"><text:tab/>문법 : <text:s text:c="4"/>조건에 만족할 때만 루프문을 반복 수행한다.</text:p>
      <text:p text:style-name="P1"><text:tab/><text:tab/><text:tab/> ↓</text:p>
      <text:p text:style-name="P1"><text:tab/><text:tab/>while [ 조건 ]<text:tab/> <text:s text:c="2"/>← 한칸씩 띄어쓰기를 해야한다.</text:p>
      <text:p text:style-name="P1"><text:tab/><text:tab/>do</text:p>
      <text:p text:style-name="P1"><text:tab/><text:tab/> <text:s text:c="3"/>실행문</text:p>
      <text:p text:style-name="P1"><text:tab/><text:tab/>done</text:p>
      <text:p text:style-name="P1"/>
      <text:p text:style-name="P1"><text:tab/>예제 : </text:p>
      <text:p text:style-name="P1"><text:tab/><text:tab/>[orcl:~]$ vi test.sh</text:p>
      <text:p text:style-name="P1"><text:tab/><text:tab/>i=1</text:p>
      <text:p text:style-name="P1"><text:tab/><text:tab/>while [ $i -le 10 ]</text:p>
      <text:p text:style-name="P1"><text:tab/><text:tab/>do</text:p>
      <text:p text:style-name="P1"><text:tab/><text:tab/> <text:s text:c="3"/>echo $i</text:p>
      <text:p text:style-name="P1"><text:tab/><text:tab/> <text:s text:c="3"/>i=`expr $i + 1`</text:p>
      <text:p text:style-name="P1"><text:tab/><text:tab/>done</text:p>
      <text:p text:style-name="P1"/>
      <text:p text:style-name="P1"><text:tab/><text:tab/>[orcl:~]$ sh test.sh</text:p>
      <text:p text:style-name="P1"><text:tab/><text:tab/>1</text:p>
      <text:p text:style-name="P1"><text:tab/><text:tab/>2</text:p>
      <text:p text:style-name="P1"><text:tab/><text:tab/>3</text:p>
      <text:p text:style-name="P1"><text:tab/><text:tab/>4</text:p>
      <text:p text:style-name="P1"><text:tab/><text:tab/>5</text:p>
      <text:p text:style-name="P1"><text:tab/><text:tab/>6</text:p>
      <text:p text:style-name="P1"><text:tab/><text:tab/>7</text:p>
      <text:p text:style-name="P1"><text:tab/><text:tab/>8</text:p>
      <text:p text:style-name="P1"><text:tab/><text:tab/>9</text:p>
      <text:p text:style-name="P1"><text:tab/><text:tab/>10</text:p>
      <text:p text:style-name="P1"/>
      <text:p text:style-name="P1"/>
      <text:p text:style-name="P1"/>
      <text:p text:style-name="P1"/>
      <text:h text:style-name="P11" text:outline-level="1">■ 파일과 관련된 조건</text:h>
      <text:p text:style-name="P8"><text:a xlink:type="simple" xlink:href="#문제 164" text:style-name="Internet_20_link" text:visited-style-name="Visited_20_Internet_20_Link">문제 164 ~ 169</text:a></text:p>
      <text:p text:style-name="P1"><text:tab/>1. -d 파일명 : 파일이 디렉토리이면 true</text:p>
      <text:p text:style-name="P1"><text:tab/>2. -e 파일명 : 파일이 존재하면 true</text:p>
      <text:p text:style-name="P1"><text:tab/>3. -f 파일명 : 파일이 일반 파일이면 true</text:p>
      <text:p text:style-name="P1"><text:tab/>4. -r 파일명 : 파일이 읽기 가능하면 true</text:p>
      <text:p text:style-name="P1"><text:tab/>5. -s 파일명 : 파일이 크기가 0이 아니면 true</text:p>
      <text:p text:style-name="P1"><text:tab/>6. -w 파일명 : 파일이 쓰기가 가능한 상태면 true</text:p>
      <text:p text:style-name="P1"><text:tab/>7. -x 파일명 : 파일이 실행가능한 상태면 true</text:p>
      <text:p text:style-name="P1"/>
      <text:p text:style-name="P1"/>
      <text:p text:style-name="P1"><text:tab/>예제 : </text:p>
      <text:p text:style-name="P1"><text:tab/><text:tab/>[orcl:~]$ vi test.sh</text:p>
      <text:p text:style-name="P1"><text:tab/><text:tab/>#!/bin/bash</text:p>
      <text:p text:style-name="P1"/>
      <text:p text:style-name="P1"><text:tab/>fname=/home/oracle/emp.txt</text:p>
      <text:p text:style-name="P1"><text:tab/>if [ -e $fname ]; then</text:p>
      <text:p text:style-name="P1"><text:tab/> <text:s text:c="3"/>cat $fname</text:p>
      <text:p text:style-name="P1"><text:tab/>else</text:p>
      <text:p text:style-name="P1"><text:tab/> <text:s text:c="3"/>echo "파일이 없습니다."</text:p>
      <text:p text:style-name="P1"><text:tab/>fi</text:p>
      <text:p text:style-name="P1"/>
      <text:p text:style-name="P1"><text:tab/><text:tab/>[orcl:~]$ sh test.sh</text:p>
      <text:p text:style-name="P1"><text:tab/><text:tab/> 7839 KING <text:s text:c="11"/>PRESIDENT <text:s text:c="18"/>0 81/11/17 <text:s text:c="6"/>5000 <text:s text:c="9"/>0 <text:s text:c="8"/>10</text:p>
      <text:p text:style-name="P1"><text:tab/><text:tab/> 7698 BLAKE <text:s text:c="10"/>MANAGER <text:s text:c="17"/>7839 81/05/01 <text:s text:c="6"/>2850 <text:s text:c="9"/>0 <text:s text:c="8"/>30</text:p>
      <text:p text:style-name="P1"/>
      <text:h text:style-name="P11" text:outline-level="1">■ 데이터 분석을 위해 만들어야할 리눅스 쉘 스크립트 </text:h>
      <text:p text:style-name="P1"/>
      <text:p text:style-name="P1"><text:tab/>1. 데이터를 분리하는 스크립트</text:p>
      <text:p text:style-name="P1"><text:tab/>2. 오라클 --&gt; R 또는 파이썬 에서 분석할 수 있도록 text파일로 생성하는 작업</text:p>
      <text:p text:style-name="P1"><text:tab/>3. 자동화 스크립트</text:p>
      <text:p text:style-name="P1"/>
      <text:h text:style-name="P11" text:outline-level="1">■ 오라클의 data를 csv 로 생성하는 방법</text:h>
      <text:p text:style-name="P8"><text:a xlink:type="simple" xlink:href="#문제 170" text:style-name="Internet_20_link" text:visited-style-name="Visited_20_Internet_20_Link">문제 170</text:a></text:p>
      <text:p text:style-name="P1"><text:tab/>1. 오라클에 접속을 한다 </text:p>
      <text:p text:style-name="P1"><text:tab/><text:tab/>[orcl:~]$ sqlplus / as sysdba</text:p>
      <text:p text:style-name="P1"/>
      <text:p text:style-name="P1"><text:tab/><text:tab/>SQL&gt; show user</text:p>
      <text:p text:style-name="P1"><text:tab/><text:tab/>USER is "SYS"</text:p>
      <text:p text:style-name="P1"/>
      <text:p text:style-name="P1"><text:tab/>2. scott 계정과 hr계정의 lock을 해제하고 패스워드를 tiger로 변경하시오 !</text:p>
      <text:p text:style-name="P1"/>
      <text:p text:style-name="P1"><text:tab/><text:tab/>SQL&gt; alter user scott</text:p>
      <text:p text:style-name="P1"><text:tab/><text:tab/> <text:s/>2 <text:s text:c="3"/>account unlock;</text:p>
      <text:p text:style-name="P1"><text:tab/><text:tab/></text:p>
      <text:p text:style-name="P1"><text:tab/><text:tab/>User altered.</text:p>
      <text:p text:style-name="P1"><text:tab/><text:tab/></text:p>
      <text:p text:style-name="P1"><text:tab/><text:tab/>SQL&gt; alter user scott</text:p>
      <text:p text:style-name="P1"><text:tab/><text:tab/> <text:s/>2 <text:s/>identified by tiger;</text:p>
      <text:p text:style-name="P1"><text:tab/><text:tab/></text:p>
      <text:p text:style-name="P1"><text:tab/><text:tab/>User altered.</text:p>
      <text:p text:style-name="P1"/>
      <text:p text:style-name="P1"><text:tab/><text:tab/>SQL&gt; connect scott/tiger</text:p>
      <text:p text:style-name="P1"><text:tab/><text:tab/>Connected.</text:p>
      <text:p text:style-name="P1"/>
      <text:p text:style-name="P1"><text:tab/><text:tab/>SQL&gt; select * from emp;</text:p>
      <text:p text:style-name="P1"><text:tab/><text:tab/></text:p>
      <text:p text:style-name="P1"><text:tab/><text:tab/> <text:s text:c="4"/>EMPNO ENAME <text:s text:c="5"/>JOB <text:s text:c="13"/>MGR HIREDATE <text:s text:c="8"/>SAL <text:s text:c="6"/>COMM <text:s text:c="4"/>DEPTNO</text:p>
      <text:p text:style-name="P1"><text:tab/><text:tab/>---------- ---------- --------- ---------- --------- ---------- ---------- ----------</text:p>
      <text:p text:style-name="P1"><text:tab/><text:tab/> <text:s text:c="5"/>7369 SMITH <text:s text:c="5"/>CLERK <text:s text:c="10"/>7902 17-DEC-80 <text:s text:c="7"/>800 <text:s text:c="19"/>20</text:p>
      <text:p text:style-name="P1"><text:tab/><text:tab/> <text:s text:c="5"/>7499 ALLEN <text:s text:c="5"/>SALESMAN <text:s text:c="7"/>7698 20-FEB-81 <text:s text:c="6"/>1600 <text:s text:c="7"/>300 <text:s text:c="8"/>30</text:p>
      <text:p text:style-name="P1"><text:tab/><text:tab/> <text:s text:c="5"/>7521 WARD <text:s text:c="6"/>SALESMAN <text:s text:c="7"/>7698 22-FEB-81 <text:s text:c="6"/>1250 <text:s text:c="7"/>500 <text:s text:c="8"/>30</text:p>
      <text:p text:style-name="P1"><text:tab/><text:tab/><text:tab/><text:tab/><text:tab/><text:tab/><text:tab/>:</text:p>
      <text:p text:style-name="P1"><text:tab/><text:tab/><text:tab/><text:tab/><text:tab/><text:tab/><text:tab/>:</text:p>
      <text:p text:style-name="P1"><text:tab/><text:tab/> <text:s text:c="5"/>7902 FORD <text:s text:c="6"/>ANALYST <text:s text:c="8"/>7566 03-DEC-81 <text:s text:c="6"/>3000 <text:s text:c="19"/>20</text:p>
      <text:p text:style-name="P1"><text:tab/><text:tab/> <text:s text:c="5"/>7934 MILLER <text:s text:c="4"/>CLERK <text:s text:c="10"/>7782 23-JAN-82 <text:s text:c="6"/>1300 <text:s text:c="19"/>10</text:p>
      <text:p text:style-name="P1"/>
      <text:p text:style-name="P1"/>
      <text:p text:style-name="P1"/>
      <text:p text:style-name="P1"/>
      <text:p text:style-name="P1">★ <text:bookmark-start text:name="리눅스 sqlplus 에서 ed 쳤을 때 vi 편집기가 열리게 하는 방법"/>리눅스 sqlplus 에서 ed 쳤을 때 vi 편집기가 열리게 하는 방법<text:bookmark-end text:name="리눅스 sqlplus 에서 ed 쳤을 때 vi 편집기가 열리게 하는 방법"/></text:p>
      <text:p text:style-name="P1"/>
      <text:p text:style-name="P1"><text:tab/>[orcl:~]$ cd $ORACLE_HOME/sqlplus/admin</text:p>
      <text:p text:style-name="P1"><text:tab/>[orcl:admin]$ pwd</text:p>
      <text:p text:style-name="P1"><text:tab/>/u01/app/oracle/product/11.2.0/dbhome_1/sqlplus/admin</text:p>
      <text:p text:style-name="P1"/>
      <text:p text:style-name="P1"><text:tab/>[orcl:admin]$ vi glogin.sql<text:tab/><text:tab/>#sqlplus의 환경설정 파일</text:p>
      <text:p text:style-name="P1"><text:tab/>--</text:p>
      <text:p text:style-name="P1"><text:tab/>-- Copyright (c) 1988, 2005, Oracle. <text:s/>All Rights Reserved.</text:p>
      <text:p text:style-name="P1"><text:tab/>--</text:p>
      <text:p text:style-name="P1"><text:tab/>-- NAME</text:p>
      <text:p text:style-name="P1"><text:tab/>-- <text:s text:c="2"/>glogin.sql</text:p>
      <text:p text:style-name="P1"><text:tab/>--</text:p>
      <text:p text:style-name="P1"><text:tab/>-- DESCRIPTION</text:p>
      <text:p text:style-name="P1"><text:tab/>-- <text:s text:c="2"/>SQL*Plus global login "site profile" file</text:p>
      <text:p text:style-name="P1"><text:tab/>--</text:p>
      <text:p text:style-name="P1"><text:tab/>-- <text:s text:c="2"/>Add any SQL*Plus commands here that are to be executed when a</text:p>
      <text:p text:style-name="P1"><text:tab/>-- <text:s text:c="2"/>user starts SQL*Plus, or uses the SQL*Plus CONNECT command.</text:p>
      <text:p text:style-name="P1"><text:tab/>--</text:p>
      <text:p text:style-name="P1"><text:tab/>-- USAGE</text:p>
      <text:p text:style-name="P1"><text:soft-page-break/><text:tab/>-- <text:s text:c="2"/>This script is automatically run</text:p>
      <text:p text:style-name="P1"><text:tab/>--</text:p>
      <text:p text:style-name="P1"><text:tab/>define _editor='vi'</text:p>
      <text:p text:style-name="P1"/>
      <text:p text:style-name="P1"><text:tab/>[orcl:admin]$ cd</text:p>
      <text:p text:style-name="P1"><text:tab/>[orcl:~]$ sqlplus scott/tiger</text:p>
      <text:p text:style-name="P1"/>
      <text:p text:style-name="P1"><text:tab/>SQL&gt; show user</text:p>
      <text:p text:style-name="P1"><text:tab/>USER is "SCOTT"</text:p>
      <text:p text:style-name="P1"/>
      <text:p text:style-name="P1"><text:tab/>SQL&gt; select job, sum(sal)</text:p>
      <text:p text:style-name="P1"><text:tab/> <text:s/>2 <text:s text:c="3"/>from emp</text:p>
      <text:p text:style-name="P1"><text:tab/> <text:s/>3 <text:s text:c="3"/>group by job</text:p>
      <text:p text:style-name="P1"><text:tab/> <text:s/>4 <text:s text:c="3"/>order by sum(sal) des;</text:p>
      <text:p text:style-name="P1"><text:tab/> <text:s/>order by sum(sal) des</text:p>
      <text:p text:style-name="P1"><text:tab/> <text:s text:c="19"/>*</text:p>
      <text:p text:style-name="P1"><text:tab/>ERROR at line 4:</text:p>
      <text:p text:style-name="P1"><text:tab/>ORA-00933: SQL command not properly ended</text:p>
      <text:p text:style-name="P1"><text:tab/></text:p>
      <text:p text:style-name="P1"><text:tab/></text:p>
      <text:p text:style-name="P1"><text:tab/>SQL&gt; ed</text:p>
      <text:p text:style-name="P1"><text:tab/>Wrote file afiedt.buf</text:p>
      <text:p text:style-name="P1"><text:tab/></text:p>
      <text:p text:style-name="P1"><text:tab/> <text:s/>1 <text:s/>select job, sum(sal)</text:p>
      <text:p text:style-name="P1"><text:tab/> <text:s/>2 <text:s text:c="3"/>from emp</text:p>
      <text:p text:style-name="P1"><text:tab/> <text:s/>3 <text:s text:c="3"/>group by job</text:p>
      <text:p text:style-name="P1"><text:tab/> <text:s/>4* <text:s text:c="2"/>order by sum(sal) desc</text:p>
      <text:p text:style-name="P1"/>
      <text:p text:style-name="P1"><text:tab/>SQL&gt; /</text:p>
      <text:p text:style-name="P1"><text:tab/></text:p>
      <text:p text:style-name="P1"><text:tab/>JOB <text:s text:c="8"/>SUM(SAL)</text:p>
      <text:p text:style-name="P1"><text:tab/>--------- ----------</text:p>
      <text:p text:style-name="P1"><text:tab/>MANAGER <text:s text:c="8"/>8275</text:p>
      <text:p text:style-name="P1"><text:tab/>ANALYST <text:s text:c="8"/>6000</text:p>
      <text:p text:style-name="P1"><text:tab/>SALESMAN <text:s text:c="7"/>5600</text:p>
      <text:p text:style-name="P1"><text:tab/>PRESIDENT <text:s text:c="6"/>5000</text:p>
      <text:p text:style-name="P1"><text:tab/>CLERK <text:s text:c="10"/>4150</text:p>
      <text:p text:style-name="P1"/>
      <text:p text:style-name="P1"/>
      <text:p text:style-name="P1"/>
      <text:p text:style-name="P1"/>
      <text:p text:style-name="P1"><text:span text:style-name="T1">★</text:span> <text:bookmark-start text:name="리눅스의 emp테이블의 데이터를 csv로 생성하는 방법"/>리눅스의 emp테이블의 데이터를 csv로 생성하는 방법<text:bookmark-end text:name="리눅스의 emp테이블의 데이터를 csv로 생성하는 방법"/></text:p>
      <text:p text:style-name="P8"><text:a xlink:type="simple" xlink:href="#문제 171" text:style-name="Internet_20_link" text:visited-style-name="Visited_20_Internet_20_Link">문제 171 ~ 177</text:a></text:p>
      <text:p text:style-name="P1"/>
      <text:p text:style-name="P1"><text:tab/>SQL&gt; spool on</text:p>
      <text:p text:style-name="P1"><text:tab/>SQL&gt; spool result.txt</text:p>
      <text:p text:style-name="P1"><text:tab/>SQL&gt; select * from dept;</text:p>
      <text:p text:style-name="P1"><text:tab/></text:p>
      <text:p text:style-name="P1"><text:tab/> <text:s text:c="3"/>DEPTNO DNAME <text:s text:c="9"/>LOC</text:p>
      <text:p text:style-name="P1"><text:tab/>---------- -------------- -------------</text:p>
      <text:p text:style-name="P1"><text:tab/> <text:s text:c="7"/>10 ACCOUNTING <text:s text:c="4"/>NEW YORK</text:p>
      <text:p text:style-name="P1"><text:tab/> <text:s text:c="7"/>20 RESEARCH <text:s text:c="6"/>DALLAS</text:p>
      <text:p text:style-name="P1"><text:tab/> <text:s text:c="7"/>30 SALES <text:s text:c="9"/>CHICAGO</text:p>
      <text:p text:style-name="P1"><text:tab/> <text:s text:c="7"/>40 OPERATIONS <text:s text:c="4"/>BOSTON</text:p>
      <text:p text:style-name="P1"><text:tab/></text:p>
      <text:p text:style-name="P1"><text:tab/>SQL&gt; spool off</text:p>
      <text:p text:style-name="P1"/>
      <text:p text:style-name="P1"><text:tab/>SQL&gt; ed result.txt</text:p>
      <text:p text:style-name="P1"/>
      <text:p text:style-name="P1"><text:tab/>SQL&gt; select * from dept;</text:p>
      <text:p text:style-name="P1"><text:soft-page-break/><text:tab/></text:p>
      <text:p text:style-name="P1"><text:tab/> <text:s text:c="3"/>DEPTNO DNAME <text:s text:c="9"/>LOC</text:p>
      <text:p text:style-name="P1"><text:tab/>---------- -------------- -------------</text:p>
      <text:p text:style-name="P1"><text:tab/> <text:s text:c="7"/>10 ACCOUNTING <text:s text:c="4"/>NEW YORK</text:p>
      <text:p text:style-name="P1"><text:tab/> <text:s text:c="7"/>20 RESEARCH <text:s text:c="6"/>DALLAS</text:p>
      <text:p text:style-name="P1"><text:tab/> <text:s text:c="7"/>30 SALES <text:s text:c="9"/>CHICAGO</text:p>
      <text:p text:style-name="P1"><text:tab/> <text:s text:c="7"/>40 OPERATIONS <text:s text:c="4"/>BOSTON</text:p>
      <text:p text:style-name="P1"><text:tab/></text:p>
      <text:p text:style-name="P1"><text:tab/>SQL&gt; spool off</text:p>
      <text:p text:style-name="P1"/>
      <text:p text:style-name="P1"><text:tab/>※ sqlplus에서 spool 명령어를 이용하면 데이터를 txt나 csv파일로 생성할 수 있다.</text:p>
      <text:p text:style-name="P1"/>
      <text:p text:style-name="P1"/>
      <text:p text:style-name="P1"><text:tab/>[orcl:~]$ vi create_emp_data.sql</text:p>
      <text:p text:style-name="P1"><text:tab/>set colsep ','<text:tab/><text:tab/><text:tab/># 데이터를 , 로 구분하겠다.</text:p>
      <text:p text:style-name="P1"><text:tab/>set pagesize 20<text:tab/><text:tab/><text:tab/># 결과의 세로 사이즈 조절</text:p>
      <text:p text:style-name="P1"><text:tab/>set linesize 120<text:tab/><text:tab/># 결과의 가로 사이즈 조절</text:p>
      <text:p text:style-name="P1"><text:tab/>set sqlprompt ""<text:tab/><text:tab/># SQL&gt; &lt;------ 안나오게 하는 명령어</text:p>
      <text:p text:style-name="P1"><text:tab/>set feedback off<text:tab/><text:tab/># 몇 건이 출력되었습니다. 안나오게 하는 명령어</text:p>
      <text:p text:style-name="P1"><text:tab/>set echo off<text:tab/><text:tab/><text:tab/></text:p>
      <text:p text:style-name="P1"><text:tab/>set underline off<text:tab/><text:tab/># 컬럼명 밑에 언더라인 사라지게</text:p>
      <text:p text:style-name="P1"><text:tab/></text:p>
      <text:p text:style-name="P1"><text:tab/>spool emp.csv</text:p>
      <text:p text:style-name="P1"><text:tab/></text:p>
      <text:p text:style-name="P1"><text:tab/>select * from emp;</text:p>
      <text:p text:style-name="P1"><text:tab/></text:p>
      <text:p text:style-name="P1"><text:tab/>spool off</text:p>
      <text:p text:style-name="P1"><text:tab/></text:p>
      <text:p text:style-name="P1"><text:tab/>exit</text:p>
      <text:p text:style-name="P1"><text:tab/></text:p>
      <text:p text:style-name="P1"><text:tab/>[orcl:~]$ sqlplus scott/tiger</text:p>
      <text:p text:style-name="P1"><text:tab/>SQL&gt; @create_emp_data.sql</text:p>
      <text:p text:style-name="P1"><text:tab/></text:p>
      <text:p text:style-name="P1"><text:tab/>[orcl:~]$ cat emp.csv</text:p>
      <text:p text:style-name="P1"><text:tab/></text:p>
      <text:p text:style-name="P1"><text:tab/> <text:s text:c="4"/>EMPNO,ENAME <text:s text:c="4"/>,JOB <text:s text:c="5"/>, <text:s text:c="6"/>MGR,HIREDATE , <text:s text:c="6"/>SAL, <text:s text:c="5"/>COMM, <text:s text:c="3"/>DEPTNO </text:p>
      <text:p text:style-name="P1"><text:tab/> <text:s text:c="5"/>7369,SMITH <text:s text:c="4"/>,CLERK <text:s text:c="3"/>, <text:s text:c="5"/>7902,17-DEC-80, <text:s text:c="6"/>800, <text:s text:c="9"/>, <text:s text:c="7"/>20 </text:p>
      <text:p text:style-name="P1"><text:tab/> <text:s text:c="5"/>7499,ALLEN <text:s text:c="4"/>,SALESMAN , <text:s text:c="5"/>7698,20-FEB-81, <text:s text:c="5"/>1600, <text:s text:c="6"/>300, <text:s text:c="7"/>30 </text:p>
      <text:p text:style-name="P1"><text:tab/> <text:s text:c="5"/>7521,WARD <text:s text:c="5"/>,SALESMAN , <text:s text:c="5"/>7698,22-FEB-81, <text:s text:c="5"/>1250, <text:s text:c="6"/>500, <text:s text:c="7"/>30 </text:p>
      <text:p text:style-name="P1"><text:tab/> <text:s text:c="5"/>7566,JONES <text:s text:c="4"/>,MANAGER <text:s/>, <text:s text:c="5"/>7839,02-APR-81, <text:s text:c="5"/>2975, <text:s text:c="9"/>, <text:s text:c="7"/>20</text:p>
      <text:p text:style-name="P1"><text:tab/> <text:s text:c="5"/>7654,MARTIN <text:s text:c="3"/>,SALESMAN , <text:s text:c="5"/>7698,28-SEP-81, <text:s text:c="5"/>1250, <text:s text:c="5"/>1400, <text:s text:c="7"/>30</text:p>
      <text:p text:style-name="P1"><text:tab/> <text:s text:c="5"/>7698,BLAKE <text:s text:c="4"/>,MANAGER <text:s/>, <text:s text:c="5"/>7839,01-MAY-81, <text:s text:c="5"/>2850, <text:s text:c="9"/>, <text:s text:c="7"/>30</text:p>
      <text:p text:style-name="P1"><text:tab/> <text:s text:c="5"/>7782,CLARK <text:s text:c="4"/>,MANAGER <text:s/>, <text:s text:c="5"/>7839,09-JUN-81, <text:s text:c="5"/>2450, <text:s text:c="9"/>, <text:s text:c="7"/>10 </text:p>
      <text:p text:style-name="P1"><text:tab/> <text:s text:c="5"/>7788,SCOTT <text:s text:c="4"/>,ANALYST <text:s/>, <text:s text:c="5"/>7566,19-APR-87, <text:s text:c="5"/>3000, <text:s text:c="9"/>, <text:s text:c="7"/>20 </text:p>
      <text:p text:style-name="P1"><text:tab/> <text:s text:c="5"/>7839,KING <text:s text:c="5"/>,PRESIDENT, <text:s text:c="9"/>,17-NOV-81, <text:s text:c="5"/>5000, <text:s text:c="9"/>, <text:s text:c="7"/>10 </text:p>
      <text:p text:style-name="P1"><text:tab/> <text:s text:c="5"/>7844,TURNER <text:s text:c="3"/>,SALESMAN , <text:s text:c="5"/>7698,08-SEP-81, <text:s text:c="5"/>1500, <text:s text:c="8"/>0, <text:s text:c="7"/>30</text:p>
      <text:p text:style-name="P1"><text:tab/> <text:s text:c="5"/>7876,ADAMS <text:s text:c="4"/>,CLERK <text:s text:c="3"/>, <text:s text:c="5"/>7788,23-MAY-87, <text:s text:c="5"/>1100, <text:s text:c="9"/>, <text:s text:c="7"/>20 </text:p>
      <text:p text:style-name="P1"><text:tab/> <text:s text:c="5"/>7900,JAMES <text:s text:c="4"/>,CLERK <text:s text:c="3"/>, <text:s text:c="5"/>7698,03-DEC-81, <text:s text:c="6"/>950, <text:s text:c="9"/>, <text:s text:c="7"/>30 </text:p>
      <text:p text:style-name="P1"><text:tab/> <text:s text:c="5"/>7902,FORD <text:s text:c="5"/>,ANALYST <text:s/>, <text:s text:c="5"/>7566,03-DEC-81, <text:s text:c="5"/>3000, <text:s text:c="9"/>, <text:s text:c="7"/>20</text:p>
      <text:p text:style-name="P1"><text:tab/> <text:s text:c="5"/>7934,MILLER <text:s text:c="3"/>,CLERK <text:s text:c="3"/>, <text:s text:c="5"/>7782,23-JAN-82, <text:s text:c="5"/>1300, <text:s text:c="9"/>, <text:s text:c="7"/>10 </text:p>
      <text:p text:style-name="P1"/>
      <text:h text:style-name="P11" text:outline-level="1">■ case문</text:h>
      <text:p text:style-name="P9"><text:a xlink:type="simple" xlink:href="#문제 178" text:style-name="Internet_20_link" text:visited-style-name="Visited_20_Internet_20_Link">문제 178 ~ 186</text:a></text:p>
      <text:p text:style-name="P1"><text:tab/>"if 문과 유사한 문법인데 특정 쉘 스크립트를 실행할 수 있도록 도와주는 문법"</text:p>
      <text:p text:style-name="P1"/>
      <text:p text:style-name="P1"><text:tab/>예제 : * 준비해야할 스크립트 2가지</text:p>
      <text:p text:style-name="P1"><text:tab/><text:tab/>1. 두 파일의 차이를 확인하는 diff.sh</text:p>
      <text:p text:style-name="P1"><text:tab/><text:tab/>2. 파일을 검색하는 find_file.sh</text:p>
      <text:p text:style-name="P1"/>
      <text:p text:style-name="P1"/>
      <text:p text:style-name="P1"/>
      <text:h text:style-name="P11" text:outline-level="1">■ 유저 생성 및 관리</text:h>
      <text:p text:style-name="P1"/>
      <text:p text:style-name="P1"><text:tab/>* 유저 생성 및 관리 명령어</text:p>
      <text:p text:style-name="P1"><text:tab/><text:tab/>1. useradd : 유저 생성</text:p>
      <text:p text:style-name="P1"><text:tab/><text:tab/>2. usermod : 유저 수정</text:p>
      <text:p text:style-name="P1"><text:tab/><text:tab/>3. userdel : 유저 삭제</text:p>
      <text:p text:style-name="P1"><text:tab/><text:tab/>4. passwd <text:s/>: 패스워드 변경</text:p>
      <text:p text:style-name="P1"><text:tab/><text:tab/>5. groupadd : 그룹생성</text:p>
      <text:p text:style-name="P1"><text:tab/><text:tab/>6. groupmod : 그룹수정</text:p>
      <text:p text:style-name="P1"><text:tab/><text:tab/>7. groupdel : 그룹 삭제</text:p>
      <text:p text:style-name="P1"><text:tab/><text:tab/>8. su <text:s text:c="6"/>: 유저 변경</text:p>
      <text:p text:style-name="P1"/>
      <text:p text:style-name="P1"><text:tab/>* root유저로 접속한다.</text:p>
      <text:p text:style-name="P1"><text:tab/><text:tab/>[orcl:~]$ su -</text:p>
      <text:p text:style-name="P1"><text:tab/><text:tab/>Password: oracle</text:p>
      <text:p text:style-name="P1"><text:tab/><text:tab/>[root@edydr1p0 ~]# whoami</text:p>
      <text:p text:style-name="P1"><text:tab/><text:tab/>root</text:p>
      <text:p text:style-name="P1"><text:tab/><text:tab/>[root@edydr1p0 ~]# id</text:p>
      <text:p text:style-name="P1"><text:tab/><text:tab/>uid=0(root) gid=0(root) groups=0(root),1(bin),2(daemon),3(sys),4(adm),6(disk),10(wheel)</text:p>
      <text:p text:style-name="P1"/>
      <text:p text:style-name="P1"/>
      <text:p text:style-name="P1"/>
      <text:p text:style-name="P1">★ <text:bookmark-start text:name="useradd명령어"/>useradd명령어<text:bookmark-end text:name="useradd명령어"/></text:p>
      <text:p text:style-name="P8"><text:a xlink:type="simple" xlink:href="#문제 187" text:style-name="Internet_20_link" text:visited-style-name="Visited_20_Internet_20_Link">문제 187</text:a></text:p>
      <text:p text:style-name="P1"><text:tab/>"유저를 생성하는 명령어"</text:p>
      <text:p text:style-name="P1"/>
      <text:p text:style-name="P1"><text:tab/>예제 : # useradd 유저명</text:p>
      <text:p text:style-name="P1"/>
      <text:p text:style-name="P1"/>
      <text:p text:style-name="P1"/>
      <text:p text:style-name="P1">★ <text:bookmark-start text:name="passwd 명령어"/>passwd 명령어<text:bookmark-end text:name="passwd 명령어"/></text:p>
      <text:p text:style-name="P8"><text:a xlink:type="simple" xlink:href="#문제 188" text:style-name="Internet_20_link" text:visited-style-name="Visited_20_Internet_20_Link">문제 188 ~ 190</text:a></text:p>
      <text:p text:style-name="P1"><text:tab/>"사용자의 비밀번호를 지정하거나 변경하는 명령어"</text:p>
      <text:p text:style-name="P1"/>
      <text:p text:style-name="P1"><text:tab/>사용문법 : # passwd 유저명</text:p>
      <text:p text:style-name="P1"/>
      <text:p text:style-name="P1"><text:tab/><text:tab/>[root@edydr1p0 ~]# passwd oracle2</text:p>
      <text:p text:style-name="P1"><text:tab/><text:tab/>Changing password for user oracle2.</text:p>
      <text:p text:style-name="P1"><text:tab/><text:tab/>New UNIX password: oracle</text:p>
      <text:p text:style-name="P1"><text:tab/><text:tab/>BAD PASSWORD: it is based on a dictionary word</text:p>
      <text:p text:style-name="P1"><text:tab/><text:tab/>Retype new UNIX password: oracle</text:p>
      <text:p text:style-name="P1"><text:tab/><text:tab/>passwd: all authentication tokens updated successfully.</text:p>
      <text:p text:style-name="P1"/>
      <text:p text:style-name="P1"><text:tab/><text:tab/>[orcl:~]$ su - oracle2</text:p>
      <text:p text:style-name="P1"><text:tab/><text:tab/>Password: oracle</text:p>
      <text:p text:style-name="P1"/>
      <text:p text:style-name="P1"/>
      <text:p text:style-name="P1"/>
      <text:p text:style-name="P1">★ <text:bookmark-start text:name="usermod 명령어"/>usermod 명령어<text:bookmark-end text:name="usermod 명령어"/></text:p>
      <text:p text:style-name="P8"><text:a xlink:type="simple" xlink:href="#문제 191" text:style-name="Internet_20_link" text:visited-style-name="Visited_20_Internet_20_Link">문제 191 ~ 194</text:a></text:p>
      <text:p text:style-name="P1"><text:tab/>"유저 계정의 정보를 변경하는 명령어" </text:p>
      <text:p text:style-name="P1"/>
      <text:p text:style-name="P1"><text:tab/>* 사용 문법 : # usermod [옵션] 유저명</text:p>
      <text:p text:style-name="P1"/>
      <text:p text:style-name="P1"><text:tab/>* 옵션 : -d : 사용자의 홈 디렉토리를 지정하는 옵션</text:p>
      <text:p text:style-name="P1"/>
      <text:p text:style-name="P1"/>
      <text:p text:style-name="P1"/>
      <text:p text:style-name="P1"><text:soft-page-break/>★ <text:bookmark-start text:name="userdel 명령어"/>userdel 명령어<text:bookmark-end text:name="userdel 명령어"/></text:p>
      <text:p text:style-name="P8"><text:a xlink:type="simple" xlink:href="#문제 195" text:style-name="Internet_20_link" text:visited-style-name="Visited_20_Internet_20_Link">문제 195 ~ 196</text:a></text:p>
      <text:p text:style-name="P1"><text:tab/>"유저 삭제하는 명령어"</text:p>
      <text:p text:style-name="P1"/>
      <text:p text:style-name="P1"><text:tab/>예제 : # userdel oracle2</text:p>
      <text:p text:style-name="P1"/>
      <text:p text:style-name="P1"/>
      <text:p text:style-name="P1">★ <text:bookmark-start text:name="groupadd 명령어"/>groupadd 명령어<text:bookmark-end text:name="groupadd 명령어"/></text:p>
      <text:p text:style-name="P1"/>
      <text:p text:style-name="P1"><text:tab/>"그룹을 생성하는 명령어"</text:p>
      <text:p text:style-name="P1"/>
      <text:p text:style-name="P1"><text:tab/>* 사용문법 : # groupadd -g 그룹번호 그룹명</text:p>
      <text:p text:style-name="P1"/>
      <text:p text:style-name="P1"><text:tab/>예제 : </text:p>
      <text:p text:style-name="P1"><text:tab/><text:tab/>[root@edydr1p0 home]# groupadd -g 516 project1</text:p>
      <text:p text:style-name="P1"><text:tab/><text:tab/>[root@edydr1p0 home]# cat /etc/group</text:p>
      <text:p text:style-name="P1"><text:tab/><text:tab/><text:tab/>:</text:p>
      <text:p text:style-name="P1"><text:tab/><text:tab/><text:tab/>:</text:p>
      <text:p text:style-name="P1"><text:tab/><text:tab/>project1:x:516:</text:p>
      <text:p text:style-name="P1"/>
      <text:p text:style-name="P1"/>
      <text:p text:style-name="P1"/>
      <text:p text:style-name="P1">★ <text:bookmark-start text:name="groupmod 명령어"/>groupmod 명령어<text:bookmark-end text:name="groupmod 명령어"/></text:p>
      <text:p text:style-name="P1"><text:tab/>"그룹을 변경하는 명령어 (group 이름, 번호를 변경)</text:p>
      <text:p text:style-name="P1"/>
      <text:p text:style-name="P1"><text:tab/>* 사용문법 : </text:p>
      <text:p text:style-name="P1"><text:tab/><text:tab/><text:tab/>[root@edydr1p0 home]# groupmod -n project2 project1</text:p>
      <text:p text:style-name="P1"><text:tab/><text:tab/><text:tab/>[root@edydr1p0 home]# cat /etc/group</text:p>
      <text:p text:style-name="P1"><text:tab/><text:tab/><text:tab/><text:tab/>:</text:p>
      <text:p text:style-name="P1"><text:tab/><text:tab/><text:tab/><text:tab/>:</text:p>
      <text:p text:style-name="P1"><text:tab/><text:tab/><text:tab/>project2:x:516:</text:p>
      <text:p text:style-name="P1"/>
      <text:p text:style-name="P1"/>
      <text:p text:style-name="P1"/>
      <text:p text:style-name="P1">★ <text:bookmark-start text:name="gpasswd 명령어"/>gpasswd 명령어<text:bookmark-end text:name="gpasswd 명령어"/></text:p>
      <text:p text:style-name="P8"><text:a xlink:type="simple" xlink:href="#문제 197" text:style-name="Internet_20_link" text:visited-style-name="Visited_20_Internet_20_Link">문제 197</text:a></text:p>
      <text:p text:style-name="P1"><text:tab/>"특정 그룹에 유저를 추가/제거하는 명령어"</text:p>
      <text:p text:style-name="P1"/>
      <text:p text:style-name="P1"><text:tab/>* 사용문법 : # gpasswd [옵션] 유저명 그룹명</text:p>
      <text:p text:style-name="P1"/>
      <text:p text:style-name="P1"><text:tab/>* 옵션 : -a : 특정 그룹에 새로운 멤버 추가</text:p>
      <text:p text:style-name="P1"><text:tab/><text:tab/> -d : 특정 그룹에 기존 멤버 삭제</text:p>
      <text:p text:style-name="P1"/>
      <text:p text:style-name="P1"><text:tab/>* 예제 :</text:p>
      <text:p text:style-name="P1"><text:tab/><text:tab/>[root@edydr1p0 home]# useradd oracle9</text:p>
      <text:p text:style-name="P1"><text:tab/><text:tab/>[root@edydr1p0 home]# passwd oracle9</text:p>
      <text:p text:style-name="P1"><text:tab/><text:tab/>Changing password for user oracle9.</text:p>
      <text:p text:style-name="P1"><text:tab/><text:tab/>New UNIX password: oralce</text:p>
      <text:p text:style-name="P1"><text:tab/><text:tab/>BAD PASSWORD: it is based on a dictionary word</text:p>
      <text:p text:style-name="P1"><text:tab/><text:tab/>Retype new UNIX password: oracle</text:p>
      <text:p text:style-name="P1"><text:tab/><text:tab/>passwd: all authentication tokens updated successfully.</text:p>
      <text:p text:style-name="P1"><text:tab/><text:tab/></text:p>
      <text:p text:style-name="P1"><text:tab/><text:tab/>[root@edydr1p0 ~]# gpasswd -a oracle9 oinstall</text:p>
      <text:p text:style-name="P1"><text:tab/><text:tab/><text:tab/><text:tab/><text:tab/><text:tab/>↑<text:tab/> ↑</text:p>
      <text:p text:style-name="P1"><text:tab/><text:tab/><text:tab/><text:tab/><text:tab/> <text:s text:c="5"/>유저명 <text:s text:c="2"/>그룹명</text:p>
      <text:p text:style-name="P1"><text:tab/><text:tab/>Adding user oracle9 to group oinstall</text:p>
      <text:p text:style-name="P1"><text:tab/><text:tab/>[root@edydr1p0 ~]# cat /etc/group</text:p>
      <text:p text:style-name="P1"><text:tab/><text:tab/><text:tab/>:</text:p>
      <text:p text:style-name="P1"><text:tab/><text:tab/><text:tab/>:</text:p>
      <text:p text:style-name="P1"><text:tab/><text:tab/>oinstall:x:504:oracle9</text:p>
      <text:p text:style-name="P1"><text:soft-page-break/><text:tab/><text:tab/><text:tab/>:</text:p>
      <text:p text:style-name="P1"><text:tab/><text:tab/><text:tab/>:</text:p>
      <text:p text:style-name="P1"><text:tab/><text:tab/>oracle9:x:517:</text:p>
      <text:p text:style-name="P1"/>
      <text:h text:style-name="P11" text:outline-level="1">■ <text:span text:style-name="T1">문제 모음</text:span></text:h>
      <text:p text:style-name="P5"/>
      <text:p text:style-name="P5">문제 1. 다<text:bookmark text:name="문제1"/>시 /home/test123으로 이동하시오 !</text:p>
      <text:p text:style-name="P5"/>
      <text:p text:style-name="P5"><text:tab/>test123@woody-dev:~/labs$ cd ..</text:p>
      <text:p text:style-name="P5"><text:tab/>test123@woody-dev:~$ pwd</text:p>
      <text:p text:style-name="P5"><text:tab/>/home/test123</text:p>
      <text:p text:style-name="P5"/>
      <text:p text:style-name="P5"/>
      <text:p text:style-name="P5"/>
      <text:p text:style-name="P5">문제 2. 현재 디렉토리에서 / (루트) 디렉토리로 바로 이동하시오 !</text:p>
      <text:p text:style-name="P5"/>
      <text:p text:style-name="P5"><text:tab/>test123@woody-dev:~$ cd /</text:p>
      <text:p text:style-name="P5"><text:tab/>test123@woody-dev:/$ pwd</text:p>
      <text:p text:style-name="P5"><text:tab/>/</text:p>
      <text:p text:style-name="P5"/>
      <text:p text:style-name="P5"/>
      <text:p text:style-name="P5"/>
      <text:p text:style-name="P5">문제 3. /home 밑으로 이동하시오 !</text:p>
      <text:p text:style-name="P5"/>
      <text:p text:style-name="P5"><text:tab/>test123@woody-dev:/$ cd /home<text:tab/><text:tab/># 그냥 cd home해도 됨</text:p>
      <text:p text:style-name="P5"><text:tab/>test123@woody-dev:/home$ pwd</text:p>
      <text:p text:style-name="P5"><text:tab/>/home</text:p>
      <text:p text:style-name="P5"/>
      <text:p text:style-name="P5"><text:tab/>test123@woody-dev:/home$ ls</text:p>
      <text:p text:style-name="P5"><text:tab/>test123 <text:s/>woody</text:p>
      <text:p text:style-name="P5"/>
      <text:p text:style-name="P5"/>
      <text:p text:style-name="P5">문제 4. /home/test123으로 이동하시오 !</text:p>
      <text:p text:style-name="P5"/>
      <text:p text:style-name="P5"><text:tab/>test123@woody-dev:/home$ cd test123</text:p>
      <text:p text:style-name="P5"><text:tab/>test123@woody-dev:~$ pwd</text:p>
      <text:p text:style-name="P5"><text:tab/>/home/test123</text:p>
      <text:p text:style-name="P5"/>
      <text:p text:style-name="P5"/>
      <text:p text:style-name="P5"><text:tab/>※ 경로에는 크게 2가지 경로가 있다.</text:p>
      <text:p text:style-name="P5"><text:tab/><text:tab/>1. 절대경로 : cd "내가 가고자하는 정확한 위치"</text:p>
      <text:p text:style-name="P5"><text:tab/><text:tab/><text:tab/>예 : $ pwd</text:p>
      <text:p text:style-name="P5"><text:tab/><text:tab/><text:tab/> <text:s text:c="4"/>$ cd /home</text:p>
      <text:p text:style-name="P5"/>
      <text:p text:style-name="P5"><text:tab/><text:tab/>2. 상대경로 : 나의 현재위치를 상대로 이동하겠다.</text:p>
      <text:p text:style-name="P5"><text:tab/><text:tab/><text:tab/>예 : cd .. 나의 현재위치를 상대로 상위 디렉토리로 이동하겠다.</text:p>
      <text:p text:style-name="P5"/>
      <text:p text:style-name="P5"><text:tab/><text:tab/>cd <text:tab/>&lt;--- 자기 자신의 홈 디렉토리로 이동</text:p>
      <text:p text:style-name="P5"><text:tab/><text:tab/><text:tab/><text:tab/>(/home/test123)</text:p>
      <text:p text:style-name="P5"/>
      <text:p text:style-name="P5">문제 5. 현재 디렉토리에서 test 라는 디렉토리를 만들고 test 디렉토리로 이동하시오 !</text:p>
      <text:p text:style-name="P5"/>
      <text:p text:style-name="P5"><text:tab/>test123@woody-dev:~$ mkdir test3</text:p>
      <text:p text:style-name="P5"><text:tab/>test123@woody-dev:~$ pwd</text:p>
      <text:p text:style-name="P5"><text:tab/>/home/test123</text:p>
      <text:p text:style-name="P5"><text:tab/>test123@woody-dev:~$ cd test3</text:p>
      <text:p text:style-name="P5"><text:tab/>test123@woody-dev:~/test3$ pwd</text:p>
      <text:p text:style-name="P5"><text:tab/>/home/test123/test3</text:p>
      <text:p text:style-name="P5"><text:tab/>test123@woody-dev:~/test3$</text:p>
      <text:p text:style-name="P5"/>
      <text:p text:style-name="P5"/>
      <text:p text:style-name="P5"/>
      <text:p text:style-name="P5"><text:soft-page-break/>문제 6. 지금 현재 디렉토리에서 상위 디렉토리의 상위디렉토리로 이동하시오 !</text:p>
      <text:p text:style-name="P5"/>
      <text:p text:style-name="P5"><text:tab/>/home/test123/test3 <text:s text:c="3"/>----&gt; <text:s text:c="3"/>/home</text:p>
      <text:p text:style-name="P5"/>
      <text:p text:style-name="P5"><text:tab/>test123@woody-dev:~/test3$ cd ../..</text:p>
      <text:p text:style-name="P5"><text:tab/>test123@woody-dev:/home$</text:p>
      <text:p text:style-name="P5"><text:tab/>test123@woody-dev:/home$ pwd</text:p>
      <text:p text:style-name="P5"><text:tab/>/home</text:p>
      <text:p text:style-name="P5"/>
      <text:p text:style-name="P5"/>
      <text:p text:style-name="P5"/>
      <text:p text:style-name="P5">문제 7. 그럼 다시 원래 있었던 위치로 이동하시오 !</text:p>
      <text:p text:style-name="P5"/>
      <text:p text:style-name="P5"><text:tab/>test123@woody-dev:/home$ cd -</text:p>
      <text:p text:style-name="P5"><text:tab/>/home/test123/test3</text:p>
      <text:p text:style-name="P5"><text:tab/>test123@woody-dev:~/test3$ pwd</text:p>
      <text:p text:style-name="P5"><text:tab/>/home/test123/test3</text:p>
      <text:p text:style-name="P5"/>
      <text:p text:style-name="P5"/>
      <text:p text:style-name="P5"/>
      <text:p text:style-name="P5">문제<text:bookmark text:name="문제8"/> 8. 자기 폴더(/home/test123/test3) 로 이동해서 아래의 파일들을 크기가 0으로 생성하시오</text:p>
      <text:p text:style-name="P5"/>
      <text:p text:style-name="P5"><text:tab/>a.txt <text:tab/>b.txt<text:tab/>c.txt<text:tab/>d.txt<text:tab/>e.txt<text:tab/>f.txt</text:p>
      <text:p text:style-name="P5"/>
      <text:p text:style-name="P5"><text:tab/>test123@woody-dev:~/test3$ touch a.txt b.txt c.txt d.txt e.txt f.txt</text:p>
      <text:p text:style-name="P5"><text:tab/>test123@woody-dev:~/test3$ ls -l *.txta</text:p>
      <text:p text:style-name="P5"><text:tab/>-rw-rw-r-- 1 heaven heaven 0 Dec 14 01:45 a.txt</text:p>
      <text:p text:style-name="P5"><text:tab/>-rw-rw-r-- 1 heaven heaven 0 Dec 14 01:45 b.txt</text:p>
      <text:p text:style-name="P5"><text:tab/>-rw-rw-r-- 1 heaven heaven 0 Dec 14 01:45 c.txt</text:p>
      <text:p text:style-name="P5"><text:tab/>-rw-rw-r-- 1 heaven heaven 0 Dec 14 01:45 d.txt</text:p>
      <text:p text:style-name="P5"><text:tab/>-rw-rw-r-- 1 heaven heaven 0 Dec 14 01:45 e.txt</text:p>
      <text:p text:style-name="P5"><text:tab/>-rw-rw-r-- 1 heaven heaven 0 Dec 14 01:45 f.txt</text:p>
      <text:p text:style-name="P5"/>
      <text:p text:style-name="P5"/>
      <text:p text:style-name="P5"/>
      <text:p text:style-name="P5">문제 9. 리눅스 서버에 자기 홈 디렉토리를 생성하시오 !</text:p>
      <text:p text:style-name="P5"/>
      <text:p text:style-name="P5"><text:tab/>heaven@buzz:~/test$ cd</text:p>
      <text:p text:style-name="P5"><text:tab/>heaven@buzz:~$ pwd</text:p>
      <text:p text:style-name="P5"><text:tab/>/home/heaven</text:p>
      <text:p text:style-name="P5"/>
      <text:p text:style-name="P5"/>
      <text:p text:style-name="P5"/>
      <text:p text:style-name="P5">문제 10. emp.txt를 리눅스 서버에 자기 홈 디렉토리에 올리시오 !</text:p>
      <text:p text:style-name="P5"/>
      <text:p text:style-name="P5"><text:tab/>1. 도스창을 연다. </text:p>
      <text:p text:style-name="P5"/>
      <text:p text:style-name="P5"><text:tab/>2. c:\User\Administrator&gt; <text:s/>&lt;---- 이 폴더에 emp.txt, dept.txt 를 가져다 둔다</text:p>
      <text:p text:style-name="P5"/>
      <text:p text:style-name="P5"><text:tab/>3. ftp 192.168.56.104</text:p>
      <text:p text:style-name="P5"><text:tab/><text:tab/><text:tab/>★★다시</text:p>
      <text:p text:style-name="P5"/>
      <text:p text:style-name="P5"/>
      <text:p text:style-name="P5"/>
      <text:p text:style-name="P5">문제<text:bookmark text:name="문제 11"/> 11. /home/ test014/oracle_test 밑에 아래의 하위 디렉토리를 생성하시오 !</text:p>
      <text:p text:style-name="P5"/>
      <text:p text:style-name="P5"><text:tab/>heaven@buzz:~/oracle_test$ mkdir test</text:p>
      <text:p text:style-name="P5"><text:tab/>heaven@buzz:~/oracle_test$ cd test</text:p>
      <text:p text:style-name="P5"><text:tab/>heaven@buzz:~/oracle_test/test$ mkdir test2</text:p>
      <text:p text:style-name="P5"><text:tab/>heaven@buzz:~/oracle_test/test$ cd test2</text:p>
      <text:p text:style-name="P5"><text:soft-page-break/><text:tab/>heaven@buzz:~/oracle_test/test/test2$ mkdir test3</text:p>
      <text:p text:style-name="P5"><text:tab/>heaven@buzz:~/oracle_test/test/test2$ cd test3</text:p>
      <text:p text:style-name="P5"><text:tab/>heaven@buzz:~/oracle_test/test/test2/test3$ pwd</text:p>
      <text:p text:style-name="P5"><text:tab/>/home/heaven/oracle_test/test/test2/test3</text:p>
      <text:p text:style-name="P5"><text:tab/></text:p>
      <text:p text:style-name="P5"><text:tab/>-다른방법</text:p>
      <text:p text:style-name="P5"><text:tab/><text:tab/>heaven@buzz:~/oracle_test$ mkdir -p test1/test2/test3/test4/test5</text:p>
      <text:p text:style-name="P5"/>
      <text:p text:style-name="P5"/>
      <text:p text:style-name="P5"><text:tab/>$ man mkdir <text:s/>&lt;---- mkdir 명령어의 메뉴얼 (q누르면 빠져나올 수 있음)</text:p>
      <text:p text:style-name="P5"/>
      <text:p text:style-name="P5"/>
      <text:p text:style-name="P5"/>
      <text:p text:style-name="P5"/>
      <text:p text:style-name="P5"/>
      <text:p text:style-name="P5">문제<text:bookmark text:name="문제 12"/> 12. 자기 홈디렉토리에 1.txt ~ 10.txt 를 생성하시오 !</text:p>
      <text:p text:style-name="P5"/>
      <text:p text:style-name="P5"><text:tab/>heaven@buzz:~$ touch 1.txt<text:tab/><text:tab/></text:p>
      <text:p text:style-name="P5"><text:tab/>heaven@buzz:~$ touch 2.txt<text:tab/><text:tab/></text:p>
      <text:p text:style-name="P5"><text:tab/>heaven@buzz:~$ touch 3.txt<text:tab/><text:tab/></text:p>
      <text:p text:style-name="P5"><text:tab/>heaven@buzz:~$ touch 4.txt<text:tab/><text:tab/></text:p>
      <text:p text:style-name="P5"><text:tab/>heaven@buzz:~$ touch 5.txt<text:tab/><text:tab/></text:p>
      <text:p text:style-name="P5"><text:tab/>heaven@buzz:~$ touch 6.txt<text:tab/><text:tab/></text:p>
      <text:p text:style-name="P5"><text:tab/>heaven@buzz:~$ touch 7.txt</text:p>
      <text:p text:style-name="P5"><text:tab/>heaven@buzz:~$ ls</text:p>
      <text:p text:style-name="P5"><text:tab/>1.txt 2.txt 3.txt 4.txt 5.txt 6.txt 7.txt oracle_test test</text:p>
      <text:p text:style-name="P5"/>
      <text:p text:style-name="P5">문제 13. 확장자가 .txt인 파일들을 전부 삭제하시오 !</text:p>
      <text:p text:style-name="P5"/>
      <text:p text:style-name="P5"><text:tab/>heaven@buzz:~$ rm *.txt</text:p>
      <text:p text:style-name="P5"><text:tab/>heaven@buzz:~$ ls</text:p>
      <text:p text:style-name="P5"><text:tab/>oracle_test test</text:p>
      <text:p text:style-name="P5"/>
      <text:p text:style-name="P5"/>
      <text:p text:style-name="P5"/>
      <text:p text:style-name="P5">문제 14. /home/oralce_test밑에 있는 아래의 디렉토리 들을 다 삭제하시오 </text:p>
      <text:p text:style-name="P5"/>
      <text:p text:style-name="P5"><text:tab/>test1/test2/test3/test4/test5</text:p>
      <text:p text:style-name="P5"/>
      <text:p text:style-name="P5"><text:tab/>heaven@buzz:~/oracle_test$ rm -rf *</text:p>
      <text:p text:style-name="P5"/>
      <text:p text:style-name="P5"><text:tab/><text:tab/>※ 설명 : 현재 디렉토리 밑에 있는 모든 파일과 디렉토리를 다 삭제하겠다.</text:p>
      <text:p text:style-name="P5"/>
      <text:p text:style-name="P5"><text:tab/><text:tab/><text:tab/>-r 옵션 : 현재 디렉토리 밑에 있는 모든 파일과 디렉토리를 다 삭제하겠다.</text:p>
      <text:p text:style-name="P5"><text:tab/><text:tab/><text:tab/>-f 옵션 : 삭제할때 원래는 삭제할까요? 라고 물어보는데 물어보지 않고 그냥 강제로 다 </text:p>
      <text:p text:style-name="P5"><text:tab/><text:tab/><text:tab/><text:tab/> <text:s/>삭제해라 !</text:p>
      <text:p text:style-name="P5"/>
      <text:p text:style-name="P5"/>
      <text:p text:style-name="P5">문제 1<text:bookmark text:name="문제 16"/>5. 자기 홈 디렉토리 밑에 test9 라는 디렉토리를 만들고 test9 디렉토리밑에 test10 디렉토리를 만드시오 !</text:p>
      <text:p text:style-name="P5"/>
      <text:p text:style-name="P5"/>
      <text:p text:style-name="P5"><text:tab/>heaven@buzz:~$ mkdir test9</text:p>
      <text:p text:style-name="P5"><text:tab/>heaven@buzz:~$ ls</text:p>
      <text:p text:style-name="P5"><text:tab/>oracle_test test test9</text:p>
      <text:p text:style-name="P5"><text:tab/>heaven@buzz:~$ cd test9</text:p>
      <text:p text:style-name="P5"><text:tab/>heaven@buzz:~/test9$ mkdir test10</text:p>
      <text:p text:style-name="P5"><text:tab/>heaven@buzz:~/test9$ ls</text:p>
      <text:p text:style-name="P5"><text:tab/>test10</text:p>
      <text:p text:style-name="P5"/>
      <text:p text:style-name="P5"><text:tab/>- 다른방법 </text:p>
      <text:p text:style-name="P5"><text:soft-page-break/><text:tab/>heaven@buzz:~$ mkdir -p ./test9/test10</text:p>
      <text:p text:style-name="P5"><text:tab/><text:tab/><text:tab/> <text:s text:c="6"/>↑</text:p>
      <text:p text:style-name="P5"><text:tab/><text:tab/><text:tab/> <text:s text:c="2"/>현재 디렉토리</text:p>
      <text:p text:style-name="P5"/>
      <text:p text:style-name="P5"/>
      <text:p text:style-name="P5">문제 16. 자기 홈 디렉토리 밑에 있는 test9 와 test10 디렉토리를 전부 식제하시오 !</text:p>
      <text:p text:style-name="P5"/>
      <text:p text:style-name="P5"><text:tab/>heaven@buzz:~$ rm -r test9<text:tab/></text:p>
      <text:p text:style-name="P5"><text:tab/>heaven@buzz:~$ ls</text:p>
      <text:p text:style-name="P5"><text:tab/>oracle_test test</text:p>
      <text:p text:style-name="P5"/>
      <text:p text:style-name="P5"/>
      <text:p text:style-name="P5"/>
      <text:p text:style-name="P5">문제<text:bookmark text:name="문제 17"/> 17. 지금 설정되어있는 alias가 무엇이 있는지 조회하시오 !</text:p>
      <text:p text:style-name="P5"/>
      <text:p text:style-name="P5"><text:tab/>heaven@buzz:~$ alias</text:p>
      <text:p text:style-name="P5"/>
      <text:p text:style-name="P5"/>
      <text:p text:style-name="P5"/>
      <text:p text:style-name="P5">문제 18. p alias를 지우시오 !</text:p>
      <text:p text:style-name="P5"/>
      <text:p text:style-name="P5"><text:tab/>heaven@buzz:~$ unalias p</text:p>
      <text:p text:style-name="P5"><text:tab/>heaven@buzz:~$ p<text:tab/></text:p>
      <text:p text:style-name="P5"><text:tab/>p: command not found</text:p>
      <text:p text:style-name="P5"/>
      <text:p text:style-name="P5"/>
      <text:p text:style-name="P5"/>
      <text:p text:style-name="P5">문제 20<text:bookmark text:name="문제 20"/>. 현재 디렉토리에 확장자가 .txt 인 파일들이 무엇이 있는지 조회하시오 !</text:p>
      <text:p text:style-name="P5"/>
      <text:p text:style-name="P5"><text:tab/>[orcl:~]$ ls -l *.txt</text:p>
      <text:p text:style-name="P5"/>
      <text:p text:style-name="P5"/>
      <text:p text:style-name="P5"/>
      <text:p text:style-name="P5">문제 21. ls -l *.txt로 나온 결과를 all.txt라는 이름으로 저장하시오 !</text:p>
      <text:p text:style-name="P5"/>
      <text:p text:style-name="P5"><text:tab/>[orcl:~]$ ls -l *.txt &gt;&gt; all.txt</text:p>
      <text:p text:style-name="P5"><text:tab/>[orcl:~]$ cat all.txt</text:p>
      <text:p text:style-name="P5"><text:tab/>-rw-r--r-- 1 oracle oinstall <text:s text:c="2"/>1386 Dec 14 15:53 emp.txt</text:p>
      <text:p text:style-name="P5"><text:tab/>-rw-r--r-- 1 oracle oinstall <text:s text:c="2"/>1386 Dec 14 16:19 emp50.txt</text:p>
      <text:p text:style-name="P5"><text:tab/>-rw-r--r-- 1 oracle oinstall 111181 Dec 14 15:43 winter.txt</text:p>
      <text:p text:style-name="P5"/>
      <text:p text:style-name="P5"/>
      <text:p text:style-name="P5">문제 22. cat emp.txt로 나온 결과를 all.txt파일 뒤에 덧붙이시오 !</text:p>
      <text:p text:style-name="P5"/>
      <text:p text:style-name="P5"><text:tab/>[orcl:~]$ cat emp.txt &gt;&gt; all.txt</text:p>
      <text:p text:style-name="P5"><text:tab/>[orcl:~]$ cat all.txt</text:p>
      <text:p text:style-name="P5"><text:tab/>-rw-r--r-- 1 oracle oinstall <text:s text:c="2"/>1386 Dec 14 15:53 emp.txt</text:p>
      <text:p text:style-name="P5"><text:tab/>-rw-r--r-- 1 oracle oinstall <text:s text:c="2"/>1386 Dec 14 16:19 emp50.txt</text:p>
      <text:p text:style-name="P5"><text:tab/>-rw-r--r-- 1 oracle oinstall 111181 Dec 14 15:43 winter.txt</text:p>
      <text:p text:style-name="P5"><text:tab/> 7839 KING <text:s text:c="16"/>PRESIDENT <text:s text:c="20"/>81/11/17 <text:s text:c="6"/>5000 <text:s text:c="19"/>10</text:p>
      <text:p text:style-name="P5"><text:tab/> 7698 BLAKE <text:s text:c="15"/>MANAGER <text:s text:c="17"/>7839 81/05/01 <text:s text:c="6"/>2850 <text:s text:c="19"/>30</text:p>
      <text:p text:style-name="P5"><text:tab/> 7782 CLARK <text:s text:c="15"/>MANAGER <text:s text:c="17"/>7839 81/05/09 <text:s text:c="6"/>2450 <text:s text:c="19"/>10</text:p>
      <text:p text:style-name="P5"><text:tab/> 7566 JONES <text:s text:c="15"/>MANAGER <text:s text:c="17"/>7839 81/04/01 <text:s text:c="6"/>2975 <text:s text:c="19"/>20</text:p>
      <text:p text:style-name="P5"><text:tab/> 7654 MARTIN <text:s text:c="14"/>SALESMAN <text:s text:c="16"/>7698 81/09/10 <text:s text:c="6"/>1250 <text:s text:c="6"/>1400 <text:s text:c="8"/>30</text:p>
      <text:p text:style-name="P5"><text:tab/> 7499 ALLEN <text:s text:c="15"/>SALESMAN <text:s text:c="16"/>7698 81/02/11 <text:s text:c="6"/>1600 <text:s text:c="7"/>300 <text:s text:c="8"/>30</text:p>
      <text:p text:style-name="P5"><text:tab/> 7844 TURNER <text:s text:c="14"/>SALESMAN <text:s text:c="16"/>7698 81/08/21 <text:s text:c="6"/>1500 <text:s text:c="9"/>0 <text:s text:c="8"/>30</text:p>
      <text:p text:style-name="P5"><text:tab/> 7900 JAMES <text:s text:c="15"/>CLERK <text:s text:c="19"/>7698 81/12/11 <text:s text:c="7"/>950 <text:s text:c="19"/>30</text:p>
      <text:p text:style-name="P5"><text:tab/> 7521 WARD <text:s text:c="16"/>SALESMAN <text:s text:c="16"/>7698 81/02/23 <text:s text:c="6"/>1250 <text:s text:c="7"/>500 <text:s text:c="8"/>30</text:p>
      <text:p text:style-name="P5"><text:tab/> 7902 FORD <text:s text:c="16"/>ANALYST <text:s text:c="17"/>7566 81/12/11 <text:s text:c="6"/>3000 <text:s text:c="19"/>20</text:p>
      <text:p text:style-name="P5"><text:tab/> 7369 SMITH <text:s text:c="15"/>CLERK <text:s text:c="19"/>7902 80/12/09 <text:s text:c="7"/>800 <text:s text:c="19"/>20</text:p>
      <text:p text:style-name="P5"><text:soft-page-break/><text:tab/> 7788 SCOTT <text:s text:c="15"/>ANALYST <text:s text:c="17"/>7566 82/12/22 <text:s text:c="6"/>3000 <text:s text:c="19"/>20</text:p>
      <text:p text:style-name="P5"><text:tab/> 7876 ADAMS <text:s text:c="15"/>CLERK <text:s text:c="19"/>7788 83/01/15 <text:s text:c="6"/>1100 <text:s text:c="19"/>20</text:p>
      <text:p text:style-name="P5"><text:tab/> 7934 MILLER <text:s text:c="14"/>CLERK <text:s text:c="19"/>7782 82/01/11 <text:s text:c="6"/>1300 <text:s text:c="19"/>10</text:p>
      <text:p text:style-name="P5"/>
      <text:p text:style-name="P5"/>
      <text:p text:style-name="P5">문제 23. ls -l * 로 나온 결과를 all.txt 파일에 덮어써버리시오 !</text:p>
      <text:p text:style-name="P5"/>
      <text:p text:style-name="P5"><text:tab/>[orcl:~]$ ls -l * &gt; all.txt</text:p>
      <text:p text:style-name="P5"><text:tab/>[orcl:~]$ cat all.txt</text:p>
      <text:p text:style-name="P5"/>
      <text:p text:style-name="P5"/>
      <text:p text:style-name="P5">문제<text:bookmark text:name="문제 24"/> 24. 겨울왕국 대본의 100줄까지의 내용을 winter_head.txt로 저장하시오 !</text:p>
      <text:p text:style-name="P5"/>
      <text:p text:style-name="P5"><text:tab/>[orcl:~]$ head -100 winter.txt &gt;&gt; winter_head.txt</text:p>
      <text:p text:style-name="P5"/>
      <text:p text:style-name="P5"/>
      <text:p text:style-name="P5"/>
      <text:p text:style-name="P5">문제 <text:bookmark text:name="문제 25"/>25. 겨울왕국 대본의 단어수가 어떻게 되는지 출력하시오</text:p>
      <text:p text:style-name="P5"/>
      <text:p text:style-name="P5"><text:tab/>답 :</text:p>
      <text:p text:style-name="P5"><text:tab/>$wc -w winter.txt</text:p>
      <text:p text:style-name="P5"><text:tab/>$wc winter.txt</text:p>
      <text:p text:style-name="P5"><text:tab/></text:p>
      <text:p text:style-name="P5"><text:tab/>4240 <text:s text:c="2"/>19909 <text:s text:c="4"/>111181 <text:s text:c="2"/>winter.txt</text:p>
      <text:p text:style-name="P5"><text:tab/>라인수 <text:s/>단어수 <text:s text:c="3"/>바이트크기</text:p>
      <text:p text:style-name="P5"/>
      <text:p text:style-name="P5"/>
      <text:p text:style-name="P5"/>
      <text:p text:style-name="P5">문제 26. 자신의 홈 디렉토리 밑에 확장자가 .txt로 끝나는 파일이 몇 개가 있는지 카운트 하시오</text:p>
      <text:p text:style-name="P5"/>
      <text:p text:style-name="P5"><text:tab/>$ ls -l *.txt</text:p>
      <text:p text:style-name="P5"><text:tab/></text:p>
      <text:p text:style-name="P5"><text:tab/>$ ls -l *.txt | wc -l</text:p>
      <text:p text:style-name="P5"><text:tab/></text:p>
      <text:p text:style-name="P5"><text:tab/>※ pipe 설명 : 앞의 명렁어 | 뒤의 명령어</text:p>
      <text:p text:style-name="P5"><text:tab/> <text:s text:c="2"/></text:p>
      <text:p text:style-name="P5"><text:tab/> <text:s text:c="2"/>앞의 명령어의 표준출력을 뒤의 명령어의 표준입력으로 보냄으로써 명령어의 실행결과를 다음 명령어로 </text:p>
      <text:p text:style-name="P5"><text:tab/> <text:s text:c="2"/>전달하는 기능</text:p>
      <text:p text:style-name="P5"><text:s text:c="3"/></text:p>
      <text:p text:style-name="P5"/>
      <text:p text:style-name="P5"/>
      <text:p text:style-name="P5"><text:s text:c="3"/></text:p>
      <text:p text:style-name="P5">문제 27. 루트(/) 디렉토리 밑에 tmp 디렉토리 밑에 파일이 몇 개가 있는지 조회하시오</text:p>
      <text:p text:style-name="P5"/>
      <text:p text:style-name="P5"><text:tab/> 답 : <text:s/>$ cd /tmp</text:p>
      <text:p text:style-name="P5"><text:tab/> <text:s text:c="2"/>$ ls -l | wc -l</text:p>
      <text:p text:style-name="P5"><text:s text:c="3"/></text:p>
      <text:p text:style-name="P5"><text:s text:c="3"/></text:p>
      <text:p text:style-name="P5"/>
      <text:p text:style-name="P5"/>
      <text:p text:style-name="P5">문제 28. 루트(/) 디렉토리 밑에 tmp 디렉토리 밑에 있는 모든 파일들을 삭제하시오</text:p>
      <text:p text:style-name="P5"/>
      <text:p text:style-name="P5"><text:tab/>답:</text:p>
      <text:p text:style-name="P5"><text:tab/></text:p>
      <text:p text:style-name="P5"><text:tab/>$ rm -rf *</text:p>
      <text:p text:style-name="P5"/>
      <text:p text:style-name="P5"/>
      <text:p text:style-name="P5"/>
      <text:p text:style-name="P5">vi emp.txt</text:p>
      <text:p text:style-name="P5">엔터 붙여넣기 esc 쉬프트 z z</text:p>
      <text:p text:style-name="P5"><text:soft-page-break/></text:p>
      <text:p text:style-name="P5"/>
      <text:p text:style-name="P5"/>
      <text:p text:style-name="P5">문제 2<text:bookmark text:name="문제 29"/>9. 직업이 salesman인 사운들의 모든 행을 출력하시오</text:p>
      <text:p text:style-name="P5"/>
      <text:p text:style-name="P5"><text:tab/>[orcl:~]$ grep -i 'salesman' emp.txt</text:p>
      <text:p text:style-name="P5"/>
      <text:p text:style-name="P5"/>
      <text:p text:style-name="P5"/>
      <text:p text:style-name="P5"/>
      <text:p text:style-name="P5">문제 30. 직업이 salesman인 사원들이 전부 몇 명인지 출력하시오</text:p>
      <text:p text:style-name="P5"/>
      <text:p text:style-name="P5"><text:tab/>$ grep -i 'salesman' emp.txt | wc -l</text:p>
      <text:p text:style-name="P5"><text:tab/>4</text:p>
      <text:p text:style-name="P5"/>
      <text:p text:style-name="P5"/>
      <text:p text:style-name="P5"/>
      <text:p text:style-name="P5">문제 31. 직업이 salesman인 사원들의 이름과 월급을 출력하시오</text:p>
      <text:p text:style-name="P5"/>
      <text:p text:style-name="P5"><text:tab/>$ grep -i 'salesman' emp.txt | awk '{print $2,$6}'</text:p>
      <text:p text:style-name="P5"><text:tab/> <text:s text:c="31"/>↑</text:p>
      <text:p text:style-name="P5"><text:tab/> <text:s text:c="11"/>컬럼선택하는 리눅스 명령어</text:p>
      <text:p text:style-name="P5"><text:s text:c="8"/>MARTIN 1250</text:p>
      <text:p text:style-name="P5"><text:tab/>ALLEN 1600</text:p>
      <text:p text:style-name="P5"><text:tab/>TURNER 1500</text:p>
      <text:p text:style-name="P5"><text:tab/>WARD 1250</text:p>
      <text:p text:style-name="P5"/>
      <text:p text:style-name="P5"/>
      <text:p text:style-name="P5"/>
      <text:p text:style-name="P5">문제 32. 부서번호가 10번인 사원들의 이름과 월급과 부서번호를 출력하시오 !</text:p>
      <text:p text:style-name="P5"/>
      <text:p text:style-name="P5"><text:tab/>[orcl:~]$ awk '{print $2,$6,$8}' emp.txt | grep -iw '10'</text:p>
      <text:p text:style-name="P5"><text:tab/>CLARK 2450 10</text:p>
      <text:p text:style-name="P5"><text:tab/>MILLER 1300 10</text:p>
      <text:p text:style-name="P5"/>
      <text:p text:style-name="P5"><text:tab/></text:p>
      <text:p text:style-name="P5"/>
      <text:p text:style-name="P5"/>
      <text:p text:style-name="P5">문제 33. 아래와 같은 상황에서 부서번호 10번인 사원들만 출력하려면 어떻게 해야 하는가 ?</text:p>
      <text:p text:style-name="P5"/>
      <text:p text:style-name="P5"><text:tab/>[orcl:~]$ awk '$8=="10" {print $2,$5,$6,$8}' emp.txt | grep -iw '10'</text:p>
      <text:p text:style-name="P5"><text:tab/>KING 81/11/17 5000 10</text:p>
      <text:p text:style-name="P5"><text:tab/>CLARK 81/05/09 2450 10</text:p>
      <text:p text:style-name="P5"><text:tab/>MILLER 82/01/11 1300 10</text:p>
      <text:p text:style-name="P5"/>
      <text:p text:style-name="P5"/>
      <text:p text:style-name="P5"/>
      <text:p text:style-name="P5">문제 3<text:bookmark text:name="문제 34"/>4. (점심시간 문제) 월급이 3000이상인 사원들의 이름과 월급을 출력하시오 !</text:p>
      <text:p text:style-name="P5"/>
      <text:p text:style-name="P5"><text:tab/>[orcl:~]$ awk '$6 &gt;= 3000 {print $2,$6}' emp.txt</text:p>
      <text:p text:style-name="P5"><text:tab/>KING 5000</text:p>
      <text:p text:style-name="P5"><text:tab/>FORD 3000</text:p>
      <text:p text:style-name="P5"><text:tab/>SCOTT 3000</text:p>
      <text:p text:style-name="P5"/>
      <text:p text:style-name="P5"/>
      <text:p text:style-name="P5"/>
      <text:p text:style-name="P5">문제 35. 직업이 salesman이 아닌 사원들의 이름과 직업을 출력하시오 !</text:p>
      <text:p text:style-name="P5"/>
      <text:p text:style-name="P5"><text:tab/>[orcl:~]$ awk '$3 != toupper("salesman") {print $2, $3}' emp.txt</text:p>
      <text:p text:style-name="P5"/>
      <text:p text:style-name="P5"><text:soft-page-break/></text:p>
      <text:p text:style-name="P5"/>
      <text:p text:style-name="P5">문제 36. 직업이 salesman인 사원들의 이름과 월급을 출력하는데 월급이 1500이상인 사원들만 출력하시오 !</text:p>
      <text:p text:style-name="P5"/>
      <text:p text:style-name="P5"><text:tab/>[orcl:~]$ awk '$3==toupper("salesman") &amp;&amp; $6&gt;=1500 {print $2,$6}' emp.txt</text:p>
      <text:p text:style-name="P5"/>
      <text:p text:style-name="P5"/>
      <text:p text:style-name="P5">문제 37. 이름이 A로 시작하는 사원들의 이름과 월급을 출력하시오 !</text:p>
      <text:p text:style-name="P5"/>
      <text:p text:style-name="P5"><text:tab/>[orcl:~]$ awk '{print $2, $6}' emp.txt | grep -i '^a'</text:p>
      <text:p text:style-name="P5"/>
      <text:p text:style-name="P5"/>
      <text:p text:style-name="P5"/>
      <text:p text:style-name="P5">문제 38. 이름과 직업과 월급을 출력하는데 이름이 A로 시작하는 사원들의 이름을 출력하시오 !</text:p>
      <text:p text:style-name="P5"/>
      <text:p text:style-name="P5"><text:tab/>[orcl:~]$ awk '{print $2, $3, $6}' emp.txt | grep -i '^a'</text:p>
      <text:p text:style-name="P5"/>
      <text:p text:style-name="P5"><text:tab/>[orcl:~]$ awk 'substr($2,1,1)=="A" {print $2,$6,$3}' emp.txt</text:p>
      <text:p text:style-name="P5"/>
      <text:p text:style-name="P5"/>
      <text:p text:style-name="P5"/>
      <text:p text:style-name="P5">문제 39. 81년도에 입사한 사원들의 이름과 입사일을 출력하시오 !</text:p>
      <text:p text:style-name="P5"/>
      <text:p text:style-name="P5"><text:tab/>[orcl:~]$ awk 'substr($5,1,2)=="81" {print $2,$5}' emp.txt</text:p>
      <text:p text:style-name="P5"/>
      <text:p text:style-name="P5"/>
      <text:p text:style-name="P5"/>
      <text:p text:style-name="P5">문제 40. 입사일에 81을 포함하지 않는 사원들의 이름과 입사일을 출력하시오 !</text:p>
      <text:p text:style-name="P5"/>
      <text:p text:style-name="P5"><text:tab/>[orcl:~]$ awk 'substr($5,1,2)!="81" {print $2,$5}' emp.txt</text:p>
      <text:p text:style-name="P5"/>
      <text:p text:style-name="P5"><text:tab/>[orcl:~]$ awk '{print $2, $5}' emp.txt | grep -v 81</text:p>
      <text:p text:style-name="P5"/>
      <text:p text:style-name="P5"><text:tab/><text:tab/>※ 설명 : -v는 포함되지 않는 것을 검색할 때 사용</text:p>
      <text:p text:style-name="P5"/>
      <text:p text:style-name="P5"/>
      <text:p text:style-name="P5"/>
      <text:p text:style-name="P5">문제 41. 겨울왕국 대본에서 elsa가 포함되어져 있는 라인들의 갯수가 전체 몇개인지 출력하시오 !</text:p>
      <text:p text:style-name="P5"/>
      <text:p text:style-name="P5"><text:tab/>[orcl:~]$ grep -i 'elsa' winter.txt | wc -l</text:p>
      <text:p text:style-name="P5"/>
      <text:p text:style-name="P5"/>
      <text:p text:style-name="P5">문제 4<text:bookmark text:name="문제 42"/>2. 위의 결과를 다시 출력하는데 이름과 월급만 나오게 하시오 !</text:p>
      <text:p text:style-name="P5"/>
      <text:p text:style-name="P5"><text:tab/>[orcl:~]$ sort -k 6 emp.txt | awk '{print $2, $6}'</text:p>
      <text:p text:style-name="P5"/>
      <text:p text:style-name="P5"><text:tab/></text:p>
      <text:p text:style-name="P5"/>
      <text:p text:style-name="P5">문제 43. 이름과 월급을 출력하는데 월급이 높은것부터 출력하시오 !</text:p>
      <text:p text:style-name="P5"/>
      <text:p text:style-name="P5"><text:tab/>[orcl:~]$ sort -r -k 6 emp.txt | awk '{print $2, $6}'</text:p>
      <text:p text:style-name="P5"/>
      <text:p text:style-name="P5"/>
      <text:p text:style-name="P5"/>
      <text:p text:style-name="P5">문제 44. 직업이 salesman인 사원들의 이름과 월급을 출력하는데 월급이 높은것 부터 출력하시오 !</text:p>
      <text:p text:style-name="P5"/>
      <text:p text:style-name="P5"><text:tab/>[orcl:~]$ awk '$3==toupper("salesman") {print $2, $6,$3}' emp.txt | sort -rk 2</text:p>
      <text:p text:style-name="P5"/>
      <text:p text:style-name="P5"/>
      <text:p text:style-name="P5"/>
      <text:p text:style-name="P5"><text:soft-page-break/>문제 45. 사원테이블의 월급의 토탈값을 출력하시오 !</text:p>
      <text:p text:style-name="P5"/>
      <text:p text:style-name="P5"><text:tab/>[orcl:~]$ awk '{print $6}' emp.txt | awk '{sum += $1} END {print sum}'</text:p>
      <text:p text:style-name="P5"/>
      <text:p text:style-name="P5"><text:tab/><text:tab/></text:p>
      <text:p text:style-name="P5"/>
      <text:p text:style-name="P5">문제 46. 직업이 salesman인 사원들의 토탈월급을 출력하시오 !</text:p>
      <text:p text:style-name="P5"/>
      <text:p text:style-name="P5"><text:tab/>[orcl:~]$ awk '$3 ==toupper("salesman") {print $6}' emp.txt | awk '{sum += $1} END {print sum}'</text:p>
      <text:p text:style-name="P5"/>
      <text:p text:style-name="P5"/>
      <text:p text:style-name="P5"/>
      <text:p text:style-name="P5">문제 47. 아래와 같이 결과가 출력되게 하시오 !</text:p>
      <text:p text:style-name="P5"/>
      <text:p text:style-name="P5"><text:tab/>KING의 월급은 5000입니다.</text:p>
      <text:p text:style-name="P5"><text:tab/>BLAKE의 월급은 2850입니다.</text:p>
      <text:p text:style-name="P5"><text:tab/>CLARK의 월급은 2450입니다.</text:p>
      <text:p text:style-name="P5"><text:tab/>JONES의 월급은 2975입니다.</text:p>
      <text:p text:style-name="P5"/>
      <text:p text:style-name="P5"><text:tab/><text:tab/>[orcl:~]$ awk '{print $2 "의 월급은 " $6 "입니다."}' emp.txt</text:p>
      <text:p text:style-name="P5"/>
      <text:p text:style-name="P5"/>
      <text:p text:style-name="P5"/>
      <text:p text:style-name="P5">문제 48. 아래와 같이 결과를 출력하시오 !</text:p>
      <text:p text:style-name="P5"/>
      <text:p text:style-name="P5"><text:tab/>KING의 직업은 PRESIDENT입니다.</text:p>
      <text:p text:style-name="P5"><text:tab/>BLAKE의 직업은 MANAGER입니다.</text:p>
      <text:p text:style-name="P5"><text:tab/>CLARK의 직업은 MANAGER입니다.</text:p>
      <text:p text:style-name="P5"/>
      <text:p text:style-name="P5"><text:tab/><text:tab/>[orcl:~]$ awk '{print $2 "의 직업은 " $3 "입니다."}' emp.txt</text:p>
      <text:p text:style-name="P5"/>
      <text:p text:style-name="P5"/>
      <text:p text:style-name="P5">문제 49. 자기 홈 디렉토리에서 ls -lrt라고 조회한 결과를 분석하시오 !</text:p>
      <text:p text:style-name="P5"/>
      <text:p text:style-name="P5"><text:tab/>[orcl:~]$ ls -lrt</text:p>
      <text:p text:style-name="P5"/>
      <text:p text:style-name="P5"><text:tab/><text:tab/>설명 : <text:s/>-l : 리스트</text:p>
      <text:p text:style-name="P5"><text:tab/><text:tab/><text:tab/>-r : reverse</text:p>
      <text:p text:style-name="P5"><text:tab/><text:tab/><text:tab/>-t : 시간</text:p>
      <text:p text:style-name="P5"/>
      <text:p text:style-name="P5"><text:tab/>-rw-r--r-- 1 oracle oinstall <text:s text:c="2"/>1386 Dec 17 12:03 emp.txt</text:p>
      <text:p text:style-name="P5"><text:tab/> <text:s text:c="2"/>↑<text:tab/> <text:s/>↑ <text:s text:c="2"/>↑ <text:s text:c="5"/>↑ <text:s text:c="6"/>↑ <text:s text:c="8"/>↑</text:p>
      <text:p text:style-name="P5"><text:s/><text:tab/> <text:s/>권한 <text:s/>링크 소유자 <text:s text:c="2"/>그룹 <text:s text:c="2"/>파일크기 최종변경시간</text:p>
      <text:p text:style-name="P5"/>
      <text:p text:style-name="P5"/>
      <text:p text:style-name="P5">문제 50. 자신의 홈 디렉토리의 파일 리스트를 출력하는데 현재것부터 출력하시오 !</text:p>
      <text:p text:style-name="P5"/>
      <text:p text:style-name="P5"><text:tab/>[orcl:~]$ ls -lt</text:p>
      <text:p text:style-name="P5"/>
      <text:p text:style-name="P5"/>
      <text:p text:style-name="P5"/>
      <text:p text:style-name="P5">문제 51. ls -lrt *.txt 를 했을 때 파일 크기에 해당하는 부분만 출력하시오 !</text:p>
      <text:p text:style-name="P5"/>
      <text:p text:style-name="P5"><text:tab/>[orcl:~]$ ls -lrt *.txt | awk '{print $5}'</text:p>
      <text:p text:style-name="P5"/>
      <text:p text:style-name="P5"/>
      <text:p text:style-name="P5"/>
      <text:p text:style-name="P5">문제 52. 위에서 출력된 숫자들을 다 sum해서 출력하시오 !</text:p>
      <text:p text:style-name="P5"/>
      <text:p text:style-name="P5"><text:tab/>[orcl:~]$ ls -lrt *.txt | awk '{print $5}' | awk '{sum += $1} END {print sum}'</text:p>
      <text:p text:style-name="P5"><text:soft-page-break/></text:p>
      <text:p text:style-name="P5"/>
      <text:p text:style-name="P5"/>
      <text:p text:style-name="P5">문제 53. 아래와 같이 결과를 출력하시오 !</text:p>
      <text:p text:style-name="P5"/>
      <text:p text:style-name="P5"><text:tab/>The size of total text file under current directory is 112563 bytes</text:p>
      <text:p text:style-name="P5"/>
      <text:p text:style-name="P5"><text:tab/>[orcl:~]$ ls -lrt *.txt | awk '{print $5}' | awk '{sum += $1} END {print "The size of total text <text:tab/>file under current directory is " sum " bytes" }'</text:p>
      <text:p text:style-name="P5"/>
      <text:p text:style-name="P5"/>
      <text:p text:style-name="P5"/>
      <text:p text:style-name="P5">문제 54. 위의 스크립트를 쉘 스크립트로 저장해서 실행되게 하시오 !</text:p>
      <text:p text:style-name="P5"/>
      <text:p text:style-name="P5"><text:tab/>ls -lrt *.txt | awk '{print $5}' | awk '{sum += $1} END {print "The size of total text file under </text:p>
      <text:p text:style-name="P5"><text:tab/>current directory is " sum " bytes" }'</text:p>
      <text:p text:style-name="P5"><text:tab/>[orcl:~]$ vi size.sh</text:p>
      <text:p text:style-name="P5"><text:tab/>[orcl:~]$ sh size.sh</text:p>
      <text:p text:style-name="P5"><text:tab/>The size of total text file under current directory is 112563bytes</text:p>
      <text:p text:style-name="P5"/>
      <text:p text:style-name="P5"/>
      <text:p text:style-name="P5">문제 55<text:bookmark text:name="문제 55"/>. emp.txt에서 직업만 출력하시오 !</text:p>
      <text:p text:style-name="P5"><text:tab/><text:tab/></text:p>
      <text:p text:style-name="P5"><text:tab/>[orcl:~]$ awk '{print $3}' emp.txt</text:p>
      <text:p text:style-name="P5"/>
      <text:p text:style-name="P5"/>
      <text:p text:style-name="P5"/>
      <text:p text:style-name="P5">문제 56. 위의 결과를 abcd순으로 정렬해서 출력하시오 !</text:p>
      <text:p text:style-name="P5"/>
      <text:p text:style-name="P5"><text:tab/>[orcl:~]$ awk '{print $3}' emp.txt | sort</text:p>
      <text:p text:style-name="P5"><text:tab/></text:p>
      <text:p text:style-name="P5"/>
      <text:p text:style-name="P5"/>
      <text:p text:style-name="P5">문제 57. 위의 결과를 출력할 때 중복 제거해서 출력하시오 !</text:p>
      <text:p text:style-name="P5"/>
      <text:p text:style-name="P5"><text:tab/>[orcl:~]$ awk '{print $3}' emp.txt | sort | uniq</text:p>
      <text:p text:style-name="P5"/>
      <text:p text:style-name="P5"/>
      <text:p text:style-name="P5"/>
      <text:p text:style-name="P5">문제 58. 부서번호를 출력하는데 중복제거해서 출력하시오 !</text:p>
      <text:p text:style-name="P5"/>
      <text:p text:style-name="P5"><text:tab/>[orcl:~]$ awk '{print $8}' emp.txt | sort | uniq</text:p>
      <text:p text:style-name="P5"/>
      <text:p text:style-name="P5"/>
      <text:p text:style-name="P5"/>
      <text:p text:style-name="P5">문제 59. emp.txt 를 복사해서 emp7.txt 를 생성하고 emp7.txt에 KING에 대한 데이터를 복사해서 맨 아래에 하나를</text:p>
      <text:p text:style-name="P5"><text:tab/> 입력하고 저장하시오 !</text:p>
      <text:p text:style-name="P5"/>
      <text:p text:style-name="P5"><text:tab/>[orcl:~]$ cp emp.txt emp7.txt</text:p>
      <text:p text:style-name="P5"><text:tab/>[orcl:~]$ vi emp7.txt</text:p>
      <text:p text:style-name="P5"><text:tab/><text:tab/>맨 위에(KING)있는 라인에 커서를 대고 yy눌르면 한라인 복사 후 맨밑에서 p누르면 복사됨</text:p>
      <text:p text:style-name="P5"/>
      <text:p text:style-name="P5"/>
      <text:p text:style-name="P5"/>
      <text:p text:style-name="P5">문제 60. emp7.txt 에서 중복된 라인만 출력하시오 !</text:p>
      <text:p text:style-name="P5"/>
      <text:p text:style-name="P5"><text:tab/>[orcl:~]$ sort emp7.txt | uniq -d</text:p>
      <text:p text:style-name="P5"/>
      <text:p text:style-name="P5"/>
      <text:p text:style-name="P5"/>
      <text:p text:style-name="P5"><text:soft-page-break/>문제 61. emp7.txt 에서 중복된 라인을 제거하고 출력하시오 !</text:p>
      <text:p text:style-name="P5"/>
      <text:p text:style-name="P5"><text:tab/>[orcl:~]$ sort emp7.txt | uniq -u</text:p>
      <text:p text:style-name="P5"><text:tab/><text:tab/>※ KING아예 출력 안됨 </text:p>
      <text:p text:style-name="P5"/>
      <text:p text:style-name="P5"/>
      <text:p text:style-name="P5"/>
      <text:p text:style-name="P5">문제 62. emp7.txt에서 중복된 라인을 제거할 때 다 없어지지말고 하나는 남겨놓게 하시오 !</text:p>
      <text:p text:style-name="P5"/>
      <text:p text:style-name="P5"><text:tab/>[orcl:~]$ sort emp7.txt | uniq</text:p>
      <text:p text:style-name="P5"/>
      <text:p text:style-name="P5"/>
      <text:p text:style-name="P5">문제<text:bookmark text:name="문제 63"/> 63. 직업을 물어보게 하고 직업을 입력하면 해당 직업을 갖는 사원들의 이름과 직업이 출력되게 하시오 !</text:p>
      <text:p text:style-name="P5"><text:tab/> (vi 편집기 명령어를 모르니까 일단 메모장에 작업하고 복사해서 리눅스에 붙여넣기로 하세요 !)</text:p>
      <text:p text:style-name="P5"/>
      <text:p text:style-name="P5"><text:tab/>#!/bin/bash<text:tab/><text:tab/><text:tab/># 리눅스 스크립트 중에서 shell 스크립트를 사용하겠다.</text:p>
      <text:p text:style-name="P5"><text:tab/></text:p>
      <text:p text:style-name="P5"><text:tab/>echo " <text:s text:c="12"/>"<text:tab/><text:tab/># 공백 출력</text:p>
      <text:p text:style-name="P5"><text:tab/>echo -n "직업을 입력하세요 ~ "<text:tab/># -n 빼보고 실행해 본다 (엔터 키값???)</text:p>
      <text:p text:style-name="P5"><text:tab/>read job<text:tab/><text:tab/><text:tab/># 위에서 입력하고 엔터를 친 값이 job변수에 들어간다.</text:p>
      <text:p text:style-name="P5"><text:tab/>echo " <text:s text:c="12"/>"</text:p>
      <text:p text:style-name="P5"><text:tab/>grep -i $job emp.txt | awk '{print $2, $3}'</text:p>
      <text:p text:style-name="P5"/>
      <text:p text:style-name="P5"><text:tab/>위의 스크립트를 붙여넣고 저장하고 나와서 ( $vi job2.sh 에다가)</text:p>
      <text:p text:style-name="P5"/>
      <text:p text:style-name="P5"><text:tab/></text:p>
      <text:p text:style-name="P5"/>
      <text:p text:style-name="P5">문제 64. 부서번호를 물어보게 하고 부서번호를 입력하면 해당 부서번호에서 근무하는 사원들의 이름과 월급과 </text:p>
      <text:p text:style-name="P5"><text:tab/> 부서번호가 출력되게 하시오 !</text:p>
      <text:p text:style-name="P5"/>
      <text:p text:style-name="P5"><text:tab/>답 1 :</text:p>
      <text:p text:style-name="P5"><text:tab/><text:tab/>#!/bin/bash</text:p>
      <text:p text:style-name="P5"><text:tab/><text:tab/></text:p>
      <text:p text:style-name="P5"><text:tab/><text:tab/>echo " <text:s text:c="12"/>"</text:p>
      <text:p text:style-name="P5"><text:tab/><text:tab/>echo -n "부서번호를 입력하세요 ~ "</text:p>
      <text:p text:style-name="P5"><text:tab/><text:tab/>read deptno</text:p>
      <text:p text:style-name="P5"><text:tab/><text:tab/>echo " <text:s text:c="12"/>"</text:p>
      <text:p text:style-name="P5"><text:tab/><text:tab/>awk '{print $2,$6,$8}' emp.txt | grep -iw $deptno</text:p>
      <text:p text:style-name="P5"><text:tab/></text:p>
      <text:p text:style-name="P5"><text:tab/></text:p>
      <text:p text:style-name="P5"><text:tab/>답 2 :</text:p>
      <text:p text:style-name="P5"><text:tab/><text:tab/>#!/bin/bash</text:p>
      <text:p text:style-name="P5"><text:tab/><text:tab/></text:p>
      <text:p text:style-name="P5"><text:tab/><text:tab/>echo " <text:s text:c="12"/>"</text:p>
      <text:p text:style-name="P5"><text:tab/><text:tab/>echo -n "부서번호를 입력하세요 ~ "<text:tab/></text:p>
      <text:p text:style-name="P5"><text:tab/><text:tab/>read deptno</text:p>
      <text:p text:style-name="P5"><text:tab/><text:tab/>echo " <text:s text:c="12"/>"</text:p>
      <text:p text:style-name="P5"><text:tab/><text:tab/>awk '$8=='$deptno'{print $2,$6,$8}' emp.txt | grep -iw $deptno</text:p>
      <text:p text:style-name="P5"/>
      <text:p text:style-name="P5"/>
      <text:p text:style-name="P5"/>
      <text:p text:style-name="P5">문제 65. 이름을 물어보게하고 이름을 입력하면 해당 사원의 월급이 아래와 같이 출력되게 하는 쉘 스크립트를</text:p>
      <text:p text:style-name="P5"><text:tab/> 작성하시오 !</text:p>
      <text:p text:style-name="P5"/>
      <text:p text:style-name="P5"><text:tab/>vi find_sal.sh</text:p>
      <text:p text:style-name="P5"><text:tab/></text:p>
      <text:p text:style-name="P5"><text:tab/>#!/bin/bash</text:p>
      <text:p text:style-name="P5"><text:tab/></text:p>
      <text:p text:style-name="P5"><text:tab/>echo " <text:s text:c="3"/>"</text:p>
      <text:p text:style-name="P5"><text:tab/>echo -n "이름을 입력하세요~"</text:p>
      <text:p text:style-name="P5"><text:soft-page-break/><text:tab/>read ename</text:p>
      <text:p text:style-name="P5"><text:tab/>echo " <text:s text:c="3"/>"</text:p>
      <text:p text:style-name="P5"><text:tab/></text:p>
      <text:p text:style-name="P5"><text:tab/>grep -i $ename emp.txt | awk '{print $2,"의 월급은 ",$6"입니다."}'</text:p>
      <text:p text:style-name="P5"><text:tab/></text:p>
      <text:p text:style-name="P5"><text:tab/>[orcl:~]$ sh find_sal.sh</text:p>
      <text:p text:style-name="P5"><text:tab/></text:p>
      <text:p text:style-name="P5"><text:tab/>이름을 입력하세요~</text:p>
      <text:p text:style-name="P5"><text:tab/>scott</text:p>
      <text:p text:style-name="P5"><text:tab/></text:p>
      <text:p text:style-name="P5"><text:tab/>SCOTT 의 월급은 <text:s/>3000입니다.</text:p>
      <text:p text:style-name="P5"/>
      <text:p text:style-name="P5"/>
      <text:p text:style-name="P5"/>
      <text:p text:style-name="P5">문제 66. dept.txt를 리눅스 시스템에 자기 홈 디렉토리에 올리시오 !</text:p>
      <text:p text:style-name="P5"/>
      <text:p text:style-name="P5"><text:tab/>10 ACCOUNTING <text:s text:c="4"/>NEWYORK</text:p>
      <text:p text:style-name="P5"><text:tab/>20 RESEARCH <text:s text:c="6"/>DALLAS</text:p>
      <text:p text:style-name="P5"><text:tab/>30 SALES <text:s text:c="9"/>CHICAGO</text:p>
      <text:p text:style-name="P5"><text:tab/>40 OPERATIONS <text:s text:c="4"/>BOSTON</text:p>
      <text:p text:style-name="P5"/>
      <text:p text:style-name="P5">-------------------------</text:p>
      <text:p text:style-name="P5">vi 팁</text:p>
      <text:p text:style-name="P5">dd 누르면 줄제거</text:p>
      <text:p text:style-name="P5">쉬프트 zz 저장하고 나가기</text:p>
      <text:p text:style-name="P5">a누르고 복붙</text:p>
      <text:p text:style-name="P5">-------------------------</text:p>
      <text:p text:style-name="P5"/>
      <text:p text:style-name="P5"/>
      <text:p text:style-name="P5"/>
      <text:p text:style-name="P5">문제 67. 부서번호를 물어보게하고 부서번호를 입력하면 해당 부서번호의 부서위치가 출력되게 하는 쉘 스크립트</text:p>
      <text:p text:style-name="P5"><text:tab/> 를 작성하시오 !</text:p>
      <text:p text:style-name="P5"/>
      <text:p text:style-name="P5"><text:tab/>[orcl:~]$ vi find_loc.sh</text:p>
      <text:p text:style-name="P5"><text:tab/></text:p>
      <text:p text:style-name="P5"><text:tab/>#!/bin/bash</text:p>
      <text:p text:style-name="P5"><text:tab/></text:p>
      <text:p text:style-name="P5"><text:tab/>echo " <text:s text:c="3"/>"</text:p>
      <text:p text:style-name="P5"><text:tab/>echo -n "부서번호를 입력하세요 ~"</text:p>
      <text:p text:style-name="P5"><text:tab/>read deptno</text:p>
      <text:p text:style-name="P5"><text:tab/>echo " <text:s text:c="3"/>"</text:p>
      <text:p text:style-name="P5"><text:tab/></text:p>
      <text:p text:style-name="P5"><text:tab/>grep $deptno dept.txt | awk '{print $3}'</text:p>
      <text:p text:style-name="P5"><text:tab/></text:p>
      <text:p text:style-name="P5"><text:tab/>[orcl:~]$ sh find_loc.sh</text:p>
      <text:p text:style-name="P5"><text:tab/></text:p>
      <text:p text:style-name="P5"><text:tab/>부서번호를 입력하세요 ~</text:p>
      <text:p text:style-name="P5"><text:tab/>10</text:p>
      <text:p text:style-name="P5"><text:tab/></text:p>
      <text:p text:style-name="P5"><text:tab/>NEWYORK</text:p>
      <text:p text:style-name="P5"/>
      <text:p text:style-name="P5"/>
      <text:p text:style-name="P5"/>
      <text:p text:style-name="P5">문제 68. 이름을 물어보게 하고 이름을 입력하면 해당 사원의 부서위치가 출력되게 하시오 !</text:p>
      <text:p text:style-name="P5"/>
      <text:p text:style-name="P5"><text:tab/>[orcl:~]$ vi find_loc2.sh</text:p>
      <text:p text:style-name="P5"><text:tab/></text:p>
      <text:p text:style-name="P5"><text:tab/>#!/bin/bash</text:p>
      <text:p text:style-name="P5"><text:tab/></text:p>
      <text:p text:style-name="P5"><text:tab/>echo " <text:s text:c="3"/>"</text:p>
      <text:p text:style-name="P5"><text:soft-page-break/><text:tab/>echo -n "이름을 입력하세요 ~"</text:p>
      <text:p text:style-name="P5"><text:tab/>read ename</text:p>
      <text:p text:style-name="P5"><text:tab/>echo " <text:s text:c="3"/>"</text:p>
      <text:p text:style-name="P5"><text:tab/>deptno=`grep -i $ename emp.txt | awk '{print $8}'`<text:tab/><text:tab/><text:tab/>#여기서 `가 포인트!(공백제거)</text:p>
      <text:p text:style-name="P5"><text:tab/>grep -i $deptno dept.txt | awk '{print $3"에서 근무하는 사원입니다."}'</text:p>
      <text:p text:style-name="P5"><text:tab/></text:p>
      <text:p text:style-name="P5"><text:tab/>[orcl:~]$ sh find_loc2.sh</text:p>
      <text:p text:style-name="P5"><text:tab/></text:p>
      <text:p text:style-name="P5"><text:tab/>이름을 입력하세요 ~scott</text:p>
      <text:p text:style-name="P5"><text:tab/><text:tab/></text:p>
      <text:p text:style-name="P5"><text:tab/>DALLAS에서 근무하는 사원입니다.</text:p>
      <text:p text:style-name="P5"/>
      <text:p text:style-name="P5"/>
      <text:p text:style-name="P5"/>
      <text:p text:style-name="P5">문제 69. 이름을 물어보게하고 이름을 입력하면 해당 사원의 부서명이 출력되게 하시오 !</text:p>
      <text:p text:style-name="P5"/>
      <text:p text:style-name="P5"><text:tab/>[orcl:~]$ vi find_dname.sh</text:p>
      <text:p text:style-name="P5"/>
      <text:p text:style-name="P5"><text:tab/>#!/bin/bash</text:p>
      <text:p text:style-name="P5"><text:tab/></text:p>
      <text:p text:style-name="P5"><text:tab/>echo " <text:s text:c="3"/>"</text:p>
      <text:p text:style-name="P5"><text:tab/>echo -n "이름을 입력하세요 ~"</text:p>
      <text:p text:style-name="P5"><text:tab/>read ename</text:p>
      <text:p text:style-name="P5"><text:tab/>echo " <text:s text:c="3"/>"</text:p>
      <text:p text:style-name="P5"><text:tab/>deptno=`grep -i $ename emp.txt | awk '{print $8}'`</text:p>
      <text:p text:style-name="P5"><text:tab/>grep -i $deptno dept.txt | awk '{print $2"에서 근무하는 사원입니다."}'</text:p>
      <text:p text:style-name="P5"><text:tab/></text:p>
      <text:p text:style-name="P5"><text:tab/>[orcl:~]$ sh find_dname.sh</text:p>
      <text:p text:style-name="P5"><text:tab/></text:p>
      <text:p text:style-name="P5"><text:tab/>이름을 입력하세요 ~scott</text:p>
      <text:p text:style-name="P5"><text:tab/></text:p>
      <text:p text:style-name="P5"><text:tab/>RESEARCH에서 근무하는 사원입니다.</text:p>
      <text:p text:style-name="P5"/>
      <text:p text:style-name="P5"/>
      <text:p text:style-name="P5"/>
      <text:p text:style-name="P5">문제 70. 직업을 물어보게 하고 직업을 입력하면 해당 직업인 사원들의 월급이 출력되게 하시오 !</text:p>
      <text:p text:style-name="P5"/>
      <text:p text:style-name="P5"><text:tab/>[orcl:~]$ vi job_sal.sh</text:p>
      <text:p text:style-name="P5"/>
      <text:p text:style-name="P5"><text:tab/>#!/bin/bash</text:p>
      <text:p text:style-name="P5"><text:tab/></text:p>
      <text:p text:style-name="P5"><text:tab/>echo " <text:s text:c="3"/>"</text:p>
      <text:p text:style-name="P5"><text:tab/>echo -n "직업을 입력하세요 ~"</text:p>
      <text:p text:style-name="P5"><text:tab/>read job</text:p>
      <text:p text:style-name="P5"><text:tab/>echo " <text:s text:c="3"/>"</text:p>
      <text:p text:style-name="P5"><text:tab/>sal=`grep -i $job emp.txt | awk '{print $6}'`</text:p>
      <text:p text:style-name="P5"><text:tab/>echo "$sal"</text:p>
      <text:p text:style-name="P5"/>
      <text:p text:style-name="P5"><text:tab/>[orcl:~]$ sh job_sal.sh</text:p>
      <text:p text:style-name="P5"><text:tab/></text:p>
      <text:p text:style-name="P5"><text:tab/>직업을 입력하세요 ~salesman</text:p>
      <text:p text:style-name="P5"><text:tab/></text:p>
      <text:p text:style-name="P5"><text:tab/>1250</text:p>
      <text:p text:style-name="P5"><text:tab/>1600</text:p>
      <text:p text:style-name="P5"><text:tab/>1500</text:p>
      <text:p text:style-name="P5"><text:tab/>1250</text:p>
      <text:p text:style-name="P5"/>
      <text:p text:style-name="P5"/>
      <text:p text:style-name="P5"/>
      <text:p text:style-name="P5"/>
      <text:p text:style-name="P5"><text:soft-page-break/>문제 71. 이번에는 이름도 같이 출력하시오 !</text:p>
      <text:p text:style-name="P5"/>
      <text:p text:style-name="P5"><text:tab/>[orcl:~]$ vi job_sal2.sh</text:p>
      <text:p text:style-name="P5"/>
      <text:p text:style-name="P5"><text:tab/>#!/bin/bash</text:p>
      <text:p text:style-name="P5"><text:tab/></text:p>
      <text:p text:style-name="P5"><text:tab/>echo " <text:s text:c="3"/>"</text:p>
      <text:p text:style-name="P5"><text:tab/>echo -n "직업을 입력하세요 ~"</text:p>
      <text:p text:style-name="P5"><text:tab/>read job</text:p>
      <text:p text:style-name="P5"><text:tab/>echo " <text:s text:c="3"/>"</text:p>
      <text:p text:style-name="P5"><text:tab/>sal=`grep -i $job emp.txt | awk '{print $2, $6}'`</text:p>
      <text:p text:style-name="P5"><text:tab/>echo "$sal"</text:p>
      <text:p text:style-name="P5"><text:tab/></text:p>
      <text:p text:style-name="P5"><text:tab/>[orcl:~]$ sh job_sal2.sh</text:p>
      <text:p text:style-name="P5"><text:tab/></text:p>
      <text:p text:style-name="P5"><text:tab/>직업을 입력하세요 ~salesman</text:p>
      <text:p text:style-name="P5"><text:tab/></text:p>
      <text:p text:style-name="P5"><text:tab/>MARTIN 1250</text:p>
      <text:p text:style-name="P5"><text:tab/>ALLEN 1600</text:p>
      <text:p text:style-name="P5"><text:tab/>TURNER 1500</text:p>
      <text:p text:style-name="P5"><text:tab/>WARD 1250</text:p>
      <text:p text:style-name="P5"/>
      <text:p text:style-name="P5"/>
      <text:p text:style-name="P5"/>
      <text:p text:style-name="P5">문제 72. 아래와 같이 부서위치를 물어보게 하고 부서위치를 입력하면 해당 사원의 이름과 부서위치가 출력되게 </text:p>
      <text:p text:style-name="P5"><text:tab/> <text:s/>하시오 !</text:p>
      <text:p text:style-name="P5"/>
      <text:p text:style-name="P5"/>
      <text:p text:style-name="P5"/>
      <text:p text:style-name="P5"/>
      <text:p text:style-name="P5">문제 7<text:bookmark text:name="문제 73"/>3. 아래와 같이 두개의 파일 이름을 각각 물어보게 하고 결과 파일의 내용의 차이가 출력되게 하시오 !</text:p>
      <text:p text:style-name="P5"/>
      <text:p text:style-name="P5"><text:tab/>[orcl:~]$ vi diff.sh</text:p>
      <text:p text:style-name="P5"/>
      <text:p text:style-name="P5"><text:tab/>#!/bin/bash</text:p>
      <text:p text:style-name="P5"><text:tab/></text:p>
      <text:p text:style-name="P5"><text:tab/>echo " <text:s text:c="3"/>"</text:p>
      <text:p text:style-name="P5"><text:tab/>echo -n "비교할 첫번째 파일명을 입력하세요 ~"</text:p>
      <text:p text:style-name="P5"><text:tab/>read file1</text:p>
      <text:p text:style-name="P5"><text:tab/>echo -n "비교할 두번째 파일명을 입력하세요 ~"</text:p>
      <text:p text:style-name="P5"><text:tab/>read file2</text:p>
      <text:p text:style-name="P5"><text:tab/>echo " <text:s text:c="3"/>"</text:p>
      <text:p text:style-name="P5"><text:tab/>diff $file1 $file2</text:p>
      <text:p text:style-name="P5"><text:tab/></text:p>
      <text:p text:style-name="P5"><text:tab/>[orcl:~]$ sh diff.sh</text:p>
      <text:p text:style-name="P5"><text:tab/></text:p>
      <text:p text:style-name="P5"><text:tab/>비교할 첫번째 파일명을 입력하세요 ~emp.txt</text:p>
      <text:p text:style-name="P5"><text:tab/>비교할 두번째 파일명을 입력하세요 ~emp7.txt</text:p>
      <text:p text:style-name="P5"><text:tab/></text:p>
      <text:p text:style-name="P5"><text:tab/>14a15</text:p>
      <text:p text:style-name="P5"><text:tab/>&gt; <text:s/>7839 KING <text:s text:c="7"/>PRESIDENT <text:s text:c="9"/>0 81/11/17 <text:s text:c="3"/>5000 <text:s text:c="9"/>0 <text:s text:c="8"/>10</text:p>
      <text:p text:style-name="P5"/>
      <text:p text:style-name="P5"/>
      <text:p text:style-name="P5"/>
      <text:p text:style-name="P5">문제 7<text:bookmark text:name="문제 74"/>4. /home/oracle 밑에 test100과 test200 이라는 디렉토리를 생성하고 그 밑에 emp.txt를 각각 복사하시오 !</text:p>
      <text:p text:style-name="P5"/>
      <text:p text:style-name="P5"><text:tab/>[orcl:~]$ cd</text:p>
      <text:p text:style-name="P5"><text:tab/>[orcl:~]$ mkdir test100 test200</text:p>
      <text:p text:style-name="P5"><text:tab/>[orcl:~]$ cp emp.txt ./test100/emp.txt</text:p>
      <text:p text:style-name="P5"><text:tab/>[orcl:~]$ cp emp.txt ./test200/emp.txt</text:p>
      <text:p text:style-name="P5"><text:soft-page-break/><text:tab/><text:tab/><text:tab/> <text:s text:c="3"/>↑</text:p>
      <text:p text:style-name="P5"><text:tab/><text:tab/><text:tab/>현재 디렉토리</text:p>
      <text:p text:style-name="P5"/>
      <text:p text:style-name="P5"/>
      <text:p text:style-name="P5"/>
      <text:p text:style-name="P5">문제 75. /home/oracle밑에 있는 emp.txt 를 검색하시오 !</text:p>
      <text:p text:style-name="P5"/>
      <text:p text:style-name="P5"><text:tab/>[orcl:~]$ find /home/oracle -name 'emp.txt' -print</text:p>
      <text:p text:style-name="P5"><text:tab/>/home/oracle/test100/emp.txt</text:p>
      <text:p text:style-name="P5"><text:tab/>/home/oracle/test200/emp.txt</text:p>
      <text:p text:style-name="P5"><text:tab/>/home/oracle/emp.txt</text:p>
      <text:p text:style-name="P5"/>
      <text:p text:style-name="P5"><text:tab/>[orcl:~]$ find /home/oracle -maxdepth 1 -name 'emp.txt' -print</text:p>
      <text:p text:style-name="P5"><text:tab/>/home/oracle/emp.txt</text:p>
      <text:p text:style-name="P5"/>
      <text:p text:style-name="P5"/>
      <text:p text:style-name="P5"/>
      <text:p text:style-name="P5">문제 76. (점심시간 문제) 파일을 검색하는 쉘 스크립트를 아래와 같이 생성하시오 !</text:p>
      <text:p text:style-name="P5"/>
      <text:p text:style-name="P5"><text:tab/>[orcl:~]$ vi find_file.sh</text:p>
      <text:p text:style-name="P5"><text:tab/></text:p>
      <text:p text:style-name="P5"><text:tab/>#!/bin/bash</text:p>
      <text:p text:style-name="P5"><text:tab/></text:p>
      <text:p text:style-name="P5"><text:tab/>echo " <text:s text:c="3"/>"</text:p>
      <text:p text:style-name="P5"><text:tab/>echo -n "현재 디렉토리 밑에 검색할 파일명을 입력하세요 ! "</text:p>
      <text:p text:style-name="P5"><text:tab/>read file</text:p>
      <text:p text:style-name="P5"><text:tab/>echo -n "depth는 어떻게 할까요? "</text:p>
      <text:p text:style-name="P5"><text:tab/>read depth</text:p>
      <text:p text:style-name="P5"><text:tab/>echo " <text:s text:c="3"/>"</text:p>
      <text:p text:style-name="P5"><text:tab/>dir=`pwd`</text:p>
      <text:p text:style-name="P5"><text:tab/>find $dir -maxdepth $depth -name $file -print</text:p>
      <text:p text:style-name="P5"><text:tab/></text:p>
      <text:p text:style-name="P5"><text:tab/>[orcl:~]$ sh find_file.sh</text:p>
      <text:p text:style-name="P5"><text:tab/></text:p>
      <text:p text:style-name="P5"><text:tab/>현재 디렉토리 밑에 검색할 파일명을 입력하세요 ! emp.txt</text:p>
      <text:p text:style-name="P5"><text:tab/>depth는 어떻게 할까요? 1</text:p>
      <text:p text:style-name="P5"><text:tab/></text:p>
      <text:p text:style-name="P5"><text:tab/>./emp.txt</text:p>
      <text:p text:style-name="P5"/>
      <text:p text:style-name="P5"/>
      <text:p text:style-name="P5"/>
      <text:p text:style-name="P5">문제 77<text:bookmark text:name="문제 77"/>. /home/oracle 밑에 test77이라는 다렉토리를 만들고 그 밑에 emp.txt 를 복사해서 아래의 파일명으로</text:p>
      <text:p text:style-name="P5"><text:tab/> 붙여넣으시오 !</text:p>
      <text:p text:style-name="P5"/>
      <text:p text:style-name="P5"><text:tab/>emp1.txt emp2.txt emp3.txt emp4.txt</text:p>
      <text:p text:style-name="P5"/>
      <text:p text:style-name="P5"><text:tab/>[orcl:~]$ cd</text:p>
      <text:p text:style-name="P5"><text:tab/>[orcl:~]$ mkdir test77</text:p>
      <text:p text:style-name="P5"><text:tab/>[orcl:~]$ cp emp.txt ./test77/emp1.txt</text:p>
      <text:p text:style-name="P5"><text:tab/>[orcl:~]$ cp emp.txt ./test77/emp2.txt</text:p>
      <text:p text:style-name="P5"><text:tab/>[orcl:~]$ cp emp.txt ./test77/emp3.txt</text:p>
      <text:p text:style-name="P5"><text:tab/>[orcl:~]$ cp emp.txt ./test77/emp4.txt</text:p>
      <text:p text:style-name="P5"><text:tab/>[orcl:~]$ ls -l ./test77/*.txt</text:p>
      <text:p text:style-name="P5"><text:tab/>-rw-r--r-- 1 oracle oinstall 1386 Dec 18 14:00 ./test77/emp1.txt</text:p>
      <text:p text:style-name="P5"><text:tab/>-rw-r--r-- 1 oracle oinstall 1386 Dec 18 14:00 ./test77/emp2.txt</text:p>
      <text:p text:style-name="P5"><text:tab/>-rw-r--r-- 1 oracle oinstall 1386 Dec 18 14:00 ./test77/emp3.txt</text:p>
      <text:p text:style-name="P5"><text:tab/>-rw-r--r-- 1 oracle oinstall 1386 Dec 18 14:00 ./test77/emp4.txt</text:p>
      <text:p text:style-name="P5"/>
      <text:p text:style-name="P5"/>
      <text:p text:style-name="P5">문제 78. /home/oracle 밑에 test77 밑에 있는 확장자 .txt 파일들을 all.tar라는 이름으로 압축하시오 !</text:p>
      <text:p text:style-name="P5"><text:soft-page-break/></text:p>
      <text:p text:style-name="P5"><text:tab/>[orcl:~]$ tar cvf ./test77/*.txt</text:p>
      <text:p text:style-name="P5"><text:tab/>./test77/emp2.txt</text:p>
      <text:p text:style-name="P5"><text:tab/>./test77/emp3.txt</text:p>
      <text:p text:style-name="P5"><text:tab/>./test77/emp4.txt</text:p>
      <text:p text:style-name="P5"/>
      <text:p text:style-name="P5"/>
      <text:p text:style-name="P5">문제 79. /home/oracle 밑에 test79 라는 디렉토리를 생성하고 그 밑에 all.tar 압축파일의 압축을 해제하시오 !</text:p>
      <text:p text:style-name="P5"/>
      <text:p text:style-name="P5"><text:tab/>[orcl:~]$ mkdir test79</text:p>
      <text:p text:style-name="P5"><text:tab/>[orcl:~]$ tar xvf all.tar -C /home/oracle/test79</text:p>
      <text:p text:style-name="P5"><text:tab/>./test77/emp1.txt</text:p>
      <text:p text:style-name="P5"><text:tab/>./test77/emp2.txt</text:p>
      <text:p text:style-name="P5"><text:tab/>./test77/emp3.txt</text:p>
      <text:p text:style-name="P5"><text:tab/>./test77/emp4.txt</text:p>
      <text:p text:style-name="P5"/>
      <text:p text:style-name="P5"/>
      <text:p text:style-name="P5">문제 80. 겨울왕국 대본인 winter.txt를 winter1.txt ~ winter3.txt로 copy를 하고서 winter1.txt ~ winter3.txt</text:p>
      <text:p text:style-name="P5"><text:tab/> 를 압축해서 winter.tar라는 이름의 압축파일을 생성하시오 !</text:p>
      <text:p text:style-name="P5"/>
      <text:p text:style-name="P5"><text:tab/>[orcl:~]$ mkdir test80</text:p>
      <text:p text:style-name="P5"><text:tab/>[orcl:~]$ cp winter.txt /home/oracle/test80/winter1.txt</text:p>
      <text:p text:style-name="P5"><text:tab/>[orcl:~]$ cp winter.txt /home/oracle/test80/winter2.txt</text:p>
      <text:p text:style-name="P5"><text:tab/>[orcl:~]$ cp winter.txt /home/oracle/test80/winter3.txt</text:p>
      <text:p text:style-name="P5"><text:tab/>[orcl:~]$ tar cvf winter.tar /home/oracle/test80</text:p>
      <text:p text:style-name="P5"><text:tab/>tar: Removing leading `/' from member names</text:p>
      <text:p text:style-name="P5"><text:tab/>/home/oracle/test80/</text:p>
      <text:p text:style-name="P5"><text:tab/>/home/oracle/test80/winter2.txt</text:p>
      <text:p text:style-name="P5"><text:tab/>/home/oracle/test80/winter1.txt</text:p>
      <text:p text:style-name="P5"><text:tab/>/home/oracle/test80/winter3.txt</text:p>
      <text:p text:style-name="P5"/>
      <text:p text:style-name="P5"/>
      <text:p text:style-name="P5"/>
      <text:p text:style-name="P5">문제 8<text:bookmark text:name="문제 81"/>1. 아래의 디렉토리 밑에 있는 salgrade.txt를 나의 홈 디렉토리 에서도 편하게 열어볼 수 있도록 바로가기</text:p>
      <text:p text:style-name="P5"><text:tab/> 를 나의 홈 디렉토리에 만드시오 !</text:p>
      <text:p text:style-name="P5"/>
      <text:p text:style-name="P5"><text:tab/>/home/oracle/test22/test23/test24/test25/test26/test27</text:p>
      <text:p text:style-name="P5"/>
      <text:p text:style-name="P5"><text:tab/>답 : </text:p>
      <text:p text:style-name="P5"><text:tab/><text:tab/>[orcl:~]$ ln -s /home/oracle/test22/test23/test24/test25/test26/test27/salgrade.txt </text:p>
      <text:p text:style-name="P5"><text:tab/><text:tab/>salgrade.txt</text:p>
      <text:p text:style-name="P5"/>
      <text:p text:style-name="P5"/>
      <text:p text:style-name="P5"/>
      <text:p text:style-name="P5">문제 82. 위의 변경된 내용대로 출력한 내용을 emp9.txt로 저장하시오 !<text:bookmark text:name="문제 82"/></text:p>
      <text:p text:style-name="P5"/>
      <text:p text:style-name="P5"><text:tab/>[orcl:~]$ sed 's/KING/yyy/' emp.txt &gt;&gt; emp9.txt</text:p>
      <text:p text:style-name="P5"/>
      <text:p text:style-name="P5"/>
      <text:p text:style-name="P5"/>
      <text:p text:style-name="P5">문제 83<text:bookmark text:name="문제 83"/>. /home/oracle 밑에 있는 확장자 .txt파일들을 전부 /home/oracle/backup이라는 폴더를 만들고 거기에</text:p>
      <text:p text:style-name="P5"><text:tab/> 복사하시오 !</text:p>
      <text:p text:style-name="P5"/>
      <text:p text:style-name="P5"><text:tab/>[orcl:~]$ cd</text:p>
      <text:p text:style-name="P5"><text:tab/>[orcl:~]$ mkdir backup</text:p>
      <text:p text:style-name="P5"><text:tab/>[orcl:~]$ cp /home/oracle/*.txt /home/oracle/backup/</text:p>
      <text:p text:style-name="P5"><text:tab/>[orcl:~]$ ls -l /home/oracle/backup/</text:p>
      <text:p text:style-name="P5"><text:tab/>total 140</text:p>
      <text:p text:style-name="P5"><text:tab/>-rw-r--r-- 1 oracle oinstall <text:s text:c="3"/>102 Dec 18 14:41 dept.txt</text:p>
      <text:p text:style-name="P5"><text:tab/>-rw-r--r-- 1 oracle oinstall <text:s text:c="2"/>1386 Dec 18 14:41 emp.txt</text:p>
      <text:p text:style-name="P5"><text:soft-page-break/><text:tab/>-rw-r--r-- 1 oracle oinstall <text:s text:c="2"/>1386 Dec 18 14:41 emp400.txt</text:p>
      <text:p text:style-name="P5"><text:tab/>-rw-r--r-- 1 oracle oinstall <text:s text:c="2"/>1485 Dec 18 14:41 emp7.txt</text:p>
      <text:p text:style-name="P5"><text:tab/>-rw-r--r-- 1 oracle oinstall <text:s text:c="2"/>1385 Dec 18 14:41 emp9.txt</text:p>
      <text:p text:style-name="P5"><text:tab/>-rw-r--r-- 1 oracle oinstall <text:s text:c="4"/>65 Dec 18 14:41 salgrade.txt</text:p>
      <text:p text:style-name="P5"><text:tab/>-rw-r--r-- 1 oracle oinstall 111177 Dec 18 14:41 winter.txt</text:p>
      <text:p text:style-name="P5"/>
      <text:p text:style-name="P5"/>
      <text:p text:style-name="P5"/>
      <text:p text:style-name="P5">문제 <text:bookmark text:name="문제 84"/>84. emp.txt를 다시 자기 홈 디렉토리로 이동시키시오 !</text:p>
      <text:p text:style-name="P5"/>
      <text:p text:style-name="P5"><text:tab/>[orcl:~]$ mv ./backup/emp.txt ./</text:p>
      <text:p text:style-name="P5"><text:tab/>[orcl:~]$ ls emp.txt</text:p>
      <text:p text:style-name="P5"><text:tab/>emp.txt</text:p>
      <text:p text:style-name="P5"/>
      <text:p text:style-name="P5"/>
      <text:p text:style-name="P5"/>
      <text:p text:style-name="P5">문제 <text:bookmark text:name="문제 85"/>85. 겨울 왕국 대본의 1 ~ 200번째 까지의 내용을 winter200.txt 라는 이름으로 저장하시오 !</text:p>
      <text:p text:style-name="P5"/>
      <text:p text:style-name="P5"><text:tab/>[orcl:~]$ vi winter.txt</text:p>
      <text:p text:style-name="P5"/>
      <text:p text:style-name="P5"><text:tab/>: 1,200 w winter200.txt</text:p>
      <text:p text:style-name="P5"><text:tab/>"winter200.txt" [New] 200L, 6350C written</text:p>
      <text:p text:style-name="P5"/>
      <text:p text:style-name="P5"/>
      <text:p text:style-name="P5">문제 86. 겨<text:bookmark text:name="문제 86"/>울왕국 대본을 열어서 위에 한행만 남기고 전체 대본을 다 지우시오 !</text:p>
      <text:p text:style-name="P5"/>
      <text:p text:style-name="P5"><text:tab/>[orcl:~]$ vi winter.txt</text:p>
      <text:p text:style-name="P5"><text:tab/>:2,4240 d</text:p>
      <text:p text:style-name="P5"/>
      <text:p text:style-name="P5"/>
      <text:p text:style-name="P5"/>
      <text:p text:style-name="P5">문제 <text:bookmark text:name="문제 87"/>87. 겨울 왕국 대본의 전체 라인수를 먼저 확인하고 겨울왕국 대본 전체를 복사해서 아래에 붙여넣고</text:p>
      <text:p text:style-name="P5"><text:tab/> 겨울 왕국 대본의 라인수가 2배가 되었는지 확인하시오 !</text:p>
      <text:p text:style-name="P5"/>
      <text:p text:style-name="P5"/>
      <text:p text:style-name="P5"/>
      <text:p text:style-name="P5">문제 88. 구구단 2단을 수행하는 파이썬 코드를 작성하고 아래와 같이 리눅스에서 실행하면 결과가 출력되게 </text:p>
      <text:p text:style-name="P5"><text:tab/> <text:s/>하시오 !</text:p>
      <text:p text:style-name="P5"/>
      <text:p text:style-name="P5"><text:tab/>[orcl:~]$ vi p_2_dan.py</text:p>
      <text:p text:style-name="P5"><text:tab/>for i in range(1, 10):</text:p>
      <text:p text:style-name="P5"><text:tab/> <text:s text:c="3"/>print('2 x %d = %d'%(i,i*2))</text:p>
      <text:p text:style-name="P5"/>
      <text:p text:style-name="P5"><text:tab/>[orcl:~]$ python p_2_dan.py</text:p>
      <text:p text:style-name="P5"><text:tab/>2 x 1 = 2</text:p>
      <text:p text:style-name="P5"><text:tab/>2 x 2 = 4</text:p>
      <text:p text:style-name="P5"><text:tab/>2 x 3 = 6</text:p>
      <text:p text:style-name="P5"><text:tab/>2 x 4 = 8</text:p>
      <text:p text:style-name="P5"><text:tab/>2 x 5 = 10</text:p>
      <text:p text:style-name="P5"><text:tab/>2 x 6 = 12</text:p>
      <text:p text:style-name="P5"><text:tab/>2 x 7 = 14</text:p>
      <text:p text:style-name="P5"><text:tab/>2 x 8 = 16</text:p>
      <text:p text:style-name="P5"><text:tab/>2 x 9 = 18</text:p>
      <text:p text:style-name="P5"/>
      <text:p text:style-name="P5"/>
      <text:p text:style-name="P5"/>
      <text:p text:style-name="P5">문제 89. 아래와 같이 숫자를 물어보게 하고 숫자를 입력하면 세모가 출력되게 하시오 !</text:p>
      <text:p text:style-name="P5"/>
      <text:p text:style-name="P5"><text:tab/>숫자를 입력하세요 ~ 7</text:p>
      <text:p text:style-name="P5"/>
      <text:p text:style-name="P5"><text:soft-page-break/><text:tab/>#-*- coding: utf-8 -*-</text:p>
      <text:p text:style-name="P5"><text:tab/></text:p>
      <text:p text:style-name="P5"><text:tab/>a = int(input('숫자를 입력하세요 ~'))</text:p>
      <text:p text:style-name="P5"><text:tab/>for i in range(1,a):</text:p>
      <text:p text:style-name="P5"><text:tab/> <text:s text:c="3"/>print ((a-i)*' '+i*'★ ')</text:p>
      <text:p text:style-name="P5"/>
      <text:p text:style-name="P5"/>
      <text:p text:style-name="P5"/>
      <text:p text:style-name="P5"/>
      <text:p text:style-name="P5"/>
      <text:p text:style-name="P5">문제 90. (리눅스의 파이썬을 이용해서 구현) 스마일 게이트의 알고리즘 시험문제</text:p>
      <text:p text:style-name="P5"><text:tab/> 5!를 코드로 구현하시오 !(코드는 파이썬, c언어, java)</text:p>
      <text:p text:style-name="P5"/>
      <text:p text:style-name="P5"><text:tab/>[orcl:~]$ vi factorial.py</text:p>
      <text:p text:style-name="P5"><text:tab/></text:p>
      <text:p text:style-name="P5"><text:tab/>a = int(input('input number : '))</text:p>
      <text:p text:style-name="P5"><text:tab/>b = 1</text:p>
      <text:p text:style-name="P5"><text:tab/>for i in range(1,a+1):</text:p>
      <text:p text:style-name="P5"><text:tab/> <text:s text:c="3"/>b *= i</text:p>
      <text:p text:style-name="P5"><text:tab/>print(b)</text:p>
      <text:p text:style-name="P5"><text:tab/></text:p>
      <text:p text:style-name="P5"><text:tab/>[orcl:~]$ python factorial.py</text:p>
      <text:p text:style-name="P5"><text:tab/>input number : 5</text:p>
      <text:p text:style-name="P5"><text:tab/>120</text:p>
      <text:p text:style-name="P5"/>
      <text:p text:style-name="P5"/>
      <text:p text:style-name="P5"/>
      <text:p text:style-name="P5"/>
      <text:p text:style-name="P5">문제 9<text:bookmark text:name="문제 91"/>1. BLAKE의 직업을 MANAGER에서 SALESMAN으로 변경하시오 !</text:p>
      <text:p text:style-name="P5"/>
      <text:p text:style-name="P5"><text:tab/>:s/MANAGER/SALESMAN</text:p>
      <text:p text:style-name="P5"/>
      <text:p text:style-name="P5"/>
      <text:p text:style-name="P5"/>
      <text:p text:style-name="P5">문제 92. emp.txt에서 직업이 MANAGER인 사원들은 전부 SALESMAN으로 변경하시오 !</text:p>
      <text:p text:style-name="P5"/>
      <text:p text:style-name="P5"><text:tab/>:%s/MANAGER/SALESMAN/g</text:p>
      <text:p text:style-name="P5"/>
      <text:p text:style-name="P5"/>
      <text:p text:style-name="P5"/>
      <text:p text:style-name="P5">문제 93. emp.txt를 emp1.txt ~ emp20.txt로 복사하시오 !</text:p>
      <text:p text:style-name="P5"/>
      <text:p text:style-name="P5"><text:tab/>[orcl:~]$ vi cp_emp.sh</text:p>
      <text:p text:style-name="P5"><text:tab/><text:tab/></text:p>
      <text:p text:style-name="P5"><text:tab/>#!/bin/bash</text:p>
      <text:p text:style-name="P5"><text:tab/></text:p>
      <text:p text:style-name="P5"><text:tab/>i=1</text:p>
      <text:p text:style-name="P5"><text:tab/>while [ $i -le 20 ]</text:p>
      <text:p text:style-name="P5"><text:tab/>do</text:p>
      <text:p text:style-name="P5"><text:tab/> <text:s/>cp emp.txt emp$i.txt</text:p>
      <text:p text:style-name="P5"><text:tab/> <text:s/>let i=i+1</text:p>
      <text:p text:style-name="P5"><text:tab/>done</text:p>
      <text:p text:style-name="P5"><text:tab/></text:p>
      <text:p text:style-name="P5"><text:tab/>[orcl:~]$ sh cp_emp.sh</text:p>
      <text:p text:style-name="P5"/>
      <text:p text:style-name="P5"/>
      <text:p text:style-name="P5"/>
      <text:p text:style-name="P5">문제 94<text:bookmark text:name="문제 94"/>. emp1.txt ~ emp20.txt 의 내용을 변경하는데 SALESMAN을 jjj로 변경하시오 !</text:p>
      <text:p text:style-name="P5"/>
      <text:p text:style-name="P5"><text:tab/>[orcl:~]$ vi emp*.txt</text:p>
      <text:p text:style-name="P5"><text:soft-page-break/><text:tab/>:argdo %s/SALESMAN/jjj/g |update</text:p>
      <text:p text:style-name="P5"/>
      <text:p text:style-name="P5"/>
      <text:p text:style-name="P5"/>
      <text:p text:style-name="P5">문제 95. winter.txt 대본을 100개로 복사하고 winter.txt ~ winter100.txt 로 복사한다.</text:p>
      <text:p text:style-name="P5"><text:tab/> <text:s/>winter.txt ~ winter100.txt 의 내용중에 by 를 bybyby로 한번에 변경하시오 !</text:p>
      <text:p text:style-name="P5"/>
      <text:p text:style-name="P5"><text:tab/>[orcl:~]$ vi cp_winter.sh</text:p>
      <text:p text:style-name="P5"><text:tab/></text:p>
      <text:p text:style-name="P5"><text:tab/>#!/bin/bash</text:p>
      <text:p text:style-name="P5"><text:tab/></text:p>
      <text:p text:style-name="P5"><text:tab/>i=1</text:p>
      <text:p text:style-name="P5"><text:tab/>while [ $i -le 100 ]</text:p>
      <text:p text:style-name="P5"><text:tab/>do</text:p>
      <text:p text:style-name="P5"><text:tab/> <text:s/>cp winter.txt winter$i.txt</text:p>
      <text:p text:style-name="P5"><text:tab/> <text:s/>let i=i+1</text:p>
      <text:p text:style-name="P5"><text:tab/>done</text:p>
      <text:p text:style-name="P5"><text:tab/></text:p>
      <text:p text:style-name="P5"><text:tab/>[orcl:~]$ sh cp_winter.sh</text:p>
      <text:p text:style-name="P5"><text:tab/></text:p>
      <text:p text:style-name="P5"><text:tab/>[orcl:~]$ vi winter*.txt</text:p>
      <text:p text:style-name="P5"><text:tab/>:argdo %s/by/bybyby/g |update</text:p>
      <text:p text:style-name="P5"/>
      <text:p text:style-name="P5"/>
      <text:p text:style-name="P5"/>
      <text:p text:style-name="P5">- 숫자열 비교</text:p>
      <text:p text:style-name="P5"><text:tab/>1. 숫자1 -eq 숫자2 : 두 숫자가 같으면 True</text:p>
      <text:p text:style-name="P5"><text:tab/>2. 숫자1 -ne 숫자2 : 두 숫자가 같지 않으면 True</text:p>
      <text:p text:style-name="P5"><text:tab/>3. 숫자1 -gt 숫자2 : 숫자1이 숫자2보다 크다면 True</text:p>
      <text:p text:style-name="P5"><text:tab/>4. 숫자1 -ge 숫자2 : 숫자1이 숫자2보다 크거나 같다면 True</text:p>
      <text:p text:style-name="P5"><text:tab/>5. 숫자1 -lt 숫자2 : 숫자1이 숫자2보다 작다면 True</text:p>
      <text:p text:style-name="P5"><text:tab/>6. 숫자1 -le 숫자2 : 숫자1이 숫자2보다 작거나 같으면 True</text:p>
      <text:p text:style-name="P5"><text:tab/>7. !숫자1 <text:s text:c="9"/>: 숫자1이 거짓이라면 True</text:p>
      <text:p text:style-name="P5"/>
      <text:p text:style-name="P5"/>
      <text:p text:style-name="P5"/>
      <text:p text:style-name="P5">문제 96. winter1.txt ~ winter100.txt를 전부 삭제하시오 !</text:p>
      <text:p text:style-name="P5"/>
      <text:p text:style-name="P5"><text:tab/>$ vi rm_winter.sh</text:p>
      <text:p text:style-name="P5"><text:tab/></text:p>
      <text:p text:style-name="P5"><text:tab/>#!/bin/bash</text:p>
      <text:p text:style-name="P5"><text:tab/></text:p>
      <text:p text:style-name="P5"><text:tab/>i=1</text:p>
      <text:p text:style-name="P5"><text:tab/>while [ $i -le 100 ]</text:p>
      <text:p text:style-name="P5"><text:tab/>do</text:p>
      <text:p text:style-name="P5"><text:tab/> <text:s/>rm winter$i.txt</text:p>
      <text:p text:style-name="P5"><text:tab/> <text:s/>let i=i+1</text:p>
      <text:p text:style-name="P5"><text:tab/>done</text:p>
      <text:p text:style-name="P5"><text:tab/></text:p>
      <text:p text:style-name="P5"><text:tab/>$ sh rm_winter.sh</text:p>
      <text:p text:style-name="P5"/>
      <text:p text:style-name="P5"/>
      <text:p text:style-name="P5"/>
      <text:p text:style-name="P5"/>
      <text:p text:style-name="P5">문제 <text:bookmark text:name="문제 97"/>97. emp.txt 의 소유자의 권한을 읽기만 가능하도록 수정하시오 !</text:p>
      <text:p text:style-name="P5"/>
      <text:p text:style-name="P5"><text:tab/>[orcl:~]$ chmod u-w emp.txt</text:p>
      <text:p text:style-name="P5"><text:tab/>[orcl:~]$ ls -l emp.txt</text:p>
      <text:p text:style-name="P5"><text:tab/>-r--r--r-- 1 oracle oinstall 1366 Dec 19 10:47 emp.txt</text:p>
      <text:p text:style-name="P5"/>
      <text:p text:style-name="P5"><text:soft-page-break/></text:p>
      <text:p text:style-name="P5"/>
      <text:p text:style-name="P5"/>
      <text:p text:style-name="P5"><text:tab/>※ 권한관리 단축어 정리</text:p>
      <text:p text:style-name="P5"><text:tab/><text:tab/>1. u : 유저<text:tab/><text:tab/>1. r : 읽기</text:p>
      <text:p text:style-name="P5"><text:tab/><text:tab/>2. g : 그룹<text:tab/><text:tab/>2. w : 쓰기</text:p>
      <text:p text:style-name="P5"><text:tab/><text:tab/>3. o : 기타유저<text:tab/><text:tab/>3. x : 실행</text:p>
      <text:p text:style-name="P5"/>
      <text:p text:style-name="P5"><text:tab/>설명 : read only 파일도 !(느낌표) 를 붙이고 저장을 하면 강제종료되어서 저장된다.</text:p>
      <text:p text:style-name="P5"><text:tab/><text:tab/>수정하고 ---&gt; :wq!</text:p>
      <text:p text:style-name="P5"/>
      <text:p text:style-name="P5"/>
      <text:p text:style-name="P5">문제 98. emp.txt의 소유자의 권한에 읽기 권한도 없애시오 !</text:p>
      <text:p text:style-name="P5"/>
      <text:p text:style-name="P5"><text:tab/>[orcl:~]$ chmod u-r emp.txt</text:p>
      <text:p text:style-name="P5"><text:tab/>[orcl:~]$ ls -l emp.txt</text:p>
      <text:p text:style-name="P5"><text:tab/>----r--r-- 1 oracle oinstall 1370 Dec 19 11:46 emp.txt</text:p>
      <text:p text:style-name="P5"/>
      <text:p text:style-name="P5"/>
      <text:p text:style-name="P5">문제 99. emp.txt 의 소유자의 권한에 읽기, 쓰기, 실행권한을 넣으시오 </text:p>
      <text:p text:style-name="P5"/>
      <text:p text:style-name="P5"><text:tab/>[orcl:~]$ chmod u+rwx emp.txt</text:p>
      <text:p text:style-name="P5"><text:tab/>[orcl:~]$ ls -l emp.txt</text:p>
      <text:p text:style-name="P5"><text:tab/>-rwxr--r-- 1 oracle oinstall 1370 Dec 19 11:46 emp.txt</text:p>
      <text:p text:style-name="P5"/>
      <text:p text:style-name="P5"/>
      <text:p text:style-name="P5">문제 100. emp.txt 에 대해서 소유자, 그룹, 기타 유저에 대해서 읽기, 쓰기, 실행권한을 모두 넣으시오 !</text:p>
      <text:p text:style-name="P5"/>
      <text:p text:style-name="P5"><text:tab/>[orcl:~]$ chmod ugo+rwx emp.txt</text:p>
      <text:p text:style-name="P5"><text:tab/>[orcl:~]$ ls -l emp.txt</text:p>
      <text:p text:style-name="P5"><text:tab/>-rwxrwxrwx 1 oracle oinstall 1370 Dec 19 11:46 emp.txt</text:p>
      <text:p text:style-name="P5"/>
      <text:p text:style-name="P5"/>
      <text:p text:style-name="P5"/>
      <text:p text:style-name="P5">문제 101. oracle 유저(소유자)는 emp.txt에 대해서 무조건 읽기만 할 수 있게 하고 쓰지는 못하게 하며 그룹과</text:p>
      <text:p text:style-name="P5"><text:tab/> <text:s/>다른 기타 유저에 대해서는 읽기, 쓰기, 실행을 다 못하게 하시오 !</text:p>
      <text:p text:style-name="P5"/>
      <text:p text:style-name="P5"><text:tab/>[orcl:~]$ chmod u-wx,go-rwx emp.txt</text:p>
      <text:p text:style-name="P5"><text:tab/>[orcl:~]$ ls -l emp.txt</text:p>
      <text:p text:style-name="P5"><text:tab/>-r-------- 1 oracle oinstall 1370 Dec 19 11:46 emp.txt</text:p>
      <text:p text:style-name="P5"/>
      <text:p text:style-name="P5"/>
      <text:p text:style-name="P5"/>
      <text:p text:style-name="P5">문제 102. (점심시간 문제) 리눅스에서 파이썬으로 아래의 그림을 그리시오 !</text:p>
      <text:p text:style-name="P5"/>
      <text:p text:style-name="P5"><text:tab/>[orcl:~]$ vi star.py</text:p>
      <text:p text:style-name="P5"/>
      <text:p text:style-name="P5"><text:tab/>#-*- coding: utf-8 -*-</text:p>
      <text:p text:style-name="P5"><text:tab/></text:p>
      <text:p text:style-name="P5"><text:tab/>a = int(input('▒~H▒▒~^~P를 ▒~^~E▒| ▒▒~U~X▒~D▒▒~Z~T '))</text:p>
      <text:p text:style-name="P5"><text:tab/>for i in range(1,a+1):</text:p>
      <text:p text:style-name="P5"><text:tab/> <text:s text:c="3"/>print ((a-i)*' '+i*'▒~X~E ')</text:p>
      <text:p text:style-name="P5"><text:tab/>for i in range(a-1, 0, -1):</text:p>
      <text:p text:style-name="P5"><text:tab/> <text:s text:c="3"/>print((a-i)*' '+i*'▒~X~E ')</text:p>
      <text:p text:style-name="P5"><text:tab/></text:p>
      <text:p text:style-name="P5"><text:tab/>[orcl:~]$ python star.py</text:p>
      <text:p text:style-name="P5"><text:tab/>숫자를 입력하세요 7</text:p>
      <text:p text:style-name="P5"><text:tab/> <text:s text:c="5"/>★</text:p>
      <text:p text:style-name="P5"><text:tab/> <text:s text:c="4"/>★ ★</text:p>
      <text:p text:style-name="P5"><text:tab/> <text:s text:c="3"/>★ ★ ★</text:p>
      <text:p text:style-name="P5"><text:soft-page-break/><text:tab/> <text:s text:c="2"/>★ ★ ★ ★</text:p>
      <text:p text:style-name="P5"><text:tab/> <text:s/>★ ★ ★ ★ ★</text:p>
      <text:p text:style-name="P5"><text:tab/> ★ ★ ★ ★ ★ ★</text:p>
      <text:p text:style-name="P5"><text:tab/>★ ★ ★ ★ ★ ★ ★</text:p>
      <text:p text:style-name="P5"><text:tab/> ★ ★ ★ ★ ★ ★</text:p>
      <text:p text:style-name="P5"><text:tab/> <text:s/>★ ★ ★ ★ ★</text:p>
      <text:p text:style-name="P5"><text:tab/> <text:s text:c="2"/>★ ★ ★ ★</text:p>
      <text:p text:style-name="P5"><text:tab/> <text:s text:c="3"/>★ ★ ★</text:p>
      <text:p text:style-name="P5"><text:tab/> <text:s text:c="4"/>★ ★</text:p>
      <text:p text:style-name="P5"><text:tab/> <text:s text:c="5"/>★</text:p>
      <text:p text:style-name="P5"/>
      <text:p text:style-name="P5"/>
      <text:p text:style-name="P5"/>
      <text:p text:style-name="P5">문제 103. oracle 유저가 emp.txt에 대해서 chmod명렁어 자체를 수행하지 못하게 하시오 !</text:p>
      <text:p text:style-name="P5"/>
      <text:p text:style-name="P5"><text:tab/>root 유저 (최상위 유저)</text:p>
      <text:p text:style-name="P5"><text:tab/><text:tab/>↓</text:p>
      <text:p text:style-name="P5"><text:tab/>oracle, test01 ~ test014</text:p>
      <text:p text:style-name="P5"/>
      <text:p text:style-name="P5"><text:tab/>* 내가 누구인지 확인하는 방법 ?</text:p>
      <text:p text:style-name="P5"><text:tab/><text:tab/>$ whoami</text:p>
      <text:p text:style-name="P5"/>
      <text:p text:style-name="P5"><text:tab/>* 최상위 계정인 root 유저로 접속하는 방법?</text:p>
      <text:p text:style-name="P5"><text:tab/><text:tab/>$ su -</text:p>
      <text:p text:style-name="P5"><text:tab/><text:tab/><text:tab/>패스워드 : oracle</text:p>
      <text:p text:style-name="P5"><text:tab/><text:tab/>[orcl:~]$ su -</text:p>
      <text:p text:style-name="P5"><text:tab/><text:tab/>Password:</text:p>
      <text:p text:style-name="P5"><text:tab/><text:tab/>[root@edydr1p0 ~]# whoami</text:p>
      <text:p text:style-name="P5"><text:tab/><text:tab/>root</text:p>
      <text:p text:style-name="P5"/>
      <text:p text:style-name="P5"><text:tab/><text:tab/>[root@edydr1p0 ~]# pwd</text:p>
      <text:p text:style-name="P5"><text:tab/><text:tab/>/root</text:p>
      <text:p text:style-name="P5"/>
      <text:p text:style-name="P5"><text:tab/><text:tab/>[root@edydr1p0 ~]# cd /home/oracle</text:p>
      <text:p text:style-name="P5"><text:tab/><text:tab/>[root@edydr1p0 oracle]# pwd</text:p>
      <text:p text:style-name="P5"><text:tab/><text:tab/>/home/oracle</text:p>
      <text:p text:style-name="P5"><text:tab/><text:tab/>[root@edydr1p0 oracle]# ls -l emp.txt</text:p>
      <text:p text:style-name="P5"><text:tab/><text:tab/>-r-------- 1 oracle oinstall 1370 Dec 19 11:46 emp.txt</text:p>
      <text:p text:style-name="P5"><text:tab/><text:tab/>[root@edydr1p0 oracle]# chattr +i emp.txt</text:p>
      <text:p text:style-name="P5"/>
      <text:p text:style-name="P5"><text:tab/>* 다시 oracle 유저로 접속해서 chmod 명령어를 emp.txt 에 수행해 본다.</text:p>
      <text:p text:style-name="P5"/>
      <text:p text:style-name="P5"><text:tab/><text:tab/>[root@edydr1p0 oracle]# su - oracle</text:p>
      <text:p text:style-name="P5"><text:tab/><text:tab/>[orcl:~]$ chmod u-r emp.txt</text:p>
      <text:p text:style-name="P5"><text:tab/><text:tab/>chmod: changing permissions of `emp.txt': Operation not permitted</text:p>
      <text:p text:style-name="P5"/>
      <text:p text:style-name="P5"/>
      <text:p text:style-name="P5"/>
      <text:p text:style-name="P5">문제 104. 다시 oracle 계정이 emp.txt 파일을 chmod로 권한수정할 수 있도록 하게 하시오 !</text:p>
      <text:p text:style-name="P5"/>
      <text:p text:style-name="P5"><text:tab/>[orcl:~]$ su -</text:p>
      <text:p text:style-name="P5"><text:tab/>Password:</text:p>
      <text:p text:style-name="P5"><text:tab/>[root@edydr1p0 ~]# cd /home/oracle</text:p>
      <text:p text:style-name="P5"><text:tab/>[root@edydr1p0 oracle]# pwd</text:p>
      <text:p text:style-name="P5"><text:tab/>/home/oracle</text:p>
      <text:p text:style-name="P5"><text:tab/>[root@edydr1p0 oracle]# chattr -i emp.txt</text:p>
      <text:p text:style-name="P5"><text:tab/>[root@edydr1p0 oracle]# su - oracle</text:p>
      <text:p text:style-name="P5"><text:tab/>[orcl:~]$ chmod u-r emp.txt</text:p>
      <text:p text:style-name="P5"><text:tab/>[orcl:~]$ ls -l emp.txt</text:p>
      <text:p text:style-name="P5"><text:tab/>---------- 1 oracle oinstall 1370 Dec 19 11:46 emp.txt</text:p>
      <text:p text:style-name="P5"><text:soft-page-break/></text:p>
      <text:p text:style-name="P5"/>
      <text:p text:style-name="P5"/>
      <text:p text:style-name="P5">문제 10<text:bookmark text:name="문제 105"/>5. emp.txt에 대해서 아래와 같이 권한이 설정이 될 수 있도록 하시오 !</text:p>
      <text:p text:style-name="P5"/>
      <text:p text:style-name="P5"><text:tab/>$ ls -l emp.txt</text:p>
      <text:p text:style-name="P5"><text:tab/>-r--r--r--</text:p>
      <text:p text:style-name="P5"/>
      <text:p text:style-name="P5"><text:tab/>[orcl:~]$ chmod 444 emp.txt</text:p>
      <text:p text:style-name="P5"><text:tab/>[orcl:~]$ ls -l emp.txt</text:p>
      <text:p text:style-name="P5"><text:tab/>-r--r--r-- 1 oracle oinstall 1370 Dec 19 11:46 emp.txt</text:p>
      <text:p text:style-name="P5"/>
      <text:p text:style-name="P5"/>
      <text:p text:style-name="P5"/>
      <text:p text:style-name="P5">문제 106. winter.txt에 대해서 권한을 아래와 같이 설정이 될 수 있도록 하시오 !</text:p>
      <text:p text:style-name="P5"/>
      <text:p text:style-name="P5"><text:tab/>$ ls -l winter.txt</text:p>
      <text:p text:style-name="P5"><text:tab/>-rwxr--r--</text:p>
      <text:p text:style-name="P5"/>
      <text:p text:style-name="P5"><text:tab/>[orcl:~]$ chmod 744 winter.txt</text:p>
      <text:p text:style-name="P5"><text:tab/>[orcl:~]$ ls -l winter.txt</text:p>
      <text:p text:style-name="P5"><text:tab/>-rwxr--r-- 1 oracle oinstall 222718 Dec 19 11:15 winter.txt</text:p>
      <text:p text:style-name="P5"/>
      <text:p text:style-name="P5"/>
      <text:p text:style-name="P5"/>
      <text:p text:style-name="P5">문제 107. 다시 emp.txt의<text:bookmark text:name="문제 107"/> 소우자를 oracle로 변경하고 그룹은 oinstall로 변경하시오 !</text:p>
      <text:p text:style-name="P5"/>
      <text:p text:style-name="P5"><text:tab/>$ su -</text:p>
      <text:p text:style-name="P5"><text:tab/>$ cd /home/oracle</text:p>
      <text:p text:style-name="P5"><text:tab/>$ chown oracle:oinstall emp.txt</text:p>
      <text:p text:style-name="P5"><text:tab/>$ exit</text:p>
      <text:p text:style-name="P5"><text:tab/>$ ls -l emp.txt</text:p>
      <text:p text:style-name="P5"><text:tab/>-r--r--r-- 1 oracle oinstall 1370 Dec 19 11:46 emp.txt</text:p>
      <text:p text:style-name="P5"/>
      <text:p text:style-name="P5"/>
      <text:p text:style-name="P5">문제 108. /home/oracle밑에 bbb라는 디렉토리를 만들고 bbb라는 디렉토리 밑에 /home/oracle밑에 있는 확장자 </text:p>
      <text:p text:style-name="P5"><text:tab/> <text:s text:c="2"/>.txt 파일들을 전부 copy하시오 !</text:p>
      <text:p text:style-name="P5"/>
      <text:p text:style-name="P5"><text:tab/>[orcl:~]$ mkdir bbb</text:p>
      <text:p text:style-name="P5"><text:tab/>[orcl:~]$ cp *.txt ./bbb/</text:p>
      <text:p text:style-name="P5"><text:tab/>[orcl:~]$ cd bbb</text:p>
      <text:p text:style-name="P5"><text:tab/>[orcl:bbb]$ ls</text:p>
      <text:p text:style-name="P5"><text:tab/>dept.txt <text:s/>emp10.txt <text:s/>emp13.txt <text:s/>emp16.txt <text:s/>emp19.txt <text:s/>emp3.txt <text:s/>emp500.txt <text:s/>emp8.txt <text:s text:c="2"/>winter.txt</text:p>
      <text:p text:style-name="P5"><text:tab/>emp.txt <text:s text:c="2"/>emp11.txt <text:s/>emp14.txt <text:s/>emp17.txt <text:s/>emp2.txt <text:s text:c="2"/>emp4.txt <text:s/>emp6.txt <text:s text:c="3"/>emp9.txt <text:s text:c="2"/>winter200.txt</text:p>
      <text:p text:style-name="P5"><text:tab/>emp1.txt <text:s/>emp12.txt <text:s/>emp15.txt <text:s/>emp18.txt <text:s/>emp20.txt <text:s/>emp5.txt <text:s/>emp7.txt <text:s text:c="3"/>salgrade.txt</text:p>
      <text:p text:style-name="P5"/>
      <text:p text:style-name="P5"/>
      <text:p text:style-name="P5">문제 109. /home/oracle 밑에 bbb 디렉토리의 소유자를 root유저로 변경하시오 </text:p>
      <text:p text:style-name="P5"/>
      <text:p text:style-name="P5"><text:tab/>[orcl:~]$ ls -ld /home/oracle/bbb</text:p>
      <text:p text:style-name="P5"><text:tab/>drwxr-xr-x 2 oracle oinstall 4096 Dec 19 14:41 /home/oracle/bbb</text:p>
      <text:p text:style-name="P5"><text:tab/><text:tab/> <text:s text:c="6"/>↑</text:p>
      <text:p text:style-name="P5"><text:tab/><text:tab/>디렉토리의 소유자가 oracle</text:p>
      <text:p text:style-name="P5"><text:tab/><text:tab/>디렉토리의 소유자를 바꾼다는 것은 디렉토리 안의 데이터들의 소유자도 바뀐다는 것!</text:p>
      <text:p text:style-name="P5"/>
      <text:p text:style-name="P5"><text:tab/>[orcl:~]$ su -</text:p>
      <text:p text:style-name="P5"><text:tab/>Password:</text:p>
      <text:p text:style-name="P5"><text:tab/>[root@edydr1p0 ~]# cd /home/oracle</text:p>
      <text:p text:style-name="P5"><text:tab/>[root@edydr1p0 oracle]# chown -R root:root /home/oracle/bbb</text:p>
      <text:p text:style-name="P5"><text:tab/><text:tab/><text:tab/><text:tab/><text:tab/>-R은 그 디렉토리 안에있는 모든파일들의 소유자를 싹 변경 하겠다.</text:p>
      <text:p text:style-name="P5"><text:soft-page-break/><text:tab/><text:tab/><text:tab/><text:tab/><text:tab/> 만약 -R옵션을 안붙이면 디렉토리 소유자만 변경되고 파일들은 변경 안된다.</text:p>
      <text:p text:style-name="P5"><text:tab/>[root@edydr1p0 oracle]# ls -ld /home/oracle/bbb</text:p>
      <text:p text:style-name="P5"><text:tab/>drwxr-xr-x 2 root root 4096 Dec 19 14:41 /home/oracle/bbb</text:p>
      <text:p text:style-name="P5"><text:tab/>[root@edydr1p0 bbb]# ls -lrt</text:p>
      <text:p text:style-name="P5"><text:tab/>total 328</text:p>
      <text:p text:style-name="P5"><text:tab/>-rw-r--r-- 1 root root <text:s text:c="2"/>6366 Dec 19 14:41 winter200.txt</text:p>
      <text:p text:style-name="P5"><text:tab/>-rwxr--r-- 1 root root 222718 Dec 19 14:41 winter.txt</text:p>
      <text:p text:style-name="P5"><text:tab/>-rw-r--r-- 1 root root <text:s text:c="4"/>65 Dec 19 14:41 salgrade.txt</text:p>
      <text:p text:style-name="P5"><text:tab/>-rw-r--r-- 1 root root <text:s text:c="2"/>1386 Dec 19 14:41 emp9.txt</text:p>
      <text:p text:style-name="P5"><text:tab/><text:tab/><text:tab/><text:tab/>:</text:p>
      <text:p text:style-name="P5"><text:tab/><text:tab/><text:tab/><text:tab/>:</text:p>
      <text:p text:style-name="P5"/>
      <text:p text:style-name="P5"/>
      <text:p text:style-name="P5"/>
      <text:p text:style-name="P5">문제 110. 다시 /home/oracle/bbb 디렉토리의 소유자를 oracle 로 변경하시오 !</text:p>
      <text:p text:style-name="P5"><text:tab/> <text:s/>(소유자 : oracle, 그룹 : oinstall )</text:p>
      <text:p text:style-name="P5"/>
      <text:p text:style-name="P5"><text:tab/>[root@edydr1p0 bbb]# chown -R oracle:oinstall /home/oracle/bbb</text:p>
      <text:p text:style-name="P5"/>
      <text:p text:style-name="P5"/>
      <text:p text:style-name="P5"/>
      <text:p text:style-name="P5"/>
      <text:p text:style-name="P5">문제 1<text:bookmark text:name="문제 111"/>11. 위의 txt 파일의 총 크기를 출력하시오 !</text:p>
      <text:p text:style-name="P5"/>
      <text:p text:style-name="P5"><text:tab/>[orcl:~]$ du -s *.txt | awk '{sum = sum + $1} END {print sum}'</text:p>
      <text:p text:style-name="P5"><text:tab/>328</text:p>
      <text:p text:style-name="P5"/>
      <text:p text:style-name="P5"><text:tab/>또는</text:p>
      <text:p text:style-name="P5"/>
      <text:p text:style-name="P5"><text:tab/>[orcl:~]$ du -c *.txt</text:p>
      <text:p text:style-name="P5"><text:tab/>4 <text:s text:c="6"/>dept.txt</text:p>
      <text:p text:style-name="P5"><text:tab/>4 <text:s text:c="6"/>emp.txt</text:p>
      <text:p text:style-name="P5"><text:tab/><text:tab/>:</text:p>
      <text:p text:style-name="P5"><text:tab/><text:tab/>:</text:p>
      <text:p text:style-name="P5"><text:tab/>4 <text:s text:c="6"/>salgrade.txt</text:p>
      <text:p text:style-name="P5"><text:tab/>224 <text:s text:c="4"/>winter.txt</text:p>
      <text:p text:style-name="P5"><text:tab/>8 <text:s text:c="6"/>winter200.txt</text:p>
      <text:p text:style-name="P5"><text:tab/>328 <text:s text:c="4"/>total</text:p>
      <text:p text:style-name="P5"/>
      <text:p text:style-name="P5"/>
      <text:p text:style-name="P5"/>
      <text:p text:style-name="P5">문제 112. 나의 프로세<text:bookmark text:name="문제 112"/>서의 cpu를 양보하는 친절도 확인하는 방법 ?</text:p>
      <text:p text:style-name="P5"/>
      <text:p text:style-name="P5"><text:tab/>[orcl:~]$ ps</text:p>
      <text:p text:style-name="P5"><text:tab/> <text:s/>PID TTY <text:s text:c="9"/>TIME CMD</text:p>
      <text:p text:style-name="P5"><text:tab/> 4996 pts/1 <text:s text:c="3"/>00:00:00 bash<text:tab/>&lt;---- 4996 번호 확인</text:p>
      <text:p text:style-name="P5"><text:tab/> 7682 pts/1 <text:s text:c="3"/>00:00:00 vim</text:p>
      <text:p text:style-name="P5"><text:tab/> 8779 pts/1 <text:s text:c="3"/>00:00:00 bash</text:p>
      <text:p text:style-name="P5"><text:tab/>10614 pts/1 <text:s text:c="3"/>00:00:00 ps</text:p>
      <text:p text:style-name="P5"/>
      <text:p text:style-name="P5"><text:tab/>[orcl:~]$ top -p 7787</text:p>
      <text:p text:style-name="P5"><text:tab/> <text:s/>PID USER <text:s text:c="5"/>PR <text:s/>NI <text:s/>VIRT <text:s/>RES <text:s/>SHR S %CPU %MEM <text:s text:c="3"/>TIME+ <text:s/>COMMAND</text:p>
      <text:p text:style-name="P5"><text:tab/> 4996 oracle <text:s text:c="3"/>16 <text:s text:c="2"/>0 <text:s/>4676 1448 1164 S <text:s/>0.0 <text:s/>0.1 <text:s text:c="2"/>0:00.23 bash</text:p>
      <text:p text:style-name="P5"/>
      <text:p text:style-name="P5"/>
      <text:p text:style-name="P5"/>
      <text:p text:style-name="P5">문제 113. sar 1 1000 결과화면을 sar_20181219.txt 로 저장하시오 !</text:p>
      <text:p text:style-name="P5"/>
      <text:p text:style-name="P5"><text:tab/>[orcl:~]$ sar 1 1000 &gt;&gt; sar_20181219.txt</text:p>
      <text:p text:style-name="P5"/>
      <text:p text:style-name="P5"><text:soft-page-break/></text:p>
      <text:p text:style-name="P5"/>
      <text:p text:style-name="P5">문제 114. 위의 명령어가 그냥 백그라운드로 실행되게 하시오 !</text:p>
      <text:p text:style-name="P5"/>
      <text:p text:style-name="P5"><text:tab/>[orcl:~]$ sar 1 1000 &gt;&gt; sar_20181219.txt &amp;</text:p>
      <text:p text:style-name="P5"><text:tab/>[1] 10778<text:tab/>&lt;----- job 번호</text:p>
      <text:p text:style-name="P5"/>
      <text:p text:style-name="P5"/>
      <text:p text:style-name="P5"/>
      <text:p text:style-name="P5">문제 115. sar_20181219.txt 파일의 사이즈가 점점 커지고 있는지 확인하시오 !</text:p>
      <text:p text:style-name="P5"/>
      <text:p text:style-name="P5"><text:tab/>[orcl:~]$ ls -l sar_20181219.txt</text:p>
      <text:p text:style-name="P5"><text:tab/>-rw-r--r-- 1 oracle oinstall 16842 Dec 19 16:37 sar_20181219.txt</text:p>
      <text:p text:style-name="P5"><text:tab/>[orcl:~]$ ls -l sar_20181219.txt</text:p>
      <text:p text:style-name="P5"><text:tab/>-rw-r--r-- 1 oracle oinstall 17088 Dec 19 16:37 sar_20181219.txt</text:p>
      <text:p text:style-name="P5"><text:tab/><text:tab/><text:tab/><text:tab/>:</text:p>
      <text:p text:style-name="P5"><text:tab/><text:tab/><text:tab/><text:tab/>:</text:p>
      <text:p text:style-name="P5"/>
      <text:p text:style-name="P5"/>
      <text:p text:style-name="P5">문제 116. sar_20181219.txt의 뒷부분의 데이터를 실시간으로 볼 수 있게 하시오 !</text:p>
      <text:p text:style-name="P5"/>
      <text:p text:style-name="P5"><text:tab/>[orcl:~]$ tail -f sar_20181219.txt</text:p>
      <text:p text:style-name="P5"><text:tab/>16:39:25 <text:s text:c="9"/>all <text:s text:c="5"/>0.00 <text:s text:c="5"/>0.00 <text:s text:c="5"/>0.50 <text:s text:c="5"/>0.00 <text:s text:c="5"/>0.00 <text:s text:c="4"/>99.50</text:p>
      <text:p text:style-name="P5"><text:tab/>16:39:26 <text:s text:c="9"/>all <text:s text:c="5"/>0.50 <text:s text:c="5"/>0.00 <text:s text:c="5"/>1.00 <text:s text:c="5"/>0.00 <text:s text:c="5"/>0.00 <text:s text:c="4"/>98.51</text:p>
      <text:p text:style-name="P5"><text:tab/>16:39:27 <text:s text:c="9"/>all <text:s text:c="5"/>0.00 <text:s text:c="5"/>0.00 <text:s text:c="5"/>1.00 <text:s text:c="5"/>0.00 <text:s text:c="5"/>0.00 <text:s text:c="4"/>99.00</text:p>
      <text:p text:style-name="P5"/>
      <text:p text:style-name="P5"/>
      <text:p text:style-name="P5">문제 117. (리눅스에서 파이썬으로 구현하세요)</text:p>
      <text:p text:style-name="P5"><text:tab/> <text:s/>리스트의 메소드를 이용하지 말고 loop문으로 직접 코드를 작성해서 아래의 결과를 출력하시오 !</text:p>
      <text:p text:style-name="P5"><text:tab/> <text:s/>(오늘의 마지막 문제 댓글로 올리세요 !)</text:p>
      <text:p text:style-name="P5"/>
      <text:p text:style-name="P5"><text:tab/>a = raw_input('input string : ')</text:p>
      <text:p text:style-name="P5"><text:tab/>b = ''</text:p>
      <text:p text:style-name="P5"><text:tab/>for i in range(1, len(a)+1):</text:p>
      <text:p text:style-name="P5"><text:tab/>b += a[-i]</text:p>
      <text:p text:style-name="P5"><text:tab/>print b</text:p>
      <text:p text:style-name="P5"/>
      <text:p text:style-name="P5"/>
      <text:p text:style-name="P5"/>
      <text:p text:style-name="P5">문제 1<text:bookmark text:name="문제 118"/>18. jobs 명령어를 수행하면 아래와 같이 결과가 출력되게 상황을 만드시오 !</text:p>
      <text:p text:style-name="P5"/>
      <text:p text:style-name="P5"><text:tab/>[orcl:~]$ jobs</text:p>
      <text:p text:style-name="P5"><text:tab/>[1] <text:s text:c="2"/>Stopped <text:s text:c="16"/>vim hhh.txt</text:p>
      <text:p text:style-name="P5"><text:tab/>[2] <text:s text:c="2"/>Running <text:s text:c="16"/>sar 1 1000 &gt;&gt; sar_20181220.txt &amp;</text:p>
      <text:p text:style-name="P5"><text:tab/>[3]- <text:s/>Stopped <text:s text:c="16"/>vim hhh2.txt</text:p>
      <text:p text:style-name="P5"><text:tab/>[4]+ <text:s/>Stopped <text:s text:c="16"/>vim hhh3.txt</text:p>
      <text:p text:style-name="P5"><text:tab/></text:p>
      <text:p text:style-name="P5"><text:tab/>[orcl:~]$ vi hhh2.txt</text:p>
      <text:p text:style-name="P5"><text:tab/></text:p>
      <text:p text:style-name="P5"><text:tab/>[3]+ <text:s/>Stopped <text:s text:c="16"/>vim hhh2.txt</text:p>
      <text:p text:style-name="P5"><text:tab/>[orcl:~]$ vi hhh3.txt</text:p>
      <text:p text:style-name="P5"><text:tab/></text:p>
      <text:p text:style-name="P5"><text:tab/>[4]+ <text:s/>Stopped <text:s text:c="16"/>vim hhh3.txt</text:p>
      <text:p text:style-name="P5"/>
      <text:p text:style-name="P5"/>
      <text:p text:style-name="P5"/>
      <text:p text:style-name="P5">문제 119. 위의 일시 중단된 3번 job으로 fg하려면 어떻게 해야 하는가?</text:p>
      <text:p text:style-name="P5"/>
      <text:p text:style-name="P5"><text:tab/>[orcl:~]$ fg 3</text:p>
      <text:p text:style-name="P5"><text:tab/>vim hhh2.txt</text:p>
      <text:p text:style-name="P5"><text:soft-page-break/><text:tab/></text:p>
      <text:p text:style-name="P5"><text:tab/>[3]+ <text:s/>Stopped <text:s text:c="16"/>vim hhh2.txt</text:p>
      <text:p text:style-name="P5"><text:tab/>[orcl:~]$ jobs</text:p>
      <text:p text:style-name="P5"><text:tab/>[1] <text:s text:c="2"/>Stopped <text:s text:c="16"/>vim hhh.txt</text:p>
      <text:p text:style-name="P5"><text:tab/>[2] <text:s text:c="2"/>Running <text:s text:c="16"/>sar 1 1000 &gt;&gt; sar_20181220.txt &amp;</text:p>
      <text:p text:style-name="P5"><text:tab/>[3]+ <text:s/>Stopped <text:s text:c="16"/>vim hhh2.txt</text:p>
      <text:p text:style-name="P5"><text:tab/>[4]- <text:s/>Stopped <text:s text:c="16"/>vim hhh3.txt</text:p>
      <text:p text:style-name="P5"/>
      <text:p text:style-name="P5"><text:tab/><text:tab/>※ 설명 : + --&gt; 현재 job</text:p>
      <text:p text:style-name="P5"><text:tab/><text:tab/><text:tab/> <text:s/>- --&gt; 현재 job 이전에 현재 job 이었던 job</text:p>
      <text:p text:style-name="P5"/>
      <text:p text:style-name="P5"/>
      <text:p text:style-name="P5">문제 120. 4번 job에 fg하고 vi로 작업했던 작업을 정상적으로 저장하고 나오시오 !</text:p>
      <text:p text:style-name="P5"/>
      <text:p text:style-name="P5"><text:tab/>[orcl:~]$ fg 4</text:p>
      <text:p text:style-name="P5"><text:tab/>vim hhh3.txt</text:p>
      <text:p text:style-name="P5"/>
      <text:p text:style-name="P5"><text:tab/>ctrl + z z</text:p>
      <text:p text:style-name="P5"/>
      <text:p text:style-name="P5"><text:tab/>[orcl:~]$ jobs</text:p>
      <text:p text:style-name="P5"><text:tab/>[1]- <text:s/>Stopped <text:s text:c="16"/>vim hhh.txt</text:p>
      <text:p text:style-name="P5"><text:tab/>[2] <text:s text:c="2"/>Running <text:s text:c="16"/>sar 1 1000 &gt;&gt; sar_20181220.txt &amp;</text:p>
      <text:p text:style-name="P5"><text:tab/>[3]+ <text:s/>Stopped <text:s text:c="16"/>vim hhh2.txt</text:p>
      <text:p text:style-name="P5"/>
      <text:p text:style-name="P5"/>
      <text:p text:style-name="P5"/>
      <text:p text:style-name="P5">문제 121<text:bookmark text:name="문제 121"/>. 터미널창을 하나 더 열고 오라클에 접속해서 악성 SQL을 하나 수행하시오 !</text:p>
      <text:p text:style-name="P5"/>
      <text:p text:style-name="P5"><text:tab/>[orcl:~]$ sqlplus / as sysdba</text:p>
      <text:p text:style-name="P5"><text:tab/><text:tab/></text:p>
      <text:p text:style-name="P5"><text:tab/>SQL&gt; select count(*)</text:p>
      <text:p text:style-name="P5"><text:tab/> <text:s/>2 <text:s text:c="3"/>from sh.sales, sh.sales, sh.sales;</text:p>
      <text:p text:style-name="P5"/>
      <text:p text:style-name="P5"><text:tab/> <text:s/>PID USER <text:s text:c="5"/>PR <text:s/>NI <text:s/>VIRT <text:s/>RES <text:s/>SHR S %CPU %MEM <text:s text:c="3"/>TIME+ <text:s/>COMMAND</text:p>
      <text:p text:style-name="P5"><text:tab/> 4918 oracle <text:s text:c="3"/>15 <text:s text:c="2"/>0 <text:s/>197m <text:s/>20m <text:s/>11m S <text:s/>0.7 <text:s/>1.0 <text:s text:c="2"/>0:12.87 oraagent.bin</text:p>
      <text:p text:style-name="P5"><text:tab/> 4292 oracle <text:s text:c="3"/>15 <text:s text:c="2"/>0 <text:s/>334m <text:s/>29m <text:s/>18m S <text:s/>0.3 <text:s/>1.4 <text:s text:c="2"/>0:05.56 ohasd.bin</text:p>
      <text:p text:style-name="P5"><text:tab/> 5118 oracle <text:s text:c="3"/>15 <text:s text:c="2"/>0 <text:s/>410m <text:s/>14m <text:s/>13m S <text:s/>0.3 <text:s/>0.7 <text:s text:c="2"/>0:00.19 oracle</text:p>
      <text:p text:style-name="P5"><text:tab/> 5777 oracle <text:s text:c="3"/>15 <text:s text:c="2"/>0 <text:s/>2336 1060 <text:s/>796 R <text:s/>0.3 <text:s/>0.1 <text:s text:c="2"/>0:00.62 top</text:p>
      <text:p text:style-name="P5"><text:tab/> <text:s text:c="3"/>1 root <text:s text:c="5"/>15 <text:s text:c="2"/>0 <text:s/>2072 <text:s/>624 <text:s/>532 S <text:s/>0.0 <text:s/>0.0 <text:s text:c="2"/>0:00.57 init</text:p>
      <text:p text:style-name="P5"/>
      <text:p text:style-name="P5"/>
      <text:p text:style-name="P5"/>
      <text:p text:style-name="P5">문제 12<text:bookmark text:name="문제 122"/>2. 현재 리눅스 시스템에서 실행중인 모든 프로세서를 출력하시오 !</text:p>
      <text:p text:style-name="P5"/>
      <text:p text:style-name="P5"><text:tab/>[orcl:~]$ ps -ef</text:p>
      <text:p text:style-name="P5"/>
      <text:p text:style-name="P5"/>
      <text:p text:style-name="P5"/>
      <text:p text:style-name="P5">문제 123. 터미널 창을 하나 더 열고 sar 1 1000 명령어를 수행하시오 </text:p>
      <text:p text:style-name="P5"/>
      <text:p text:style-name="P5"/>
      <text:p text:style-name="P5"/>
      <text:p text:style-name="P5">문제 124. 지금 죽은 터미널 창에서 vi 편집기 명령어로 아래의 작업을 수행하고 있으시오 !</text:p>
      <text:p text:style-name="P5"/>
      <text:p text:style-name="P5"><text:tab/>$ vi ggg.txt</text:p>
      <text:p text:style-name="P5"><text:tab/></text:p>
      <text:p text:style-name="P5"><text:tab/>select ename, sal, </text:p>
      <text:p text:style-name="P5"/>
      <text:p text:style-name="P5"/>
      <text:p text:style-name="P5"/>
      <text:p text:style-name="P5"><text:soft-page-break/>문제 125. 지금 작업을 vim으로 수행하고 있는 프로세서들을 출력하시오 !</text:p>
      <text:p text:style-name="P5"/>
      <text:p text:style-name="P5"><text:tab/>[orcl:~]$ ps -ef | grep vim</text:p>
      <text:p text:style-name="P5"><text:tab/>oracle <text:s text:c="3"/>6036 <text:s/>5935 <text:s/>0 10:39 pts/2 <text:s text:c="3"/>00:00:00 vim ggg.txt</text:p>
      <text:p text:style-name="P5"><text:tab/>oracle <text:s text:c="3"/>6047 <text:s/>5271 <text:s/>0 10:40 pts/1 <text:s text:c="3"/>00:00:00 grep vim</text:p>
      <text:p text:style-name="P5"/>
      <text:p text:style-name="P5"><text:tab/>[orcl:~]$ ps -ef | grep vim | grep -v grep</text:p>
      <text:p text:style-name="P5"><text:tab/>oracle <text:s text:c="3"/>6036 <text:s/>5935 <text:s/>0 10:39 pts/2 <text:s text:c="3"/>00:00:00 vim ggg.txt</text:p>
      <text:p text:style-name="P5"><text:tab/><text:tab/>※ 자기 자신을 제외하고 출력(-v 검색 안되게 하겠다.)</text:p>
      <text:p text:style-name="P5"/>
      <text:p text:style-name="P5"><text:tab/>[orcl:~]$ kill -9 6036</text:p>
      <text:p text:style-name="P5"/>
      <text:p text:style-name="P5"/>
      <text:p text:style-name="P5"/>
      <text:p text:style-name="P5">문제 1<text:bookmark text:name="문제 126"/>26. kill 옵션 중 -2 옵션을 테스트 하시오 !</text:p>
      <text:p text:style-name="P5"/>
      <text:p text:style-name="P5"><text:tab/>- 터미널창 1</text:p>
      <text:p text:style-name="P5"><text:tab/>$ sar 1 10000</text:p>
      <text:p text:style-name="P5"/>
      <text:p text:style-name="P5"><text:tab/>- 터미널창 2</text:p>
      <text:p text:style-name="P5"><text:tab/>$ ps -ef |grep sar <text:s text:c="3"/>&lt;------ 프로세서 번호 확인 </text:p>
      <text:p text:style-name="P5"><text:tab/>$ kill -2 프로세서 번호 </text:p>
      <text:p text:style-name="P5"/>
      <text:p text:style-name="P5"/>
      <text:p text:style-name="P5"/>
      <text:p text:style-name="P5">문제 1<text:bookmark text:name="문제 127"/>27. a.sh에 소유자가 실행할 수 있도록 실행권한을 넣으시오 !</text:p>
      <text:p text:style-name="P5"/>
      <text:p text:style-name="P5"><text:tab/>[orcl:~]$ chmod u+x a.sh</text:p>
      <text:p text:style-name="P5"><text:tab/>[orcl:~]$ ll a.sh</text:p>
      <text:p text:style-name="P5"><text:tab/>-rwxr--r-- 1 oracle oinstall 31 Dec 20 11:41 a.sh</text:p>
      <text:p text:style-name="P5"><text:tab/>[orcl:~]$ ./a.sh</text:p>
      <text:p text:style-name="P5"><text:tab/>host name : <text:s/>edydr1p0.us.oracle.com</text:p>
      <text:p text:style-name="P5"/>
      <text:p text:style-name="P5"><text:tab/><text:tab/>설명 : ./파일명.sh으로 실행하려면 실행권한이 있어야 된다.</text:p>
      <text:p text:style-name="P5"><text:tab/><text:tab/> <text:s text:c="6"/>sh 파일명.sh 은 파일의 실행권한이 없어도 실행된다.</text:p>
      <text:p text:style-name="P5"/>
      <text:p text:style-name="P5"/>
      <text:p text:style-name="P5"/>
      <text:p text:style-name="P5"/>
      <text:p text:style-name="P5">문제 128<text:bookmark text:name="문제 128"/>. num1 과 num2의 곱을 구하시오 !</text:p>
      <text:p text:style-name="P5"/>
      <text:p text:style-name="P5"><text:tab/>[orcl:~]$ num1=100</text:p>
      <text:p text:style-name="P5"><text:tab/>[orcl:~]$ num2=200</text:p>
      <text:p text:style-name="P5"><text:tab/>[orcl:~]$ expr $num1 \* $num2</text:p>
      <text:p text:style-name="P5"><text:tab/>20000</text:p>
      <text:p text:style-name="P5"/>
      <text:p text:style-name="P5"/>
      <text:p text:style-name="P5"/>
      <text:p text:style-name="P5">문제 129. (점심시간 문제) 아래의 계산식을 구현하시오 !</text:p>
      <text:p text:style-name="P5"/>
      <text:p text:style-name="P5"><text:tab/>($num2 + 200) \* $num1</text:p>
      <text:p text:style-name="P5"/>
      <text:p text:style-name="P5"><text:tab/>[orcl:~]$ expr \( $num2 + 200 \) \* $num1</text:p>
      <text:p text:style-name="P5"><text:tab/>40000</text:p>
      <text:p text:style-name="P5"/>
      <text:p text:style-name="P5"/>
      <text:p text:style-name="P5"/>
      <text:p text:style-name="P5">문제 1<text:bookmark text:name="문제 130"/>30. 아래와 같이 두 정수를 파라미터 값으로 입력 했을 때 나눈 나머지 값이 출력되게 하시오!</text:p>
      <text:p text:style-name="P5"/>
      <text:p text:style-name="P5"><text:tab/>[orcl:~]$ vi f.sh</text:p>
      <text:p text:style-name="P5"><text:soft-page-break/><text:tab/>num1=$1</text:p>
      <text:p text:style-name="P5"><text:tab/>num2=$2</text:p>
      <text:p text:style-name="P5"><text:tab/>num3=`expr $num1 + $num2`</text:p>
      <text:p text:style-name="P5"><text:tab/>echo "$num1와 $num2를 더하면 $num3 입니다."</text:p>
      <text:p text:style-name="P5"><text:tab/></text:p>
      <text:p text:style-name="P5"><text:tab/>[orcl:~]$ sh f.sh 18 24</text:p>
      <text:p text:style-name="P5"><text:tab/>18와 24를 더하면 42 입니다.</text:p>
      <text:p text:style-name="P5"/>
      <text:p text:style-name="P5"><text:tab/><text:tab/>※ 설명 : 변수=`리눅스 명령어`</text:p>
      <text:p text:style-name="P5"><text:tab/><text:tab/><text:tab/>리눅스 명령어에 의해서 수행된 결과가 변수에 입력 되어야 한다면 역 따옴표를 사용해야 </text:p>
      <text:p text:style-name="P5"><text:tab/><text:tab/><text:tab/>한다.</text:p>
      <text:p text:style-name="P5"/>
      <text:p text:style-name="P5"/>
      <text:p text:style-name="P5"/>
      <text:p text:style-name="P5">문제 131. 아래의 두 수를 각각 물어보게 하고 아래의 두 수를 곱한 결과가 출력되게 하시오 !</text:p>
      <text:p text:style-name="P5"/>
      <text:p text:style-name="P5"><text:tab/>[orcl:~]$ vi two_number.sh 12 54</text:p>
      <text:p text:style-name="P5"><text:tab/>num3=`expr $1 \* $2`</text:p>
      <text:p text:style-name="P5"><text:tab/>echo "$1 와 $2 를 곱하면 $num3 입니다."</text:p>
      <text:p text:style-name="P5"><text:tab/></text:p>
      <text:p text:style-name="P5"><text:tab/>[orcl:~]$ sh two_number.sh 12 54</text:p>
      <text:p text:style-name="P5"><text:tab/>12 와 54 를 곱하면 648 입니다.</text:p>
      <text:p text:style-name="P5"/>
      <text:p text:style-name="P5"/>
      <text:p text:style-name="P5"/>
      <text:p text:style-name="P5">문제 <text:bookmark text:name="문제 132"/>132. 위의 스크립트를 파라미터 변수를 이용해서 아래와 같이 실행될 수 있게 하시오 !</text:p>
      <text:p text:style-name="P5"/>
      <text:p text:style-name="P5"><text:tab/>[orcl:~]$ vi if1.sh</text:p>
      <text:p text:style-name="P5"><text:tab/>#!/bin/bash</text:p>
      <text:p text:style-name="P5"><text:tab/></text:p>
      <text:p text:style-name="P5"><text:tab/>if [ $1 -eq $2 ]; then</text:p>
      <text:p text:style-name="P5"><text:tab/> <text:s text:c="2"/>echo "$1 is equal to $2"</text:p>
      <text:p text:style-name="P5"><text:tab/>else</text:p>
      <text:p text:style-name="P5"><text:tab/> <text:s text:c="2"/>echo "$1 is not equal to $2"</text:p>
      <text:p text:style-name="P5"><text:tab/>fi</text:p>
      <text:p text:style-name="P5"><text:tab/></text:p>
      <text:p text:style-name="P5"><text:tab/>[orcl:~]$ sh if1.sh 100 200</text:p>
      <text:p text:style-name="P5"><text:tab/>100 is not equal to 200</text:p>
      <text:p text:style-name="P5"><text:tab/>[orcl:~]$ sh if1.sh 100 100</text:p>
      <text:p text:style-name="P5"><text:tab/>100 is equal to 100</text:p>
      <text:p text:style-name="P5"/>
      <text:p text:style-name="P5"/>
      <text:p text:style-name="P5"/>
      <text:p text:style-name="P5">문제 133. 아래와 같이 실행되게 쉘 스크립트를 작성하시오 !</text:p>
      <text:p text:style-name="P5"/>
      <text:p text:style-name="P5"><text:tab/>[orcl:~]$ sh if2.sh 100 200</text:p>
      <text:p text:style-name="P5"><text:tab/>100 is little than <text:s/>200</text:p>
      <text:p text:style-name="P5"><text:tab/>[orcl:~]$ sh if2.sh 200 100</text:p>
      <text:p text:style-name="P5"><text:tab/>200 is greater than 100</text:p>
      <text:p text:style-name="P5"><text:tab/>[orcl:~]$ sh if2.sh 200 200</text:p>
      <text:p text:style-name="P5"><text:tab/>200 is equal to 200</text:p>
      <text:p text:style-name="P5"/>
      <text:p text:style-name="P5"><text:tab/>[orcl:~]$ vi if2.sh</text:p>
      <text:p text:style-name="P5"><text:tab/>#!/bin/bash</text:p>
      <text:p text:style-name="P5"><text:tab/></text:p>
      <text:p text:style-name="P5"><text:tab/>if [ $1 -gt $2 ]; then</text:p>
      <text:p text:style-name="P5"><text:tab/> <text:s text:c="2"/>echo "$1 is greater than $2"</text:p>
      <text:p text:style-name="P5"><text:tab/>elif [ $1 -lt $2 ]; then</text:p>
      <text:p text:style-name="P5"><text:tab/> <text:s text:c="2"/>echo "$1 is little than <text:s/>$2"</text:p>
      <text:p text:style-name="P5"><text:tab/>else</text:p>
      <text:p text:style-name="P5"><text:soft-page-break/><text:tab/> <text:s text:c="2"/>echo "$1 is equal to $2"</text:p>
      <text:p text:style-name="P5"><text:tab/>fi</text:p>
      <text:p text:style-name="P5"/>
      <text:p text:style-name="P5"/>
      <text:p text:style-name="P5"/>
      <text:p text:style-name="P5">문제<text:bookmark text:name="문제 134"/> 134. 아래와 같이 쉘 스크립트를 실행하면 아래와 같은 결과가 출력되게 하시오 !</text:p>
      <text:p text:style-name="P5"/>
      <text:p text:style-name="P5"><text:tab/>[orcl:~]$ sh find_sal.sh scott</text:p>
      <text:p text:style-name="P5"><text:tab/>SCOTT 의 월급은 3000입니다.</text:p>
      <text:p text:style-name="P5"/>
      <text:p text:style-name="P5"><text:tab/>[orcl:~]$ vi find_sal.sh</text:p>
      <text:p text:style-name="P5"><text:tab/>ename=$1</text:p>
      <text:p text:style-name="P5"><text:tab/>grep -i $ename emp.txt | awk '{print $2,"의 월급은",$6"입니다."}'</text:p>
      <text:p text:style-name="P5"><text:tab/></text:p>
      <text:p text:style-name="P5"/>
      <text:p text:style-name="P5"/>
      <text:p text:style-name="P5">문제 135. 아래와 같이 실행했을 때 해당 사원의 부서번호가 30번이고 월급이 2000 보다 작다면</text:p>
      <text:p text:style-name="P5"><text:tab/> <text:s/>"월급 인상 대상자 입니다." 라는 메세지가 나오게 하고 그렇지 않다면 </text:p>
      <text:p text:style-name="P5"><text:tab/> <text:s/>"월급 인상 대상자가 아닙니다." 라는 메세지가 출력되게 하시오 !</text:p>
      <text:p text:style-name="P5"/>
      <text:p text:style-name="P5"><text:tab/>[orcl:~]$ vi find_sal.sh</text:p>
      <text:p text:style-name="P5"><text:tab/>#!/bin/bash</text:p>
      <text:p text:style-name="P5"><text:tab/></text:p>
      <text:p text:style-name="P5"><text:tab/>ename=$1</text:p>
      <text:p text:style-name="P5"><text:tab/>sal=`grep -i $ename emp.txt | awk '{print $6}'`</text:p>
      <text:p text:style-name="P5"><text:tab/>deptno=`grep -i $ename emp.txt | awk '{print $8}'`</text:p>
      <text:p text:style-name="P5"><text:tab/>if [ $sal -lt 2000 -a $deptno -eq 30]; then</text:p>
      <text:p text:style-name="P5"><text:tab/> <text:s text:c="2"/>echo "월급 인상 대상자 입니다."</text:p>
      <text:p text:style-name="P5"><text:tab/>else</text:p>
      <text:p text:style-name="P5"><text:tab/> <text:s text:c="2"/>echo "월급인상 대상자가 아닙니다."</text:p>
      <text:p text:style-name="P5"><text:tab/>fi</text:p>
      <text:p text:style-name="P5"><text:tab/></text:p>
      <text:p text:style-name="P5"><text:tab/>[orcl:~]$ sh find_sal.sh miller</text:p>
      <text:p text:style-name="P5"><text:tab/>월급인상 대상자가 아닙니다.</text:p>
      <text:p text:style-name="P5"><text:tab/>[orcl:~]$ sh find_sal.sh martin</text:p>
      <text:p text:style-name="P5"><text:tab/>월급 인상 대상자 입니다.</text:p>
      <text:p text:style-name="P5"/>
      <text:p text:style-name="P5"/>
      <text:p text:style-name="P5"/>
      <text:p text:style-name="P5">문제 <text:bookmark text:name="문제 136"/>136. 위의 코드를 수정해서 구구단 2단을 출력하시오 !</text:p>
      <text:p text:style-name="P5"/>
      <text:p text:style-name="P5"><text:tab/>[orcl:~]$ vi for.sh</text:p>
      <text:p text:style-name="P5"><text:tab/>#!/bin/bash</text:p>
      <text:p text:style-name="P5"><text:tab/></text:p>
      <text:p text:style-name="P5"><text:tab/>gop=1</text:p>
      <text:p text:style-name="P5"><text:tab/>for i in {1..9}</text:p>
      <text:p text:style-name="P5"><text:tab/>do</text:p>
      <text:p text:style-name="P5"><text:tab/> <text:s/>gop=`expr 2 \* $i`</text:p>
      <text:p text:style-name="P5"><text:tab/> <text:s/>echo "2 x $i = $gop"</text:p>
      <text:p text:style-name="P5"><text:tab/>done</text:p>
      <text:p text:style-name="P5"><text:tab/></text:p>
      <text:p text:style-name="P5"><text:tab/>[orcl:~]$ sh for.sh</text:p>
      <text:p text:style-name="P5"><text:tab/>2 x 1 = 2</text:p>
      <text:p text:style-name="P5"><text:tab/>2 x 2 = 4</text:p>
      <text:p text:style-name="P5"><text:tab/>2 x 3 = 6</text:p>
      <text:p text:style-name="P5"><text:tab/>2 x 4 = 8</text:p>
      <text:p text:style-name="P5"><text:tab/>2 x 5 = 10</text:p>
      <text:p text:style-name="P5"><text:tab/>2 x 6 = 12</text:p>
      <text:p text:style-name="P5"><text:tab/>2 x 7 = 14</text:p>
      <text:p text:style-name="P5"><text:tab/>2 x 8 = 16</text:p>
      <text:p text:style-name="P5"><text:soft-page-break/><text:tab/>2 x 9 = 18</text:p>
      <text:p text:style-name="P5"/>
      <text:p text:style-name="P5"/>
      <text:p text:style-name="P5"/>
      <text:p text:style-name="P5">문제 137. 구구단 2단부터 9단까지 출력하시오 !</text:p>
      <text:p text:style-name="P5"/>
      <text:p text:style-name="P5"><text:tab/>[orcl:~]$ vi for.sh</text:p>
      <text:p text:style-name="P5"><text:tab/>#!/bin/bash</text:p>
      <text:p text:style-name="P5"><text:tab/></text:p>
      <text:p text:style-name="P5"><text:tab/>gop=1</text:p>
      <text:p text:style-name="P5"><text:tab/>for i in {2..9}</text:p>
      <text:p text:style-name="P5"><text:tab/>do</text:p>
      <text:p text:style-name="P5"><text:tab/> <text:s text:c="2"/>for j in {1..9}</text:p>
      <text:p text:style-name="P5"><text:tab/> <text:s text:c="2"/>do</text:p>
      <text:p text:style-name="P5"><text:tab/> <text:s text:c="5"/>gop=`expr $i \* $j`</text:p>
      <text:p text:style-name="P5"><text:tab/> <text:s text:c="5"/>echo "$i x $j = $gop"</text:p>
      <text:p text:style-name="P5"><text:tab/> <text:s text:c="2"/>done</text:p>
      <text:p text:style-name="P5"><text:tab/>done</text:p>
      <text:p text:style-name="P5"><text:tab/></text:p>
      <text:p text:style-name="P5"><text:tab/>[orcl:~]$ sh for.sh</text:p>
      <text:p text:style-name="P5"><text:tab/>2 x 1 = 2</text:p>
      <text:p text:style-name="P5"><text:tab/>2 x 2 = 4</text:p>
      <text:p text:style-name="P5"><text:tab/>2 x 3 = 6</text:p>
      <text:p text:style-name="P5"><text:tab/>2 x 4 = 8</text:p>
      <text:p text:style-name="P5"><text:tab/> <text:s text:c="3"/>:</text:p>
      <text:p text:style-name="P5"><text:tab/>9 x 7 = 63</text:p>
      <text:p text:style-name="P5"><text:tab/>9 x 8 = 72</text:p>
      <text:p text:style-name="P5"><text:tab/>9 x 9 = 81</text:p>
      <text:p text:style-name="P5"/>
      <text:p text:style-name="P5"/>
      <text:p text:style-name="P5"/>
      <text:p text:style-name="P5">문제 138. 아래의 별표를 출력하시오 !</text:p>
      <text:p text:style-name="P5"/>
      <text:p text:style-name="P5"><text:tab/>[orcl:~]$ vi star.sh</text:p>
      <text:p text:style-name="P5"><text:tab/>star=""</text:p>
      <text:p text:style-name="P5"><text:tab/>for i in {1..5}</text:p>
      <text:p text:style-name="P5"><text:tab/>do</text:p>
      <text:p text:style-name="P5"><text:tab/> <text:s/>star="$star★"</text:p>
      <text:p text:style-name="P5"><text:tab/> <text:s/>echo $star</text:p>
      <text:p text:style-name="P5"><text:tab/>done</text:p>
      <text:p text:style-name="P5"><text:tab/></text:p>
      <text:p text:style-name="P5"><text:tab/>[orcl:~]$ sh star.sh</text:p>
      <text:p text:style-name="P5"><text:tab/>★</text:p>
      <text:p text:style-name="P5"><text:tab/>★★</text:p>
      <text:p text:style-name="P5"><text:tab/>★★★</text:p>
      <text:p text:style-name="P5"><text:tab/>★★★★</text:p>
      <text:p text:style-name="P5"><text:tab/>★★★★★</text:p>
      <text:p text:style-name="P5"/>
      <text:p text:style-name="P5"/>
      <text:p text:style-name="P5"/>
      <text:p text:style-name="P5">문제 139. 위의 코드를 수정해서 숫자를 물어보게 하고 숫자를 입력하면 해당 숫자만큼 ★이 출력되게 하시오 !</text:p>
      <text:p text:style-name="P5"/>
      <text:p text:style-name="P5"><text:tab/>[orcl:~]$ vi start.sh</text:p>
      <text:p text:style-name="P5"><text:tab/>echo -n "input number : "</text:p>
      <text:p text:style-name="P5"><text:tab/>read num</text:p>
      <text:p text:style-name="P5"><text:tab/>star=""</text:p>
      <text:p text:style-name="P5"><text:tab/>for i in `eval echo {1..$num}`</text:p>
      <text:p text:style-name="P5"><text:tab/>do</text:p>
      <text:p text:style-name="P5"><text:tab/> <text:s/>star="$star★"</text:p>
      <text:p text:style-name="P5"><text:tab/> <text:s/>echo $star</text:p>
      <text:p text:style-name="P5"><text:soft-page-break/><text:tab/>done</text:p>
      <text:p text:style-name="P5"><text:tab/></text:p>
      <text:p text:style-name="P5"><text:tab/>[orcl:~]$ sh start.sh</text:p>
      <text:p text:style-name="P5"><text:tab/>input number : 4</text:p>
      <text:p text:style-name="P5"><text:tab/>★</text:p>
      <text:p text:style-name="P5"><text:tab/>★★</text:p>
      <text:p text:style-name="P5"><text:tab/>★★★</text:p>
      <text:p text:style-name="P5"><text:tab/>★★★★</text:p>
      <text:p text:style-name="P5"/>
      <text:p text:style-name="P5"/>
      <text:p text:style-name="P5"/>
      <text:p text:style-name="P5"/>
      <text:p text:style-name="P5"/>
      <text:p text:style-name="P5"><text:tab/>※ 설명 : eval 명령어는 문자열을 명령문으로 인식하고 실행하는 명령어</text:p>
      <text:p text:style-name="P5"><text:tab/><text:tab/>[orcl:~]$ eval echo {1..10}</text:p>
      <text:p text:style-name="P5"><text:tab/><text:tab/>1 2 3 4 5 6 7 8 9 10</text:p>
      <text:p text:style-name="P5"/>
      <text:p text:style-name="P5"><text:tab/></text:p>
      <text:p text:style-name="P5"/>
      <text:p text:style-name="P5">문제 140. (오늘의 마지막 문제) 숫자를 물어보게 하고 아래와 같이 결과를 출력하시오 !</text:p>
      <text:p text:style-name="P5"/>
      <text:p text:style-name="P5"><text:tab/>[orcl:~]$ vi star.sh</text:p>
      <text:p text:style-name="P5"><text:tab/>echo -n "input number : "</text:p>
      <text:p text:style-name="P5"><text:tab/>read num</text:p>
      <text:p text:style-name="P5"><text:tab/>star=""</text:p>
      <text:p text:style-name="P5"><text:tab/>for i in `eval echo {$num..1}`</text:p>
      <text:p text:style-name="P5"><text:tab/>do</text:p>
      <text:p text:style-name="P5"><text:tab/> <text:s/>for j in `eval echo {1..$i}`</text:p>
      <text:p text:style-name="P5"><text:tab/> <text:s/>do</text:p>
      <text:p text:style-name="P5"><text:tab/> <text:s text:c="3"/>star="$star★"</text:p>
      <text:p text:style-name="P5"><text:tab/> <text:s text:c="3"/>done</text:p>
      <text:p text:style-name="P5"><text:tab/> <text:s/>echo $star</text:p>
      <text:p text:style-name="P5"><text:tab/> <text:s/>star=""</text:p>
      <text:p text:style-name="P5"><text:tab/>done</text:p>
      <text:p text:style-name="P5"/>
      <text:p text:style-name="P5"><text:tab/>[orcl:~]$ sh star.sh</text:p>
      <text:p text:style-name="P5"><text:tab/>input number : 5</text:p>
      <text:p text:style-name="P5"><text:tab/>★★★★★</text:p>
      <text:p text:style-name="P5"><text:tab/>★★★★</text:p>
      <text:p text:style-name="P5"><text:tab/>★★★</text:p>
      <text:p text:style-name="P5"><text:tab/>★★</text:p>
      <text:p text:style-name="P5"><text:tab/>★</text:p>
      <text:p text:style-name="P5"/>
      <text:p text:style-name="P5"/>
      <text:p text:style-name="P5">문제 141. emp.txt 를 for loop문을 이용해서 emp1.txt ~ emp100.txt 로 복사하시오 !</text:p>
      <text:p text:style-name="P5"/>
      <text:p text:style-name="P5"><text:tab/>[orcl:~]$ vi cp_emp.sh</text:p>
      <text:p text:style-name="P5"><text:tab/>#!/bin/bash</text:p>
      <text:p text:style-name="P5"><text:tab/></text:p>
      <text:p text:style-name="P5"><text:tab/>i=1</text:p>
      <text:p text:style-name="P5"><text:tab/>while [ $i -le 100 ]</text:p>
      <text:p text:style-name="P5"><text:tab/>do</text:p>
      <text:p text:style-name="P5"><text:tab/> <text:s/>cp emp.txt emp$i.txt</text:p>
      <text:p text:style-name="P5"><text:tab/> <text:s/>let i=i+1</text:p>
      <text:p text:style-name="P5"><text:tab/>done</text:p>
      <text:p text:style-name="P5"/>
      <text:p text:style-name="P5"><text:tab/>[orcl:~]$ sh cp_emp.sh</text:p>
      <text:p text:style-name="P5"/>
      <text:p text:style-name="P5"/>
      <text:p text:style-name="P5"/>
      <text:p text:style-name="P5"><text:soft-page-break/>문제 142. 짝꿍하고 자리를 바꿔서 emp1.txt ~ emp100.txt 중 하나 또는 여러개의 파일을 랜덤으로 골라서 </text:p>
      <text:p text:style-name="P5"><text:tab/> <text:s text:c="2"/>데이터를 변경하고 자리로 돌아오시오 !</text:p>
      <text:p text:style-name="P5"/>
      <text:p text:style-name="P5"><text:tab/>$ clear</text:p>
      <text:p text:style-name="P5"/>
      <text:p text:style-name="P5"/>
      <text:p text:style-name="P5"/>
      <text:p text:style-name="P5">-- 짝꿍이 100개의 파일중에 무엇을 변경했는지 한번에 알아내는 방법</text:p>
      <text:p text:style-name="P5"/>
      <text:p text:style-name="P5"/>
      <text:p text:style-name="P5">문제 143. emp3.txt 를 열어서 3000 을 3900으로 변경하시오 !</text:p>
      <text:p text:style-name="P5"/>
      <text:p text:style-name="P5"><text:tab/>[orcl:~]$ vi emp3.txt</text:p>
      <text:p text:style-name="P5"><text:tab/>: %s/3000/3900/g</text:p>
      <text:p text:style-name="P5"/>
      <text:p text:style-name="P5"/>
      <text:p text:style-name="P5"/>
      <text:p text:style-name="P5">문제 144. emp.txt와 emp3.txt 파일 둘간의 데이터의 차이가 있는지 확인하시오 !</text:p>
      <text:p text:style-name="P5"/>
      <text:p text:style-name="P5"><text:tab/>[orcl:~]$ diff emp.txt emp3.txt</text:p>
      <text:p text:style-name="P5"><text:tab/>10c10</text:p>
      <text:p text:style-name="P5"><text:tab/>&lt; <text:s/>7902 FORD <text:s text:c="16"/>ANALYST <text:s text:c="17"/>7566 81/12/11 <text:s text:c="6"/>3000 <text:s text:c="9"/>0 <text:s text:c="8"/>20</text:p>
      <text:p text:style-name="P5"><text:tab/>---</text:p>
      <text:p text:style-name="P5"><text:tab/>&gt; <text:s/>7902 FORD <text:s text:c="16"/>ANALYST <text:s text:c="17"/>7566 81/12/11 <text:s text:c="6"/>3900 <text:s text:c="9"/>0 <text:s text:c="8"/>20</text:p>
      <text:p text:style-name="P5"><text:tab/>12c12</text:p>
      <text:p text:style-name="P5"><text:tab/>&lt; <text:s/>7788 SCOTT <text:s text:c="15"/>ANALYST <text:s text:c="17"/>7566 82/12/22 <text:s text:c="6"/>3000 <text:s text:c="9"/>0 <text:s text:c="8"/>20</text:p>
      <text:p text:style-name="P5"><text:tab/>---</text:p>
      <text:p text:style-name="P5"><text:tab/>&gt; <text:s/>7788 SCOTT <text:s text:c="15"/>ANALYST <text:s text:c="17"/>7566 82/12/22 <text:s text:c="6"/>3900 <text:s text:c="9"/>0 <text:s text:c="8"/>20</text:p>
      <text:p text:style-name="P5"><text:tab/>[orcl:~]$ diff --brief emp.txt emp3.txt</text:p>
      <text:p text:style-name="P5"><text:tab/>Files emp.txt and emp3.txt differ</text:p>
      <text:p text:style-name="P5"/>
      <text:p text:style-name="P5"/>
      <text:p text:style-name="P5"/>
      <text:p text:style-name="P5">문제 145. 짝꿍이 emp1.txt ~ emp100.txt 중 어떠한 것을 변경했는지 한번에 알아내시오 !</text:p>
      <text:p text:style-name="P5"/>
      <text:p text:style-name="P5"><text:tab/>[orcl:~]$ vi dif.sh</text:p>
      <text:p text:style-name="P5"><text:tab/>#!/bin/bash</text:p>
      <text:p text:style-name="P5"><text:tab/></text:p>
      <text:p text:style-name="P5"><text:tab/>for i in {1..100}</text:p>
      <text:p text:style-name="P5"><text:tab/>do</text:p>
      <text:p text:style-name="P5"><text:tab/> <text:s/>diff --brief emp.txt emp$i.txt</text:p>
      <text:p text:style-name="P5"><text:tab/>done</text:p>
      <text:p text:style-name="P5"><text:tab/></text:p>
      <text:p text:style-name="P5"><text:tab/>[orcl:~]$ sh dif.sh</text:p>
      <text:p text:style-name="P5"><text:tab/>Files emp.txt and emp3.txt differ</text:p>
      <text:p text:style-name="P5"><text:tab/>Files emp.txt and emp70.txt differ</text:p>
      <text:p text:style-name="P5"/>
      <text:p text:style-name="P5"/>
      <text:p text:style-name="P5">문제 14<text:bookmark text:name="문제 146"/>6. 짝꿍과 자리를 바꿔서 emp1.txt ~ emp100.txt 중 몇개를 열어서 공백을 막 넣어주고 자리로 돌아오시오 !</text:p>
      <text:p text:style-name="P5"/>
      <text:p text:style-name="P5"/>
      <text:p text:style-name="P5"/>
      <text:p text:style-name="P5"/>
      <text:p text:style-name="P5">문제 147. 짝꿍이 어떠한 파일에 공백을 넣었는지 확인하시오 !</text:p>
      <text:p text:style-name="P5"/>
      <text:p text:style-name="P5"><text:tab/>[orcl:~]$ vi a.sh</text:p>
      <text:p text:style-name="P5"><text:tab/>for i in {1..100}</text:p>
      <text:p text:style-name="P5"><text:tab/>do</text:p>
      <text:p text:style-name="P5"><text:tab/> <text:s/>result=`sed -n '/^ *$/p' emp$i.txt | wc -l`</text:p>
      <text:p text:style-name="P5"><text:tab/> <text:s/>if [ $result -ne 0 ]; then</text:p>
      <text:p text:style-name="P5"><text:soft-page-break/><text:tab/> <text:s text:c="3"/>echo emp$i</text:p>
      <text:p text:style-name="P5"><text:tab/> <text:s/>fi</text:p>
      <text:p text:style-name="P5"><text:tab/>done</text:p>
      <text:p text:style-name="P5"><text:tab/></text:p>
      <text:p text:style-name="P5"><text:tab/>[orcl:~]$ sh a.sh</text:p>
      <text:p text:style-name="P5"><text:tab/>emp21</text:p>
      <text:p text:style-name="P5"><text:tab/>emp45</text:p>
      <text:p text:style-name="P5"><text:tab/>emp64</text:p>
      <text:p text:style-name="P5"><text:tab/>emp92</text:p>
      <text:p text:style-name="P5"/>
      <text:p text:style-name="P5"/>
      <text:p text:style-name="P5"/>
      <text:p text:style-name="P5">문제 148. (점심시간 문제) 짝꿍이 공백을 입력한 파일들의 공백을 다 지우시오 !</text:p>
      <text:p text:style-name="P5"/>
      <text:p text:style-name="P5"><text:tab/>[orcl:~]$ vi a.sh</text:p>
      <text:p text:style-name="P5"><text:tab/>#!/bin/bash</text:p>
      <text:p text:style-name="P5"/>
      <text:p text:style-name="P5"><text:tab/>for i in {1..100}</text:p>
      <text:p text:style-name="P5"><text:tab/>do</text:p>
      <text:p text:style-name="P5"><text:tab/> <text:s/>result=`sed -n '/^ *$/p' emp$i.txt | wc -l`</text:p>
      <text:p text:style-name="P5"><text:tab/> <text:s/>if [ $result -ne 0 ]; then</text:p>
      <text:p text:style-name="P5"><text:tab/> <text:s text:c="3"/>sed '/^ *$/d' emp$i.txt &gt;&gt; empback$i.txt</text:p>
      <text:p text:style-name="P5"><text:tab/> <text:s text:c="3"/>rm emp$i.txt</text:p>
      <text:p text:style-name="P5"><text:tab/> <text:s text:c="3"/>mv empback$i.txt emp$i.txt</text:p>
      <text:p text:style-name="P5"><text:tab/> <text:s text:c="3"/>echo emp$i.txt "가 수정되었습니다.."</text:p>
      <text:p text:style-name="P5"><text:tab/> <text:s/>fi</text:p>
      <text:p text:style-name="P5"><text:tab/>done</text:p>
      <text:p text:style-name="P5"><text:tab/></text:p>
      <text:p text:style-name="P5"><text:tab/>[orcl:~]$ sh a.sh</text:p>
      <text:p text:style-name="P5"><text:tab/>emp21.txt 가 수정되었습니다.</text:p>
      <text:p text:style-name="P5"><text:tab/>emp45.txt 가 수정되었습니다.</text:p>
      <text:p text:style-name="P5"><text:tab/>emp64.txt 가 수정되었습니다.</text:p>
      <text:p text:style-name="P5"><text:tab/>emp92.txt 가 수정되었습니다.</text:p>
      <text:p text:style-name="P5"/>
      <text:p text:style-name="P5"/>
      <text:p text:style-name="P5"/>
      <text:p text:style-name="P5">문제 149. (bc 카드 공채 문제) 아래의 쉘을 구현하시오 !</text:p>
      <text:p text:style-name="P5"/>
      <text:p text:style-name="P5"><text:tab/>[orcl:~]$ vi factorial.sh</text:p>
      <text:p text:style-name="P5"><text:tab/>num=1</text:p>
      <text:p text:style-name="P5"><text:tab/>num1=$1</text:p>
      <text:p text:style-name="P5"><text:tab/>for i in `eval echo {1..$1}`</text:p>
      <text:p text:style-name="P5"><text:tab/>do</text:p>
      <text:p text:style-name="P5"><text:tab/> <text:s/>num=`expr $num \* $i`</text:p>
      <text:p text:style-name="P5"><text:tab/>done</text:p>
      <text:p text:style-name="P5"><text:tab/>echo $num</text:p>
      <text:p text:style-name="P5"><text:tab/></text:p>
      <text:p text:style-name="P5"><text:tab/>[orcl:~]$ sh factorial.sh 5</text:p>
      <text:p text:style-name="P5"><text:tab/>120</text:p>
      <text:p text:style-name="P5"/>
      <text:p text:style-name="P5"/>
      <text:p text:style-name="P5"/>
      <text:p text:style-name="P5">문제 150. (알고리즘 문제) 아래의 power함수를 쉘로 구현하시오 !</text:p>
      <text:p text:style-name="P5"/>
      <text:p text:style-name="P5"><text:tab/>SQL&gt; select power(2, 3) from dual;</text:p>
      <text:p text:style-name="P5"><text:tab/> <text:s text:c="4"/>8</text:p>
      <text:p text:style-name="P5"/>
      <text:p text:style-name="P5"><text:tab/>[orcl:~]$ vi power.sh</text:p>
      <text:p text:style-name="P5"><text:tab/>num=1</text:p>
      <text:p text:style-name="P5"><text:tab/>for i in `eval echo {1..$2}`</text:p>
      <text:p text:style-name="P5"><text:soft-page-break/><text:tab/>do</text:p>
      <text:p text:style-name="P5"><text:tab/> <text:s/>num=`expr $num \* $1`</text:p>
      <text:p text:style-name="P5"><text:tab/>done</text:p>
      <text:p text:style-name="P5"><text:tab/>echo $num</text:p>
      <text:p text:style-name="P5"><text:tab/></text:p>
      <text:p text:style-name="P5"><text:tab/>[orcl:~]$ sh power.sh 2 3</text:p>
      <text:p text:style-name="P5"><text:tab/>8</text:p>
      <text:p text:style-name="P5"><text:tab/><text:tab/>※ 디버깅 하고 싶을때는 ? (-x)</text:p>
      <text:p text:style-name="P5"><text:tab/><text:tab/><text:tab/>[orcl:~]$ sh -x power.sh 3 4</text:p>
      <text:p text:style-name="P5"><text:tab/><text:tab/><text:tab/>+ num=1</text:p>
      <text:p text:style-name="P5"><text:tab/><text:tab/><text:tab/>++ eval echo '{1..4}'</text:p>
      <text:p text:style-name="P5"><text:tab/><text:tab/><text:tab/>+++ echo 1 2 3 4</text:p>
      <text:p text:style-name="P5"><text:tab/><text:tab/><text:tab/>+ for i in '`eval echo {1..$2}`'</text:p>
      <text:p text:style-name="P5"><text:tab/><text:tab/><text:tab/>++ expr 1 '*' 3</text:p>
      <text:p text:style-name="P5"><text:tab/><text:tab/><text:tab/>+ num=3</text:p>
      <text:p text:style-name="P5"><text:tab/><text:tab/><text:tab/>+ for i in '`eval echo {1..$2}`'</text:p>
      <text:p text:style-name="P5"><text:tab/><text:tab/><text:tab/>++ expr 3 '*' 3</text:p>
      <text:p text:style-name="P5"><text:tab/><text:tab/><text:tab/>+ num=9</text:p>
      <text:p text:style-name="P5"><text:tab/><text:tab/><text:tab/>+ for i in '`eval echo {1..$2}`'</text:p>
      <text:p text:style-name="P5"><text:tab/><text:tab/><text:tab/>++ expr 9 '*' 3</text:p>
      <text:p text:style-name="P5"><text:tab/><text:tab/><text:tab/>+ num=27</text:p>
      <text:p text:style-name="P5"><text:tab/><text:tab/><text:tab/>+ for i in '`eval echo {1..$2}`'</text:p>
      <text:p text:style-name="P5"><text:tab/><text:tab/><text:tab/>++ expr 27 '*' 3</text:p>
      <text:p text:style-name="P5"><text:tab/><text:tab/><text:tab/>+ num=81</text:p>
      <text:p text:style-name="P5"><text:tab/><text:tab/><text:tab/>+ echo 81</text:p>
      <text:p text:style-name="P5"><text:tab/><text:tab/><text:tab/>81</text:p>
      <text:p text:style-name="P5"/>
      <text:p text:style-name="P5"/>
      <text:p text:style-name="P5">문제 151. (알고리즘 문제) 최대 공약수를 출력하시오 !</text:p>
      <text:p text:style-name="P5"/>
      <text:p text:style-name="P5"><text:tab/>[orcl:~]$ vi gcd.sh</text:p>
      <text:p text:style-name="P5"><text:tab/>num1=$1</text:p>
      <text:p text:style-name="P5"><text:tab/>num2=$2</text:p>
      <text:p text:style-name="P5"><text:tab/>dummy=0</text:p>
      <text:p text:style-name="P5"><text:tab/>i=1</text:p>
      <text:p text:style-name="P5"><text:tab/>while [ $i -eq 1 ]</text:p>
      <text:p text:style-name="P5"><text:tab/>do</text:p>
      <text:p text:style-name="P5"><text:tab/> <text:s/>if [ $num1 -lt $num2 ]; then</text:p>
      <text:p text:style-name="P5"><text:tab/> <text:s text:c="3"/>dummy=$num1</text:p>
      <text:p text:style-name="P5"><text:tab/> <text:s text:c="3"/>num1=$num2</text:p>
      <text:p text:style-name="P5"><text:tab/> <text:s text:c="3"/>num2=$dummy</text:p>
      <text:p text:style-name="P5"><text:tab/> <text:s/>fi</text:p>
      <text:p text:style-name="P5"><text:tab/> <text:s/>dummy=`expr $num1 % $num2`</text:p>
      <text:p text:style-name="P5"><text:tab/> <text:s/>num1=$num2</text:p>
      <text:p text:style-name="P5"><text:tab/> <text:s/>num2=$dummy</text:p>
      <text:p text:style-name="P5"><text:tab/> <text:s/>if [ $num2 -eq 0 ]; then</text:p>
      <text:p text:style-name="P5"><text:tab/> <text:s/>i=2</text:p>
      <text:p text:style-name="P5"><text:tab/> <text:s/>fi</text:p>
      <text:p text:style-name="P5"><text:tab/>done</text:p>
      <text:p text:style-name="P5"><text:tab/>echo $num1</text:p>
      <text:p text:style-name="P5"><text:tab/></text:p>
      <text:p text:style-name="P5"><text:tab/>[orcl:~]$ sh gcd.sh 16 24</text:p>
      <text:p text:style-name="P5"><text:tab/>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문제 152. 직업을 중복제거 해서 출력하시오 !</text:p>
      <text:p text:style-name="P5"/>
      <text:p text:style-name="P5"><text:tab/>[orcl:~]$ awk '{print $3}' emp.txt | sort | uniq</text:p>
      <text:p text:style-name="P5"><text:tab/>ANALYST</text:p>
      <text:p text:style-name="P5"><text:tab/>CLERK</text:p>
      <text:p text:style-name="P5"><text:tab/>MANAGER</text:p>
      <text:p text:style-name="P5"><text:tab/>PRESIDENT</text:p>
      <text:p text:style-name="P5"><text:tab/>SALESMAN</text:p>
      <text:p text:style-name="P5"/>
      <text:p text:style-name="P5"/>
      <text:p text:style-name="P5"/>
      <text:p text:style-name="P5">문제 153. 위의 결과를 변수에 담아서 for loop 문으로 변수의 내용을 출력하시오 !</text:p>
      <text:p text:style-name="P5"/>
      <text:p text:style-name="P5"><text:tab/>[orcl:~]$ vi a.sh</text:p>
      <text:p text:style-name="P5"><text:tab/>job=`awk '{print $3}' emp.txt | sort | uniq`</text:p>
      <text:p text:style-name="P5"><text:tab/></text:p>
      <text:p text:style-name="P5"><text:tab/>for i in $job</text:p>
      <text:p text:style-name="P5"><text:tab/>do</text:p>
      <text:p text:style-name="P5"><text:tab/> <text:s text:c="3"/>echo $i</text:p>
      <text:p text:style-name="P5"><text:tab/>done</text:p>
      <text:p text:style-name="P5"><text:tab/></text:p>
      <text:p text:style-name="P5"><text:tab/>[orcl:~]$ sh a.sh</text:p>
      <text:p text:style-name="P5"><text:tab/>ANALYST</text:p>
      <text:p text:style-name="P5"><text:tab/>CLERK</text:p>
      <text:p text:style-name="P5"><text:tab/>MANAGER</text:p>
      <text:p text:style-name="P5"><text:tab/>PRESIDENT</text:p>
      <text:p text:style-name="P5"><text:tab/>SALESMAN</text:p>
      <text:p text:style-name="P5"/>
      <text:p text:style-name="P5"/>
      <text:p text:style-name="P5">문제 154. 직업이 SALESMAN 인 사원들의 토탈월급을 출력하시오 !</text:p>
      <text:p text:style-name="P5"/>
      <text:p text:style-name="P5"><text:tab/>[orcl:~]$ grep -i 'salesman' emp.txt | awk '{print $6}' | awk '{sum = sum+$1} END {print sum}'</text:p>
      <text:p text:style-name="P5"><text:tab/>5600</text:p>
      <text:p text:style-name="P5"/>
      <text:p text:style-name="P5"/>
      <text:p text:style-name="P5"/>
      <text:p text:style-name="P5">문제 155. 문제 153번과 문제 154번 코드를 조합해서 아래의 결과를 출력하시오 !</text:p>
      <text:p text:style-name="P5"/>
      <text:p text:style-name="P5"><text:tab/>[orcl:~]$ vi a.sh</text:p>
      <text:p text:style-name="P5"><text:tab/>job=`awk '{print $3}' emp.txt | sort | uniq`</text:p>
      <text:p text:style-name="P5"><text:tab/></text:p>
      <text:p text:style-name="P5"><text:tab/>for i in $job</text:p>
      <text:p text:style-name="P5"><text:tab/>do</text:p>
      <text:p text:style-name="P5"><text:tab/> <text:s text:c="3"/>echo $i `grep -i $i emp.txt | awk '{print $6}' | awk '{sum = sum+$1} END {print sum}'`</text:p>
      <text:p text:style-name="P5"><text:tab/>done</text:p>
      <text:p text:style-name="P5"><text:tab/></text:p>
      <text:p text:style-name="P5"><text:tab/>[orcl:~]$ sh a.sh</text:p>
      <text:p text:style-name="P5"><text:tab/>ANALYST 6000</text:p>
      <text:p text:style-name="P5"><text:tab/>CLERK 4150</text:p>
      <text:p text:style-name="P5"><text:tab/>MANAGER 8275</text:p>
      <text:p text:style-name="P5"><text:tab/>PRESIDENT 5000</text:p>
      <text:p text:style-name="P5"><text:tab/>SALESMAN 5600</text:p>
      <text:p text:style-name="P5"/>
      <text:p text:style-name="P5"/>
      <text:p text:style-name="P5"/>
      <text:p text:style-name="P5">문제 156. 부서번호, 부서번호별 평균 월급을 출력하시오 !</text:p>
      <text:p text:style-name="P5"/>
      <text:p text:style-name="P5"><text:tab/>[orcl:~]$ vi a.sh</text:p>
      <text:p text:style-name="P5"><text:tab/>deptno=`awk '{print $8}' emp.txt | sort | uniq`</text:p>
      <text:p text:style-name="P5"><text:tab/></text:p>
      <text:p text:style-name="P5"><text:soft-page-break/><text:tab/>for i in $deptno</text:p>
      <text:p text:style-name="P5"><text:tab/>do</text:p>
      <text:p text:style-name="P5"><text:tab/> <text:s text:c="3"/>sumsal=`grep -i $i emp.txt | awk '{print $6}' | awk '{sum = sum+$1} END {print sum}'`</text:p>
      <text:p text:style-name="P5"><text:tab/> <text:s text:c="3"/>cnt=`grep $i emp.txt | wc -l`</text:p>
      <text:p text:style-name="P5"><text:tab/> <text:s text:c="3"/>avgsal=`expr $sumsal / $cnt`</text:p>
      <text:p text:style-name="P5"><text:tab/> <text:s text:c="3"/>echo $i $avgsal</text:p>
      <text:p text:style-name="P5"><text:tab/>done</text:p>
      <text:p text:style-name="P5"><text:tab/></text:p>
      <text:p text:style-name="P5"><text:tab/>[orcl:~]$ sh a.sh</text:p>
      <text:p text:style-name="P5"><text:tab/>10 3700</text:p>
      <text:p text:style-name="P5"><text:tab/>20 2175</text:p>
      <text:p text:style-name="P5"><text:tab/>30 2783</text:p>
      <text:p text:style-name="P5"/>
      <text:p text:style-name="P5"/>
      <text:p text:style-name="P5"/>
      <text:p text:style-name="P5">문제 15<text:bookmark text:name="문제 157"/>7. 구구단 2단을 출력하시오 ! (while loop문으로)</text:p>
      <text:p text:style-name="P5"/>
      <text:p text:style-name="P5"><text:tab/>[orcl:~]$ vi a.sh</text:p>
      <text:p text:style-name="P5"><text:tab/>#!/bin/bash</text:p>
      <text:p text:style-name="P5"><text:tab/></text:p>
      <text:p text:style-name="P5"><text:tab/>i=1</text:p>
      <text:p text:style-name="P5"><text:tab/>while [ $i -le 9 ]</text:p>
      <text:p text:style-name="P5"><text:tab/>do</text:p>
      <text:p text:style-name="P5"><text:tab/> <text:s text:c="3"/>gop=`expr $i \* 2`</text:p>
      <text:p text:style-name="P5"><text:tab/> <text:s text:c="3"/>echo "2 x $i = $gop"</text:p>
      <text:p text:style-name="P5"><text:tab/> <text:s text:c="3"/>i=`expr $i + 1`</text:p>
      <text:p text:style-name="P5"><text:tab/>done</text:p>
      <text:p text:style-name="P5"><text:tab/></text:p>
      <text:p text:style-name="P5"><text:tab/>[orcl:~]$ sh a.sh</text:p>
      <text:p text:style-name="P5"><text:tab/>2 x 1 = 2</text:p>
      <text:p text:style-name="P5"><text:tab/>2 x 2 = 4</text:p>
      <text:p text:style-name="P5"><text:tab/>2 x 3 = 6</text:p>
      <text:p text:style-name="P5"><text:tab/>2 x 4 = 8</text:p>
      <text:p text:style-name="P5"><text:tab/>2 x 5 = 10</text:p>
      <text:p text:style-name="P5"><text:tab/>2 x 6 = 12</text:p>
      <text:p text:style-name="P5"><text:tab/>2 x 7 = 14</text:p>
      <text:p text:style-name="P5"><text:tab/>2 x 8 = 16</text:p>
      <text:p text:style-name="P5"><text:tab/>2 x 9 = 18</text:p>
      <text:p text:style-name="P5"/>
      <text:p text:style-name="P5"/>
      <text:p text:style-name="P5"/>
      <text:p text:style-name="P5">문제 158. (while loop문의 중첩)</text:p>
      <text:p text:style-name="P5"><text:tab/> <text:s/>구구단을 2단부터 9단까지 출력하시오 !</text:p>
      <text:p text:style-name="P5"/>
      <text:p text:style-name="P5"><text:tab/>[orcl:~]$ vi a.sh</text:p>
      <text:p text:style-name="P5"><text:tab/>#!/bin/bash</text:p>
      <text:p text:style-name="P5"><text:tab/></text:p>
      <text:p text:style-name="P5"><text:tab/>i=1</text:p>
      <text:p text:style-name="P5"><text:tab/>j=2</text:p>
      <text:p text:style-name="P5"><text:tab/>while [ $j -le 9 ]</text:p>
      <text:p text:style-name="P5"><text:tab/>do</text:p>
      <text:p text:style-name="P5"><text:tab/> <text:s text:c="3"/>while [ $i -le 9 ]</text:p>
      <text:p text:style-name="P5"><text:tab/> <text:s text:c="3"/>do</text:p>
      <text:p text:style-name="P5"><text:tab/> <text:s text:c="7"/>gop=`expr $i \* $j`</text:p>
      <text:p text:style-name="P5"><text:tab/> <text:s text:c="7"/>echo "$j x $i = $gop"</text:p>
      <text:p text:style-name="P5"><text:tab/> <text:s text:c="7"/>i=`expr $i + 1`</text:p>
      <text:p text:style-name="P5"><text:tab/> <text:s text:c="3"/>done</text:p>
      <text:p text:style-name="P5"><text:tab/> <text:s text:c="3"/>echo "----------------"</text:p>
      <text:p text:style-name="P5"><text:tab/> <text:s text:c="3"/>i=1</text:p>
      <text:p text:style-name="P5"><text:tab/> <text:s text:c="3"/>j=`expr $j + 1`</text:p>
      <text:p text:style-name="P5"><text:soft-page-break/><text:tab/>done</text:p>
      <text:p text:style-name="P5"><text:tab/><text:tab/></text:p>
      <text:p text:style-name="P5"><text:tab/>[orcl:~]$ sh a.sh</text:p>
      <text:p text:style-name="P5"><text:tab/>2 x 1 = 2<text:tab/></text:p>
      <text:p text:style-name="P5"><text:tab/>2 x 2 = 4</text:p>
      <text:p text:style-name="P5"><text:tab/>2 x 3 = 6</text:p>
      <text:p text:style-name="P5"><text:tab/><text:tab/>:</text:p>
      <text:p text:style-name="P5"><text:tab/><text:tab/>:</text:p>
      <text:p text:style-name="P5"><text:tab/>----------------</text:p>
      <text:p text:style-name="P5"><text:tab/><text:tab/>:</text:p>
      <text:p text:style-name="P5"><text:tab/><text:tab/>:</text:p>
      <text:p text:style-name="P5"><text:tab/>9 x 7 = 63</text:p>
      <text:p text:style-name="P5"><text:tab/>9 x 8 = 72</text:p>
      <text:p text:style-name="P5"><text:tab/>9 x 9 = 81</text:p>
      <text:p text:style-name="P5"/>
      <text:p text:style-name="P5"/>
      <text:p text:style-name="P5">문제 159. 아래와 같이 ★를 while loop 문으로 구현하시오 !</text:p>
      <text:p text:style-name="P5"/>
      <text:p text:style-name="P5"><text:tab/>[orcl:~]$ vi star.sh</text:p>
      <text:p text:style-name="P5"><text:tab/>#!/bin/bash</text:p>
      <text:p text:style-name="P5"><text:tab/></text:p>
      <text:p text:style-name="P5"><text:tab/>echo -n "input number : "</text:p>
      <text:p text:style-name="P5"><text:tab/>read num</text:p>
      <text:p text:style-name="P5"><text:tab/>star=""</text:p>
      <text:p text:style-name="P5"><text:tab/>i=1</text:p>
      <text:p text:style-name="P5"><text:tab/>while [ $i -le $num ]</text:p>
      <text:p text:style-name="P5"><text:tab/>do<text:tab/></text:p>
      <text:p text:style-name="P5"><text:tab/> <text:s text:c="3"/>j=1</text:p>
      <text:p text:style-name="P5"><text:tab/> <text:s text:c="3"/>while [ $j -le $i ]</text:p>
      <text:p text:style-name="P5"><text:tab/> <text:s text:c="3"/>do</text:p>
      <text:p text:style-name="P5"><text:tab/> <text:s text:c="7"/>star="$star▒~X~E"</text:p>
      <text:p text:style-name="P5"><text:tab/> <text:s text:c="7"/>j=`expr $j + 1`</text:p>
      <text:p text:style-name="P5"><text:tab/> <text:s text:c="7"/>done</text:p>
      <text:p text:style-name="P5"><text:tab/> <text:s text:c="3"/>echo $star</text:p>
      <text:p text:style-name="P5"><text:tab/> <text:s text:c="3"/>star=""</text:p>
      <text:p text:style-name="P5"><text:tab/> <text:s text:c="3"/>i=`expr $i + 1`</text:p>
      <text:p text:style-name="P5"><text:tab/>done<text:tab/></text:p>
      <text:p text:style-name="P5"><text:tab/></text:p>
      <text:p text:style-name="P5"><text:tab/>[orcl:~]$ sh star.sh</text:p>
      <text:p text:style-name="P5"><text:tab/>input number : 5</text:p>
      <text:p text:style-name="P5"><text:tab/>★</text:p>
      <text:p text:style-name="P5"><text:tab/>★★</text:p>
      <text:p text:style-name="P5"><text:tab/>★★★</text:p>
      <text:p text:style-name="P5"><text:tab/>★★★★</text:p>
      <text:p text:style-name="P5"><text:tab/>★★★★★</text:p>
      <text:p text:style-name="P5"/>
      <text:p text:style-name="P5"/>
      <text:p text:style-name="P5"/>
      <text:p text:style-name="P5">문제 160. 아래의 power함수를 while loop문으로 구현하시오 !</text:p>
      <text:p text:style-name="P5"/>
      <text:p text:style-name="P5"><text:tab/>SQL&gt; select power(2, 3) from dual;</text:p>
      <text:p text:style-name="P5"><text:tab/>8</text:p>
      <text:p text:style-name="P5"/>
      <text:p text:style-name="P5"><text:tab/>[orcl:~]$ vi power.sh</text:p>
      <text:p text:style-name="P5"><text:tab/>#!/bin/bash</text:p>
      <text:p text:style-name="P5"><text:tab/></text:p>
      <text:p text:style-name="P5"><text:tab/>num=1</text:p>
      <text:p text:style-name="P5"><text:tab/>i=1</text:p>
      <text:p text:style-name="P5"><text:tab/>while [ $i -le $2 ]</text:p>
      <text:p text:style-name="P5"><text:tab/>do</text:p>
      <text:p text:style-name="P5"><text:soft-page-break/><text:tab/> <text:s text:c="3"/>num=`expr $num \* $1`</text:p>
      <text:p text:style-name="P5"><text:tab/> <text:s text:c="3"/>i=`expr $i + 1`</text:p>
      <text:p text:style-name="P5"><text:tab/>done</text:p>
      <text:p text:style-name="P5"><text:tab/>echo $num</text:p>
      <text:p text:style-name="P5"><text:tab/></text:p>
      <text:p text:style-name="P5"><text:tab/>[orcl:~]$ sh power.sh 2 3</text:p>
      <text:p text:style-name="P5"><text:tab/>8</text:p>
      <text:p text:style-name="P5"/>
      <text:p text:style-name="P5"/>
      <text:p text:style-name="P5"/>
      <text:p text:style-name="P5">문제 161. while loop문으로 factorial을 구현하시오 !</text:p>
      <text:p text:style-name="P5"/>
      <text:p text:style-name="P5"><text:tab/>[orcl:~]$ vi factorial.sh</text:p>
      <text:p text:style-name="P5"><text:tab/>#!/bin/bash</text:p>
      <text:p text:style-name="P5"><text:tab/></text:p>
      <text:p text:style-name="P5"><text:tab/>num=1</text:p>
      <text:p text:style-name="P5"><text:tab/>i=1</text:p>
      <text:p text:style-name="P5"><text:tab/>while [ $i -le $1 ]</text:p>
      <text:p text:style-name="P5"><text:tab/>do</text:p>
      <text:p text:style-name="P5"><text:tab/> <text:s text:c="3"/>num=`expr $num \* $i`</text:p>
      <text:p text:style-name="P5"><text:tab/> <text:s text:c="3"/>i=`expr $i + 1`</text:p>
      <text:p text:style-name="P5"><text:tab/>done</text:p>
      <text:p text:style-name="P5"><text:tab/>echo $num</text:p>
      <text:p text:style-name="P5"><text:tab/></text:p>
      <text:p text:style-name="P5"><text:tab/>[orcl:~]$ sh factorial.sh 5</text:p>
      <text:p text:style-name="P5"><text:tab/>120</text:p>
      <text:p text:style-name="P5"/>
      <text:p text:style-name="P5"/>
      <text:p text:style-name="P5">문제 162. log 함수를 while loop문으로 구현하시오 !</text:p>
      <text:p text:style-name="P5"/>
      <text:p text:style-name="P5"><text:tab/>[orcl:~]$ vi log.sh</text:p>
      <text:p text:style-name="P5"><text:tab/>#!/bin/bash</text:p>
      <text:p text:style-name="P5"><text:tab/></text:p>
      <text:p text:style-name="P5"><text:tab/>log_val=1</text:p>
      <text:p text:style-name="P5"><text:tab/>i=$1</text:p>
      <text:p text:style-name="P5"><text:tab/>while [ $i -lt $2 ]</text:p>
      <text:p text:style-name="P5"><text:tab/>do</text:p>
      <text:p text:style-name="P5"><text:tab/> <text:s text:c="3"/>i=`expr $i \* $1`</text:p>
      <text:p text:style-name="P5"><text:tab/> <text:s text:c="3"/>log_val=`expr $log_val + 1`</text:p>
      <text:p text:style-name="P5"><text:tab/>done</text:p>
      <text:p text:style-name="P5"><text:tab/>echo $log_val</text:p>
      <text:p text:style-name="P5"><text:tab/></text:p>
      <text:p text:style-name="P5"><text:tab/>[orcl:~]$ sh log.sh 2 16</text:p>
      <text:p text:style-name="P5"><text:tab/>4</text:p>
      <text:p text:style-name="P5"/>
      <text:p text:style-name="P5"/>
      <text:p text:style-name="P5"/>
      <text:p text:style-name="P5">문제 163. (점심시간 문제) 최대공약수를 while loop문으로 구현하시오 !</text:p>
      <text:p text:style-name="P5"/>
      <text:p text:style-name="P5"><text:tab/>[orcl:~]$ vi gcd.sh</text:p>
      <text:p text:style-name="P5"><text:tab/>num1=$1</text:p>
      <text:p text:style-name="P5"><text:tab/>num2=$2</text:p>
      <text:p text:style-name="P5"><text:tab/>dummy=0</text:p>
      <text:p text:style-name="P5"><text:tab/>i=1</text:p>
      <text:p text:style-name="P5"><text:tab/>while [ $i -eq 1 ]</text:p>
      <text:p text:style-name="P5"><text:tab/>do</text:p>
      <text:p text:style-name="P5"><text:tab/> <text:s text:c="3"/>if [ $num1 -lt $num2 ]; then</text:p>
      <text:p text:style-name="P5"><text:tab/> <text:s text:c="7"/>dummy=$num1</text:p>
      <text:p text:style-name="P5"><text:tab/> <text:s text:c="7"/>num1=$num2</text:p>
      <text:p text:style-name="P5"><text:tab/> <text:s text:c="7"/>num2=$dummy</text:p>
      <text:p text:style-name="P5"><text:soft-page-break/><text:tab/> <text:s text:c="3"/>fi</text:p>
      <text:p text:style-name="P5"><text:tab/></text:p>
      <text:p text:style-name="P5"><text:tab/> <text:s text:c="3"/>dummy=`expr $num1 % $num2`</text:p>
      <text:p text:style-name="P5"><text:tab/> <text:s text:c="3"/>num1=$num2</text:p>
      <text:p text:style-name="P5"><text:tab/> <text:s text:c="3"/>num2=$dummy</text:p>
      <text:p text:style-name="P5"><text:tab/> <text:s text:c="3"/>if [ $num2 -eq 0 ]; then</text:p>
      <text:p text:style-name="P5"><text:tab/> <text:s text:c="7"/>i=2</text:p>
      <text:p text:style-name="P5"><text:tab/> <text:s text:c="3"/>fi</text:p>
      <text:p text:style-name="P5"><text:tab/>done</text:p>
      <text:p text:style-name="P5"><text:tab/></text:p>
      <text:p text:style-name="P5"><text:tab/>echo $num1</text:p>
      <text:p text:style-name="P5"><text:tab/></text:p>
      <text:p text:style-name="P5"><text:tab/>[orcl:~]$ sh gcd.sh 24 16</text:p>
      <text:p text:style-name="P5"><text:tab/>8</text:p>
      <text:p text:style-name="P5"><text:tab/>[orcl:~]$ sh gcd.sh 52 16</text:p>
      <text:p text:style-name="P5"><text:tab/>4</text:p>
      <text:p text:style-name="P5"/>
      <text:p text:style-name="P5"/>
      <text:p text:style-name="P5"/>
      <text:p text:style-name="P5">문제 1<text:bookmark text:name="문제 164"/>64. 위의 스크립트를 수정해서 파일명을 물어보게 하고 파일이 존재하면 파일의 내용이 출력되게 하고 </text:p>
      <text:p text:style-name="P5"><text:tab/> <text:s/>파일이 없으면 "파일이 없습니다." 라는 메세지가 출력되게 하시오 !</text:p>
      <text:p text:style-name="P5"/>
      <text:p text:style-name="P5"><text:tab/>[orcl:~]$ vi a.sh</text:p>
      <text:p text:style-name="P5"><text:tab/>#!/bin/bash</text:p>
      <text:p text:style-name="P5"><text:tab/></text:p>
      <text:p text:style-name="P5"><text:tab/>echo "보고싶은 파일명을 입력하세요 ~ "</text:p>
      <text:p text:style-name="P5"><text:tab/>read file_name</text:p>
      <text:p text:style-name="P5"><text:tab/></text:p>
      <text:p text:style-name="P5"><text:tab/>fname=/home/oracle/$file_name</text:p>
      <text:p text:style-name="P5"><text:tab/>if [ -e $fname ]; then</text:p>
      <text:p text:style-name="P5"><text:tab/> <text:s text:c="3"/>cat $fname</text:p>
      <text:p text:style-name="P5"><text:tab/>else</text:p>
      <text:p text:style-name="P5"><text:tab/> <text:s text:c="3"/>echo "파일이 없습니다."</text:p>
      <text:p text:style-name="P5"><text:tab/>fi</text:p>
      <text:p text:style-name="P5"/>
      <text:p text:style-name="P5"><text:tab/>[orcl:~]$ sh a.sh</text:p>
      <text:p text:style-name="P5"><text:tab/>input file name :</text:p>
      <text:p text:style-name="P5"><text:tab/>dept.txt</text:p>
      <text:p text:style-name="P5"><text:tab/>10 ACCOUNTING <text:s text:c="4"/>NEWYORK</text:p>
      <text:p text:style-name="P5"><text:tab/>20 RESEARCH <text:s text:c="6"/>DALLAS</text:p>
      <text:p text:style-name="P5"><text:tab/>30 SALES <text:s text:c="9"/>CHICAGO</text:p>
      <text:p text:style-name="P5"><text:tab/>40 OPERATIONS <text:s text:c="4"/>BOSTON</text:p>
      <text:p text:style-name="P5"/>
      <text:p text:style-name="P5"/>
      <text:p text:style-name="P5">문제 165. emp.txt 에서 직업이 salesman인 사원들의 data만 가지고 salesman.txt 라는 파일을 생성하시오 !</text:p>
      <text:p text:style-name="P5"/>
      <text:p text:style-name="P5"><text:tab/>[orcl:~]$ grep -i 'salesman' emp.txt &gt;&gt; salesman.txt</text:p>
      <text:p text:style-name="P5"><text:tab/>[orcl:~]$ cat salesman.txt</text:p>
      <text:p text:style-name="P5"><text:tab/> 7654 MARTIN <text:s text:c="14"/>SALESMAN <text:s text:c="16"/>7698 81/09/10 <text:s text:c="6"/>1250 <text:s text:c="6"/>1400 <text:s text:c="8"/>30</text:p>
      <text:p text:style-name="P5"><text:tab/> 7499 ALLEN <text:s text:c="15"/>SALESMAN <text:s text:c="16"/>7698 81/02/11 <text:s text:c="6"/>1600 <text:s text:c="7"/>300 <text:s text:c="8"/>30</text:p>
      <text:p text:style-name="P5"><text:tab/> 7844 TURNER <text:s text:c="14"/>SALESMAN <text:s text:c="16"/>7698 81/08/21 <text:s text:c="6"/>1500 <text:s text:c="9"/>0 <text:s text:c="8"/>30</text:p>
      <text:p text:style-name="P5"><text:tab/> 7521 WARD <text:s text:c="16"/>SALESMAN <text:s text:c="16"/>7698 81/02/23 <text:s text:c="6"/>1250 <text:s text:c="7"/>500 <text:s text:c="8"/>30</text:p>
      <text:p text:style-name="P5"/>
      <text:p text:style-name="P5"/>
      <text:p text:style-name="P5"/>
      <text:p text:style-name="P5">문제 166. 위의 스크립트를 가지고 shell을 생성하는데 직업을 물어보게하고 직업을 입력하면 해당 직업의 </text:p>
      <text:p text:style-name="P5"><text:tab/> <text:s text:c="2"/>data를 가지고 txt파일이 만들어지게 하시오 !</text:p>
      <text:p text:style-name="P5"/>
      <text:p text:style-name="P5"><text:tab/>★라이나 생명에서 데이터 분석을 했던 데이터 분석 내용 </text:p>
      <text:p text:style-name="P5"><text:tab/><text:tab/>1. 하둡, 오라클, 리눅스 쉘에서 데이터를 필터링을 하고</text:p>
      <text:p text:style-name="P5"><text:soft-page-break/><text:tab/><text:tab/><text:tab/>예 : 라이나 생명 고객중 40대만 따로 분리해서 text파일을 생성</text:p>
      <text:p text:style-name="P5"><text:tab/><text:tab/>2. 40대의 데이터를 가지고 군집분석(k-means)<text:tab/><text:tab/>: R, 파이썬</text:p>
      <text:p text:style-name="P5"><text:tab/><text:tab/>3. 40대의 데이터를 가지고 연관분석(아프리오리 알고리즘)<text:tab/>: R, 파이썬</text:p>
      <text:p text:style-name="P5"><text:tab/><text:tab/></text:p>
      <text:p text:style-name="P5"/>
      <text:p text:style-name="P5"><text:tab/>[orcl:~]$ vi make_job.sh</text:p>
      <text:p text:style-name="P5"><text:tab/>#!/bin/bash</text:p>
      <text:p text:style-name="P5"><text:tab/></text:p>
      <text:p text:style-name="P5"><text:tab/>echo "직업을 입력하세요 ~ "</text:p>
      <text:p text:style-name="P5"><text:tab/>read job</text:p>
      <text:p text:style-name="P5"><text:tab/></text:p>
      <text:p text:style-name="P5"><text:tab/>grep -i $job emp.txt &gt;&gt; $job.txt</text:p>
      <text:p text:style-name="P5"><text:tab/>cat $job.txt</text:p>
      <text:p text:style-name="P5"><text:tab/></text:p>
      <text:p text:style-name="P5"><text:tab/>[orcl:~]$ sh make_job.sh</text:p>
      <text:p text:style-name="P5"><text:tab/> 7902 FORD <text:s text:c="16"/>ANALYST <text:s text:c="17"/>7566 81/12/11 <text:s text:c="6"/>3000 <text:s text:c="9"/>0 <text:s text:c="8"/>20</text:p>
      <text:p text:style-name="P5"><text:tab/> 7788 SCOTT <text:s text:c="15"/>ANALYST <text:s text:c="17"/>7566 82/12/22 <text:s text:c="6"/>3000 <text:s text:c="9"/>0 <text:s text:c="8"/>20</text:p>
      <text:p text:style-name="P5"/>
      <text:p text:style-name="P5"/>
      <text:p text:style-name="P5"/>
      <text:p text:style-name="P5"/>
      <text:p text:style-name="P5">문제 167. 문제 166번 코드를 수정해서 이미 생성된 직업.txt 가 존재한다면 해당 파일은 이미 있습니다.라는 </text:p>
      <text:p text:style-name="P5"><text:tab/> <text:s text:c="2"/>메세지가 출력되게 하고 없으면 직업.txt 가 생성되게 하시오 !</text:p>
      <text:p text:style-name="P5"/>
      <text:p text:style-name="P5"><text:tab/>[orcl:~]$ vi make_job.sh</text:p>
      <text:p text:style-name="P5"><text:tab/>#!/bin/bash</text:p>
      <text:p text:style-name="P5"><text:tab/></text:p>
      <text:p text:style-name="P5"><text:tab/>echo "직업을 입력하세요 ~ "</text:p>
      <text:p text:style-name="P5"><text:tab/>read job</text:p>
      <text:p text:style-name="P5"><text:tab/></text:p>
      <text:p text:style-name="P5"><text:tab/>if [ -e $job.txt ]; then</text:p>
      <text:p text:style-name="P5"><text:tab/> <text:s text:c="3"/>echo "해당 직업의 파일은 이미 있습니다."</text:p>
      <text:p text:style-name="P5"><text:tab/>else</text:p>
      <text:p text:style-name="P5"><text:tab/> <text:s text:c="3"/>grep -i $job emp.txt &gt;&gt; $job.txt</text:p>
      <text:p text:style-name="P5"><text:tab/> <text:s text:c="3"/>cat $job.txt</text:p>
      <text:p text:style-name="P5"><text:tab/>fi</text:p>
      <text:p text:style-name="P5"><text:tab/></text:p>
      <text:p text:style-name="P5"><text:tab/>[orcl:~]$ sh make_job.sh</text:p>
      <text:p text:style-name="P5"><text:tab/>직업을 입력하세요 ~</text:p>
      <text:p text:style-name="P5"><text:tab/>analyst</text:p>
      <text:p text:style-name="P5"><text:tab/>해당 직업의 파일은 이미 있습니다.</text:p>
      <text:p text:style-name="P5"/>
      <text:p text:style-name="P5"/>
      <text:p text:style-name="P5"/>
      <text:p text:style-name="P5">문제 168. 위의 문제처럼 직업을 일일이 물어보지 않아도 그냥 알아서 모든 직업에 대한 파일이 아래와 같이 생성</text:p>
      <text:p text:style-name="P5"><text:tab/> <text:s text:c="2"/>되게끔 쉘 스크립트를 작성하시오 !</text:p>
      <text:p text:style-name="P5"><text:tab/>[orcl:~]$ vi make_job.sh</text:p>
      <text:p text:style-name="P5"><text:tab/>#!/bin/bash</text:p>
      <text:p text:style-name="P5"><text:tab/></text:p>
      <text:p text:style-name="P5"><text:tab/>for i in `awk '{print $3}' emp.txt | sort | uniq`</text:p>
      <text:p text:style-name="P5"><text:tab/>do</text:p>
      <text:p text:style-name="P5"><text:tab/> <text:s text:c="3"/>if [ -e $i.txt ]; then</text:p>
      <text:p text:style-name="P5"><text:tab/> <text:s text:c="7"/>echo "해당직업의 파일은 이미 있습니다."</text:p>
      <text:p text:style-name="P5"><text:tab/> <text:s text:c="3"/>else</text:p>
      <text:p text:style-name="P5"><text:tab/> <text:s text:c="7"/>grep -i $i emp.txt &gt;&gt; $i.txt</text:p>
      <text:p text:style-name="P5"><text:tab/> <text:s text:c="7"/>cat $i.txt</text:p>
      <text:p text:style-name="P5"><text:tab/> <text:s text:c="7"/>echo "$i 파일이 생성되었습니다."</text:p>
      <text:p text:style-name="P5"><text:tab/> <text:s text:c="3"/>fi</text:p>
      <text:p text:style-name="P5"><text:tab/>done</text:p>
      <text:p text:style-name="P5"><text:tab/></text:p>
      <text:p text:style-name="P5"><text:soft-page-break/><text:tab/>[orcl:~]$ sh make_job.sh</text:p>
      <text:p text:style-name="P5"><text:tab/> 7902 FORD <text:s text:c="16"/>ANALYST <text:s text:c="17"/>7566 81/12/11 <text:s text:c="6"/>3000 <text:s text:c="9"/>0 <text:s text:c="8"/>20</text:p>
      <text:p text:style-name="P5"><text:tab/> 7788 SCOTT <text:s text:c="15"/>ANALYST <text:s text:c="17"/>7566 82/12/22 <text:s text:c="6"/>3000 <text:s text:c="9"/>0 <text:s text:c="8"/>20</text:p>
      <text:p text:style-name="P5"><text:tab/>ANALYST 파일이 생성 되었습니다.</text:p>
      <text:p text:style-name="P5"><text:tab/> 7900 JAMES <text:s text:c="15"/>CLERK <text:s text:c="19"/>7698 81/12/11 <text:s text:c="7"/>950 <text:s text:c="9"/>0 <text:s text:c="8"/>30</text:p>
      <text:p text:style-name="P5"><text:tab/> 7369 SMITH <text:s text:c="15"/>CLERK <text:s text:c="19"/>7902 80/12/09 <text:s text:c="7"/>800 <text:s text:c="9"/>0 <text:s text:c="8"/>20</text:p>
      <text:p text:style-name="P5"><text:tab/> 7876 ADAMS <text:s text:c="15"/>CLERK <text:s text:c="19"/>7788 83/01/15 <text:s text:c="6"/>1100 <text:s text:c="9"/>0 <text:s text:c="8"/>20</text:p>
      <text:p text:style-name="P5"><text:tab/> 7934 MILLER <text:s text:c="14"/>CLERK <text:s text:c="19"/>7782 82/01/11 <text:s text:c="6"/>1300 <text:s text:c="9"/>0 <text:s text:c="8"/>10</text:p>
      <text:p text:style-name="P5"><text:tab/>CLERK 파일이 생성 되었습니다.</text:p>
      <text:p text:style-name="P5"><text:tab/> 7698 BLAKE <text:s text:c="15"/>MANAGER <text:s text:c="17"/>7839 81/05/01 <text:s text:c="6"/>2850 <text:s text:c="9"/>0 <text:s text:c="8"/>30</text:p>
      <text:p text:style-name="P5"><text:tab/> 7782 CLARK <text:s text:c="15"/>MANAGER <text:s text:c="17"/>7839 81/05/09 <text:s text:c="6"/>2450 <text:s text:c="9"/>0 <text:s text:c="8"/>10</text:p>
      <text:p text:style-name="P5"><text:tab/> 7566 JONES <text:s text:c="15"/>MANAGER <text:s text:c="17"/>7839 81/04/01 <text:s text:c="6"/>2975 <text:s text:c="9"/>0 <text:s text:c="8"/>20</text:p>
      <text:p text:style-name="P5"><text:tab/>MANAGER 파일이 생성 되었습니다.</text:p>
      <text:p text:style-name="P5"><text:tab/> 7839 KING <text:s text:c="16"/>PRESIDENT <text:s text:c="18"/>0 81/11/17 <text:s text:c="6"/>5000 <text:s text:c="9"/>0 <text:s text:c="8"/>10</text:p>
      <text:p text:style-name="P5"><text:tab/>PRESIDENT 파일이 생성 되었습니다.</text:p>
      <text:p text:style-name="P5"><text:tab/> 7654 MARTIN <text:s text:c="14"/>SALESMAN <text:s text:c="16"/>7698 81/09/10 <text:s text:c="6"/>1250 <text:s text:c="6"/>1400 <text:s text:c="8"/>30</text:p>
      <text:p text:style-name="P5"><text:tab/> 7499 ALLEN <text:s text:c="15"/>SALESMAN <text:s text:c="16"/>7698 81/02/11 <text:s text:c="6"/>1600 <text:s text:c="7"/>300 <text:s text:c="8"/>30</text:p>
      <text:p text:style-name="P5"><text:tab/> 7844 TURNER <text:s text:c="14"/>SALESMAN <text:s text:c="16"/>7698 81/08/21 <text:s text:c="6"/>1500 <text:s text:c="9"/>0 <text:s text:c="8"/>30</text:p>
      <text:p text:style-name="P5"><text:tab/> 7521 WARD <text:s text:c="16"/>SALESMAN <text:s text:c="16"/>7698 81/02/23 <text:s text:c="6"/>1250 <text:s text:c="7"/>500 <text:s text:c="8"/>30</text:p>
      <text:p text:style-name="P5"><text:tab/>SALESMAN 파일이 생성 되었습니다.</text:p>
      <text:p text:style-name="P5"/>
      <text:p text:style-name="P5"/>
      <text:p text:style-name="P5"/>
      <text:p text:style-name="P5">문제 169. 위의 스크립트를 활용해서 부서번호별로 emp.txt가 쪼개지게끔 스크립트를 작성하시오 !</text:p>
      <text:p text:style-name="P5"/>
      <text:p text:style-name="P5"><text:tab/>[orcl:~]$ vi make_deptno.sh</text:p>
      <text:p text:style-name="P5"><text:tab/>#!/bin/bash</text:p>
      <text:p text:style-name="P5"><text:tab/></text:p>
      <text:p text:style-name="P5"><text:tab/>for i in `awk '{print $8}' emp.txt | sort | uniq`</text:p>
      <text:p text:style-name="P5"><text:tab/>do</text:p>
      <text:p text:style-name="P5"><text:tab/> <text:s text:c="3"/>if [ -e $i.txt ]; then</text:p>
      <text:p text:style-name="P5"><text:tab/> <text:s text:c="7"/>echo "해당 부서번호의 파일은 이미 있습니다."</text:p>
      <text:p text:style-name="P5"><text:tab/> <text:s text:c="3"/>else</text:p>
      <text:p text:style-name="P5"><text:tab/> <text:s text:c="7"/>awk '$8=='$i emp.txt &gt;&gt; $i.txt</text:p>
      <text:p text:style-name="P5"><text:tab/> <text:s text:c="7"/>cat $i.txt</text:p>
      <text:p text:style-name="P5"><text:tab/> <text:s text:c="7"/>echo "$i 파일이 생성되었습니다."</text:p>
      <text:p text:style-name="P5"><text:tab/> <text:s text:c="3"/>fi</text:p>
      <text:p text:style-name="P5"><text:tab/>done</text:p>
      <text:p text:style-name="P5"><text:tab/></text:p>
      <text:p text:style-name="P5"><text:tab/>[orcl:~]$ sh make_deptno.sh</text:p>
      <text:p text:style-name="P5"><text:tab/> 7839 KING <text:s text:c="16"/>PRESIDENT <text:s text:c="18"/>0 81/11/17 <text:s text:c="6"/>5000 <text:s text:c="9"/>0 <text:s text:c="8"/>10</text:p>
      <text:p text:style-name="P5"><text:tab/> 7782 CLARK <text:s text:c="15"/>MANAGER <text:s text:c="17"/>7839 81/05/09 <text:s text:c="6"/>2450 <text:s text:c="9"/>0 <text:s text:c="8"/>10</text:p>
      <text:p text:style-name="P5"><text:tab/> 7934 MILLER <text:s text:c="14"/>CLERK <text:s text:c="19"/>7782 82/01/11 <text:s text:c="6"/>1300 <text:s text:c="9"/>0 <text:s text:c="8"/>10</text:p>
      <text:p text:style-name="P5"><text:tab/>10 파일이 생성되었습니다.</text:p>
      <text:p text:style-name="P5"><text:tab/> 7566 JONES <text:s text:c="15"/>MANAGER <text:s text:c="17"/>7839 81/04/01 <text:s text:c="6"/>2975 <text:s text:c="9"/>0 <text:s text:c="8"/>20</text:p>
      <text:p text:style-name="P5"><text:tab/> 7902 FORD <text:s text:c="16"/>ANALYST <text:s text:c="17"/>7566 81/12/11 <text:s text:c="6"/>3000 <text:s text:c="9"/>0 <text:s text:c="8"/>20</text:p>
      <text:p text:style-name="P5"><text:tab/> 7369 SMITH <text:s text:c="15"/>CLERK <text:s text:c="19"/>7902 80/12/09 <text:s text:c="7"/>800 <text:s text:c="9"/>0 <text:s text:c="8"/>20</text:p>
      <text:p text:style-name="P5"><text:tab/> 7788 SCOTT <text:s text:c="15"/>ANALYST <text:s text:c="17"/>7566 82/12/22 <text:s text:c="6"/>3000 <text:s text:c="9"/>0 <text:s text:c="8"/>20</text:p>
      <text:p text:style-name="P5"><text:tab/> 7876 ADAMS <text:s text:c="15"/>CLERK <text:s text:c="19"/>7788 83/01/15 <text:s text:c="6"/>1100 <text:s text:c="9"/>0 <text:s text:c="8"/>20</text:p>
      <text:p text:style-name="P5"><text:tab/>20 파일이 생성되었습니다.</text:p>
      <text:p text:style-name="P5"><text:tab/> 7698 BLAKE <text:s text:c="15"/>MANAGER <text:s text:c="17"/>7839 81/05/01 <text:s text:c="6"/>2850 <text:s text:c="9"/>0 <text:s text:c="8"/>30</text:p>
      <text:p text:style-name="P5"><text:tab/> 7654 MARTIN <text:s text:c="14"/>SALESMAN <text:s text:c="16"/>7698 81/09/10 <text:s text:c="6"/>1250 <text:s text:c="6"/>1400 <text:s text:c="8"/>30</text:p>
      <text:p text:style-name="P5"><text:tab/> 7499 ALLEN <text:s text:c="15"/>SALESMAN <text:s text:c="16"/>7698 81/02/11 <text:s text:c="6"/>1600 <text:s text:c="7"/>300 <text:s text:c="8"/>30</text:p>
      <text:p text:style-name="P5"><text:tab/> 7844 TURNER <text:s text:c="14"/>SALESMAN <text:s text:c="16"/>7698 81/08/21 <text:s text:c="6"/>1500 <text:s text:c="9"/>0 <text:s text:c="8"/>30</text:p>
      <text:p text:style-name="P5"><text:tab/> 7900 JAMES <text:s text:c="15"/>CLERK <text:s text:c="19"/>7698 81/12/11 <text:s text:c="7"/>950 <text:s text:c="9"/>0 <text:s text:c="8"/>30</text:p>
      <text:p text:style-name="P5"><text:tab/> 7521 WARD <text:s text:c="16"/>SALESMAN <text:s text:c="16"/>7698 81/02/23 <text:s text:c="6"/>1250 <text:s text:c="7"/>500 <text:s text:c="8"/>30</text:p>
      <text:p text:style-name="P5"><text:tab/>30 파일이 생성되었습니다.</text:p>
      <text:p text:style-name="P5"/>
      <text:p text:style-name="P5"/>
      <text:p text:style-name="P5"/>
      <text:p text:style-name="P5"><text:soft-page-break/>문제 17<text:bookmark text:name="문제 170"/>0. 직업과 직업별 토탈월급을 출력하는데 직업별 토탈월급이 큰 것부터 출력하시오 !</text:p>
      <text:p text:style-name="P5"/>
      <text:p text:style-name="P5"><text:tab/>SQL&gt; select job, sum(sal)</text:p>
      <text:p text:style-name="P5"><text:tab/> <text:s/>2 <text:s text:c="3"/>from emp</text:p>
      <text:p text:style-name="P5"><text:tab/> <text:s/>3 <text:s text:c="3"/>group by job</text:p>
      <text:p text:style-name="P5"><text:tab/> <text:s/>4 <text:s text:c="3"/>order by sum(sal) desc;</text:p>
      <text:p text:style-name="P5"><text:tab/></text:p>
      <text:p text:style-name="P5"><text:tab/>JOB <text:s text:c="8"/>SUM(SAL)</text:p>
      <text:p text:style-name="P5"><text:tab/>--------- ----------</text:p>
      <text:p text:style-name="P5"><text:tab/>MANAGER <text:s text:c="8"/>8275</text:p>
      <text:p text:style-name="P5"><text:tab/>ANALYST <text:s text:c="8"/>6000</text:p>
      <text:p text:style-name="P5"><text:tab/>SALESMAN <text:s text:c="7"/>5600</text:p>
      <text:p text:style-name="P5"><text:tab/>PRESIDENT <text:s text:c="6"/>5000</text:p>
      <text:p text:style-name="P5"><text:tab/>CLERK <text:s text:c="10"/>4150</text:p>
      <text:p text:style-name="P5"/>
      <text:p text:style-name="P5"><text:tab/><text:tab/>※ 만약 쿼리가 틀려서 수정해야 한다면 ?</text:p>
      <text:p text:style-name="P5"><text:tab/><text:tab/><text:tab/>ed 명령어로 수정해야 하는데 리눅스에서는 vi 편집기가 열리도록 설정해야 한다.</text:p>
      <text:p text:style-name="P5"/>
      <text:p text:style-name="P5"/>
      <text:p text:style-name="P5"/>
      <text:p text:style-name="P5">문제 1<text:bookmark text:name="문제 171"/>71. 테이블명을 물어보게하고 타이블명을 입력하면 해당 테이블의 데이터를 csv파일로 생성하는 </text:p>
      <text:p text:style-name="P5"><text:tab/> <text:s text:c="2"/>쉘스크립트를 작성하시오 !</text:p>
      <text:p text:style-name="P5"/>
      <text:p text:style-name="P5"><text:tab/>[orcl:~]$ vi make_csv.sh</text:p>
      <text:p text:style-name="P5"><text:tab/>#!/bin/bash</text:p>
      <text:p text:style-name="P5"><text:tab/>echo "★★★★★★★★★★★★"</text:p>
      <text:p text:style-name="P5"><text:tab/>echo -n "테이블명을 입력하세요 : "</text:p>
      <text:p text:style-name="P5"><text:tab/>read table</text:p>
      <text:p text:style-name="P5"><text:tab/>echo "★★★★★★★★★★★★"</text:p>
      <text:p text:style-name="P5"><text:tab/>echo " "</text:p>
      <text:p text:style-name="P5"><text:tab/>sqlplus scott/tiger &lt;&lt; EOF</text:p>
      <text:p text:style-name="P5"><text:tab/>set colsep ','</text:p>
      <text:p text:style-name="P5"><text:tab/>set pagesize 20</text:p>
      <text:p text:style-name="P5"><text:tab/>set linesize 120</text:p>
      <text:p text:style-name="P5"><text:tab/>set sqlprompt ""</text:p>
      <text:p text:style-name="P5"><text:tab/>set feedback off</text:p>
      <text:p text:style-name="P5"><text:tab/>set echo off</text:p>
      <text:p text:style-name="P5"><text:tab/>set underline off</text:p>
      <text:p text:style-name="P5"><text:tab/></text:p>
      <text:p text:style-name="P5"><text:tab/>spool $table.csv</text:p>
      <text:p text:style-name="P5"><text:tab/></text:p>
      <text:p text:style-name="P5"><text:tab/>select * from $table;</text:p>
      <text:p text:style-name="P5"><text:tab/></text:p>
      <text:p text:style-name="P5"><text:tab/>spool off</text:p>
      <text:p text:style-name="P5"><text:tab/></text:p>
      <text:p text:style-name="P5"><text:tab/>EOF</text:p>
      <text:p text:style-name="P5"/>
      <text:p text:style-name="P5"/>
      <text:p text:style-name="P5"/>
      <text:p text:style-name="P5">문제 172. dept.csv에서 1번과 2번 라인을 삭제하고 dept2.csv로 저장되게 하시오 !</text:p>
      <text:p text:style-name="P5"/>
      <text:p text:style-name="P5"><text:tab/>[orcl:~]$ sed '1,2d' dept.csv &gt;&gt; dept2.csv</text:p>
      <text:p text:style-name="P5"><text:tab/>[orcl:~]$ sed '/spool/d' dept2.csv &gt;&gt; dept3.csv</text:p>
      <text:p text:style-name="P5"><text:tab/>[orcl:~]$ cat dept3.csv</text:p>
      <text:p text:style-name="P5"><text:tab/></text:p>
      <text:p text:style-name="P5"><text:tab/> <text:s text:c="3"/>DEPTNO,DNAME <text:s text:c="8"/>,LOC</text:p>
      <text:p text:style-name="P5"><text:tab/> <text:s text:c="7"/>10,ACCOUNTING <text:s text:c="3"/>,NEW YORK </text:p>
      <text:p text:style-name="P5"><text:tab/> <text:s text:c="7"/>20,RESEARCH <text:s text:c="5"/>,DALLAS <text:s/></text:p>
      <text:p text:style-name="P5"><text:tab/> <text:s text:c="7"/>30,SALES <text:s text:c="8"/>,CHICAGO</text:p>
      <text:p text:style-name="P5"><text:tab/> <text:s text:c="7"/>40,OPERATIONS <text:s text:c="3"/>,BOSTON </text:p>
      <text:p text:style-name="P5"><text:soft-page-break/></text:p>
      <text:p text:style-name="P5"/>
      <text:p text:style-name="P5">문제 173. dept.csv를 지우고 dept3.csv를 dept.csv로 이름을 변경하시오 !</text:p>
      <text:p text:style-name="P5"><text:tab/></text:p>
      <text:p text:style-name="P5"><text:tab/>[orcl:~]$ rm dept.csv</text:p>
      <text:p text:style-name="P5"><text:tab/>[orcl:~]$ mv dept3.csv dept.csv</text:p>
      <text:p text:style-name="P5"><text:tab/>[orcl:~]$ cat dept.csv</text:p>
      <text:p text:style-name="P5"><text:tab/></text:p>
      <text:p text:style-name="P5"><text:tab/> <text:s text:c="3"/>DEPTNO,DNAME <text:s text:c="8"/>,LOC</text:p>
      <text:p text:style-name="P5"><text:tab/> <text:s text:c="7"/>10,ACCOUNTING <text:s text:c="3"/>,NEW YORK</text:p>
      <text:p text:style-name="P5"><text:tab/> <text:s text:c="7"/>20,RESEARCH <text:s text:c="5"/>,DALLAS</text:p>
      <text:p text:style-name="P5"><text:tab/> <text:s text:c="7"/>30,SALES <text:s text:c="8"/>,CHICAGO</text:p>
      <text:p text:style-name="P5"><text:tab/> <text:s text:c="7"/>40,OPERATIONS <text:s text:c="3"/>,BOSTON</text:p>
      <text:p text:style-name="P5"/>
      <text:p text:style-name="P5"/>
      <text:p text:style-name="P5">문제 174. 아래의 스크립트를 clean.sh 로 저장하시오 !</text:p>
      <text:p text:style-name="P5"/>
      <text:p text:style-name="P5"><text:tab/></text:p>
      <text:p text:style-name="P5"><text:tab/>#!/bin/bash</text:p>
      <text:p text:style-name="P5"><text:tab/></text:p>
      <text:p text:style-name="P5"><text:tab/>sed '1,2d' /home/oracle/$1 &gt; /home/oracle/$12</text:p>
      <text:p text:style-name="P5"><text:tab/>sed '/spool/d' /home/oracle/$12 &gt; /home/oracle/$13</text:p>
      <text:p text:style-name="P5"><text:tab/>sed '/^$/d' /home/oracle/$13 &gt; /home/oracle/$14</text:p>
      <text:p text:style-name="P5"><text:tab/>rm /home/oracle/$1</text:p>
      <text:p text:style-name="P5"><text:tab/>mv /home/oracle/$14 /home/oracle/$1</text:p>
      <text:p text:style-name="P5"/>
      <text:p text:style-name="P5"/>
      <text:p text:style-name="P5"/>
      <text:p text:style-name="P5">문제 175. make_csv.sh를 이용해서 emp.csv를 생성하시오 !</text:p>
      <text:p text:style-name="P5"/>
      <text:p text:style-name="P5"><text:tab/>[orcl:~]$ sh make_csv.sh</text:p>
      <text:p text:style-name="P5"><text:tab/>★★★★★★★★★★★★</text:p>
      <text:p text:style-name="P5"><text:tab/>테이블명을 입력하세요 : emp</text:p>
      <text:p text:style-name="P5"><text:tab/>★★★★★★★★★★★★</text:p>
      <text:p text:style-name="P5"><text:tab/>[orcl:~]$ sh clean.sh emp.csv</text:p>
      <text:p text:style-name="P5"/>
      <text:p text:style-name="P5"/>
      <text:p text:style-name="P5"/>
      <text:p text:style-name="P5">문제 176. make_csv.sh 에 clean.sh 스크립트를 수행하는 스크립트 맨 아래에 입력해서 스크립트를 합치시오 !</text:p>
      <text:p text:style-name="P5"/>
      <text:p text:style-name="P5"><text:tab/>[orcl:~]$ vi make_csv.sh</text:p>
      <text:p text:style-name="P5"><text:tab/>#!/bin/bash</text:p>
      <text:p text:style-name="P5"><text:tab/>echo "▒~X~E▒~X~E▒~X~E▒~X~E▒~X~E▒~X~E▒~X~E▒~X~E▒~X~E▒~X~E▒~X~E▒~X~E"</text:p>
      <text:p text:style-name="P5"><text:tab/>echo -n "▒~E~L▒~]▒▒~T▒~E▒~]~D ▒~^~E▒| ▒▒~U~X▒~D▒▒~Z~T : "</text:p>
      <text:p text:style-name="P5"><text:tab/>read table</text:p>
      <text:p text:style-name="P5"><text:tab/>echo "▒~X~E▒~X~E▒~X~E▒~X~E▒~X~E▒~X~E▒~X~E▒~X~E▒~X~E▒~X~E▒~X~E▒~X~E"</text:p>
      <text:p text:style-name="P5"><text:tab/>echo " "</text:p>
      <text:p text:style-name="P5"><text:tab/>sqlplus scott/tiger &lt;&lt; EOF</text:p>
      <text:p text:style-name="P5"><text:tab/>set colsep ','</text:p>
      <text:p text:style-name="P5"><text:tab/>set pagesize 20</text:p>
      <text:p text:style-name="P5"><text:tab/>set linesize 120</text:p>
      <text:p text:style-name="P5"><text:tab/>set sqlprompt ""</text:p>
      <text:p text:style-name="P5"><text:tab/>set feedback off</text:p>
      <text:p text:style-name="P5"><text:tab/>set echo off</text:p>
      <text:p text:style-name="P5"><text:tab/>set underline off</text:p>
      <text:p text:style-name="P5"><text:tab/></text:p>
      <text:p text:style-name="P5"><text:tab/>spool $table.csv</text:p>
      <text:p text:style-name="P5"><text:tab/></text:p>
      <text:p text:style-name="P5"><text:tab/>select * from $table;</text:p>
      <text:p text:style-name="P5"><text:tab/></text:p>
      <text:p text:style-name="P5"><text:soft-page-break/><text:tab/>spool off</text:p>
      <text:p text:style-name="P5"><text:tab/></text:p>
      <text:p text:style-name="P5"><text:tab/>EOF</text:p>
      <text:p text:style-name="P5"><text:tab/></text:p>
      <text:p text:style-name="P5"><text:tab/>sh clean.sh $table.csv</text:p>
      <text:p text:style-name="P5"/>
      <text:p text:style-name="P5"/>
      <text:p text:style-name="P5"/>
      <text:p text:style-name="P5">문제 177. (오늘의 마지막 문제) hr 계정이 가지고 있는 모든 테이블들을 전부 csv 로 생성하시오 !</text:p>
      <text:p text:style-name="P5"/>
      <text:p text:style-name="P5"><text:tab/>[orcl:~]$ sqlplus / as sysdba</text:p>
      <text:p text:style-name="P5"><text:tab/></text:p>
      <text:p text:style-name="P5"><text:tab/>SQL&gt; alter user hr</text:p>
      <text:p text:style-name="P5"><text:tab/> <text:s/>2 <text:s/>account unlock;</text:p>
      <text:p text:style-name="P5"><text:tab/></text:p>
      <text:p text:style-name="P5"><text:tab/>User altered.</text:p>
      <text:p text:style-name="P5"><text:tab/></text:p>
      <text:p text:style-name="P5"><text:tab/>SQL&gt; alter user hr</text:p>
      <text:p text:style-name="P5"><text:tab/> <text:s/>2 <text:s text:c="2"/>identified by hr;</text:p>
      <text:p text:style-name="P5"><text:tab/></text:p>
      <text:p text:style-name="P5"><text:tab/>User altered.</text:p>
      <text:p text:style-name="P5"><text:tab/></text:p>
      <text:p text:style-name="P5"><text:tab/>SQL&gt; connect hr/hr</text:p>
      <text:p text:style-name="P5"><text:tab/>Connected.</text:p>
      <text:p text:style-name="P5"><text:tab/></text:p>
      <text:p text:style-name="P5"><text:tab/>SQL&gt; select table_name from user_tables;</text:p>
      <text:p text:style-name="P5"><text:tab/></text:p>
      <text:p text:style-name="P5"><text:tab/>TABLE_NAME</text:p>
      <text:p text:style-name="P5"><text:tab/>------------------------------</text:p>
      <text:p text:style-name="P5"><text:tab/>REGIONS</text:p>
      <text:p text:style-name="P5"><text:tab/>DEPARTMENTS</text:p>
      <text:p text:style-name="P5"><text:tab/>COUNTRIES</text:p>
      <text:p text:style-name="P5"><text:tab/>EMPLOYEES</text:p>
      <text:p text:style-name="P5"><text:tab/>LOCATIONS</text:p>
      <text:p text:style-name="P5"><text:tab/>JOB_HISTORY</text:p>
      <text:p text:style-name="P5"><text:tab/>JOBS</text:p>
      <text:p text:style-name="P5"/>
      <text:p text:style-name="P5"/>
      <text:p text:style-name="P5"/>
      <text:p text:style-name="P5">문제 <text:bookmark text:name="문제 178"/>178. 문제 144번 코드를 가지고 아래의 쉘 스크립트를 작성하시오 !</text:p>
      <text:p text:style-name="P5"/>
      <text:p text:style-name="P5"><text:tab/>[orcl:~]$ vi diff.sh</text:p>
      <text:p text:style-name="P5"><text:tab/>#!/bin/bash</text:p>
      <text:p text:style-name="P5"><text:tab/></text:p>
      <text:p text:style-name="P5"><text:tab/>echo " <text:s text:c="3"/>"</text:p>
      <text:p text:style-name="P5"><text:tab/>echo -n "비교할 첫번째 파일명을 입력하세요 ~"</text:p>
      <text:p text:style-name="P5"><text:tab/>read file1</text:p>
      <text:p text:style-name="P5"><text:tab/>echo -n "비교할 두번째 파일명을 입력하세요 ~"</text:p>
      <text:p text:style-name="P5"><text:tab/>read file2</text:p>
      <text:p text:style-name="P5"><text:tab/>echo " <text:s text:c="3"/>"</text:p>
      <text:p text:style-name="P5"><text:tab/>diff $file1 $file2</text:p>
      <text:p text:style-name="P5"><text:tab/>diff --brief $file1 $file2</text:p>
      <text:p text:style-name="P5"><text:tab/>[orcl:~]$ sh diff.sh</text:p>
      <text:p text:style-name="P5"><text:tab/></text:p>
      <text:p text:style-name="P5"><text:tab/>비교할 첫번째 파일명을 입력하세요 ~emp.txt</text:p>
      <text:p text:style-name="P5"><text:tab/>비교할 두번째 파일명을 입력하세요 ~emp3.txt</text:p>
      <text:p text:style-name="P5"><text:tab/></text:p>
      <text:p text:style-name="P5"><text:tab/>1c1</text:p>
      <text:p text:style-name="P5"><text:tab/>&lt; <text:s/>7839 KING <text:s text:c="16"/>PRESIDENT <text:s text:c="18"/>0 81/11/17 <text:s text:c="6"/>5000 <text:s text:c="9"/>0 <text:s text:c="8"/>10</text:p>
      <text:p text:style-name="P5"><text:tab/>---</text:p>
      <text:p text:style-name="P5"><text:soft-page-break/><text:tab/>&gt; <text:s/>7839 SING <text:s text:c="16"/>PRESIDENT <text:s text:c="18"/>0 81/11/17 <text:s text:c="6"/>5000 <text:s text:c="9"/>0 <text:s text:c="8"/>10</text:p>
      <text:p text:style-name="P5"><text:tab/>Files emp.txt and emp3.txt differ</text:p>
      <text:p text:style-name="P5"/>
      <text:p text:style-name="P5"/>
      <text:p text:style-name="P5"/>
      <text:p text:style-name="P5"/>
      <text:p text:style-name="P5"><text:tab/>문제 76. (점심시간 문제) 파일을 검색하는 쉘 스크립트를 아래와 같이 생성하시오 !</text:p>
      <text:p text:style-name="P5"/>
      <text:p text:style-name="P5"><text:tab/>[orcl:~]$ vi find_file.sh</text:p>
      <text:p text:style-name="P5"><text:tab/></text:p>
      <text:p text:style-name="P5"><text:tab/>#!/bin/bash</text:p>
      <text:p text:style-name="P5"><text:tab/></text:p>
      <text:p text:style-name="P5"><text:tab/>echo " <text:s text:c="3"/>"</text:p>
      <text:p text:style-name="P5"><text:tab/>echo -n "현재 디렉토리 밑에 검색할 파일명을 입력하세요 ! "</text:p>
      <text:p text:style-name="P5"><text:tab/>read file</text:p>
      <text:p text:style-name="P5"><text:tab/>echo -n "depth는 어떻게 할까요? "</text:p>
      <text:p text:style-name="P5"><text:tab/>read depth</text:p>
      <text:p text:style-name="P5"><text:tab/>echo " <text:s text:c="3"/>"</text:p>
      <text:p text:style-name="P5"><text:tab/>dir=`pwd`</text:p>
      <text:p text:style-name="P5"><text:tab/>find $dir -maxdepth $depth -name $file -print</text:p>
      <text:p text:style-name="P5"><text:tab/></text:p>
      <text:p text:style-name="P5"><text:tab/>[orcl:~]$ sh find_file.sh</text:p>
      <text:p text:style-name="P5"><text:tab/></text:p>
      <text:p text:style-name="P5"><text:tab/>현재 디렉토리 밑에 검색할 파일명을 입력하세요 ! emp.txt</text:p>
      <text:p text:style-name="P5"><text:tab/>depth는 어떻게 할까요? 1</text:p>
      <text:p text:style-name="P5"><text:tab/></text:p>
      <text:p text:style-name="P5"><text:tab/>./emp.txt</text:p>
      <text:p text:style-name="P5"/>
      <text:p text:style-name="P5"/>
      <text:p text:style-name="P5"/>
      <text:p text:style-name="P5">문제 179. 아래의 두개의 스크립트를 이용해서 case문으로 아래의 두개의 스크립트를 쉽게 실행할 수 있도록 </text:p>
      <text:p text:style-name="P5"><text:tab/> <text:s/>total.sh 스크립트를 생성하시오 !</text:p>
      <text:p text:style-name="P5"><text:tab/><text:tab/>1. 두 파일의 차이를 확인하는 diff.sh</text:p>
      <text:p text:style-name="P5"><text:tab/><text:tab/>2. 파일을 검색하는 find_file.sh</text:p>
      <text:p text:style-name="P5"/>
      <text:p text:style-name="P5"><text:tab/>[orcl:~]$ chmod ugo+rwx diff.sh</text:p>
      <text:p text:style-name="P5"><text:tab/>[orcl:~]$ chmod ugo+rwx find_file.sh</text:p>
      <text:p text:style-name="P5"><text:tab/>[orcl:~]$ vi total.sh</text:p>
      <text:p text:style-name="P5"><text:tab/>#!/bin/bash</text:p>
      <text:p text:style-name="P5"><text:tab/></text:p>
      <text:p text:style-name="P5"><text:tab/>echo " <text:s text:c="3"/>"</text:p>
      <text:p text:style-name="P5"><text:tab/>echo "1. 두파일의 차이를 확인하려면 1번을</text:p>
      <text:p text:style-name="P5"><text:tab/> <text:s text:c="5"/>2. 특정 파일을 검색하려면 2번을</text:p>
      <text:p text:style-name="P5"><text:tab/>"</text:p>
      <text:p text:style-name="P5"><text:tab/>echo -n "번호를 입력하세요 ~"</text:p>
      <text:p text:style-name="P5"><text:tab/>read choice</text:p>
      <text:p text:style-name="P5"><text:tab/>case $choice in</text:p>
      <text:p text:style-name="P5"><text:tab/> <text:s text:c="3"/>1)</text:p>
      <text:p text:style-name="P5"><text:tab/> <text:s text:c="5"/>/home/oracle/diff.sh ;;</text:p>
      <text:p text:style-name="P5"><text:tab/> <text:s text:c="3"/>2)</text:p>
      <text:p text:style-name="P5"><text:tab/> <text:s text:c="5"/>/home/oracle/find_file.sh ;;</text:p>
      <text:p text:style-name="P5"><text:tab/>esac</text:p>
      <text:p text:style-name="P5"/>
      <text:p text:style-name="P5"/>
      <text:p text:style-name="P5"/>
      <text:p text:style-name="P5">문제 180. 겨울왕국 스크립트에서 elsa를 찾는 쉘 스크립트를 가져와서 아래의 스크립트로 완성하시오 !</text:p>
      <text:p text:style-name="P5"/>
      <text:p text:style-name="P5"><text:tab/>[orcl:~]$ vi find_word.sh</text:p>
      <text:p text:style-name="P5"><text:tab/>#!/bin/bash</text:p>
      <text:p text:style-name="P5"><text:tab/></text:p>
      <text:p text:style-name="P5"><text:soft-page-break/><text:tab/>echo -n "스크립트 이름을 입력하세요 !"</text:p>
      <text:p text:style-name="P5"><text:tab/>read file</text:p>
      <text:p text:style-name="P5"><text:tab/>echo -n "스크립트에서 찾을 단어를 입력하세요 !"</text:p>
      <text:p text:style-name="P5"><text:tab/>read word</text:p>
      <text:p text:style-name="P5"><text:tab/>grep -iow $word $file | wc -l</text:p>
      <text:p text:style-name="P5"><text:tab/></text:p>
      <text:p text:style-name="P5"><text:tab/>[orcl:~]$ sh find_word.sh</text:p>
      <text:p text:style-name="P5"><text:tab/>스크립트 이름을 입력하세요 !winter.txt</text:p>
      <text:p text:style-name="P5"><text:tab/>스크립트에서 찾은 단어를 입력하세요 !elsa</text:p>
      <text:p text:style-name="P5"><text:tab/>658</text:p>
      <text:p text:style-name="P5"/>
      <text:p text:style-name="P5"/>
      <text:p text:style-name="P5"/>
      <text:p text:style-name="P5">문제 181. 위에서 만든 find_word.sh를 total.sh에 3번으로 추가시키시오!</text:p>
      <text:p text:style-name="P5"/>
      <text:p text:style-name="P5"><text:tab/>[orcl:~]$ chmod ugo+rwx find_word.sh</text:p>
      <text:p text:style-name="P5"><text:tab/>[orcl:~]$ vi total.sh</text:p>
      <text:p text:style-name="P5"><text:tab/>#!/bin/bash</text:p>
      <text:p text:style-name="P5"><text:tab/></text:p>
      <text:p text:style-name="P5"><text:tab/>echo " <text:s text:c="3"/>"</text:p>
      <text:p text:style-name="P5"><text:tab/>echo "1. 두파일의 차이를 확인하려면 1번을</text:p>
      <text:p text:style-name="P5"><text:tab/> <text:s text:c="5"/>2. 특정 파일을 검색하려면 2번을</text:p>
      <text:p text:style-name="P5"><text:tab/>3. 찾고자 하는 단어의 갯수를 검색하려면 3번을</text:p>
      <text:p text:style-name="P5"><text:tab/>"</text:p>
      <text:p text:style-name="P5"><text:tab/>echo -n "번호를 입력하세요 ~"</text:p>
      <text:p text:style-name="P5"><text:tab/>read choice</text:p>
      <text:p text:style-name="P5"><text:tab/>case $choice in</text:p>
      <text:p text:style-name="P5"><text:tab/> <text:s text:c="3"/>1)</text:p>
      <text:p text:style-name="P5"><text:tab/> <text:s text:c="5"/>/home/oracle/diff.sh ;;</text:p>
      <text:p text:style-name="P5"><text:tab/> <text:s text:c="3"/>2)</text:p>
      <text:p text:style-name="P5"><text:tab/> <text:s text:c="5"/>/home/oracle/find_file.sh ;;</text:p>
      <text:p text:style-name="P5"><text:tab/> <text:s text:c="3"/>3)</text:p>
      <text:p text:style-name="P5"><text:tab/> <text:s text:c="5"/>/home/oracle/find_word.sh ;;</text:p>
      <text:p text:style-name="P5"><text:tab/>esac</text:p>
      <text:p text:style-name="P5"/>
      <text:p text:style-name="P5"/>
      <text:p text:style-name="P5">문제 182. scott으로 접속해서 csv파일을 생성하는 쉘 스크립트를 아래의 이름으로 생성하시오</text:p>
      <text:p text:style-name="P5"/>
      <text:p text:style-name="P5"><text:tab/>$ sh make_scott_csv.sh</text:p>
      <text:p text:style-name="P5"><text:tab/></text:p>
      <text:p text:style-name="P5"><text:tab/> <text:s text:c="2"/>테이블명을 입력하세요~ emp</text:p>
      <text:p text:style-name="P5"><text:tab/> <text:s text:c="2"/></text:p>
      <text:p text:style-name="P5"><text:tab/>emp.csv가 생성되게 하시오</text:p>
      <text:p text:style-name="P5"><text:tab/></text:p>
      <text:p text:style-name="P5"><text:tab/>[orcl:~]$ vi make_scott_csv.sh</text:p>
      <text:p text:style-name="P5"><text:tab/>#!/bin/bash</text:p>
      <text:p text:style-name="P5"><text:tab/>echo "★★★★★★★★★★★★"</text:p>
      <text:p text:style-name="P5"><text:tab/>echo -n "테이블명을 입력하세요 : "</text:p>
      <text:p text:style-name="P5"><text:tab/>read table</text:p>
      <text:p text:style-name="P5"><text:tab/>echo "★★★★★★★★★★★★"</text:p>
      <text:p text:style-name="P5"><text:tab/>echo " "</text:p>
      <text:p text:style-name="P5"><text:tab/>sqlplus hr/hr &lt;&lt; EOF</text:p>
      <text:p text:style-name="P5"><text:tab/>set colsep ','</text:p>
      <text:p text:style-name="P5"><text:tab/>set pagesize 2000</text:p>
      <text:p text:style-name="P5"><text:tab/>set linesize 200</text:p>
      <text:p text:style-name="P5"><text:tab/>set sqlprompt ""</text:p>
      <text:p text:style-name="P5"><text:tab/>set feedback off</text:p>
      <text:p text:style-name="P5"><text:tab/>set echo off</text:p>
      <text:p text:style-name="P5"><text:tab/>set underline off</text:p>
      <text:p text:style-name="P5"><text:tab/></text:p>
      <text:p text:style-name="P5"><text:soft-page-break/><text:tab/>spool $table.csv</text:p>
      <text:p text:style-name="P5"><text:tab/></text:p>
      <text:p text:style-name="P5"><text:tab/>select * from $table;</text:p>
      <text:p text:style-name="P5"><text:tab/></text:p>
      <text:p text:style-name="P5"><text:tab/>spool off</text:p>
      <text:p text:style-name="P5"><text:tab/></text:p>
      <text:p text:style-name="P5"><text:tab/>EOF</text:p>
      <text:p text:style-name="P5"><text:tab/></text:p>
      <text:p text:style-name="P5"><text:tab/>sh clean.sh $table.csv</text:p>
      <text:p text:style-name="P5"/>
      <text:p text:style-name="P5"/>
      <text:p text:style-name="P5"/>
      <text:p text:style-name="P5">문제 183. scott과 hr로 자동으로 접속해서 csv를 만들 수 있더록 위의 스크립트를 이용해서 아래의 스크립트를 </text:p>
      <text:p text:style-name="P5"><text:tab/> <text:s text:c="2"/>생성하시오 !</text:p>
      <text:p text:style-name="P5"/>
      <text:p text:style-name="P5"><text:tab/>[orcl:~]$ vi make_csv.sh</text:p>
      <text:p text:style-name="P5"><text:tab/>#!/bin/bash</text:p>
      <text:p text:style-name="P5"><text:tab/>echo -n "유저명을 입력하세요 ~"</text:p>
      <text:p text:style-name="P5"><text:tab/>read user</text:p>
      <text:p text:style-name="P5"><text:tab/>echo -n "패스워드를 입력하세요 ~"</text:p>
      <text:p text:style-name="P5"><text:tab/>read pass</text:p>
      <text:p text:style-name="P5"><text:tab/>echo "★★★★★★★★★★★★"</text:p>
      <text:p text:style-name="P5"><text:tab/>echo -n "테이블명을 입력하세요 : "</text:p>
      <text:p text:style-name="P5"><text:tab/>read table</text:p>
      <text:p text:style-name="P5"><text:tab/>echo "★★★★★★★★★★★★"</text:p>
      <text:p text:style-name="P5"><text:tab/>echo " "</text:p>
      <text:p text:style-name="P5"><text:tab/>sqlplus $user/$pass &lt;&lt; EOF</text:p>
      <text:p text:style-name="P5"><text:tab/>set colsep ','</text:p>
      <text:p text:style-name="P5"><text:tab/>set pagesize 2000</text:p>
      <text:p text:style-name="P5"><text:tab/>set linesize 200</text:p>
      <text:p text:style-name="P5"><text:tab/>set sqlprompt ""</text:p>
      <text:p text:style-name="P5"><text:tab/>set feedback off</text:p>
      <text:p text:style-name="P5"><text:tab/>set echo off</text:p>
      <text:p text:style-name="P5"><text:tab/>set underline off</text:p>
      <text:p text:style-name="P5"><text:tab/></text:p>
      <text:p text:style-name="P5"><text:tab/>spool $table.csv</text:p>
      <text:p text:style-name="P5"><text:tab/></text:p>
      <text:p text:style-name="P5"><text:tab/>select * from $table;</text:p>
      <text:p text:style-name="P5"><text:tab/></text:p>
      <text:p text:style-name="P5"><text:tab/>spool off</text:p>
      <text:p text:style-name="P5"><text:tab/></text:p>
      <text:p text:style-name="P5"><text:tab/>EOF</text:p>
      <text:p text:style-name="P5"><text:tab/></text:p>
      <text:p text:style-name="P5"><text:tab/>sh clean.sh $table.csv</text:p>
      <text:p text:style-name="P5"/>
      <text:p text:style-name="P5"/>
      <text:p text:style-name="P5">문제 184. make_csv.sh 를 total.sh 의 4번에 추가 시키시오 !</text:p>
      <text:p text:style-name="P5"><text:tab/></text:p>
      <text:p text:style-name="P5"><text:tab/>1. 두파일의 차이를 확인하려면 1번을</text:p>
      <text:p text:style-name="P5"><text:tab/>2. 특정 파일을 검색하려면 2번을</text:p>
      <text:p text:style-name="P5"><text:tab/>3. 찾고자 하는 단어의 갯수를 검색하려면 3번을</text:p>
      <text:p text:style-name="P5"><text:tab/>4. 오라클 데이터를 csv로 생성하려면 4번을</text:p>
      <text:p text:style-name="P5"/>
      <text:p text:style-name="P5"/>
      <text:p text:style-name="P5"><text:tab/>[orcl:~]$ chmod ugo+rwx make_csv.sh</text:p>
      <text:p text:style-name="P5"><text:tab/>[orcl:~]$ vi total.sh</text:p>
      <text:p text:style-name="P5"><text:tab/>#!/bin/bash</text:p>
      <text:p text:style-name="P5"><text:tab/></text:p>
      <text:p text:style-name="P5"><text:tab/>echo " <text:s text:c="3"/>"</text:p>
      <text:p text:style-name="P5"><text:tab/>echo "1. 두파일의 차이를 확인하려면 1번을</text:p>
      <text:p text:style-name="P5"><text:soft-page-break/><text:tab/>2. 특정 파일을 검색하려면 2번을</text:p>
      <text:p text:style-name="P5"><text:tab/>3. 찾고자하는 단어의 갯수를 검색하려면 3번을</text:p>
      <text:p text:style-name="P5"><text:tab/>4. 오라클 데이터를 csv로 생성하려면 4번을</text:p>
      <text:p text:style-name="P5"><text:tab/>"</text:p>
      <text:p text:style-name="P5"><text:tab/>echo -n "번호를 입력하세요 ~"</text:p>
      <text:p text:style-name="P5"><text:tab/>read choice</text:p>
      <text:p text:style-name="P5"><text:tab/>case $choice in</text:p>
      <text:p text:style-name="P5"><text:tab/> <text:s text:c="3"/>1)</text:p>
      <text:p text:style-name="P5"><text:tab/> <text:s text:c="5"/>/home/oracle/diff.sh ;;</text:p>
      <text:p text:style-name="P5"><text:tab/> <text:s text:c="3"/>2)</text:p>
      <text:p text:style-name="P5"><text:tab/> <text:s text:c="5"/>/home/oracle/find_file.sh ;;</text:p>
      <text:p text:style-name="P5"><text:tab/> <text:s text:c="3"/>3)</text:p>
      <text:p text:style-name="P5"><text:tab/> <text:s text:c="5"/>/home/oracle/find_word.sh ;;</text:p>
      <text:p text:style-name="P5"><text:tab/> <text:s text:c="3"/>4)</text:p>
      <text:p text:style-name="P5"><text:tab/> <text:s text:c="5"/>/home/oracle/make_csv.sh ;;</text:p>
      <text:p text:style-name="P5"><text:tab/>esac</text:p>
      <text:p text:style-name="P5"/>
      <text:p text:style-name="P5"/>
      <text:p text:style-name="P5"/>
      <text:p text:style-name="P5">문제 185. 위에서 생성한 emp.csv에서 이름이 scott인 사원의 이름과 월급을 출력하는 python코드를 작성하시오 !</text:p>
      <text:p text:style-name="P5"/>
      <text:p text:style-name="P5"><text:tab/>[orcl:~]$ vi find_ename.py</text:p>
      <text:p text:style-name="P5"><text:tab/>import csv</text:p>
      <text:p text:style-name="P5"><text:tab/></text:p>
      <text:p text:style-name="P5"><text:tab/>a = raw_input("input ename : ").upper()</text:p>
      <text:p text:style-name="P5"><text:tab/>file = open("/home/oracle/emp.csv")</text:p>
      <text:p text:style-name="P5"><text:tab/>emp_csv = csv.reader(file)</text:p>
      <text:p text:style-name="P5"><text:tab/>for i in emp_csv:</text:p>
      <text:p text:style-name="P5"><text:tab/> <text:s text:c="3"/>if a == i[1].strip():</text:p>
      <text:p text:style-name="P5"><text:tab/> <text:s text:c="7"/>print i[1], i[5]</text:p>
      <text:p text:style-name="P5"><text:tab/></text:p>
      <text:p text:style-name="P5"><text:tab/>[orcl:~]$ python find_ename.py</text:p>
      <text:p text:style-name="P5"><text:tab/>input ename : scott</text:p>
      <text:p text:style-name="P5"><text:tab/>SCOTT <text:s text:c="11"/>3000</text:p>
      <text:p text:style-name="P5"/>
      <text:p text:style-name="P5"/>
      <text:p text:style-name="P5"/>
      <text:p text:style-name="P5">문제 186. (점심시간 문제) 문제 185번 아래의 파이썬 실행문장을 total.sh의 5번에 추가하시오 !</text:p>
      <text:p text:style-name="P5"/>
      <text:p text:style-name="P5"><text:tab/>[orcl:~]$ chmod ugo+rwx find_ename.py</text:p>
      <text:p text:style-name="P5"><text:tab/>[orcl:~]$ vi total.sh</text:p>
      <text:p text:style-name="P5"><text:tab/>#!/bin/bash</text:p>
      <text:p text:style-name="P5"><text:tab/></text:p>
      <text:p text:style-name="P5"><text:tab/>echo " <text:s text:c="3"/>"</text:p>
      <text:p text:style-name="P5"><text:tab/>echo "1. 두파일의 차이를 확인하려면 1번을</text:p>
      <text:p text:style-name="P5"><text:tab/>2. 특정 파일을 검색하려면 2번을</text:p>
      <text:p text:style-name="P5"><text:tab/>3. 찾고자하는 단어의 갯수를 검색하려면 3번을</text:p>
      <text:p text:style-name="P5"><text:tab/>4. 오라클 데이터를 csv로 생성하려면 4번을</text:p>
      <text:p text:style-name="P5"><text:tab/>5. emp.csv에서 이름과 월급을 검색하려면 5번을</text:p>
      <text:p text:style-name="P5"><text:tab/>"</text:p>
      <text:p text:style-name="P5"><text:tab/>echo -n "번호를 입력하세요 ~"</text:p>
      <text:p text:style-name="P5"><text:tab/>read choice</text:p>
      <text:p text:style-name="P5"><text:tab/>case $choice in</text:p>
      <text:p text:style-name="P5"><text:tab/> <text:s text:c="3"/>1)</text:p>
      <text:p text:style-name="P5"><text:tab/> <text:s text:c="5"/>/home/oracle/diff.sh ;;</text:p>
      <text:p text:style-name="P5"><text:tab/> <text:s text:c="3"/>2)</text:p>
      <text:p text:style-name="P5"><text:tab/> <text:s text:c="5"/>/home/oracle/find_file.sh ;;</text:p>
      <text:p text:style-name="P5"><text:tab/> <text:s text:c="3"/>3)</text:p>
      <text:p text:style-name="P5"><text:tab/> <text:s text:c="5"/>/home/oracle/find_word.sh ;;</text:p>
      <text:p text:style-name="P5"><text:tab/> <text:s text:c="3"/>4)</text:p>
      <text:p text:style-name="P5"><text:soft-page-break/><text:tab/> <text:s text:c="5"/>/home/oracle/make_csv.sh ;;</text:p>
      <text:p text:style-name="P5"><text:tab/> <text:s text:c="3"/>5)</text:p>
      <text:p text:style-name="P5"><text:tab/> <text:s text:c="5"/>python /home/oracle/find_ename.py ;;</text:p>
      <text:p text:style-name="P5"><text:tab/>esac</text:p>
      <text:p text:style-name="P5"><text:tab/></text:p>
      <text:p text:style-name="P5"><text:tab/>[orcl:~]$ sh total.sh</text:p>
      <text:p text:style-name="P5"><text:tab/></text:p>
      <text:p text:style-name="P5"><text:tab/>1. 두파일의 차이를 확인하려면 1번을</text:p>
      <text:p text:style-name="P5"><text:tab/>2. 특정 파일을 검색하려면 2번을</text:p>
      <text:p text:style-name="P5"><text:tab/>3. 찾고자하는 단어의 갯수를 검색하려면 3번을</text:p>
      <text:p text:style-name="P5"><text:tab/>4. 오라클 데이터를 csv로 생성하려면 4번을</text:p>
      <text:p text:style-name="P5"><text:tab/>5. emp.csv에서 이름과 월급을 검색하려면 5번을</text:p>
      <text:p text:style-name="P5"><text:tab/></text:p>
      <text:p text:style-name="P5"><text:tab/>번호를 입력하세요 ~5</text:p>
      <text:p text:style-name="P5"><text:tab/>input ename : scott</text:p>
      <text:p text:style-name="P5"><text:tab/>SCOTT <text:s text:c="11"/>3000</text:p>
      <text:p text:style-name="P5"/>
      <text:p text:style-name="P5"/>
      <text:p text:style-name="P5"/>
      <text:p text:style-name="P5">문제 1<text:bookmark text:name="문제 187"/>87. oracle2 라는 유저를 생성하시오 !</text:p>
      <text:p text:style-name="P5"/>
      <text:p text:style-name="P5"><text:tab/>[root@edydr1p0 ~]# useradd oracle2</text:p>
      <text:p text:style-name="P5"/>
      <text:p text:style-name="P5"><text:tab/>[root@edydr1p0 ~]# cat /etc/passwd</text:p>
      <text:p text:style-name="P5"><text:tab/>root:x:0:0:root:/root:/bin/bash</text:p>
      <text:p text:style-name="P5"><text:tab/>bin:x:1:1:bin:/bin:/sbin/nologin</text:p>
      <text:p text:style-name="P5"><text:tab/>daemon:x:2:2:daemon:/sbin:/sbin/nologin</text:p>
      <text:p text:style-name="P5"><text:tab/>adm:x:3:4:adm:/var/adm:/sbin/nologin</text:p>
      <text:p text:style-name="P5"><text:tab/>lp:x:4:7:lp:/var/spool/lpd:/sbin/nologin</text:p>
      <text:p text:style-name="P5"><text:tab/>sync:x:5:0:sync:/sbin:/bin/sync</text:p>
      <text:p text:style-name="P5"><text:tab/>shutdown:x:6:0:shutdown:/sbin:/sbin/shutdown</text:p>
      <text:p text:style-name="P5"><text:tab/>halt:x:7:0:halt:/sbin:/sbin/halt</text:p>
      <text:p text:style-name="P5"><text:tab/>mail:x:8:12:mail:/var/spool/mail:/sbin/nologin</text:p>
      <text:p text:style-name="P5"><text:tab/>news:x:9:13:news:/etc/news:</text:p>
      <text:p text:style-name="P5"><text:tab/>uucp:x:10:14:uucp:/var/spool/uucp:/sbin/nologin</text:p>
      <text:p text:style-name="P5"><text:tab/>operator:x:11:0:operator:/root:/sbin/nologin</text:p>
      <text:p text:style-name="P5"><text:tab/>games:x:12:100:games:/usr/games:/sbin/nologin</text:p>
      <text:p text:style-name="P5"><text:tab/>gopher:x:13:30:gopher:/var/gopher:/sbin/nologin</text:p>
      <text:p text:style-name="P5"><text:tab/>ftp:x:14:50:FTP User:/var/ftp:/sbin/nologin</text:p>
      <text:p text:style-name="P5"><text:tab/>nobody:x:99:99:Nobody:/:/sbin/nologin</text:p>
      <text:p text:style-name="P5"><text:tab/>nscd:x:28:28:NSCD Daemon:/:/sbin/nologin</text:p>
      <text:p text:style-name="P5"><text:tab/>vcsa:x:69:69:virtual console memory owner:/dev:/sbin/nologin</text:p>
      <text:p text:style-name="P5"><text:tab/>rpc:x:32:32:Portmapper RPC user:/:/sbin/nologin</text:p>
      <text:p text:style-name="P5"><text:tab/>mailnull:x:47:47::/var/spool/mqueue:/sbin/nologin</text:p>
      <text:p text:style-name="P5"><text:tab/>smmsp:x:51:51::/var/spool/mqueue:/sbin/nologin</text:p>
      <text:p text:style-name="P5"><text:tab/>oprofile:x:16:16:Special user account to be used by OProfile:/home/oprofile:/sbin/nologin</text:p>
      <text:p text:style-name="P5"><text:tab/>pcap:x:77:77::/var/arpwatch:/sbin/nologin</text:p>
      <text:p text:style-name="P5"><text:tab/>ntp:x:38:38::/etc/ntp:/sbin/nologin</text:p>
      <text:p text:style-name="P5"><text:tab/>dbus:x:81:81:System message bus:/:/sbin/nologin</text:p>
      <text:p text:style-name="P5"><text:tab/>avahi:x:70:70:Avahi daemon:/:/sbin/nologin</text:p>
      <text:p text:style-name="P5"><text:tab/>sshd:x:74:74:Privilege-separated SSH:/var/empty/sshd:/sbin/nologin</text:p>
      <text:p text:style-name="P5"><text:tab/>rpcuser:x:29:29:RPC Service User:/var/lib/nfs:/sbin/nologin</text:p>
      <text:p text:style-name="P5"><text:tab/>nfsnobody:x:65534:65534:Anonymous NFS User:/var/lib/nfs:/sbin/nologin</text:p>
      <text:p text:style-name="P5"><text:tab/>haldaemon:x:68:68:HAL daemon:/:/sbin/nologin</text:p>
      <text:p text:style-name="P5"><text:tab/>avahi-autoipd:x:100:103:avahi-autoipd:/var/lib/avahi-autoipd:/sbin/nologin</text:p>
      <text:p text:style-name="P5"><text:tab/>xfs:x:43:43:X Font Server:/etc/X11/fs:/sbin/nologin</text:p>
      <text:p text:style-name="P5"><text:tab/>gdm:x:42:42::/var/gdm:/sbin/nologin</text:p>
      <text:p text:style-name="P5"><text:tab/>sabayon:x:86:86:Sabayon user:/home/sabayon:/sbin/nologin</text:p>
      <text:p text:style-name="P5"><text:tab/>vboxadd:x:101:1::/var/run/vboxadd:/bin/false</text:p>
      <text:p text:style-name="P5"><text:tab/>oracle:x:500:504::/home/oracle:/bin/bash</text:p>
      <text:p text:style-name="P5"><text:soft-page-break/><text:tab/>grid:x:501:504::/home/grid:/bin/bash</text:p>
      <text:p text:style-name="P5"><text:tab/>oracle2:x:502:510::/home/oracle2:/bin/bash</text:p>
      <text:p text:style-name="P5"><text:tab/>oracle2<text:tab/>:x:<text:tab/>502:<text:tab/>510:<text:tab/>:/home/oracle2<text:tab/>:/bin/bash</text:p>
      <text:p text:style-name="P5"><text:tab/> <text:s/>↑ <text:s text:c="3"/>↑<text:tab/>↑<text:tab/>↑<text:tab/> <text:s text:c="4"/>↑<text:tab/><text:tab/> <text:s text:c="2"/>↑</text:p>
      <text:p text:style-name="P5"><text:tab/>유저명 패스워드 유저id <text:s/>그룹id <text:s text:c="2"/>홈디렉토리 <text:s text:c="2"/>로그인 기본쉘</text:p>
      <text:p text:style-name="P5"/>
      <text:p text:style-name="P5"/>
      <text:p text:style-name="P5"/>
      <text:p text:style-name="P5">문제 1<text:bookmark text:name="문제 188"/>88. oracle2 접속한 그 홈디렉토리에서 aaa라는 폴더를 만드시오 !</text:p>
      <text:p text:style-name="P5"/>
      <text:p text:style-name="P5"><text:tab/>[oracle2@edydr1p0 ~]$ mkdir aaa</text:p>
      <text:p text:style-name="P5"><text:tab/>[oracle2@edydr1p0 ~]$ ls</text:p>
      <text:p text:style-name="P5"><text:tab/>aaa</text:p>
      <text:p text:style-name="P5"/>
      <text:p text:style-name="P5"/>
      <text:p text:style-name="P5">문제 189. 리눅스 시스템의 사용자들과 그 사용자들의 패스워드를 조회하시오 !</text:p>
      <text:p text:style-name="P5"/>
      <text:p text:style-name="P5"><text:tab/>[oracle2@edydr1p0 ~]$ su -</text:p>
      <text:p text:style-name="P5"><text:tab/>Password: oracle</text:p>
      <text:p text:style-name="P5"><text:tab/>[root@edydr1p0 ~]# cat /etc/shadow</text:p>
      <text:p text:style-name="P5"><text:tab/>root:$1$4FO1uWcs$YZQbV6x2xdOulzCWdYvCx.:15606:0:99999:7:::</text:p>
      <text:p text:style-name="P5"><text:tab/>bin:*:15606:0:99999:7:::</text:p>
      <text:p text:style-name="P5"><text:tab/>daemon:*:15606:0:99999:7:::</text:p>
      <text:p text:style-name="P5"><text:tab/>adm:*:15606:0:99999:7:::</text:p>
      <text:p text:style-name="P5"><text:tab/>lp:*:15606:0:99999:7:::</text:p>
      <text:p text:style-name="P5"><text:tab/>sync:*:15606:0:99999:7:::</text:p>
      <text:p text:style-name="P5"><text:tab/>shutdown:*:15606:0:99999:7:::</text:p>
      <text:p text:style-name="P5"><text:tab/>halt:*:15606:0:99999:7:::</text:p>
      <text:p text:style-name="P5"><text:tab/>mail:*:15606:0:99999:7:::</text:p>
      <text:p text:style-name="P5"><text:tab/>news:*:15606:0:99999:7:::</text:p>
      <text:p text:style-name="P5"><text:tab/>uucp:*:15606:0:99999:7:::</text:p>
      <text:p text:style-name="P5"><text:tab/>operator:*:15606:0:99999:7:::</text:p>
      <text:p text:style-name="P5"><text:tab/>games:*:15606:0:99999:7:::</text:p>
      <text:p text:style-name="P5"><text:tab/>gopher:*:15606:0:99999:7:::</text:p>
      <text:p text:style-name="P5"><text:tab/>ftp:*:15606:0:99999:7:::</text:p>
      <text:p text:style-name="P5"><text:tab/>nobody:*:15606:0:99999:7:::</text:p>
      <text:p text:style-name="P5"><text:tab/>nscd:!!:15606:0:99999:7:::</text:p>
      <text:p text:style-name="P5"><text:tab/>vcsa:!!:15606:0:99999:7:::</text:p>
      <text:p text:style-name="P5"><text:tab/>rpc:!!:15606:0:99999:7:::</text:p>
      <text:p text:style-name="P5"><text:tab/>mailnull:!!:15606:0:99999:7:::</text:p>
      <text:p text:style-name="P5"><text:tab/>smmsp:!!:15606:0:99999:7:::</text:p>
      <text:p text:style-name="P5"><text:tab/>oprofile:!!:15606:0:99999:7:::</text:p>
      <text:p text:style-name="P5"><text:tab/>pcap:!!:15606:0:99999:7:::</text:p>
      <text:p text:style-name="P5"><text:tab/>ntp:!!:15606:0:99999:7:::</text:p>
      <text:p text:style-name="P5"><text:tab/>dbus:!!:15606:0:99999:7:::</text:p>
      <text:p text:style-name="P5"><text:tab/>avahi:!!:15606:0:99999:7:::</text:p>
      <text:p text:style-name="P5"><text:tab/>sshd:!!:15606:0:99999:7:::</text:p>
      <text:p text:style-name="P5"><text:tab/>rpcuser:!!:15606:0:99999:7:::</text:p>
      <text:p text:style-name="P5"><text:tab/>nfsnobody:!!:15606:0:99999:7:::</text:p>
      <text:p text:style-name="P5"><text:tab/>haldaemon:!!:15606:0:99999:7:::</text:p>
      <text:p text:style-name="P5"><text:tab/>avahi-autoipd:!!:15606:0:99999:7:::</text:p>
      <text:p text:style-name="P5"><text:tab/>xfs:!!:15606:0:99999:7:::</text:p>
      <text:p text:style-name="P5"><text:tab/>gdm:!!:15606:0:99999:7:::</text:p>
      <text:p text:style-name="P5"><text:tab/>sabayon:!!:15606:0:99999:7:::</text:p>
      <text:p text:style-name="P5"><text:tab/>vboxadd:!!:15606::::::</text:p>
      <text:p text:style-name="P5"><text:tab/>oracle:$1$vo/QDy68$Jdjx8NAYgCM6hbMGW/TPv1:15606:0:99999:7:::</text:p>
      <text:p text:style-name="P5"><text:tab/>grid:$1$n.P.1Cs1$egWWhThly3ZoO0DJSddG0/:15606:0:99999:7:::</text:p>
      <text:p text:style-name="P5"><text:tab/>oracle2:$1$Fbpy10VB$.nfaMRCE2JDZ4eIbws0V1.:17891:0:99999:7:::</text:p>
      <text:p text:style-name="P5"/>
      <text:p text:style-name="P5"/>
      <text:p text:style-name="P5"><text:soft-page-break/></text:p>
      <text:p text:style-name="P5">문제 190. oralce3이라는 유저를 생성하고 oracle3으로 접속을하면 자동으로 /home/oracle3밑에 emp.txt </text:p>
      <text:p text:style-name="P5"><text:tab/> <text:s text:c="2"/>와 dept.txt 와 winter.txt가 생성되어있게 하시오 !</text:p>
      <text:p text:style-name="P5"/>
      <text:p text:style-name="P5"><text:tab/>[root@edydr1p0 ~]# cat /etc/default/useradd</text:p>
      <text:p text:style-name="P5"><text:tab/># useradd defaults file</text:p>
      <text:p text:style-name="P5"><text:tab/>GROUP=100</text:p>
      <text:p text:style-name="P5"><text:tab/>HOME=/home</text:p>
      <text:p text:style-name="P5"><text:tab/>INACTIVE=-1</text:p>
      <text:p text:style-name="P5"><text:tab/>EXPIRE=</text:p>
      <text:p text:style-name="P5"><text:tab/>SHELL=/bin/bash</text:p>
      <text:p text:style-name="P5"><text:tab/>SKEL=/etc/skel<text:tab/><text:tab/>&lt;---- 이 위치에 특정 파일을 가져다 놓으면 유저가 생성될 때마다 자동으로 그 </text:p>
      <text:p text:style-name="P5"><text:tab/>CREATE_MAIL_SPOOL=yes<text:tab/> <text:s text:c="5"/>유저의 홈디렉토리에 특정파일이 생성이 된다.</text:p>
      <text:p text:style-name="P5"/>
      <text:p text:style-name="P5"><text:tab/>[root@edydr1p0 ~]# cp /home/oracle/*.txt /etc/skel/</text:p>
      <text:p text:style-name="P5"><text:tab/>[root@edydr1p0 ~]# useradd oracle3</text:p>
      <text:p text:style-name="P5"><text:tab/>[root@edydr1p0 ~]# passwd oracle3</text:p>
      <text:p text:style-name="P5"><text:tab/>Changing password for user oracle3.</text:p>
      <text:p text:style-name="P5"><text:tab/>New UNIX password: oracle</text:p>
      <text:p text:style-name="P5"><text:tab/>BAD PASSWORD: it is based on a dictionary word</text:p>
      <text:p text:style-name="P5"><text:tab/>Retype new UNIX password: oracle</text:p>
      <text:p text:style-name="P5"><text:tab/>passwd: all authentication tokens updated successfully.</text:p>
      <text:p text:style-name="P5"><text:tab/>[root@edydr1p0 ~]# su - oracle3</text:p>
      <text:p text:style-name="P5"><text:tab/>[oracle3@edydr1p0 ~]$ ls</text:p>
      <text:p text:style-name="P5"><text:tab/>10.txt <text:s text:c="6"/>emp16.txt <text:s/>emp29.txt <text:s/>emp41.txt <text:s text:c="2"/>emp53.txt <text:s/>emp66.txt <text:s/>emp79.txt <text:s/>emp91.txt <text:s/></text:p>
      <text:p text:style-name="P5"><text:tab/>20.txt <text:s text:c="6"/>emp17.txt <text:s/>emp2.txt <text:s text:c="2"/>emp42.txt <text:s text:c="2"/>emp54.txt <text:s/>emp67.txt <text:s/>emp7.txt <text:s text:c="2"/>emp92.txt <text:s/></text:p>
      <text:p text:style-name="P5"><text:tab/>30.txt <text:s text:c="6"/>emp18.txt <text:s/>emp30.txt <text:s/>emp43.txt <text:s text:c="2"/>emp55.txt <text:s/>emp68.txt <text:s/>emp80.txt <text:s/>emp93.txt <text:s/></text:p>
      <text:p text:style-name="P5"><text:tab/>ANALYST.txt <text:s/>emp19.txt <text:s/>emp31.txt <text:s/>emp44.txt <text:s text:c="2"/>emp56.txt <text:s/>emp69.txt <text:s/>emp81.txt <text:s/>emp94.txt <text:s/></text:p>
      <text:p text:style-name="P5"><text:tab/>b.txt <text:s text:c="7"/>emp1.txt <text:s text:c="2"/>emp32.txt <text:s/>emp45.txt <text:s text:c="2"/>emp57.txt <text:s/>emp6.txt <text:s text:c="2"/>emp82.txt <text:s/>emp95.txt <text:s/></text:p>
      <text:p text:style-name="P5"><text:tab/>CLERK.txt <text:s text:c="3"/>emp20.txt <text:s/>emp33.txt <text:s/>emp46.txt <text:s text:c="2"/>emp58.txt <text:s/>emp70.txt <text:s/>emp83.txt <text:s/>emp96.txt <text:s/></text:p>
      <text:p text:style-name="P5"><text:tab/>dept.txt <text:s text:c="4"/>emp21.txt <text:s/>emp34.txt <text:s/>emp47.txt <text:s text:c="2"/>emp59.txt <text:s/>emp71.txt <text:s/>emp84.txt <text:s/>emp97.txt <text:s/></text:p>
      <text:p text:style-name="P5"><text:tab/>emp100.txt <text:s text:c="2"/>emp22.txt <text:s/>emp35.txt <text:s/>emp48.txt <text:s text:c="2"/>emp5.txt <text:s text:c="2"/>emp72.txt <text:s/>emp85.txt <text:s/>emp98.txt <text:s/></text:p>
      <text:p text:style-name="P5"><text:tab/>emp10.txt <text:s text:c="3"/>emp23.txt <text:s/>emp36.txt <text:s/>emp49.txt <text:s text:c="2"/>emp60.txt <text:s/>emp73.txt <text:s/>emp86.txt <text:s/>emp99.txt <text:s/></text:p>
      <text:p text:style-name="P5"><text:tab/>emp11.txt <text:s text:c="3"/>emp24.txt <text:s/>emp37.txt <text:s/>emp4.txt <text:s text:c="3"/>emp61.txt <text:s/>emp74.txt <text:s/>emp87.txt <text:s/>emp9.txt <text:s text:c="2"/></text:p>
      <text:p text:style-name="P5"><text:tab/>emp12.txt <text:s text:c="3"/>emp25.txt <text:s/>emp38.txt <text:s/>emp500.txt <text:s/>emp62.txt <text:s/>emp75.txt <text:s/>emp88.txt <text:s/>emp.txt</text:p>
      <text:p text:style-name="P5"><text:tab/>emp13.txt <text:s text:c="3"/>emp26.txt <text:s/>emp39.txt <text:s/>emp50.txt <text:s text:c="2"/>emp63.txt <text:s/>emp76.txt <text:s/>emp89.txt <text:s/>hhh2.txt</text:p>
      <text:p text:style-name="P5"><text:tab/>emp14.txt <text:s text:c="3"/>emp27.txt <text:s/>emp3.txt <text:s text:c="2"/>emp51.txt <text:s text:c="2"/>emp64.txt <text:s/>emp77.txt <text:s/>emp8.txt <text:s text:c="2"/>hhh3.txt</text:p>
      <text:p text:style-name="P5"><text:tab/>emp15.txt <text:s text:c="3"/>emp28.txt <text:s/>emp40.txt <text:s/>emp52.txt <text:s text:c="2"/>emp65.txt <text:s/>emp78.txt <text:s/>emp90.txt <text:s/>hhh.txt</text:p>
      <text:p text:style-name="P5"/>
      <text:p text:style-name="P5"/>
      <text:p text:style-name="P5">문제 1<text:bookmark text:name="문제 191"/>91. oracle7이라는 유저를 생성하시오 !</text:p>
      <text:p text:style-name="P5"/>
      <text:p text:style-name="P5"><text:tab/>[root@edydr1p0 ~]# useradd oracle7</text:p>
      <text:p text:style-name="P5"/>
      <text:p text:style-name="P5"><text:tab/>[root@edydr1p0 ~]# passwd oracle7</text:p>
      <text:p text:style-name="P5"><text:tab/>Changing password for user oracle7.</text:p>
      <text:p text:style-name="P5"><text:tab/>New UNIX password: oracle</text:p>
      <text:p text:style-name="P5"><text:tab/>BAD PASSWORD: it is based on a dictionary word</text:p>
      <text:p text:style-name="P5"><text:tab/>Retype new UNIX password: oracle</text:p>
      <text:p text:style-name="P5"><text:tab/>passwd: all authentication tokens updated successfully.</text:p>
      <text:p text:style-name="P5"><text:tab/></text:p>
      <text:p text:style-name="P5"><text:tab/>[root@edydr1p0 ~]# su - oracle7</text:p>
      <text:p text:style-name="P5"><text:tab/>[oracle7@edydr1p0 ~]$ pwd</text:p>
      <text:p text:style-name="P5"><text:tab/>/home/oracle7</text:p>
      <text:p text:style-name="P5"/>
      <text:p text:style-name="P5"/>
      <text:p text:style-name="P5"/>
      <text:p text:style-name="P5">문제 192. oracle7의 홈디렉토리를 /home/oracle777으로 변경하시오 !</text:p>
      <text:p text:style-name="P5"/>
      <text:p text:style-name="P5"><text:tab/>[oracle7@edydr1p0 ~]$ su -</text:p>
      <text:p text:style-name="P5"><text:soft-page-break/><text:tab/>Password: oracle</text:p>
      <text:p text:style-name="P5"><text:tab/>[root@edydr1p0 ~]# mkdir -p /home/oracle777</text:p>
      <text:p text:style-name="P5"><text:tab/>[root@edydr1p0 ~]# chown -R oracle7:oinstall /home/oracle777<text:tab/>&lt;- 소유자 변경</text:p>
      <text:p text:style-name="P5"><text:tab/>[root@edydr1p0 ~]# cat /etc/passwd</text:p>
      <text:p text:style-name="P5"><text:tab/><text:tab/><text:tab/>:</text:p>
      <text:p text:style-name="P5"><text:tab/><text:tab/><text:tab/>:</text:p>
      <text:p text:style-name="P5"><text:tab/>oracle7:x:504:512::/home/oracle7:/bin/bash</text:p>
      <text:p text:style-name="P5"><text:tab/></text:p>
      <text:p text:style-name="P5"><text:tab/>[root@edydr1p0 ~]# usermod -d /home/oracle777 oracle7</text:p>
      <text:p text:style-name="P5"><text:tab/></text:p>
      <text:p text:style-name="P5"><text:tab/>[root@edydr1p0 ~]# su - oracle7</text:p>
      <text:p text:style-name="P5"><text:tab/>-bash-3.2$ pwd</text:p>
      <text:p text:style-name="P5"><text:tab/>/home/oracle777</text:p>
      <text:p text:style-name="P5"/>
      <text:p text:style-name="P5"/>
      <text:p text:style-name="P5"/>
      <text:p text:style-name="P5">문제 193. oracle7 유저도 oracle2유저처럼 접속했을 때에 리눅스 화면이 아래와 같게 하시오 !</text:p>
      <text:p text:style-name="P5"/>
      <text:p text:style-name="P5"><text:tab/>[root@edydr1p0 ~]# cp /home/oracle2/.bash_profile /home/oracle777/<text:tab/>&lt;--- 유저의 환경설정 파일</text:p>
      <text:p text:style-name="P5"><text:tab/>[root@edydr1p0 ~]# cp /home/oracle2/.bashrc /home/oracle777/</text:p>
      <text:p text:style-name="P5"><text:tab/>[root@edydr1p0 ~]# su - oracle7</text:p>
      <text:p text:style-name="P5"><text:tab/>[oracle7@edydr1p0 ~]$</text:p>
      <text:p text:style-name="P5"/>
      <text:p text:style-name="P5"/>
      <text:p text:style-name="P5">문제 194. oracle7으로 접속할때 마다 아래의 메세지가 출력되게 하시오 !</text:p>
      <text:p text:style-name="P5"/>
      <text:p text:style-name="P5"><text:tab/>저한테 왜 그러셨어요</text:p>
      <text:p text:style-name="P5"/>
      <text:p text:style-name="P5"><text:tab/>[oracle7@edydr1p0 ~]$ vi .bash_profile</text:p>
      <text:p text:style-name="P5"><text:tab/># .bash_profile</text:p>
      <text:p text:style-name="P5"><text:tab/></text:p>
      <text:p text:style-name="P5"><text:tab/># Get the aliases and functions</text:p>
      <text:p text:style-name="P5"><text:tab/>if [ -f ~/.bashrc ]; then</text:p>
      <text:p text:style-name="P5"><text:tab/> <text:s text:c="7"/>. ~/.bashrc</text:p>
      <text:p text:style-name="P5"><text:tab/>fi</text:p>
      <text:p text:style-name="P5"><text:tab/></text:p>
      <text:p text:style-name="P5"><text:tab/># User specific environment and startup programs</text:p>
      <text:p text:style-name="P5"><text:tab/></text:p>
      <text:p text:style-name="P5"><text:tab/>PATH=$PATH:$HOME/bin</text:p>
      <text:p text:style-name="P5"><text:tab/></text:p>
      <text:p text:style-name="P5"><text:tab/>export PATH</text:p>
      <text:p text:style-name="P5"><text:tab/></text:p>
      <text:p text:style-name="P5"><text:tab/>echo "저한테 왜그러셨어요"</text:p>
      <text:p text:style-name="P5"/>
      <text:p text:style-name="P5"/>
      <text:p text:style-name="P5"/>
      <text:p text:style-name="P5">문제 1<text:bookmark text:name="문제 195"/>95. /home/oracle2 디렉토리를 삭제하시오 !</text:p>
      <text:p text:style-name="P5"/>
      <text:p text:style-name="P5"><text:tab/>[root@edydr1p0 ~]# rm -rf /home/oracle2</text:p>
      <text:p text:style-name="P5"/>
      <text:p text:style-name="P5"/>
      <text:p text:style-name="P5"/>
      <text:p text:style-name="P5">문제 196. oracle7 유저를 삭제하고 oracle7의 홈 디렉토리도 삭제하시오 !(/home/oracle777)</text:p>
      <text:p text:style-name="P5"/>
      <text:p text:style-name="P5"><text:tab/>[root@edydr1p0 home]# userdel oracle7</text:p>
      <text:p text:style-name="P5"><text:tab/>[root@edydr1p0 home]# rm -rf /home/oracle777</text:p>
      <text:p text:style-name="P5"><text:tab/>[root@edydr1p0 home]# rm -rf /home/oracle7</text:p>
      <text:p text:style-name="P5"/>
      <text:p text:style-name="P5"/>
      <text:p text:style-name="P5"/>
      <text:p text:style-name="P5"><text:soft-page-break/>문제 19<text:bookmark text:name="문제 197"/>7. oracle9를 oinstall그룹에서 제거하시오 !</text:p>
      <text:p text:style-name="P5"/>
      <text:p text:style-name="P5"><text:tab/>[root@edydr1p0 ~]# gpasswd -d oracle9 oinstall</text:p>
      <text:p text:style-name="P5"><text:tab/>Removing user oracle9 from group oinstall</text:p>
      <text:p text:style-name="P5"><text:tab/>[root@edydr1p0 ~]# cat /etc/group</text:p>
      <text:p text:style-name="P5"><text:tab/><text:tab/>:</text:p>
      <text:p text:style-name="P5"><text:tab/><text:tab/>:</text:p>
      <text:p text:style-name="P5"><text:tab/>oinstall:x:50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굴림체" svg:font-family="굴림체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성호 정</meta:initial-creator>
    <meta:creation-date>2018-12-21T10:11:17.68</meta:creation-date>
    <dc:date>2019-01-02T17:30:18.50</dc:date>
    <dc:creator>성호 정</dc:creator>
    <meta:editing-duration>PT2H43M53S</meta:editing-duration>
    <meta:editing-cycles>13</meta:editing-cycles>
    <meta:generator>OpenOffice/4.1.6$Win32 OpenOffice.org_project/416m1$Build-9790</meta:generator>
    <meta:document-statistic meta:table-count="0" meta:image-count="0" meta:object-count="0" meta:page-count="83" meta:paragraph-count="3178" meta:word-count="23441" meta:character-count="82914"/>
  </office:meta>
</office:document-meta>
</file>